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28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6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sultad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4" table:number-columns-repeated="41" table:default-cell-style-name="Default"/>
        <table:table-row table:style-name="ro1">
          <table:table-cell table:style-name="ce1" office:value-type="string">
            <text:p>Teste de Performance a 'STRCAT' em Nanosegundos</text:p>
          </table:table-cell>
          <table:table-cell table:number-columns-repeated="64"/>
        </table:table-row>
        <table:table-row table:style-name="ro2">
          <table:table-cell office:value-type="string">
            <text:p>Size:</text:p>
          </table:table-cell>
          <table:table-cell office:value-type="string">
            <text:p>Testes ---&gt;&gt;&gt;</text:p>
          </table:table-cell>
          <table:table-cell table:number-columns-repeated="63"/>
        </table:table-row>
        <table:table-row table:style-name="ro2">
          <table:table-cell office:value-type="string">
            <text:p>(byte)</text:p>
          </table:table-cell>
          <table:table-cell table:number-columns-repeated="6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86">
            <text:p>1886</text:p>
          </table:table-cell>
          <table:table-cell table:number-columns-repeated="14" office:value-type="float" office:value="2165">
            <text:p>2165</text:p>
          </table:table-cell>
          <table:table-cell table:number-columns-repeated="3" office:value-type="float" office:value="2166">
            <text:p>2166</text:p>
          </table:table-cell>
          <table:table-cell table:number-columns-repeated="6" office:value-type="float" office:value="2234">
            <text:p>2234</text:p>
          </table:table-cell>
          <table:table-cell table:number-columns-repeated="35" office:value-type="float" office:value="2235">
            <text:p>2235</text:p>
          </table:table-cell>
          <table:table-cell table:number-columns-repeated="2" office:value-type="float" office:value="2305">
            <text:p>2305</text:p>
          </table:table-cell>
          <table:table-cell office:value-type="float" office:value="2375">
            <text:p>2375</text:p>
          </table:table-cell>
          <table:table-cell office:value-type="float" office:value="2515">
            <text:p>2515</text:p>
          </table:table-cell>
          <table:table-cell office:value-type="float" office:value="4121">
            <text:p>412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86">
            <text:p>1886</text:p>
          </table:table-cell>
          <table:table-cell office:value-type="float" office:value="1955">
            <text:p>1955</text:p>
          </table:table-cell>
          <table:table-cell table:number-columns-repeated="5" office:value-type="float" office:value="2165">
            <text:p>2165</text:p>
          </table:table-cell>
          <table:table-cell table:number-columns-repeated="2" office:value-type="float" office:value="2234">
            <text:p>2234</text:p>
          </table:table-cell>
          <table:table-cell table:number-columns-repeated="41" office:value-type="float" office:value="2235">
            <text:p>2235</text:p>
          </table:table-cell>
          <table:table-cell table:number-columns-repeated="8" office:value-type="float" office:value="2305">
            <text:p>2305</text:p>
          </table:table-cell>
          <table:table-cell table:number-columns-repeated="2" office:value-type="float" office:value="2374">
            <text:p>2374</text:p>
          </table:table-cell>
          <table:table-cell office:value-type="float" office:value="2375">
            <text:p>2375</text:p>
          </table:table-cell>
          <table:table-cell office:value-type="float" office:value="2444">
            <text:p>2444</text:p>
          </table:table-cell>
          <table:table-cell table:number-columns-repeated="2" office:value-type="float" office:value="2445">
            <text:p>24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25">
            <text:p>2025</text:p>
          </table:table-cell>
          <table:table-cell office:value-type="float" office:value="2165">
            <text:p>2165</text:p>
          </table:table-cell>
          <table:table-cell table:number-columns-repeated="7" office:value-type="float" office:value="2235">
            <text:p>2235</text:p>
          </table:table-cell>
          <table:table-cell table:number-columns-repeated="16" office:value-type="float" office:value="2304">
            <text:p>2304</text:p>
          </table:table-cell>
          <table:table-cell table:number-columns-repeated="35" office:value-type="float" office:value="2305">
            <text:p>2305</text:p>
          </table:table-cell>
          <table:table-cell office:value-type="float" office:value="2374">
            <text:p>2374</text:p>
          </table:table-cell>
          <table:table-cell table:number-columns-repeated="2" office:value-type="float" office:value="2375">
            <text:p>2375</text:p>
          </table:table-cell>
          <table:table-cell office:value-type="float" office:value="2444">
            <text:p>244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04">
            <text:p>2304</text:p>
          </table:table-cell>
          <table:table-cell office:value-type="float" office:value="2305">
            <text:p>2305</text:p>
          </table:table-cell>
          <table:table-cell table:number-columns-repeated="18" office:value-type="float" office:value="2374">
            <text:p>2374</text:p>
          </table:table-cell>
          <table:table-cell table:number-columns-repeated="16" office:value-type="float" office:value="2375">
            <text:p>2375</text:p>
          </table:table-cell>
          <table:table-cell table:number-columns-repeated="16" office:value-type="float" office:value="2444">
            <text:p>2444</text:p>
          </table:table-cell>
          <table:table-cell table:number-columns-repeated="8" office:value-type="float" office:value="2445">
            <text:p>2445</text:p>
          </table:table-cell>
          <table:table-cell office:value-type="float" office:value="2514">
            <text:p>2514</text:p>
          </table:table-cell>
          <table:table-cell office:value-type="float" office:value="2515">
            <text:p>2515</text:p>
          </table:table-cell>
          <table:table-cell table:number-columns-repeated="2" office:value-type="float" office:value="2584">
            <text:p>258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374">
            <text:p>2374</text:p>
          </table:table-cell>
          <table:table-cell table:number-columns-repeated="18" office:value-type="float" office:value="2584">
            <text:p>2584</text:p>
          </table:table-cell>
          <table:table-cell table:number-columns-repeated="3" office:value-type="float" office:value="2653">
            <text:p>2653</text:p>
          </table:table-cell>
          <table:table-cell table:number-columns-repeated="32" office:value-type="float" office:value="2654">
            <text:p>2654</text:p>
          </table:table-cell>
          <table:table-cell table:number-columns-repeated="8" office:value-type="float" office:value="2724">
            <text:p>2724</text:p>
          </table:table-cell>
          <table:table-cell office:value-type="float" office:value="8590">
            <text:p>8590</text:p>
          </table:table-cell>
          <table:table-cell office:value-type="float" office:value="9080">
            <text:p>9080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536">
            <text:p>1536</text:p>
          </table:table-cell>
          <table:table-cell table:number-columns-repeated="2" office:value-type="float" office:value="1606">
            <text:p>1606</text:p>
          </table:table-cell>
          <table:table-cell table:number-columns-repeated="25" office:value-type="float" office:value="1676">
            <text:p>1676</text:p>
          </table:table-cell>
          <table:table-cell table:number-columns-repeated="4" office:value-type="float" office:value="1677">
            <text:p>1677</text:p>
          </table:table-cell>
          <table:table-cell table:number-columns-repeated="20" office:value-type="float" office:value="1746">
            <text:p>1746</text:p>
          </table:table-cell>
          <table:table-cell office:value-type="float" office:value="1815">
            <text:p>1815</text:p>
          </table:table-cell>
          <table:table-cell table:number-columns-repeated="6" office:value-type="float" office:value="1816">
            <text:p>1816</text:p>
          </table:table-cell>
          <table:table-cell table:number-columns-repeated="2" office:value-type="float" office:value="1886">
            <text:p>1886</text:p>
          </table:table-cell>
          <table:table-cell office:value-type="float" office:value="2026">
            <text:p>2026</text:p>
          </table:table-cell>
          <table:table-cell office:value-type="float" office:value="2095">
            <text:p>2095</text:p>
          </table:table-cell>
          <table:table-cell office:value-type="float" office:value="2165">
            <text:p>216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float" office:value="1886">
            <text:p>1886</text:p>
          </table:table-cell>
          <table:table-cell table:number-columns-repeated="17" office:value-type="float" office:value="1955">
            <text:p>1955</text:p>
          </table:table-cell>
          <table:table-cell table:number-columns-repeated="22" office:value-type="float" office:value="1956">
            <text:p>1956</text:p>
          </table:table-cell>
          <table:table-cell table:number-columns-repeated="17" office:value-type="float" office:value="2025">
            <text:p>2025</text:p>
          </table:table-cell>
          <table:table-cell table:number-columns-repeated="4" office:value-type="float" office:value="2026">
            <text:p>2026</text:p>
          </table:table-cell>
          <table:table-cell office:value-type="float" office:value="2095">
            <text:p>2095</text:p>
          </table:table-cell>
          <table:table-cell office:value-type="float" office:value="2096">
            <text:p>209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375">
            <text:p>2375</text:p>
          </table:table-cell>
          <table:table-cell table:number-columns-repeated="3" office:value-type="float" office:value="2514">
            <text:p>2514</text:p>
          </table:table-cell>
          <table:table-cell office:value-type="float" office:value="2515">
            <text:p>2515</text:p>
          </table:table-cell>
          <table:table-cell table:number-columns-repeated="45" office:value-type="float" office:value="2584">
            <text:p>2584</text:p>
          </table:table-cell>
          <table:table-cell table:number-columns-repeated="2" office:value-type="float" office:value="2585">
            <text:p>2585</text:p>
          </table:table-cell>
          <table:table-cell table:number-columns-repeated="11" office:value-type="float" office:value="2654">
            <text:p>2654</text:p>
          </table:table-cell>
          <table:table-cell office:value-type="float" office:value="4539">
            <text:p>4539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631">
            <text:p>3631</text:p>
          </table:table-cell>
          <table:table-cell office:value-type="float" office:value="3701">
            <text:p>3701</text:p>
          </table:table-cell>
          <table:table-cell table:number-columns-repeated="2" office:value-type="float" office:value="3702">
            <text:p>3702</text:p>
          </table:table-cell>
          <table:table-cell table:number-columns-repeated="27" office:value-type="float" office:value="3771">
            <text:p>3771</text:p>
          </table:table-cell>
          <table:table-cell table:number-columns-repeated="23" office:value-type="float" office:value="3772">
            <text:p>3772</text:p>
          </table:table-cell>
          <table:table-cell table:number-columns-repeated="4" office:value-type="float" office:value="3841">
            <text:p>3841</text:p>
          </table:table-cell>
          <table:table-cell table:number-columns-repeated="2" office:value-type="float" office:value="3842">
            <text:p>3842</text:p>
          </table:table-cell>
          <table:table-cell office:value-type="float" office:value="4050">
            <text:p>4050</text:p>
          </table:table-cell>
          <table:table-cell office:value-type="float" office:value="4051">
            <text:p>4051</text:p>
          </table:table-cell>
          <table:table-cell office:value-type="float" office:value="7473">
            <text:p>7473</text:p>
          </table:table-cell>
          <table:table-cell office:value-type="float" office:value="9499">
            <text:p>9499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table:number-columns-repeated="2" office:value-type="float" office:value="6006">
            <text:p>6006</text:p>
          </table:table-cell>
          <table:table-cell office:value-type="float" office:value="6007">
            <text:p>6007</text:p>
          </table:table-cell>
          <table:table-cell table:number-columns-repeated="2" office:value-type="float" office:value="6215">
            <text:p>6215</text:p>
          </table:table-cell>
          <table:table-cell table:number-columns-repeated="25" office:value-type="float" office:value="6216">
            <text:p>6216</text:p>
          </table:table-cell>
          <table:table-cell table:number-columns-repeated="6" office:value-type="float" office:value="6285">
            <text:p>6285</text:p>
          </table:table-cell>
          <table:table-cell table:number-columns-repeated="25" office:value-type="float" office:value="6286">
            <text:p>6286</text:p>
          </table:table-cell>
          <table:table-cell office:value-type="float" office:value="6355">
            <text:p>6355</text:p>
          </table:table-cell>
          <table:table-cell office:value-type="float" office:value="6356">
            <text:p>6356</text:p>
          </table:table-cell>
          <table:table-cell office:value-type="float" office:value="9568">
            <text:p>9568</text:p>
          </table:table-cell>
        </table:table-row>
        <table:table-row table:style-name="ro3">
          <table:table-cell table:style-name="ce2" office:value-type="string">
            <text:p>Teste de Performance a 'X1STRCAT' em Nanosegundos</text:p>
          </table:table-cell>
          <table:table-cell table:number-columns-repeated="64"/>
        </table:table-row>
        <table:table-row table:style-name="ro2">
          <table:table-cell office:value-type="string">
            <text:p>Size:</text:p>
          </table:table-cell>
          <table:table-cell office:value-type="string">
            <text:p>Testes ---&gt;&gt;&gt;</text:p>
          </table:table-cell>
          <table:table-cell table:number-columns-repeated="63"/>
        </table:table-row>
        <table:table-row table:style-name="ro2">
          <table:table-cell office:value-type="string">
            <text:p>(byte)</text:p>
          </table:table-cell>
          <table:table-cell table:number-columns-repeated="6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00">
            <text:p>4400</text:p>
          </table:table-cell>
          <table:table-cell table:number-columns-repeated="10" office:value-type="float" office:value="4539">
            <text:p>4539</text:p>
          </table:table-cell>
          <table:table-cell table:number-columns-repeated="14" office:value-type="float" office:value="4540">
            <text:p>4540</text:p>
          </table:table-cell>
          <table:table-cell table:number-columns-repeated="10" office:value-type="float" office:value="4609">
            <text:p>4609</text:p>
          </table:table-cell>
          <table:table-cell table:number-columns-repeated="19" office:value-type="float" office:value="4610">
            <text:p>4610</text:p>
          </table:table-cell>
          <table:table-cell table:number-columns-repeated="5" office:value-type="float" office:value="4679">
            <text:p>4679</text:p>
          </table:table-cell>
          <table:table-cell office:value-type="float" office:value="4680">
            <text:p>4680</text:p>
          </table:table-cell>
          <table:table-cell table:number-columns-repeated="2" office:value-type="float" office:value="4749">
            <text:p>4749</text:p>
          </table:table-cell>
          <table:table-cell table:number-columns-repeated="2" office:value-type="float" office:value="4750">
            <text:p>475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30">
            <text:p>8730</text:p>
          </table:table-cell>
          <table:table-cell office:value-type="float" office:value="8870">
            <text:p>8870</text:p>
          </table:table-cell>
          <table:table-cell table:number-columns-repeated="19" office:value-type="float" office:value="9079">
            <text:p>9079</text:p>
          </table:table-cell>
          <table:table-cell table:number-columns-repeated="8" office:value-type="float" office:value="9080">
            <text:p>9080</text:p>
          </table:table-cell>
          <table:table-cell table:number-columns-repeated="20" office:value-type="float" office:value="9149">
            <text:p>9149</text:p>
          </table:table-cell>
          <table:table-cell table:number-columns-repeated="6" office:value-type="float" office:value="9150">
            <text:p>9150</text:p>
          </table:table-cell>
          <table:table-cell table:number-columns-repeated="4" office:value-type="float" office:value="9219">
            <text:p>9219</text:p>
          </table:table-cell>
          <table:table-cell office:value-type="float" office:value="9359">
            <text:p>9359</text:p>
          </table:table-cell>
          <table:table-cell office:value-type="float" office:value="9429">
            <text:p>9429</text:p>
          </table:table-cell>
          <table:table-cell office:value-type="float" office:value="9708">
            <text:p>9708</text:p>
          </table:table-cell>
          <table:table-cell office:value-type="float" office:value="10197">
            <text:p>10197</text:p>
          </table:table-cell>
          <table:table-cell office:value-type="float" office:value="13968">
            <text:p>139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793">
            <text:p>24793</text:p>
          </table:table-cell>
          <table:table-cell office:value-type="float" office:value="24794">
            <text:p>24794</text:p>
          </table:table-cell>
          <table:table-cell table:number-columns-repeated="4" office:value-type="float" office:value="24933">
            <text:p>24933</text:p>
          </table:table-cell>
          <table:table-cell table:number-columns-repeated="3" office:value-type="float" office:value="24934">
            <text:p>24934</text:p>
          </table:table-cell>
          <table:table-cell table:number-columns-repeated="32" office:value-type="float" office:value="25003">
            <text:p>25003</text:p>
          </table:table-cell>
          <table:table-cell table:number-columns-repeated="5" office:value-type="float" office:value="25004">
            <text:p>25004</text:p>
          </table:table-cell>
          <table:table-cell table:number-columns-repeated="12" office:value-type="float" office:value="25073">
            <text:p>25073</text:p>
          </table:table-cell>
          <table:table-cell table:number-columns-repeated="2" office:value-type="float" office:value="25142">
            <text:p>25142</text:p>
          </table:table-cell>
          <table:table-cell table:number-columns-repeated="3" office:value-type="float" office:value="25143">
            <text:p>25143</text:p>
          </table:table-cell>
          <table:table-cell office:value-type="float" office:value="260648">
            <text:p>2606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83390">
            <text:p>83390</text:p>
          </table:table-cell>
          <table:table-cell table:number-columns-repeated="7" office:value-type="float" office:value="83600">
            <text:p>83600</text:p>
          </table:table-cell>
          <table:table-cell table:number-columns-repeated="6" office:value-type="float" office:value="83669">
            <text:p>83669</text:p>
          </table:table-cell>
          <table:table-cell table:number-columns-repeated="25" office:value-type="float" office:value="83670">
            <text:p>83670</text:p>
          </table:table-cell>
          <table:table-cell office:value-type="float" office:value="83739">
            <text:p>83739</text:p>
          </table:table-cell>
          <table:table-cell table:number-columns-repeated="8" office:value-type="float" office:value="83740">
            <text:p>83740</text:p>
          </table:table-cell>
          <table:table-cell table:number-columns-repeated="4" office:value-type="float" office:value="83809">
            <text:p>83809</text:p>
          </table:table-cell>
          <table:table-cell table:number-columns-repeated="7" office:value-type="float" office:value="83810">
            <text:p>83810</text:p>
          </table:table-cell>
          <table:table-cell office:value-type="float" office:value="83949">
            <text:p>83949</text:p>
          </table:table-cell>
          <table:table-cell table:number-columns-repeated="2" office:value-type="float" office:value="83950">
            <text:p>83950</text:p>
          </table:table-cell>
          <table:table-cell office:value-type="float" office:value="88349">
            <text:p>88349</text:p>
          </table:table-cell>
          <table:table-cell office:value-type="float" office:value="104134">
            <text:p>10413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3435">
            <text:p>103435</text:p>
          </table:table-cell>
          <table:table-cell office:value-type="float" office:value="103505">
            <text:p>103505</text:p>
          </table:table-cell>
          <table:table-cell table:number-columns-repeated="12" office:value-type="float" office:value="103574">
            <text:p>103574</text:p>
          </table:table-cell>
          <table:table-cell table:number-columns-repeated="15" office:value-type="float" office:value="103575">
            <text:p>103575</text:p>
          </table:table-cell>
          <table:table-cell table:number-columns-repeated="11" office:value-type="float" office:value="103644">
            <text:p>103644</text:p>
          </table:table-cell>
          <table:table-cell office:value-type="float" office:value="103645">
            <text:p>103645</text:p>
          </table:table-cell>
          <table:table-cell table:number-columns-repeated="4" office:value-type="float" office:value="103714">
            <text:p>103714</text:p>
          </table:table-cell>
          <table:table-cell office:value-type="float" office:value="111397">
            <text:p>111397</text:p>
          </table:table-cell>
          <table:table-cell office:value-type="float" office:value="111956">
            <text:p>111956</text:p>
          </table:table-cell>
          <table:table-cell table:number-columns-repeated="2" office:value-type="float" office:value="112863">
            <text:p>112863</text:p>
          </table:table-cell>
          <table:table-cell office:value-type="float" office:value="112864">
            <text:p>112864</text:p>
          </table:table-cell>
          <table:table-cell office:value-type="float" office:value="112933">
            <text:p>112933</text:p>
          </table:table-cell>
          <table:table-cell office:value-type="float" office:value="113003">
            <text:p>113003</text:p>
          </table:table-cell>
          <table:table-cell office:value-type="float" office:value="113422">
            <text:p>113422</text:p>
          </table:table-cell>
          <table:table-cell office:value-type="float" office:value="113492">
            <text:p>113492</text:p>
          </table:table-cell>
          <table:table-cell office:value-type="float" office:value="117542">
            <text:p>117542</text:p>
          </table:table-cell>
          <table:table-cell office:value-type="float" office:value="308768">
            <text:p>308768</text:p>
          </table:table-cell>
          <table:table-cell table:number-columns-repeated="5" office:value-type="float" office:value="308838">
            <text:p>308838</text:p>
          </table:table-cell>
          <table:table-cell office:value-type="float" office:value="308908">
            <text:p>308908</text:p>
          </table:table-cell>
          <table:table-cell office:value-type="float" office:value="309048">
            <text:p>309048</text:p>
          </table:table-cell>
          <table:table-cell office:value-type="float" office:value="635835">
            <text:p>63583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97257">
            <text:p>397257</text:p>
          </table:table-cell>
          <table:table-cell office:value-type="float" office:value="397327">
            <text:p>397327</text:p>
          </table:table-cell>
          <table:table-cell table:number-columns-repeated="2" office:value-type="float" office:value="397396">
            <text:p>397396</text:p>
          </table:table-cell>
          <table:table-cell table:number-columns-repeated="15" office:value-type="float" office:value="397397">
            <text:p>397397</text:p>
          </table:table-cell>
          <table:table-cell table:number-columns-repeated="6" office:value-type="float" office:value="397466">
            <text:p>397466</text:p>
          </table:table-cell>
          <table:table-cell table:number-columns-repeated="17" office:value-type="float" office:value="397467">
            <text:p>397467</text:p>
          </table:table-cell>
          <table:table-cell office:value-type="float" office:value="397537">
            <text:p>397537</text:p>
          </table:table-cell>
          <table:table-cell office:value-type="float" office:value="397607">
            <text:p>397607</text:p>
          </table:table-cell>
          <table:table-cell office:value-type="float" office:value="397676">
            <text:p>397676</text:p>
          </table:table-cell>
          <table:table-cell office:value-type="float" office:value="400959">
            <text:p>400959</text:p>
          </table:table-cell>
          <table:table-cell office:value-type="float" office:value="404522">
            <text:p>404522</text:p>
          </table:table-cell>
          <table:table-cell office:value-type="float" office:value="404592">
            <text:p>404592</text:p>
          </table:table-cell>
          <table:table-cell office:value-type="float" office:value="404732">
            <text:p>404732</text:p>
          </table:table-cell>
          <table:table-cell office:value-type="float" office:value="406197">
            <text:p>406197</text:p>
          </table:table-cell>
          <table:table-cell office:value-type="float" office:value="408782">
            <text:p>408782</text:p>
          </table:table-cell>
          <table:table-cell office:value-type="float" office:value="408851">
            <text:p>408851</text:p>
          </table:table-cell>
          <table:table-cell office:value-type="float" office:value="409061">
            <text:p>409061</text:p>
          </table:table-cell>
          <table:table-cell office:value-type="float" office:value="410247">
            <text:p>410247</text:p>
          </table:table-cell>
          <table:table-cell table:number-columns-repeated="2" office:value-type="float" office:value="415346">
            <text:p>415346</text:p>
          </table:table-cell>
          <table:table-cell office:value-type="float" office:value="415556">
            <text:p>415556</text:p>
          </table:table-cell>
          <table:table-cell office:value-type="float" office:value="417232">
            <text:p>417232</text:p>
          </table:table-cell>
          <table:table-cell office:value-type="float" office:value="417301">
            <text:p>417301</text:p>
          </table:table-cell>
          <table:table-cell office:value-type="float" office:value="417302">
            <text:p>417302</text:p>
          </table:table-cell>
          <table:table-cell office:value-type="float" office:value="417651">
            <text:p>417651</text:p>
          </table:table-cell>
          <table:table-cell office:value-type="float" office:value="421981">
            <text:p>421981</text:p>
          </table:table-cell>
          <table:table-cell office:value-type="float" office:value="422959">
            <text:p>422959</text:p>
          </table:table-cell>
          <table:table-cell office:value-type="float" office:value="906890">
            <text:p>90689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59904">
            <text:p>1559904</text:p>
          </table:table-cell>
          <table:table-cell office:value-type="float" office:value="1559905">
            <text:p>1559905</text:p>
          </table:table-cell>
          <table:table-cell table:number-columns-repeated="2" office:value-type="float" office:value="1559975">
            <text:p>1559975</text:p>
          </table:table-cell>
          <table:table-cell table:number-columns-repeated="2" office:value-type="float" office:value="1560323">
            <text:p>1560323</text:p>
          </table:table-cell>
          <table:table-cell office:value-type="float" office:value="1560324">
            <text:p>1560324</text:p>
          </table:table-cell>
          <table:table-cell table:number-columns-repeated="2" office:value-type="float" office:value="1560393">
            <text:p>1560393</text:p>
          </table:table-cell>
          <table:table-cell table:number-columns-repeated="2" office:value-type="float" office:value="1560394">
            <text:p>1560394</text:p>
          </table:table-cell>
          <table:table-cell office:value-type="float" office:value="1564096">
            <text:p>1564096</text:p>
          </table:table-cell>
          <table:table-cell office:value-type="float" office:value="1567030">
            <text:p>1567030</text:p>
          </table:table-cell>
          <table:table-cell office:value-type="float" office:value="1567239">
            <text:p>1567239</text:p>
          </table:table-cell>
          <table:table-cell office:value-type="float" office:value="1567588">
            <text:p>1567588</text:p>
          </table:table-cell>
          <table:table-cell office:value-type="float" office:value="1567658">
            <text:p>1567658</text:p>
          </table:table-cell>
          <table:table-cell office:value-type="float" office:value="1568426">
            <text:p>1568426</text:p>
          </table:table-cell>
          <table:table-cell office:value-type="float" office:value="1568636">
            <text:p>1568636</text:p>
          </table:table-cell>
          <table:table-cell office:value-type="float" office:value="1569474">
            <text:p>1569474</text:p>
          </table:table-cell>
          <table:table-cell office:value-type="float" office:value="1571429">
            <text:p>1571429</text:p>
          </table:table-cell>
          <table:table-cell office:value-type="float" office:value="1571708">
            <text:p>1571708</text:p>
          </table:table-cell>
          <table:table-cell office:value-type="float" office:value="1575201">
            <text:p>1575201</text:p>
          </table:table-cell>
          <table:table-cell office:value-type="float" office:value="1575759">
            <text:p>1575759</text:p>
          </table:table-cell>
          <table:table-cell office:value-type="float" office:value="1576388">
            <text:p>1576388</text:p>
          </table:table-cell>
          <table:table-cell office:value-type="float" office:value="1577646">
            <text:p>1577646</text:p>
          </table:table-cell>
          <table:table-cell office:value-type="float" office:value="1577924">
            <text:p>1577924</text:p>
          </table:table-cell>
          <table:table-cell office:value-type="float" office:value="1578203">
            <text:p>1578203</text:p>
          </table:table-cell>
          <table:table-cell office:value-type="float" office:value="1578204">
            <text:p>1578204</text:p>
          </table:table-cell>
          <table:table-cell table:number-columns-repeated="2" office:value-type="float" office:value="1578273">
            <text:p>1578273</text:p>
          </table:table-cell>
          <table:table-cell table:number-columns-repeated="2" office:value-type="float" office:value="1578343">
            <text:p>1578343</text:p>
          </table:table-cell>
          <table:table-cell office:value-type="float" office:value="1578623">
            <text:p>1578623</text:p>
          </table:table-cell>
          <table:table-cell office:value-type="float" office:value="1579250">
            <text:p>1579250</text:p>
          </table:table-cell>
          <table:table-cell office:value-type="float" office:value="1579740">
            <text:p>1579740</text:p>
          </table:table-cell>
          <table:table-cell office:value-type="float" office:value="1579879">
            <text:p>1579879</text:p>
          </table:table-cell>
          <table:table-cell office:value-type="float" office:value="1580228">
            <text:p>1580228</text:p>
          </table:table-cell>
          <table:table-cell office:value-type="float" office:value="1580927">
            <text:p>1580927</text:p>
          </table:table-cell>
          <table:table-cell office:value-type="float" office:value="1581905">
            <text:p>1581905</text:p>
          </table:table-cell>
          <table:table-cell office:value-type="float" office:value="1581976">
            <text:p>1581976</text:p>
          </table:table-cell>
          <table:table-cell office:value-type="float" office:value="1582325">
            <text:p>1582325</text:p>
          </table:table-cell>
          <table:table-cell office:value-type="float" office:value="1582675">
            <text:p>1582675</text:p>
          </table:table-cell>
          <table:table-cell office:value-type="float" office:value="1582953">
            <text:p>1582953</text:p>
          </table:table-cell>
          <table:table-cell office:value-type="float" office:value="1583371">
            <text:p>1583371</text:p>
          </table:table-cell>
          <table:table-cell office:value-type="float" office:value="1584419">
            <text:p>1584419</text:p>
          </table:table-cell>
          <table:table-cell office:value-type="float" office:value="1584699">
            <text:p>1584699</text:p>
          </table:table-cell>
          <table:table-cell table:number-columns-repeated="2" office:value-type="float" office:value="1585327">
            <text:p>1585327</text:p>
          </table:table-cell>
          <table:table-cell office:value-type="float" office:value="1586865">
            <text:p>1586865</text:p>
          </table:table-cell>
          <table:table-cell office:value-type="float" office:value="1589099">
            <text:p>1589099</text:p>
          </table:table-cell>
          <table:table-cell office:value-type="float" office:value="1597689">
            <text:p>1597689</text:p>
          </table:table-cell>
          <table:table-cell office:value-type="float" office:value="1599365">
            <text:p>1599365</text:p>
          </table:table-cell>
          <table:table-cell office:value-type="float" office:value="1603485">
            <text:p>1603485</text:p>
          </table:table-cell>
          <table:table-cell office:value-type="float" office:value="1623950">
            <text:p>1623950</text:p>
          </table:table-cell>
          <table:table-cell office:value-type="float" office:value="1625207">
            <text:p>1625207</text:p>
          </table:table-cell>
          <table:table-cell office:value-type="float" office:value="1631493">
            <text:p>1631493</text:p>
          </table:table-cell>
          <table:table-cell office:value-type="float" office:value="1643016">
            <text:p>1643016</text:p>
          </table:table-cell>
          <table:table-cell office:value-type="float" office:value="1650908">
            <text:p>1650908</text:p>
          </table:table-cell>
          <table:table-cell office:value-type="float" office:value="1682965">
            <text:p>1682965</text:p>
          </table:table-cell>
          <table:table-cell office:value-type="float" office:value="1695468">
            <text:p>1695468</text:p>
          </table:table-cell>
          <table:table-cell office:value-type="float" office:value="1732204">
            <text:p>1732204</text:p>
          </table:table-cell>
          <table:table-cell office:value-type="float" office:value="1746871">
            <text:p>1746871</text:p>
          </table:table-cell>
          <table:table-cell office:value-type="float" office:value="1811824">
            <text:p>1811824</text:p>
          </table:table-cell>
          <table:table-cell office:value-type="float" office:value="1822509">
            <text:p>1822509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210985">
            <text:p>6210985</text:p>
          </table:table-cell>
          <table:table-cell office:value-type="float" office:value="6213429">
            <text:p>6213429</text:p>
          </table:table-cell>
          <table:table-cell office:value-type="float" office:value="6215523">
            <text:p>6215523</text:p>
          </table:table-cell>
          <table:table-cell office:value-type="float" office:value="6217271">
            <text:p>6217271</text:p>
          </table:table-cell>
          <table:table-cell office:value-type="float" office:value="6217550">
            <text:p>6217550</text:p>
          </table:table-cell>
          <table:table-cell office:value-type="float" office:value="6221601">
            <text:p>6221601</text:p>
          </table:table-cell>
          <table:table-cell office:value-type="float" office:value="6222649">
            <text:p>6222649</text:p>
          </table:table-cell>
          <table:table-cell office:value-type="float" office:value="6229772">
            <text:p>6229772</text:p>
          </table:table-cell>
          <table:table-cell office:value-type="float" office:value="6229773">
            <text:p>6229773</text:p>
          </table:table-cell>
          <table:table-cell office:value-type="float" office:value="6230540">
            <text:p>6230540</text:p>
          </table:table-cell>
          <table:table-cell office:value-type="float" office:value="6230542">
            <text:p>6230542</text:p>
          </table:table-cell>
          <table:table-cell office:value-type="float" office:value="6230959">
            <text:p>6230959</text:p>
          </table:table-cell>
          <table:table-cell office:value-type="float" office:value="6233404">
            <text:p>6233404</text:p>
          </table:table-cell>
          <table:table-cell office:value-type="float" office:value="6235568">
            <text:p>6235568</text:p>
          </table:table-cell>
          <table:table-cell office:value-type="float" office:value="6236965">
            <text:p>6236965</text:p>
          </table:table-cell>
          <table:table-cell office:value-type="float" office:value="6240248">
            <text:p>6240248</text:p>
          </table:table-cell>
          <table:table-cell office:value-type="float" office:value="6240528">
            <text:p>6240528</text:p>
          </table:table-cell>
          <table:table-cell office:value-type="float" office:value="6241295">
            <text:p>6241295</text:p>
          </table:table-cell>
          <table:table-cell office:value-type="float" office:value="6241645">
            <text:p>6241645</text:p>
          </table:table-cell>
          <table:table-cell office:value-type="float" office:value="6241855">
            <text:p>6241855</text:p>
          </table:table-cell>
          <table:table-cell office:value-type="float" office:value="6242414">
            <text:p>6242414</text:p>
          </table:table-cell>
          <table:table-cell office:value-type="float" office:value="6245276">
            <text:p>6245276</text:p>
          </table:table-cell>
          <table:table-cell office:value-type="float" office:value="6245486">
            <text:p>6245486</text:p>
          </table:table-cell>
          <table:table-cell office:value-type="float" office:value="6247302">
            <text:p>6247302</text:p>
          </table:table-cell>
          <table:table-cell office:value-type="float" office:value="6252330">
            <text:p>6252330</text:p>
          </table:table-cell>
          <table:table-cell office:value-type="float" office:value="6252680">
            <text:p>6252680</text:p>
          </table:table-cell>
          <table:table-cell office:value-type="float" office:value="6254775">
            <text:p>6254775</text:p>
          </table:table-cell>
          <table:table-cell office:value-type="float" office:value="6256102">
            <text:p>6256102</text:p>
          </table:table-cell>
          <table:table-cell office:value-type="float" office:value="6256311">
            <text:p>6256311</text:p>
          </table:table-cell>
          <table:table-cell office:value-type="float" office:value="6259175">
            <text:p>6259175</text:p>
          </table:table-cell>
          <table:table-cell office:value-type="float" office:value="6260362">
            <text:p>6260362</text:p>
          </table:table-cell>
          <table:table-cell office:value-type="float" office:value="6260572">
            <text:p>6260572</text:p>
          </table:table-cell>
          <table:table-cell office:value-type="float" office:value="6261899">
            <text:p>6261899</text:p>
          </table:table-cell>
          <table:table-cell office:value-type="float" office:value="6262389">
            <text:p>6262389</text:p>
          </table:table-cell>
          <table:table-cell office:value-type="float" office:value="6263017">
            <text:p>6263017</text:p>
          </table:table-cell>
          <table:table-cell office:value-type="float" office:value="6263507">
            <text:p>6263507</text:p>
          </table:table-cell>
          <table:table-cell office:value-type="float" office:value="6264833">
            <text:p>6264833</text:p>
          </table:table-cell>
          <table:table-cell office:value-type="float" office:value="6265113">
            <text:p>6265113</text:p>
          </table:table-cell>
          <table:table-cell office:value-type="float" office:value="6265462">
            <text:p>6265462</text:p>
          </table:table-cell>
          <table:table-cell office:value-type="float" office:value="6265600">
            <text:p>6265600</text:p>
          </table:table-cell>
          <table:table-cell office:value-type="float" office:value="6266159">
            <text:p>6266159</text:p>
          </table:table-cell>
          <table:table-cell office:value-type="float" office:value="6271677">
            <text:p>6271677</text:p>
          </table:table-cell>
          <table:table-cell office:value-type="float" office:value="6272725">
            <text:p>6272725</text:p>
          </table:table-cell>
          <table:table-cell office:value-type="float" office:value="6276706">
            <text:p>6276706</text:p>
          </table:table-cell>
          <table:table-cell office:value-type="float" office:value="6283900">
            <text:p>6283900</text:p>
          </table:table-cell>
          <table:table-cell office:value-type="float" office:value="6288997">
            <text:p>6288997</text:p>
          </table:table-cell>
          <table:table-cell office:value-type="float" office:value="6290465">
            <text:p>6290465</text:p>
          </table:table-cell>
          <table:table-cell office:value-type="float" office:value="6299404">
            <text:p>6299404</text:p>
          </table:table-cell>
          <table:table-cell office:value-type="float" office:value="6307087">
            <text:p>6307087</text:p>
          </table:table-cell>
          <table:table-cell office:value-type="float" office:value="6308693">
            <text:p>6308693</text:p>
          </table:table-cell>
          <table:table-cell office:value-type="float" office:value="6328178">
            <text:p>6328178</text:p>
          </table:table-cell>
          <table:table-cell office:value-type="float" office:value="6346127">
            <text:p>6346127</text:p>
          </table:table-cell>
          <table:table-cell office:value-type="float" office:value="6371621">
            <text:p>6371621</text:p>
          </table:table-cell>
          <table:table-cell office:value-type="float" office:value="6373016">
            <text:p>6373016</text:p>
          </table:table-cell>
          <table:table-cell office:value-type="float" office:value="6375462">
            <text:p>6375462</text:p>
          </table:table-cell>
          <table:table-cell office:value-type="float" office:value="6388942">
            <text:p>6388942</text:p>
          </table:table-cell>
          <table:table-cell office:value-type="float" office:value="6391665">
            <text:p>6391665</text:p>
          </table:table-cell>
          <table:table-cell office:value-type="float" office:value="6480921">
            <text:p>6480921</text:p>
          </table:table-cell>
          <table:table-cell office:value-type="float" office:value="6510255">
            <text:p>6510255</text:p>
          </table:table-cell>
          <table:table-cell office:value-type="float" office:value="6528763">
            <text:p>6528763</text:p>
          </table:table-cell>
          <table:table-cell office:value-type="float" office:value="6573671">
            <text:p>6573671</text:p>
          </table:table-cell>
          <table:table-cell office:value-type="float" office:value="6585613">
            <text:p>6585613</text:p>
          </table:table-cell>
          <table:table-cell office:value-type="float" office:value="7767468">
            <text:p>7767468</text:p>
          </table:table-cell>
          <table:table-cell office:value-type="float" office:value="7842757">
            <text:p>784275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4844216">
            <text:p>24844216</text:p>
          </table:table-cell>
          <table:table-cell office:value-type="float" office:value="24851625">
            <text:p>24851625</text:p>
          </table:table-cell>
          <table:table-cell office:value-type="float" office:value="24852252">
            <text:p>24852252</text:p>
          </table:table-cell>
          <table:table-cell office:value-type="float" office:value="24859027">
            <text:p>24859027</text:p>
          </table:table-cell>
          <table:table-cell office:value-type="float" office:value="24869779">
            <text:p>24869779</text:p>
          </table:table-cell>
          <table:table-cell office:value-type="float" office:value="24872014">
            <text:p>24872014</text:p>
          </table:table-cell>
          <table:table-cell office:value-type="float" office:value="24875578">
            <text:p>24875578</text:p>
          </table:table-cell>
          <table:table-cell office:value-type="float" office:value="24885772">
            <text:p>24885772</text:p>
          </table:table-cell>
          <table:table-cell office:value-type="float" office:value="24889409">
            <text:p>24889409</text:p>
          </table:table-cell>
          <table:table-cell office:value-type="float" office:value="24894995">
            <text:p>24894995</text:p>
          </table:table-cell>
          <table:table-cell office:value-type="float" office:value="24896739">
            <text:p>24896739</text:p>
          </table:table-cell>
          <table:table-cell office:value-type="float" office:value="24916086">
            <text:p>24916086</text:p>
          </table:table-cell>
          <table:table-cell office:value-type="float" office:value="24949958">
            <text:p>24949958</text:p>
          </table:table-cell>
          <table:table-cell office:value-type="float" office:value="24951773">
            <text:p>24951773</text:p>
          </table:table-cell>
          <table:table-cell office:value-type="float" office:value="24963087">
            <text:p>24963087</text:p>
          </table:table-cell>
          <table:table-cell office:value-type="float" office:value="25000240">
            <text:p>25000240</text:p>
          </table:table-cell>
          <table:table-cell office:value-type="float" office:value="25019940">
            <text:p>25019940</text:p>
          </table:table-cell>
          <table:table-cell office:value-type="float" office:value="25029020">
            <text:p>25029020</text:p>
          </table:table-cell>
          <table:table-cell office:value-type="float" office:value="25033626">
            <text:p>25033626</text:p>
          </table:table-cell>
          <table:table-cell office:value-type="float" office:value="25037052">
            <text:p>25037052</text:p>
          </table:table-cell>
          <table:table-cell office:value-type="float" office:value="25037472">
            <text:p>25037472</text:p>
          </table:table-cell>
          <table:table-cell office:value-type="float" office:value="25038169">
            <text:p>25038169</text:p>
          </table:table-cell>
          <table:table-cell office:value-type="float" office:value="25044590">
            <text:p>25044590</text:p>
          </table:table-cell>
          <table:table-cell office:value-type="float" office:value="25045920">
            <text:p>25045920</text:p>
          </table:table-cell>
          <table:table-cell office:value-type="float" office:value="25052067">
            <text:p>25052067</text:p>
          </table:table-cell>
          <table:table-cell office:value-type="float" office:value="25053253">
            <text:p>25053253</text:p>
          </table:table-cell>
          <table:table-cell office:value-type="float" office:value="25060168">
            <text:p>25060168</text:p>
          </table:table-cell>
          <table:table-cell office:value-type="float" office:value="25075534">
            <text:p>25075534</text:p>
          </table:table-cell>
          <table:table-cell office:value-type="float" office:value="25079234">
            <text:p>25079234</text:p>
          </table:table-cell>
          <table:table-cell office:value-type="float" office:value="25100189">
            <text:p>25100189</text:p>
          </table:table-cell>
          <table:table-cell office:value-type="float" office:value="25100259">
            <text:p>25100259</text:p>
          </table:table-cell>
          <table:table-cell office:value-type="float" office:value="25100884">
            <text:p>25100884</text:p>
          </table:table-cell>
          <table:table-cell office:value-type="float" office:value="25102283">
            <text:p>25102283</text:p>
          </table:table-cell>
          <table:table-cell table:number-columns-repeated="2" office:value-type="float" office:value="25121559">
            <text:p>25121559</text:p>
          </table:table-cell>
          <table:table-cell office:value-type="float" office:value="25163744">
            <text:p>25163744</text:p>
          </table:table-cell>
          <table:table-cell office:value-type="float" office:value="25165910">
            <text:p>25165910</text:p>
          </table:table-cell>
          <table:table-cell office:value-type="float" office:value="25176315">
            <text:p>25176315</text:p>
          </table:table-cell>
          <table:table-cell office:value-type="float" office:value="25183996">
            <text:p>25183996</text:p>
          </table:table-cell>
          <table:table-cell office:value-type="float" office:value="25197476">
            <text:p>25197476</text:p>
          </table:table-cell>
          <table:table-cell office:value-type="float" office:value="25201461">
            <text:p>25201461</text:p>
          </table:table-cell>
          <table:table-cell office:value-type="float" office:value="25205441">
            <text:p>25205441</text:p>
          </table:table-cell>
          <table:table-cell office:value-type="float" office:value="25222549">
            <text:p>25222549</text:p>
          </table:table-cell>
          <table:table-cell office:value-type="float" office:value="25228695">
            <text:p>25228695</text:p>
          </table:table-cell>
          <table:table-cell office:value-type="float" office:value="25242105">
            <text:p>25242105</text:p>
          </table:table-cell>
          <table:table-cell office:value-type="float" office:value="25300703">
            <text:p>25300703</text:p>
          </table:table-cell>
          <table:table-cell office:value-type="float" office:value="25308454">
            <text:p>25308454</text:p>
          </table:table-cell>
          <table:table-cell office:value-type="float" office:value="25335691">
            <text:p>25335691</text:p>
          </table:table-cell>
          <table:table-cell office:value-type="float" office:value="25363141">
            <text:p>25363141</text:p>
          </table:table-cell>
          <table:table-cell office:value-type="float" office:value="25440247">
            <text:p>25440247</text:p>
          </table:table-cell>
          <table:table-cell office:value-type="float" office:value="25717304">
            <text:p>25717304</text:p>
          </table:table-cell>
          <table:table-cell office:value-type="float" office:value="25737906">
            <text:p>25737906</text:p>
          </table:table-cell>
          <table:table-cell office:value-type="float" office:value="25767381">
            <text:p>25767381</text:p>
          </table:table-cell>
          <table:table-cell office:value-type="float" office:value="25978718">
            <text:p>25978718</text:p>
          </table:table-cell>
          <table:table-cell office:value-type="float" office:value="26235320">
            <text:p>26235320</text:p>
          </table:table-cell>
          <table:table-cell office:value-type="float" office:value="26321082">
            <text:p>26321082</text:p>
          </table:table-cell>
          <table:table-cell office:value-type="float" office:value="26357749">
            <text:p>26357749</text:p>
          </table:table-cell>
          <table:table-cell office:value-type="float" office:value="26422772">
            <text:p>26422772</text:p>
          </table:table-cell>
          <table:table-cell office:value-type="float" office:value="26464539">
            <text:p>26464539</text:p>
          </table:table-cell>
          <table:table-cell office:value-type="float" office:value="26466215">
            <text:p>26466215</text:p>
          </table:table-cell>
          <table:table-cell office:value-type="float" office:value="26507071">
            <text:p>26507071</text:p>
          </table:table-cell>
          <table:table-cell office:value-type="float" office:value="26712331">
            <text:p>26712331</text:p>
          </table:table-cell>
          <table:table-cell office:value-type="float" office:value="26881072">
            <text:p>26881072</text:p>
          </table:table-cell>
          <table:table-cell office:value-type="float" office:value="30727231">
            <text:p>3072723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99584576">
            <text:p>99584576</text:p>
          </table:table-cell>
          <table:table-cell office:value-type="float" office:value="99610770">
            <text:p>99610770</text:p>
          </table:table-cell>
          <table:table-cell office:value-type="float" office:value="99625228">
            <text:p>99625228</text:p>
          </table:table-cell>
          <table:table-cell office:value-type="float" office:value="99644568">
            <text:p>99644568</text:p>
          </table:table-cell>
          <table:table-cell office:value-type="float" office:value="99648554">
            <text:p>99648554</text:p>
          </table:table-cell>
          <table:table-cell office:value-type="float" office:value="99652822">
            <text:p>99652822</text:p>
          </table:table-cell>
          <table:table-cell office:value-type="float" office:value="99667908">
            <text:p>99667908</text:p>
          </table:table-cell>
          <table:table-cell office:value-type="float" office:value="99673841">
            <text:p>99673841</text:p>
          </table:table-cell>
          <table:table-cell office:value-type="float" office:value="99684953">
            <text:p>99684953</text:p>
          </table:table-cell>
          <table:table-cell office:value-type="float" office:value="99706042">
            <text:p>99706042</text:p>
          </table:table-cell>
          <table:table-cell office:value-type="float" office:value="99713721">
            <text:p>99713721</text:p>
          </table:table-cell>
          <table:table-cell office:value-type="float" office:value="99720835">
            <text:p>99720835</text:p>
          </table:table-cell>
          <table:table-cell office:value-type="float" office:value="99721200">
            <text:p>99721200</text:p>
          </table:table-cell>
          <table:table-cell office:value-type="float" office:value="99752349">
            <text:p>99752349</text:p>
          </table:table-cell>
          <table:table-cell office:value-type="float" office:value="99771123">
            <text:p>99771123</text:p>
          </table:table-cell>
          <table:table-cell office:value-type="float" office:value="99827634">
            <text:p>99827634</text:p>
          </table:table-cell>
          <table:table-cell office:value-type="float" office:value="99857723">
            <text:p>99857723</text:p>
          </table:table-cell>
          <table:table-cell office:value-type="float" office:value="99907394">
            <text:p>99907394</text:p>
          </table:table-cell>
          <table:table-cell office:value-type="float" office:value="99923794">
            <text:p>99923794</text:p>
          </table:table-cell>
          <table:table-cell office:value-type="float" office:value="99943573">
            <text:p>99943573</text:p>
          </table:table-cell>
          <table:table-cell office:value-type="float" office:value="99966693">
            <text:p>99966693</text:p>
          </table:table-cell>
          <table:table-cell office:value-type="float" office:value="99989111">
            <text:p>99989111</text:p>
          </table:table-cell>
          <table:table-cell office:value-type="float" office:value="99998610">
            <text:p>99998610</text:p>
          </table:table-cell>
          <table:table-cell office:value-type="float" office:value="100002863">
            <text:p>100002863</text:p>
          </table:table-cell>
          <table:table-cell office:value-type="float" office:value="100050428">
            <text:p>100050428</text:p>
          </table:table-cell>
          <table:table-cell office:value-type="float" office:value="100100074">
            <text:p>100100074</text:p>
          </table:table-cell>
          <table:table-cell office:value-type="float" office:value="100177888">
            <text:p>100177888</text:p>
          </table:table-cell>
          <table:table-cell office:value-type="float" office:value="100477089">
            <text:p>100477089</text:p>
          </table:table-cell>
          <table:table-cell office:value-type="float" office:value="100546160">
            <text:p>100546160</text:p>
          </table:table-cell>
          <table:table-cell office:value-type="float" office:value="100612508">
            <text:p>100612508</text:p>
          </table:table-cell>
          <table:table-cell office:value-type="float" office:value="100706301">
            <text:p>100706301</text:p>
          </table:table-cell>
          <table:table-cell office:value-type="float" office:value="100737100">
            <text:p>100737100</text:p>
          </table:table-cell>
          <table:table-cell office:value-type="float" office:value="100741785">
            <text:p>100741785</text:p>
          </table:table-cell>
          <table:table-cell office:value-type="float" office:value="100749331">
            <text:p>100749331</text:p>
          </table:table-cell>
          <table:table-cell office:value-type="float" office:value="100915063">
            <text:p>100915063</text:p>
          </table:table-cell>
          <table:table-cell office:value-type="float" office:value="101018360">
            <text:p>101018360</text:p>
          </table:table-cell>
          <table:table-cell office:value-type="float" office:value="101025622">
            <text:p>101025622</text:p>
          </table:table-cell>
          <table:table-cell office:value-type="float" office:value="101098606">
            <text:p>101098606</text:p>
          </table:table-cell>
          <table:table-cell office:value-type="float" office:value="101173044">
            <text:p>101173044</text:p>
          </table:table-cell>
          <table:table-cell office:value-type="float" office:value="101188008">
            <text:p>101188008</text:p>
          </table:table-cell>
          <table:table-cell office:value-type="float" office:value="101266424">
            <text:p>101266424</text:p>
          </table:table-cell>
          <table:table-cell office:value-type="float" office:value="101275448">
            <text:p>101275448</text:p>
          </table:table-cell>
          <table:table-cell office:value-type="float" office:value="101405420">
            <text:p>101405420</text:p>
          </table:table-cell>
          <table:table-cell office:value-type="float" office:value="101573462">
            <text:p>101573462</text:p>
          </table:table-cell>
          <table:table-cell office:value-type="float" office:value="101586161">
            <text:p>101586161</text:p>
          </table:table-cell>
          <table:table-cell office:value-type="float" office:value="101810217">
            <text:p>101810217</text:p>
          </table:table-cell>
          <table:table-cell office:value-type="float" office:value="102053411">
            <text:p>102053411</text:p>
          </table:table-cell>
          <table:table-cell office:value-type="float" office:value="102193854">
            <text:p>102193854</text:p>
          </table:table-cell>
          <table:table-cell office:value-type="float" office:value="102241978">
            <text:p>102241978</text:p>
          </table:table-cell>
          <table:table-cell office:value-type="float" office:value="102348341">
            <text:p>102348341</text:p>
          </table:table-cell>
          <table:table-cell office:value-type="float" office:value="102912454">
            <text:p>102912454</text:p>
          </table:table-cell>
          <table:table-cell office:value-type="float" office:value="102984250">
            <text:p>102984250</text:p>
          </table:table-cell>
          <table:table-cell office:value-type="float" office:value="103318724">
            <text:p>103318724</text:p>
          </table:table-cell>
          <table:table-cell office:value-type="float" office:value="103481727">
            <text:p>103481727</text:p>
          </table:table-cell>
          <table:table-cell office:value-type="float" office:value="104762408">
            <text:p>104762408</text:p>
          </table:table-cell>
          <table:table-cell office:value-type="float" office:value="105238086">
            <text:p>105238086</text:p>
          </table:table-cell>
          <table:table-cell office:value-type="float" office:value="105252207">
            <text:p>105252207</text:p>
          </table:table-cell>
          <table:table-cell office:value-type="float" office:value="106603419">
            <text:p>106603419</text:p>
          </table:table-cell>
          <table:table-cell office:value-type="float" office:value="109070086">
            <text:p>109070086</text:p>
          </table:table-cell>
          <table:table-cell office:value-type="float" office:value="109629287">
            <text:p>109629287</text:p>
          </table:table-cell>
          <table:table-cell office:value-type="float" office:value="110036610">
            <text:p>110036610</text:p>
          </table:table-cell>
          <table:table-cell office:value-type="float" office:value="110960963">
            <text:p>110960963</text:p>
          </table:table-cell>
          <table:table-cell office:value-type="float" office:value="120892239">
            <text:p>120892239</text:p>
          </table:table-cell>
          <table:table-cell office:value-type="float" office:value="139959401">
            <text:p>139959401</text:p>
          </table:table-cell>
        </table:table-row>
        <table:table-row table:style-name="ro3">
          <table:table-cell table:style-name="ce3" office:value-type="string">
            <text:p>Teste de Performance a 'X2STRCAT' em Nanosegundos</text:p>
          </table:table-cell>
          <table:table-cell table:number-columns-repeated="64"/>
        </table:table-row>
        <table:table-row table:style-name="ro2">
          <table:table-cell office:value-type="string">
            <text:p>Size:</text:p>
          </table:table-cell>
          <table:table-cell office:value-type="string">
            <text:p>Testes ---&gt;&gt;&gt;</text:p>
          </table:table-cell>
          <table:table-cell table:number-columns-repeated="63"/>
        </table:table-row>
        <table:table-row table:style-name="ro2">
          <table:table-cell office:value-type="string">
            <text:p>(byte)</text:p>
          </table:table-cell>
          <table:table-cell table:number-columns-repeated="6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75">
            <text:p>2375</text:p>
          </table:table-cell>
          <table:table-cell table:number-columns-repeated="2" office:value-type="float" office:value="2444">
            <text:p>2444</text:p>
          </table:table-cell>
          <table:table-cell table:number-columns-repeated="13" office:value-type="float" office:value="2654">
            <text:p>2654</text:p>
          </table:table-cell>
          <table:table-cell table:number-columns-repeated="9" office:value-type="float" office:value="2723">
            <text:p>2723</text:p>
          </table:table-cell>
          <table:table-cell table:number-columns-repeated="30" office:value-type="float" office:value="2724">
            <text:p>2724</text:p>
          </table:table-cell>
          <table:table-cell office:value-type="float" office:value="2793">
            <text:p>2793</text:p>
          </table:table-cell>
          <table:table-cell table:number-columns-repeated="3" office:value-type="float" office:value="2794">
            <text:p>2794</text:p>
          </table:table-cell>
          <table:table-cell table:number-columns-repeated="2" office:value-type="float" office:value="2863">
            <text:p>2863</text:p>
          </table:table-cell>
          <table:table-cell table:number-columns-repeated="3" office:value-type="float" office:value="2864">
            <text:p>286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43">
            <text:p>3143</text:p>
          </table:table-cell>
          <table:table-cell table:number-columns-repeated="17" office:value-type="float" office:value="3212">
            <text:p>3212</text:p>
          </table:table-cell>
          <table:table-cell table:number-columns-repeated="34" office:value-type="float" office:value="3213">
            <text:p>3213</text:p>
          </table:table-cell>
          <table:table-cell table:number-columns-repeated="5" office:value-type="float" office:value="3282">
            <text:p>3282</text:p>
          </table:table-cell>
          <table:table-cell table:number-columns-repeated="6" office:value-type="float" office:value="3283">
            <text:p>3283</text:p>
          </table:table-cell>
          <table:table-cell office:value-type="float" office:value="3352">
            <text:p>335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51">
            <text:p>4051</text:p>
          </table:table-cell>
          <table:table-cell office:value-type="float" office:value="4120">
            <text:p>4120</text:p>
          </table:table-cell>
          <table:table-cell office:value-type="float" office:value="4260">
            <text:p>4260</text:p>
          </table:table-cell>
          <table:table-cell table:number-columns-repeated="17" office:value-type="float" office:value="4330">
            <text:p>4330</text:p>
          </table:table-cell>
          <table:table-cell office:value-type="float" office:value="4331">
            <text:p>4331</text:p>
          </table:table-cell>
          <table:table-cell table:number-columns-repeated="35" office:value-type="float" office:value="4400">
            <text:p>4400</text:p>
          </table:table-cell>
          <table:table-cell office:value-type="float" office:value="4470">
            <text:p>4470</text:p>
          </table:table-cell>
          <table:table-cell table:number-columns-repeated="3" office:value-type="float" office:value="4609">
            <text:p>4609</text:p>
          </table:table-cell>
          <table:table-cell office:value-type="float" office:value="4749">
            <text:p>4749</text:p>
          </table:table-cell>
          <table:table-cell office:value-type="float" office:value="4959">
            <text:p>4959</text:p>
          </table:table-cell>
          <table:table-cell office:value-type="float" office:value="5028">
            <text:p>5028</text:p>
          </table:table-cell>
          <table:table-cell office:value-type="float" office:value="15714">
            <text:p>157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6146">
            <text:p>6146</text:p>
          </table:table-cell>
          <table:table-cell office:value-type="float" office:value="6285">
            <text:p>6285</text:p>
          </table:table-cell>
          <table:table-cell office:value-type="float" office:value="6286">
            <text:p>6286</text:p>
          </table:table-cell>
          <table:table-cell office:value-type="float" office:value="6355">
            <text:p>6355</text:p>
          </table:table-cell>
          <table:table-cell table:number-columns-repeated="11" office:value-type="float" office:value="6425">
            <text:p>6425</text:p>
          </table:table-cell>
          <table:table-cell table:number-columns-repeated="5" office:value-type="float" office:value="6426">
            <text:p>6426</text:p>
          </table:table-cell>
          <table:table-cell table:number-columns-repeated="30" office:value-type="float" office:value="6495">
            <text:p>6495</text:p>
          </table:table-cell>
          <table:table-cell table:number-columns-repeated="11" office:value-type="float" office:value="6496">
            <text:p>6496</text:p>
          </table:table-cell>
          <table:table-cell table:number-columns-repeated="2" office:value-type="float" office:value="6565">
            <text:p>6565</text:p>
          </table:table-cell>
          <table:table-cell office:value-type="float" office:value="11873">
            <text:p>1187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4260">
            <text:p>4260</text:p>
          </table:table-cell>
          <table:table-cell office:value-type="float" office:value="4330">
            <text:p>4330</text:p>
          </table:table-cell>
          <table:table-cell office:value-type="float" office:value="4469">
            <text:p>4469</text:p>
          </table:table-cell>
          <table:table-cell table:number-columns-repeated="13" office:value-type="float" office:value="4470">
            <text:p>4470</text:p>
          </table:table-cell>
          <table:table-cell table:number-columns-repeated="9" office:value-type="float" office:value="4539">
            <text:p>4539</text:p>
          </table:table-cell>
          <table:table-cell table:number-columns-repeated="28" office:value-type="float" office:value="4540">
            <text:p>4540</text:p>
          </table:table-cell>
          <table:table-cell table:number-columns-repeated="8" office:value-type="float" office:value="4609">
            <text:p>4609</text:p>
          </table:table-cell>
          <table:table-cell office:value-type="float" office:value="4610">
            <text:p>4610</text:p>
          </table:table-cell>
          <table:table-cell office:value-type="float" office:value="4750">
            <text:p>4750</text:p>
          </table:table-cell>
          <table:table-cell office:value-type="float" office:value="7962">
            <text:p>7962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number-columns-repeated="2" office:value-type="float" office:value="6704">
            <text:p>6704</text:p>
          </table:table-cell>
          <table:table-cell table:number-columns-repeated="3" office:value-type="float" office:value="6914">
            <text:p>6914</text:p>
          </table:table-cell>
          <table:table-cell table:number-columns-repeated="3" office:value-type="float" office:value="6915">
            <text:p>6915</text:p>
          </table:table-cell>
          <table:table-cell table:number-columns-repeated="39" office:value-type="float" office:value="6984">
            <text:p>6984</text:p>
          </table:table-cell>
          <table:table-cell table:number-columns-repeated="4" office:value-type="float" office:value="6985">
            <text:p>6985</text:p>
          </table:table-cell>
          <table:table-cell table:number-columns-repeated="9" office:value-type="float" office:value="7054">
            <text:p>7054</text:p>
          </table:table-cell>
          <table:table-cell table:number-columns-repeated="2" office:value-type="float" office:value="7124">
            <text:p>7124</text:p>
          </table:table-cell>
          <table:table-cell office:value-type="float" office:value="7193">
            <text:p>7193</text:p>
          </table:table-cell>
          <table:table-cell office:value-type="float" office:value="15086">
            <text:p>1508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130">
            <text:p>13130</text:p>
          </table:table-cell>
          <table:table-cell office:value-type="float" office:value="13270">
            <text:p>13270</text:p>
          </table:table-cell>
          <table:table-cell office:value-type="float" office:value="13340">
            <text:p>13340</text:p>
          </table:table-cell>
          <table:table-cell table:number-columns-repeated="8" office:value-type="float" office:value="13409">
            <text:p>13409</text:p>
          </table:table-cell>
          <table:table-cell table:number-columns-repeated="3" office:value-type="float" office:value="13410">
            <text:p>13410</text:p>
          </table:table-cell>
          <table:table-cell table:number-columns-repeated="22" office:value-type="float" office:value="13479">
            <text:p>13479</text:p>
          </table:table-cell>
          <table:table-cell table:number-columns-repeated="11" office:value-type="float" office:value="13480">
            <text:p>13480</text:p>
          </table:table-cell>
          <table:table-cell table:number-columns-repeated="4" office:value-type="float" office:value="13549">
            <text:p>13549</text:p>
          </table:table-cell>
          <table:table-cell table:number-columns-repeated="2" office:value-type="float" office:value="13550">
            <text:p>13550</text:p>
          </table:table-cell>
          <table:table-cell office:value-type="float" office:value="13619">
            <text:p>13619</text:p>
          </table:table-cell>
          <table:table-cell office:value-type="float" office:value="14247">
            <text:p>14247</text:p>
          </table:table-cell>
          <table:table-cell office:value-type="float" office:value="14596">
            <text:p>14596</text:p>
          </table:table-cell>
          <table:table-cell table:number-columns-repeated="2" office:value-type="float" office:value="14597">
            <text:p>14597</text:p>
          </table:table-cell>
          <table:table-cell office:value-type="float" office:value="14737">
            <text:p>14737</text:p>
          </table:table-cell>
          <table:table-cell table:number-columns-repeated="2" office:value-type="float" office:value="15295">
            <text:p>15295</text:p>
          </table:table-cell>
          <table:table-cell office:value-type="float" office:value="19835">
            <text:p>19835</text:p>
          </table:table-cell>
          <table:table-cell office:value-type="float" office:value="22559">
            <text:p>22559</text:p>
          </table:table-cell>
          <table:table-cell office:value-type="float" office:value="32685">
            <text:p>3268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table:number-columns-repeated="3" office:value-type="float" office:value="26680">
            <text:p>26680</text:p>
          </table:table-cell>
          <table:table-cell table:number-columns-repeated="10" office:value-type="float" office:value="26958">
            <text:p>26958</text:p>
          </table:table-cell>
          <table:table-cell table:number-columns-repeated="24" office:value-type="float" office:value="26959">
            <text:p>26959</text:p>
          </table:table-cell>
          <table:table-cell table:number-columns-repeated="11" office:value-type="float" office:value="27028">
            <text:p>27028</text:p>
          </table:table-cell>
          <table:table-cell table:number-columns-repeated="15" office:value-type="float" office:value="27029">
            <text:p>27029</text:p>
          </table:table-cell>
          <table:table-cell office:value-type="float" office:value="67047">
            <text:p>6704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table:number-columns-repeated="2" office:value-type="float" office:value="53359">
            <text:p>53359</text:p>
          </table:table-cell>
          <table:table-cell table:number-columns-repeated="2" office:value-type="float" office:value="53428">
            <text:p>53428</text:p>
          </table:table-cell>
          <table:table-cell table:number-columns-repeated="9" office:value-type="float" office:value="53498">
            <text:p>53498</text:p>
          </table:table-cell>
          <table:table-cell table:number-columns-repeated="9" office:value-type="float" office:value="53499">
            <text:p>53499</text:p>
          </table:table-cell>
          <table:table-cell table:number-columns-repeated="26" office:value-type="float" office:value="53568">
            <text:p>53568</text:p>
          </table:table-cell>
          <table:table-cell table:number-columns-repeated="9" office:value-type="float" office:value="53569">
            <text:p>53569</text:p>
          </table:table-cell>
          <table:table-cell table:number-columns-repeated="3" office:value-type="float" office:value="53638">
            <text:p>53638</text:p>
          </table:table-cell>
          <table:table-cell office:value-type="float" office:value="62507">
            <text:p>62507</text:p>
          </table:table-cell>
          <table:table-cell office:value-type="float" office:value="64603">
            <text:p>64603</text:p>
          </table:table-cell>
          <table:table-cell office:value-type="float" office:value="74312">
            <text:p>74312</text:p>
          </table:table-cell>
          <table:table-cell office:value-type="float" office:value="141289">
            <text:p>141289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06508">
            <text:p>106508</text:p>
          </table:table-cell>
          <table:table-cell office:value-type="float" office:value="106717">
            <text:p>106717</text:p>
          </table:table-cell>
          <table:table-cell office:value-type="float" office:value="106718">
            <text:p>106718</text:p>
          </table:table-cell>
          <table:table-cell table:number-columns-repeated="7" office:value-type="float" office:value="106787">
            <text:p>106787</text:p>
          </table:table-cell>
          <table:table-cell table:number-columns-repeated="6" office:value-type="float" office:value="106788">
            <text:p>106788</text:p>
          </table:table-cell>
          <table:table-cell table:number-columns-repeated="33" office:value-type="float" office:value="106857">
            <text:p>106857</text:p>
          </table:table-cell>
          <table:table-cell table:number-columns-repeated="4" office:value-type="float" office:value="106858">
            <text:p>106858</text:p>
          </table:table-cell>
          <table:table-cell table:number-columns-repeated="3" office:value-type="float" office:value="106927">
            <text:p>106927</text:p>
          </table:table-cell>
          <table:table-cell office:value-type="float" office:value="114959">
            <text:p>114959</text:p>
          </table:table-cell>
          <table:table-cell office:value-type="float" office:value="115448">
            <text:p>115448</text:p>
          </table:table-cell>
          <table:table-cell office:value-type="float" office:value="115867">
            <text:p>115867</text:p>
          </table:table-cell>
          <table:table-cell office:value-type="float" office:value="116076">
            <text:p>116076</text:p>
          </table:table-cell>
          <table:table-cell office:value-type="float" office:value="118172">
            <text:p>118172</text:p>
          </table:table-cell>
          <table:table-cell office:value-type="float" office:value="124038">
            <text:p>124038</text:p>
          </table:table-cell>
          <table:table-cell office:value-type="float" office:value="161544">
            <text:p>161544</text:p>
          </table:table-cell>
          <table:table-cell office:value-type="float" office:value="256946">
            <text:p>256946</text:p>
          </table:table-cell>
        </table:table-row>
        <table:table-row table:style-name="ro3">
          <table:table-cell table:style-name="ce3" office:value-type="string">
            <text:p>Teste de Performance a 'XSTRCAT' em Nanosegundos</text:p>
          </table:table-cell>
          <table:table-cell table:number-columns-repeated="64"/>
        </table:table-row>
        <table:table-row table:style-name="ro2">
          <table:table-cell office:value-type="string">
            <text:p>Size:</text:p>
          </table:table-cell>
          <table:table-cell office:value-type="string">
            <text:p>Testes ---&gt;&gt;&gt;</text:p>
          </table:table-cell>
          <table:table-cell table:number-columns-repeated="63"/>
        </table:table-row>
        <table:table-row table:style-name="ro2">
          <table:table-cell office:value-type="string">
            <text:p>(byte)</text:p>
          </table:table-cell>
          <table:table-cell table:number-columns-repeated="6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65">
            <text:p>2165</text:p>
          </table:table-cell>
          <table:table-cell table:number-columns-repeated="3" office:value-type="float" office:value="2444">
            <text:p>2444</text:p>
          </table:table-cell>
          <table:table-cell table:number-columns-repeated="2" office:value-type="float" office:value="2445">
            <text:p>2445</text:p>
          </table:table-cell>
          <table:table-cell table:number-columns-repeated="29" office:value-type="float" office:value="2514">
            <text:p>2514</text:p>
          </table:table-cell>
          <table:table-cell table:number-columns-repeated="12" office:value-type="float" office:value="2515">
            <text:p>2515</text:p>
          </table:table-cell>
          <table:table-cell table:number-columns-repeated="10" office:value-type="float" office:value="2584">
            <text:p>2584</text:p>
          </table:table-cell>
          <table:table-cell table:number-columns-repeated="3" office:value-type="float" office:value="2585">
            <text:p>2585</text:p>
          </table:table-cell>
          <table:table-cell office:value-type="float" office:value="2723">
            <text:p>2723</text:p>
          </table:table-cell>
          <table:table-cell table:number-columns-repeated="2" office:value-type="float" office:value="2724">
            <text:p>2724</text:p>
          </table:table-cell>
          <table:table-cell office:value-type="float" office:value="29334">
            <text:p>2933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15">
            <text:p>2515</text:p>
          </table:table-cell>
          <table:table-cell office:value-type="float" office:value="2654">
            <text:p>2654</text:p>
          </table:table-cell>
          <table:table-cell table:number-columns-repeated="2" office:value-type="float" office:value="2724">
            <text:p>2724</text:p>
          </table:table-cell>
          <table:table-cell table:number-columns-repeated="20" office:value-type="float" office:value="2793">
            <text:p>2793</text:p>
          </table:table-cell>
          <table:table-cell table:number-columns-repeated="27" office:value-type="float" office:value="2794">
            <text:p>2794</text:p>
          </table:table-cell>
          <table:table-cell table:number-columns-repeated="4" office:value-type="float" office:value="2863">
            <text:p>2863</text:p>
          </table:table-cell>
          <table:table-cell table:number-columns-repeated="6" office:value-type="float" office:value="2864">
            <text:p>2864</text:p>
          </table:table-cell>
          <table:table-cell office:value-type="float" office:value="2934">
            <text:p>2934</text:p>
          </table:table-cell>
          <table:table-cell table:number-columns-repeated="2" office:value-type="float" office:value="3003">
            <text:p>300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213">
            <text:p>3213</text:p>
          </table:table-cell>
          <table:table-cell office:value-type="float" office:value="3283">
            <text:p>3283</text:p>
          </table:table-cell>
          <table:table-cell table:number-columns-repeated="29" office:value-type="float" office:value="3492">
            <text:p>3492</text:p>
          </table:table-cell>
          <table:table-cell table:number-columns-repeated="7" office:value-type="float" office:value="3493">
            <text:p>3493</text:p>
          </table:table-cell>
          <table:table-cell table:number-columns-repeated="3" office:value-type="float" office:value="3561">
            <text:p>3561</text:p>
          </table:table-cell>
          <table:table-cell table:number-columns-repeated="20" office:value-type="float" office:value="3562">
            <text:p>3562</text:p>
          </table:table-cell>
          <table:table-cell office:value-type="float" office:value="3632">
            <text:p>3632</text:p>
          </table:table-cell>
          <table:table-cell table:number-columns-repeated="2" office:value-type="float" office:value="3771">
            <text:p>377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540">
            <text:p>4540</text:p>
          </table:table-cell>
          <table:table-cell office:value-type="float" office:value="4610">
            <text:p>4610</text:p>
          </table:table-cell>
          <table:table-cell office:value-type="float" office:value="4679">
            <text:p>4679</text:p>
          </table:table-cell>
          <table:table-cell table:number-columns-repeated="15" office:value-type="float" office:value="4749">
            <text:p>4749</text:p>
          </table:table-cell>
          <table:table-cell table:number-columns-repeated="2" office:value-type="float" office:value="4750">
            <text:p>4750</text:p>
          </table:table-cell>
          <table:table-cell table:number-columns-repeated="11" office:value-type="float" office:value="4819">
            <text:p>4819</text:p>
          </table:table-cell>
          <table:table-cell office:value-type="float" office:value="4820">
            <text:p>4820</text:p>
          </table:table-cell>
          <table:table-cell table:number-columns-repeated="24" office:value-type="float" office:value="4889">
            <text:p>4889</text:p>
          </table:table-cell>
          <table:table-cell office:value-type="float" office:value="4958">
            <text:p>4958</text:p>
          </table:table-cell>
          <table:table-cell table:number-columns-repeated="6" office:value-type="float" office:value="4959">
            <text:p>4959</text:p>
          </table:table-cell>
          <table:table-cell office:value-type="float" office:value="5028">
            <text:p>502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003">
            <text:p>3003</text:p>
          </table:table-cell>
          <table:table-cell office:value-type="float" office:value="3073">
            <text:p>3073</text:p>
          </table:table-cell>
          <table:table-cell office:value-type="float" office:value="3143">
            <text:p>3143</text:p>
          </table:table-cell>
          <table:table-cell table:number-columns-repeated="2" office:value-type="float" office:value="3213">
            <text:p>3213</text:p>
          </table:table-cell>
          <table:table-cell table:number-columns-repeated="11" office:value-type="float" office:value="3282">
            <text:p>3282</text:p>
          </table:table-cell>
          <table:table-cell table:number-columns-repeated="10" office:value-type="float" office:value="3283">
            <text:p>3283</text:p>
          </table:table-cell>
          <table:table-cell table:number-columns-repeated="21" office:value-type="float" office:value="3352">
            <text:p>3352</text:p>
          </table:table-cell>
          <table:table-cell table:number-columns-repeated="10" office:value-type="float" office:value="3353">
            <text:p>3353</text:p>
          </table:table-cell>
          <table:table-cell table:number-columns-repeated="5" office:value-type="float" office:value="3422">
            <text:p>3422</text:p>
          </table:table-cell>
          <table:table-cell table:number-columns-repeated="2" office:value-type="float" office:value="3492">
            <text:p>3492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680">
            <text:p>4680</text:p>
          </table:table-cell>
          <table:table-cell table:number-columns-repeated="15" office:value-type="float" office:value="4749">
            <text:p>4749</text:p>
          </table:table-cell>
          <table:table-cell table:number-columns-repeated="42" office:value-type="float" office:value="4819">
            <text:p>4819</text:p>
          </table:table-cell>
          <table:table-cell table:number-columns-repeated="3" office:value-type="float" office:value="4820">
            <text:p>4820</text:p>
          </table:table-cell>
          <table:table-cell office:value-type="float" office:value="4888">
            <text:p>4888</text:p>
          </table:table-cell>
          <table:table-cell table:number-columns-repeated="2" office:value-type="float" office:value="4889">
            <text:p>488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7962">
            <text:p>7962</text:p>
          </table:table-cell>
          <table:table-cell office:value-type="float" office:value="8101">
            <text:p>8101</text:p>
          </table:table-cell>
          <table:table-cell table:number-columns-repeated="27" office:value-type="float" office:value="8171">
            <text:p>8171</text:p>
          </table:table-cell>
          <table:table-cell table:number-columns-repeated="16" office:value-type="float" office:value="8172">
            <text:p>8172</text:p>
          </table:table-cell>
          <table:table-cell table:number-columns-repeated="11" office:value-type="float" office:value="8241">
            <text:p>8241</text:p>
          </table:table-cell>
          <table:table-cell table:number-columns-repeated="5" office:value-type="float" office:value="8242">
            <text:p>8242</text:p>
          </table:table-cell>
          <table:table-cell table:number-columns-repeated="2" office:value-type="float" office:value="8311">
            <text:p>8311</text:p>
          </table:table-cell>
          <table:table-cell office:value-type="float" office:value="8381">
            <text:p>838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4736">
            <text:p>14736</text:p>
          </table:table-cell>
          <table:table-cell office:value-type="float" office:value="14737">
            <text:p>14737</text:p>
          </table:table-cell>
          <table:table-cell table:number-columns-repeated="2" office:value-type="float" office:value="15015">
            <text:p>15015</text:p>
          </table:table-cell>
          <table:table-cell table:number-columns-repeated="9" office:value-type="float" office:value="15016">
            <text:p>15016</text:p>
          </table:table-cell>
          <table:table-cell table:number-columns-repeated="13" office:value-type="float" office:value="15085">
            <text:p>15085</text:p>
          </table:table-cell>
          <table:table-cell table:number-columns-repeated="32" office:value-type="float" office:value="15086">
            <text:p>15086</text:p>
          </table:table-cell>
          <table:table-cell table:number-columns-repeated="3" office:value-type="float" office:value="15156">
            <text:p>15156</text:p>
          </table:table-cell>
          <table:table-cell office:value-type="float" office:value="16692">
            <text:p>16692</text:p>
          </table:table-cell>
          <table:table-cell office:value-type="float" office:value="16971">
            <text:p>16971</text:p>
          </table:table-cell>
          <table:table-cell office:value-type="float" office:value="23816">
            <text:p>23816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table:number-columns-repeated="9" office:value-type="float" office:value="28565">
            <text:p>28565</text:p>
          </table:table-cell>
          <table:table-cell table:number-columns-repeated="2" office:value-type="float" office:value="28634">
            <text:p>28634</text:p>
          </table:table-cell>
          <table:table-cell table:number-columns-repeated="27" office:value-type="float" office:value="28635">
            <text:p>28635</text:p>
          </table:table-cell>
          <table:table-cell table:number-columns-repeated="2" office:value-type="float" office:value="28704">
            <text:p>28704</text:p>
          </table:table-cell>
          <table:table-cell table:number-columns-repeated="5" office:value-type="float" office:value="28705">
            <text:p>28705</text:p>
          </table:table-cell>
          <table:table-cell office:value-type="float" office:value="28774">
            <text:p>28774</text:p>
          </table:table-cell>
          <table:table-cell table:number-columns-repeated="2" office:value-type="float" office:value="28775">
            <text:p>28775</text:p>
          </table:table-cell>
          <table:table-cell office:value-type="float" office:value="29473">
            <text:p>29473</text:p>
          </table:table-cell>
          <table:table-cell office:value-type="float" office:value="31219">
            <text:p>31219</text:p>
          </table:table-cell>
          <table:table-cell office:value-type="float" office:value="31498">
            <text:p>31498</text:p>
          </table:table-cell>
          <table:table-cell office:value-type="float" office:value="31638">
            <text:p>31638</text:p>
          </table:table-cell>
          <table:table-cell office:value-type="float" office:value="32057">
            <text:p>32057</text:p>
          </table:table-cell>
          <table:table-cell office:value-type="float" office:value="32197">
            <text:p>32197</text:p>
          </table:table-cell>
          <table:table-cell office:value-type="float" office:value="32336">
            <text:p>32336</text:p>
          </table:table-cell>
          <table:table-cell office:value-type="float" office:value="32616">
            <text:p>32616</text:p>
          </table:table-cell>
          <table:table-cell office:value-type="float" office:value="32686">
            <text:p>32686</text:p>
          </table:table-cell>
          <table:table-cell office:value-type="float" office:value="32756">
            <text:p>32756</text:p>
          </table:table-cell>
          <table:table-cell office:value-type="float" office:value="32825">
            <text:p>32825</text:p>
          </table:table-cell>
          <table:table-cell office:value-type="float" office:value="32895">
            <text:p>32895</text:p>
          </table:table-cell>
          <table:table-cell office:value-type="float" office:value="34781">
            <text:p>34781</text:p>
          </table:table-cell>
          <table:table-cell office:value-type="float" office:value="36317">
            <text:p>36317</text:p>
          </table:table-cell>
          <table:table-cell office:value-type="float" office:value="36667">
            <text:p>36667</text:p>
          </table:table-cell>
          <table:table-cell office:value-type="float" office:value="45258">
            <text:p>45258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55384">
            <text:p>55384</text:p>
          </table:table-cell>
          <table:table-cell table:number-columns-repeated="2" office:value-type="float" office:value="55454">
            <text:p>55454</text:p>
          </table:table-cell>
          <table:table-cell table:number-columns-repeated="2" office:value-type="float" office:value="55664">
            <text:p>55664</text:p>
          </table:table-cell>
          <table:table-cell table:number-columns-repeated="13" office:value-type="float" office:value="55733">
            <text:p>55733</text:p>
          </table:table-cell>
          <table:table-cell table:number-columns-repeated="8" office:value-type="float" office:value="55734">
            <text:p>55734</text:p>
          </table:table-cell>
          <table:table-cell table:number-columns-repeated="16" office:value-type="float" office:value="55803">
            <text:p>55803</text:p>
          </table:table-cell>
          <table:table-cell table:number-columns-repeated="3" office:value-type="float" office:value="55804">
            <text:p>55804</text:p>
          </table:table-cell>
          <table:table-cell table:number-columns-repeated="11" office:value-type="float" office:value="55873">
            <text:p>55873</text:p>
          </table:table-cell>
          <table:table-cell office:value-type="float" office:value="55942">
            <text:p>55942</text:p>
          </table:table-cell>
          <table:table-cell table:number-columns-repeated="3" office:value-type="float" office:value="55943">
            <text:p>55943</text:p>
          </table:table-cell>
          <table:table-cell office:value-type="float" office:value="57479">
            <text:p>57479</text:p>
          </table:table-cell>
          <table:table-cell office:value-type="float" office:value="63626">
            <text:p>63626</text:p>
          </table:table-cell>
          <table:table-cell office:value-type="float" office:value="64464">
            <text:p>64464</text:p>
          </table:table-cell>
          <table:table-cell office:value-type="float" office:value="67606">
            <text:p>67606</text:p>
          </table:table-cell>
        </table:table-row>
        <table:table-row table:style-name="ro3">
          <table:table-cell table:style-name="ce3" office:value-type="string">
            <text:p>Teste de Performance a 'ASTRCAT' em Nanosegundos</text:p>
          </table:table-cell>
          <table:table-cell table:number-columns-repeated="64"/>
        </table:table-row>
        <table:table-row table:style-name="ro2">
          <table:table-cell office:value-type="string">
            <text:p>Size:</text:p>
          </table:table-cell>
          <table:table-cell office:value-type="string">
            <text:p>Testes ---&gt;&gt;&gt;</text:p>
          </table:table-cell>
          <table:table-cell table:number-columns-repeated="63"/>
        </table:table-row>
        <table:table-row table:style-name="ro2">
          <table:table-cell office:value-type="string">
            <text:p>(byte)</text:p>
          </table:table-cell>
          <table:table-cell table:number-columns-repeated="6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886">
            <text:p>1886</text:p>
          </table:table-cell>
          <table:table-cell table:number-columns-repeated="3" office:value-type="float" office:value="2234">
            <text:p>2234</text:p>
          </table:table-cell>
          <table:table-cell table:number-columns-repeated="22" office:value-type="float" office:value="2235">
            <text:p>2235</text:p>
          </table:table-cell>
          <table:table-cell table:number-columns-repeated="5" office:value-type="float" office:value="2304">
            <text:p>2304</text:p>
          </table:table-cell>
          <table:table-cell table:number-columns-repeated="28" office:value-type="float" office:value="2305">
            <text:p>2305</text:p>
          </table:table-cell>
          <table:table-cell table:number-columns-repeated="2" office:value-type="float" office:value="2375">
            <text:p>2375</text:p>
          </table:table-cell>
          <table:table-cell office:value-type="float" office:value="2444">
            <text:p>2444</text:p>
          </table:table-cell>
          <table:table-cell office:value-type="float" office:value="2445">
            <text:p>244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26">
            <text:p>2026</text:p>
          </table:table-cell>
          <table:table-cell office:value-type="float" office:value="2165">
            <text:p>2165</text:p>
          </table:table-cell>
          <table:table-cell office:value-type="float" office:value="2235">
            <text:p>2235</text:p>
          </table:table-cell>
          <table:table-cell table:number-columns-repeated="2" office:value-type="float" office:value="2304">
            <text:p>2304</text:p>
          </table:table-cell>
          <table:table-cell table:number-columns-repeated="5" office:value-type="float" office:value="2305">
            <text:p>2305</text:p>
          </table:table-cell>
          <table:table-cell table:number-columns-repeated="24" office:value-type="float" office:value="2374">
            <text:p>2374</text:p>
          </table:table-cell>
          <table:table-cell table:number-columns-repeated="25" office:value-type="float" office:value="2375">
            <text:p>2375</text:p>
          </table:table-cell>
          <table:table-cell office:value-type="float" office:value="2444">
            <text:p>2444</text:p>
          </table:table-cell>
          <table:table-cell table:number-columns-repeated="4" office:value-type="float" office:value="2445">
            <text:p>24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45">
            <text:p>2445</text:p>
          </table:table-cell>
          <table:table-cell table:number-columns-repeated="18" office:value-type="float" office:value="2514">
            <text:p>2514</text:p>
          </table:table-cell>
          <table:table-cell table:number-columns-repeated="7" office:value-type="float" office:value="2515">
            <text:p>2515</text:p>
          </table:table-cell>
          <table:table-cell table:number-columns-repeated="30" office:value-type="float" office:value="2584">
            <text:p>2584</text:p>
          </table:table-cell>
          <table:table-cell table:number-columns-repeated="7" office:value-type="float" office:value="2585">
            <text:p>2585</text:p>
          </table:table-cell>
          <table:table-cell office:value-type="float" office:value="2654">
            <text:p>265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654">
            <text:p>2654</text:p>
          </table:table-cell>
          <table:table-cell table:number-columns-repeated="4" office:value-type="float" office:value="2793">
            <text:p>2793</text:p>
          </table:table-cell>
          <table:table-cell table:number-columns-repeated="4" office:value-type="float" office:value="2794">
            <text:p>2794</text:p>
          </table:table-cell>
          <table:table-cell table:number-columns-repeated="23" office:value-type="float" office:value="2863">
            <text:p>2863</text:p>
          </table:table-cell>
          <table:table-cell table:number-columns-repeated="11" office:value-type="float" office:value="2864">
            <text:p>2864</text:p>
          </table:table-cell>
          <table:table-cell table:number-columns-repeated="8" office:value-type="float" office:value="2933">
            <text:p>2933</text:p>
          </table:table-cell>
          <table:table-cell table:number-columns-repeated="2" office:value-type="float" office:value="2934">
            <text:p>2934</text:p>
          </table:table-cell>
          <table:table-cell table:number-columns-repeated="3" office:value-type="float" office:value="3003">
            <text:p>3003</text:p>
          </table:table-cell>
          <table:table-cell office:value-type="float" office:value="3492">
            <text:p>3492</text:p>
          </table:table-cell>
          <table:table-cell office:value-type="float" office:value="3842">
            <text:p>3842</text:p>
          </table:table-cell>
          <table:table-cell table:number-columns-repeated="2" office:value-type="float" office:value="3981">
            <text:p>3981</text:p>
          </table:table-cell>
          <table:table-cell office:value-type="float" office:value="5378">
            <text:p>5378</text:p>
          </table:table-cell>
          <table:table-cell office:value-type="float" office:value="8171">
            <text:p>8171</text:p>
          </table:table-cell>
          <table:table-cell office:value-type="float" office:value="9009">
            <text:p>9009</text:p>
          </table:table-cell>
          <table:table-cell office:value-type="float" office:value="24584">
            <text:p>2458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536">
            <text:p>1536</text:p>
          </table:table-cell>
          <table:table-cell office:value-type="float" office:value="1746">
            <text:p>1746</text:p>
          </table:table-cell>
          <table:table-cell office:value-type="float" office:value="1815">
            <text:p>1815</text:p>
          </table:table-cell>
          <table:table-cell table:number-columns-repeated="5" office:value-type="float" office:value="1816">
            <text:p>1816</text:p>
          </table:table-cell>
          <table:table-cell table:number-columns-repeated="13" office:value-type="float" office:value="1885">
            <text:p>1885</text:p>
          </table:table-cell>
          <table:table-cell table:number-columns-repeated="16" office:value-type="float" office:value="1886">
            <text:p>1886</text:p>
          </table:table-cell>
          <table:table-cell table:number-columns-repeated="3" office:value-type="float" office:value="1955">
            <text:p>1955</text:p>
          </table:table-cell>
          <table:table-cell table:number-columns-repeated="10" office:value-type="float" office:value="1956">
            <text:p>1956</text:p>
          </table:table-cell>
          <table:table-cell table:number-columns-repeated="3" office:value-type="float" office:value="2025">
            <text:p>2025</text:p>
          </table:table-cell>
          <table:table-cell office:value-type="float" office:value="2026">
            <text:p>2026</text:p>
          </table:table-cell>
          <table:table-cell office:value-type="float" office:value="2166">
            <text:p>2166</text:p>
          </table:table-cell>
          <table:table-cell table:number-columns-repeated="3" office:value-type="float" office:value="2374">
            <text:p>2374</text:p>
          </table:table-cell>
          <table:table-cell office:value-type="float" office:value="2445">
            <text:p>2445</text:p>
          </table:table-cell>
          <table:table-cell table:number-columns-repeated="3" office:value-type="float" office:value="2514">
            <text:p>2514</text:p>
          </table:table-cell>
          <table:table-cell table:number-columns-repeated="2" office:value-type="float" office:value="2584">
            <text:p>258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885">
            <text:p>1885</text:p>
          </table:table-cell>
          <table:table-cell office:value-type="float" office:value="1956">
            <text:p>1956</text:p>
          </table:table-cell>
          <table:table-cell office:value-type="float" office:value="2025">
            <text:p>2025</text:p>
          </table:table-cell>
          <table:table-cell table:number-columns-repeated="3" office:value-type="float" office:value="2165">
            <text:p>2165</text:p>
          </table:table-cell>
          <table:table-cell table:number-columns-repeated="3" office:value-type="float" office:value="2234">
            <text:p>2234</text:p>
          </table:table-cell>
          <table:table-cell table:number-columns-repeated="48" office:value-type="float" office:value="2235">
            <text:p>2235</text:p>
          </table:table-cell>
          <table:table-cell table:number-columns-repeated="4" office:value-type="float" office:value="2304">
            <text:p>2304</text:p>
          </table:table-cell>
          <table:table-cell table:number-columns-repeated="3" office:value-type="float" office:value="2305">
            <text:p>230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724">
            <text:p>2724</text:p>
          </table:table-cell>
          <table:table-cell office:value-type="float" office:value="2794">
            <text:p>2794</text:p>
          </table:table-cell>
          <table:table-cell office:value-type="float" office:value="3003">
            <text:p>3003</text:p>
          </table:table-cell>
          <table:table-cell table:number-columns-repeated="46" office:value-type="float" office:value="3073">
            <text:p>3073</text:p>
          </table:table-cell>
          <table:table-cell office:value-type="float" office:value="3074">
            <text:p>3074</text:p>
          </table:table-cell>
          <table:table-cell table:number-columns-repeated="14" office:value-type="float" office:value="3143">
            <text:p>314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table:number-columns-repeated="2" office:value-type="float" office:value="4469">
            <text:p>4469</text:p>
          </table:table-cell>
          <table:table-cell table:number-columns-repeated="7" office:value-type="float" office:value="4470">
            <text:p>4470</text:p>
          </table:table-cell>
          <table:table-cell office:value-type="float" office:value="4539">
            <text:p>4539</text:p>
          </table:table-cell>
          <table:table-cell table:number-columns-repeated="4" office:value-type="float" office:value="4540">
            <text:p>4540</text:p>
          </table:table-cell>
          <table:table-cell table:number-columns-repeated="5" office:value-type="float" office:value="4749">
            <text:p>4749</text:p>
          </table:table-cell>
          <table:table-cell table:number-columns-repeated="39" office:value-type="float" office:value="4819">
            <text:p>4819</text:p>
          </table:table-cell>
          <table:table-cell office:value-type="float" office:value="5029">
            <text:p>5029</text:p>
          </table:table-cell>
          <table:table-cell office:value-type="float" office:value="5098">
            <text:p>5098</text:p>
          </table:table-cell>
          <table:table-cell table:number-columns-repeated="2" office:value-type="float" office:value="5238">
            <text:p>5238</text:p>
          </table:table-cell>
          <table:table-cell office:value-type="float" office:value="5378">
            <text:p>5378</text:p>
          </table:table-cell>
          <table:table-cell office:value-type="float" office:value="12502">
            <text:p>1250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table:number-columns-repeated="2" office:value-type="float" office:value="7892">
            <text:p>7892</text:p>
          </table:table-cell>
          <table:table-cell table:number-columns-repeated="2" office:value-type="float" office:value="8032">
            <text:p>8032</text:p>
          </table:table-cell>
          <table:table-cell table:number-columns-repeated="12" office:value-type="float" office:value="8171">
            <text:p>8171</text:p>
          </table:table-cell>
          <table:table-cell table:number-columns-repeated="7" office:value-type="float" office:value="8172">
            <text:p>8172</text:p>
          </table:table-cell>
          <table:table-cell table:number-columns-repeated="29" office:value-type="float" office:value="8241">
            <text:p>8241</text:p>
          </table:table-cell>
          <table:table-cell table:number-columns-repeated="10" office:value-type="float" office:value="8242">
            <text:p>8242</text:p>
          </table:table-cell>
          <table:table-cell office:value-type="float" office:value="8311">
            <text:p>8311</text:p>
          </table:table-cell>
          <table:table-cell office:value-type="float" office:value="8381">
            <text:p>838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4807">
            <text:p>14807</text:p>
          </table:table-cell>
          <table:table-cell office:value-type="float" office:value="14946">
            <text:p>14946</text:p>
          </table:table-cell>
          <table:table-cell table:number-columns-repeated="2" office:value-type="float" office:value="15015">
            <text:p>15015</text:p>
          </table:table-cell>
          <table:table-cell table:number-columns-repeated="3" office:value-type="float" office:value="15016">
            <text:p>15016</text:p>
          </table:table-cell>
          <table:table-cell table:number-columns-repeated="11" office:value-type="float" office:value="15085">
            <text:p>15085</text:p>
          </table:table-cell>
          <table:table-cell table:number-columns-repeated="25" office:value-type="float" office:value="15086">
            <text:p>15086</text:p>
          </table:table-cell>
          <table:table-cell table:number-columns-repeated="4" office:value-type="float" office:value="15155">
            <text:p>15155</text:p>
          </table:table-cell>
          <table:table-cell table:number-columns-repeated="17" office:value-type="float" office:value="15156">
            <text:p>15156</text:p>
          </table:table-cell>
        </table:table-row>
      </table:table>
      <table:table table:name="STRCA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2">
          <table:table-cell>
            <draw:frame table:end-cell-address="STRCAT.F22" table:end-x="0.5551in" table:end-y="0.0531in" draw:z-index="0" draw:style-name="gr1" svg:width="5in" svg:height="3.7201in" svg:x="0in" svg:y="0.0524in">
              <draw:object draw:notify-on-update-of-ranges="Resultados.A4:Resultados.A13 Resultados.B4:Resultados.B13 Resultados.C4:Resultados.C13 Resultados.D4:Resultados.D13 Resultados.E4:Resultados.E13 Resultados.F4:Resultados.F13 Resultados.G4:Resultados.G13 Resultados.H4:Resultados.H13 Resultados.I4:Resultados.I13 Resultados.J4:Resultados.J13 Resultados.K4:Resultados.K13 Resultados.L4:Resultados.L13 Resultados.M4:Resultados.M13 Resultados.N4:Resultados.N13 Resultados.O4:Resultados.O13 Resultados.P4:Resultados.P13 Resultados.Q4:Resultados.Q13 Resultados.R4:Resultados.R13 Resultados.S4:Resultados.S13 Resultados.T4:Resultados.T13 Resultados.U4:Resultados.U13 Resultados.V4:Resultados.V13 Resultados.W4:Resultados.W13 Resultados.X4:Resultados.X13 Resultados.Y4:Resultados.Y13 Resultados.Z4:Resultados.Z13 Resultados.AA4:Resultados.AA13 Resultados.AB4:Resultados.AB13 Resultados.AC4:Resultados.AC13 Resultados.AD4:Resultados.AD13 Resultados.AE4:Resultados.AE13 Resultados.AF4:Resultados.AF13 Resultados.AG4:Resultados.AG13 Resultados.AH4:Resultados.AH13 Resultados.AI4:Resultados.AI13 Resultados.AJ4:Resultados.AJ13 Resultados.AK4:Resultados.AK13 Resultados.AL4:Resultados.AL13 Resultados.AM4:Resultados.AM13 Resultados.AN4:Resultados.AN13 Resultados.AO4:Resultados.AO13 Resultados.AP4:Resultados.AP13 Resultados.AQ4:Resultados.AQ13 Resultados.AR4:Resultados.AR13 Resultados.AS4:Resultados.AS13 Resultados.AT4:Resultados.AT13 Resultados.AU4:Resultados.AU13 Resultados.AV4:Resultados.AV13 Resultados.AW4:Resultados.AW13 Resultados.AX4:Resultados.AX13 Resultados.AY4:Resultados.AY13 Resultados.AZ4:Resultados.AZ13 Resultados.BA4:Resultados.BA13 Resultados.BB4:Resultados.BB13 Resultados.BC4:Resultados.BC13 Resultados.BD4:Resultados.BD13 Resultados.BE4:Resultados.BE13 Resultados.BF4:Resultados.BF13 Resultados.BG4:Resultados.BG13 Resultados.BH4:Resultados.BH13 Resultados.BI4:Resultados.BI13 Resultados.BJ4:Resultados.BJ13 Resultados.BK4:Resultados.BK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TRCAT.L22" table:end-x="0.1862in" table:end-y="0.0008in" draw:z-index="1" draw:style-name="gr1" svg:width="5in" svg:height="3.7201in" svg:x="0.5205in" svg:y="0in">
              <draw:object draw:notify-on-update-of-ranges="Resultados.A4:Resultados.A13 Resultados.B4:Resultados.B13 Resultados.C4:Resultados.C13 Resultados.D4:Resultados.D13 Resultados.E4:Resultados.E13 Resultados.F4:Resultados.F13 Resultados.G4:Resultados.G13 Resultados.H4:Resultados.H13 Resultados.I4:Resultados.I13 Resultados.J4:Resultados.J13 Resultados.K4:Resultados.K13 Resultados.L4:Resultados.L13 Resultados.M4:Resultados.M13 Resultados.N4:Resultados.N13 Resultados.O4:Resultados.O13 Resultados.P4:Resultados.P13 Resultados.Q4:Resultados.Q13 Resultados.R4:Resultados.R13 Resultados.S4:Resultados.S13 Resultados.T4:Resultados.T13 Resultados.U4:Resultados.U13 Resultados.V4:Resultados.V13 Resultados.W4:Resultados.W13 Resultados.X4:Resultados.X13 Resultados.Y4:Resultados.Y13 Resultados.Z4:Resultados.Z13 Resultados.AA4:Resultados.AA13 Resultados.AB4:Resultados.AB13 Resultados.AC4:Resultados.AC13 Resultados.AD4:Resultados.AD13 Resultados.AE4:Resultados.AE13 Resultados.AF4:Resultados.AF13 Resultados.AG4:Resultados.AG13 Resultados.AH4:Resultados.AH13 Resultados.AI4:Resultados.AI13 Resultados.AJ4:Resultados.AJ13 Resultados.AK4:Resultados.AK13 Resultados.AL4:Resultados.AL13 Resultados.AM4:Resultados.AM13 Resultados.AN4:Resultados.AN13 Resultados.AO4:Resultados.AO13 Resultados.AP4:Resultados.AP13 Resultados.AQ4:Resultados.AQ13 Resultados.AR4:Resultados.AR13 Resultados.AS4:Resultados.AS13 Resultados.AT4:Resultados.AT13 Resultados.AU4:Resultados.AU13 Resultados.AV4:Resultados.AV13 Resultados.AW4:Resultados.AW13 Resultados.AX4:Resultados.AX13 Resultados.AY4:Resultados.AY13 Resultados.AZ4:Resultados.AZ13 Resultados.BA4:Resultados.BA13 Resultados.BB4:Resultados.BB13 Resultados.BC4:Resultados.BC13 Resultados.BD4:Resultados.BD13 Resultados.BE4:Resultados.BE13 Resultados.BF4:Resultados.BF13 Resultados.BG4:Resultados.BG13 Resultados.BH4:Resultados.BH13 Resultados.BI4:Resultados.BI13 Resultados.BJ4:Resultados.BJ13 Resultados.BK4:Resultados.BK13 Resultados.BL4:Resultados.BL13 Resultados.BM4:Resultados.BM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X1STRCA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2">
          <table:table-cell>
            <draw:frame table:end-cell-address="X1STRCAT.F21" table:end-x="0.6197in" table:end-y="0.1378in" draw:z-index="0" draw:style-name="gr1" svg:width="5in" svg:height="3.6799in" svg:x="0.0646in" svg:y="0in">
              <draw:object draw:notify-on-update-of-ranges="Resultados.A17:Resultados.A22 Resultados.B17:Resultados.B22 Resultados.C17:Resultados.C22 Resultados.D17:Resultados.D22 Resultados.E17:Resultados.E22 Resultados.F17:Resultados.F22 Resultados.G17:Resultados.G22 Resultados.H17:Resultados.H22 Resultados.I17:Resultados.I22 Resultados.J17:Resultados.J22 Resultados.K17:Resultados.K22 Resultados.L17:Resultados.L22 Resultados.M17:Resultados.M22 Resultados.N17:Resultados.N22 Resultados.O17:Resultados.O22 Resultados.P17:Resultados.P22 Resultados.Q17:Resultados.Q22 Resultados.R17:Resultados.R22 Resultados.S17:Resultados.S22 Resultados.T17:Resultados.T22 Resultados.U17:Resultados.U22 Resultados.V17:Resultados.V22 Resultados.W17:Resultados.W22 Resultados.X17:Resultados.X22 Resultados.Y17:Resultados.Y22 Resultados.Z17:Resultados.Z22 Resultados.AA17:Resultados.AA22 Resultados.AB17:Resultados.AB22 Resultados.AC17:Resultados.AC22 Resultados.AD17:Resultados.AD22 Resultados.AE17:Resultados.AE22 Resultados.AF17:Resultados.AF22 Resultados.AG17:Resultados.AG22 Resultados.AH17:Resultados.AH22 Resultados.AI17:Resultados.AI22 Resultados.AJ17:Resultados.AJ22 Resultados.AK17:Resultados.AK22 Resultados.AL17:Resultados.AL22 Resultados.AM17:Resultados.AM22 Resultados.AN17:Resultados.AN22 Resultados.AO17:Resultados.AO22 Resultados.AP17:Resultados.AP22 Resultados.AQ17:Resultados.AQ22 Resultados.AR17:Resultados.AR22 Resultados.AS17:Resultados.AS22 Resultados.AT17:Resultados.AT22 Resultados.AU17:Resultados.AU22 Resultados.AV17:Resultados.AV22 Resultados.AW17:Resultados.AW22 Resultados.AX17:Resultados.AX22 Resultados.AY17:Resultados.AY22 Resultados.AZ17:Resultados.AZ22 Resultados.BA17:Resultados.BA22 Resultados.BB17:Resultados.BB22 Resultados.BC17:Resultados.BC22 Resultados.BD17:Resultados.BD22 Resultados.BE17:Resultados.BE22 Resultados.BF17:Resultados.BF22 Resultados.BG17:Resultados.BG22 Resultados.BH17:Resultados.BH22 Resultados.BI17:Resultados.BI22 Resultados.BJ17:Resultados.BJ22 Resultados.BK17:Resultados.BK22 Resultados.BL17:Resultados.BL22 Resultados.BM17:Resultados.BM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X1STRCAT.L21" table:end-x="0.5508in" table:end-y="0.1378in" draw:z-index="1" draw:style-name="gr1" svg:width="5in" svg:height="3.6799in" svg:x="0.885in" svg:y="0in">
              <draw:object draw:notify-on-update-of-ranges="Resultados.A17:Resultados.A26 Resultados.B17:Resultados.B26 Resultados.C17:Resultados.C26 Resultados.D17:Resultados.D26 Resultados.E17:Resultados.E26 Resultados.F17:Resultados.F26 Resultados.G17:Resultados.G26 Resultados.H17:Resultados.H26 Resultados.I17:Resultados.I26 Resultados.J17:Resultados.J26 Resultados.K17:Resultados.K26 Resultados.L17:Resultados.L26 Resultados.M17:Resultados.M26 Resultados.N17:Resultados.N26 Resultados.O17:Resultados.O26 Resultados.P17:Resultados.P26 Resultados.Q17:Resultados.Q26 Resultados.R17:Resultados.R26 Resultados.S17:Resultados.S26 Resultados.T17:Resultados.T26 Resultados.U17:Resultados.U26 Resultados.V17:Resultados.V26 Resultados.W17:Resultados.W26 Resultados.X17:Resultados.X26 Resultados.Y17:Resultados.Y26 Resultados.Z17:Resultados.Z26 Resultados.AA17:Resultados.AA26 Resultados.AB17:Resultados.AB26 Resultados.AC17:Resultados.AC26 Resultados.AD17:Resultados.AD26 Resultados.AE17:Resultados.AE26 Resultados.AF17:Resultados.AF26 Resultados.AG17:Resultados.AG26 Resultados.AH17:Resultados.AH26 Resultados.AI17:Resultados.AI26 Resultados.AJ17:Resultados.AJ26 Resultados.AK17:Resultados.AK26 Resultados.AL17:Resultados.AL26 Resultados.AM17:Resultados.AM26 Resultados.AN17:Resultados.AN26 Resultados.AO17:Resultados.AO26 Resultados.AP17:Resultados.AP26 Resultados.AQ17:Resultados.AQ26 Resultados.AR17:Resultados.AR26 Resultados.AS17:Resultados.AS26 Resultados.AT17:Resultados.AT26 Resultados.AU17:Resultados.AU26 Resultados.AV17:Resultados.AV26 Resultados.AW17:Resultados.AW26 Resultados.AX17:Resultados.AX26 Resultados.AY17:Resultados.AY26 Resultados.AZ17:Resultados.AZ26 Resultados.BA17:Resultados.BA26 Resultados.BB17:Resultados.BB26 Resultados.BC17:Resultados.BC26 Resultados.BD17:Resultados.BD26 Resultados.BE17:Resultados.BE26 Resultados.BF17:Resultados.BF26 Resultados.BG17:Resultados.BG26 Resultados.BH17:Resultados.BH26 Resultados.BI17:Resultados.BI26 Resultados.BJ17:Resultados.BJ26 Resultados.BK17:Resultados.BK26 Resultados.BL17:Resultados.BL26 Resultados.BM17:Resultados.BM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X2STRCA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2">
          <table:table-cell>
            <draw:frame table:end-cell-address="X2STRCAT.F22" table:end-x="0.5598in" table:end-y="0.0024in" draw:z-index="0" draw:style-name="gr1" svg:width="5in" svg:height="3.6799in" svg:x="0.0047in" svg:y="0.0417in">
              <draw:object draw:notify-on-update-of-ranges="Resultados.A30:Resultados.A39 Resultados.B30:Resultados.B39 Resultados.C30:Resultados.C39 Resultados.D30:Resultados.D39 Resultados.E30:Resultados.E39 Resultados.F30:Resultados.F39 Resultados.G30:Resultados.G39 Resultados.H30:Resultados.H39 Resultados.I30:Resultados.I39 Resultados.J30:Resultados.J39 Resultados.K30:Resultados.K39 Resultados.L30:Resultados.L39 Resultados.M30:Resultados.M39 Resultados.N30:Resultados.N39 Resultados.O30:Resultados.O39 Resultados.P30:Resultados.P39 Resultados.Q30:Resultados.Q39 Resultados.R30:Resultados.R39 Resultados.S30:Resultados.S39 Resultados.T30:Resultados.T39 Resultados.U30:Resultados.U39 Resultados.V30:Resultados.V39 Resultados.W30:Resultados.W39 Resultados.X30:Resultados.X39 Resultados.Y30:Resultados.Y39 Resultados.Z30:Resultados.Z39 Resultados.AA30:Resultados.AA39 Resultados.AB30:Resultados.AB39 Resultados.AC30:Resultados.AC39 Resultados.AD30:Resultados.AD39 Resultados.AE30:Resultados.AE39 Resultados.AF30:Resultados.AF39 Resultados.AG30:Resultados.AG39 Resultados.AH30:Resultados.AH39 Resultados.AI30:Resultados.AI39 Resultados.AJ30:Resultados.AJ39 Resultados.AK30:Resultados.AK39 Resultados.AL30:Resultados.AL39 Resultados.AM30:Resultados.AM39 Resultados.AN30:Resultados.AN39 Resultados.AO30:Resultados.AO39 Resultados.AP30:Resultados.AP39 Resultados.AQ30:Resultados.AQ39 Resultados.AR30:Resultados.AR39 Resultados.AS30:Resultados.AS39 Resultados.AT30:Resultados.AT39 Resultados.AU30:Resultados.AU39 Resultados.AV30:Resultados.AV39 Resultados.AW30:Resultados.AW39 Resultados.AX30:Resultados.AX39 Resultados.AY30:Resultados.AY39 Resultados.AZ30:Resultados.AZ39 Resultados.BA30:Resultados.BA39 Resultados.BB30:Resultados.BB39 Resultados.BC30:Resultados.BC39 Resultados.BD30:Resultados.BD39 Resultados.BE30:Resultados.BE39 Resultados.BF30:Resultados.BF39 Resultados.BG30:Resultados.BG39 Resultados.BH30:Resultados.BH39 Resultados.BI30:Resultados.BI39 Resultados.BJ30:Resultados.BJ39 Resultados.BK30:Resultados.BK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X2STRCAT.L21" table:end-x="0.5335in" table:end-y="0.1752in" draw:z-index="1" draw:style-name="gr1" svg:width="5in" svg:height="3.6799in" svg:x="0.8677in" svg:y="0.0374in">
              <draw:object draw:notify-on-update-of-ranges="Resultados.A30:Resultados.A39 Resultados.B30:Resultados.B39 Resultados.C30:Resultados.C39 Resultados.D30:Resultados.D39 Resultados.E30:Resultados.E39 Resultados.F30:Resultados.F39 Resultados.G30:Resultados.G39 Resultados.H30:Resultados.H39 Resultados.I30:Resultados.I39 Resultados.J30:Resultados.J39 Resultados.K30:Resultados.K39 Resultados.L30:Resultados.L39 Resultados.M30:Resultados.M39 Resultados.N30:Resultados.N39 Resultados.O30:Resultados.O39 Resultados.P30:Resultados.P39 Resultados.Q30:Resultados.Q39 Resultados.R30:Resultados.R39 Resultados.S30:Resultados.S39 Resultados.T30:Resultados.T39 Resultados.U30:Resultados.U39 Resultados.V30:Resultados.V39 Resultados.W30:Resultados.W39 Resultados.X30:Resultados.X39 Resultados.Y30:Resultados.Y39 Resultados.Z30:Resultados.Z39 Resultados.AA30:Resultados.AA39 Resultados.AB30:Resultados.AB39 Resultados.AC30:Resultados.AC39 Resultados.AD30:Resultados.AD39 Resultados.AE30:Resultados.AE39 Resultados.AF30:Resultados.AF39 Resultados.AG30:Resultados.AG39 Resultados.AH30:Resultados.AH39 Resultados.AI30:Resultados.AI39 Resultados.AJ30:Resultados.AJ39 Resultados.AK30:Resultados.AK39 Resultados.AL30:Resultados.AL39 Resultados.AM30:Resultados.AM39 Resultados.AN30:Resultados.AN39 Resultados.AO30:Resultados.AO39 Resultados.AP30:Resultados.AP39 Resultados.AQ30:Resultados.AQ39 Resultados.AR30:Resultados.AR39 Resultados.AS30:Resultados.AS39 Resultados.AT30:Resultados.AT39 Resultados.AU30:Resultados.AU39 Resultados.AV30:Resultados.AV39 Resultados.AW30:Resultados.AW39 Resultados.AX30:Resultados.AX39 Resultados.AY30:Resultados.AY39 Resultados.AZ30:Resultados.AZ39 Resultados.BA30:Resultados.BA39 Resultados.BB30:Resultados.BB39 Resultados.BC30:Resultados.BC39 Resultados.BD30:Resultados.BD39 Resultados.BE30:Resultados.BE39 Resultados.BF30:Resultados.BF39 Resultados.BG30:Resultados.BG39 Resultados.BH30:Resultados.BH39 Resultados.BI30:Resultados.BI39 Resultados.BJ30:Resultados.BJ39 Resultados.BK30:Resultados.BK39 Resultados.BL30:Resultados.BL39 Resultados.BM30:Resultados.BM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</table:table>
      <table:table table:name="XSTRCA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2">
          <table:table-cell>
            <draw:frame table:end-cell-address="XSTRCAT.F22" table:end-x="0.5551in" table:end-y="0.0024in" draw:z-index="0" draw:style-name="gr1" svg:width="5in" svg:height="3.6799in" svg:x="0in" svg:y="0.0417in">
              <draw:object draw:notify-on-update-of-ranges="Resultados.A43:Resultados.A52 Resultados.B43:Resultados.B52 Resultados.C43:Resultados.C52 Resultados.D43:Resultados.D52 Resultados.E43:Resultados.E52 Resultados.F43:Resultados.F52 Resultados.G43:Resultados.G52 Resultados.H43:Resultados.H52 Resultados.I43:Resultados.I52 Resultados.J43:Resultados.J52 Resultados.K43:Resultados.K52 Resultados.L43:Resultados.L52 Resultados.M43:Resultados.M52 Resultados.N43:Resultados.N52 Resultados.O43:Resultados.O52 Resultados.P43:Resultados.P52 Resultados.Q43:Resultados.Q52 Resultados.R43:Resultados.R52 Resultados.S43:Resultados.S52 Resultados.T43:Resultados.T52 Resultados.U43:Resultados.U52 Resultados.V43:Resultados.V52 Resultados.W43:Resultados.W52 Resultados.X43:Resultados.X52 Resultados.Y43:Resultados.Y52 Resultados.Z43:Resultados.Z52 Resultados.AA43:Resultados.AA52 Resultados.AB43:Resultados.AB52 Resultados.AC43:Resultados.AC52 Resultados.AD43:Resultados.AD52 Resultados.AE43:Resultados.AE52 Resultados.AF43:Resultados.AF52 Resultados.AG43:Resultados.AG52 Resultados.AH43:Resultados.AH52 Resultados.AI43:Resultados.AI52 Resultados.AJ43:Resultados.AJ52 Resultados.AK43:Resultados.AK52 Resultados.AL43:Resultados.AL52 Resultados.AM43:Resultados.AM52 Resultados.AN43:Resultados.AN52 Resultados.AO43:Resultados.AO52 Resultados.AP43:Resultados.AP52 Resultados.AQ43:Resultados.AQ52 Resultados.AR43:Resultados.AR52 Resultados.AS43:Resultados.AS52 Resultados.AT43:Resultados.AT52 Resultados.AU43:Resultados.AU52 Resultados.AV43:Resultados.AV52 Resultados.AW43:Resultados.AW52 Resultados.AX43:Resultados.AX52 Resultados.AY43:Resultados.AY52 Resultados.AZ43:Resultados.AZ52 Resultados.BA43:Resultados.BA52 Resultados.BB43:Resultados.BB52 Resultados.BC43:Resultados.BC52 Resultados.BD43:Resultados.BD52 Resultados.BE43:Resultados.BE52 Resultados.BF43:Resultados.BF52 Resultados.BG43:Resultados.BG52 Resultados.BH43:Resultados.BH52 Resultados.BI43:Resultados.BI52 Resultados.BJ43:Resultados.BJ5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XSTRCAT.L21" table:end-x="0.2516in" table:end-y="0.1378in" draw:z-index="1" draw:style-name="gr1" svg:width="5in" svg:height="3.6799in" svg:x="0.5858in" svg:y="0in">
              <draw:object draw:notify-on-update-of-ranges="Resultados.A43:Resultados.A52 Resultados.B43:Resultados.B52 Resultados.C43:Resultados.C52 Resultados.D43:Resultados.D52 Resultados.E43:Resultados.E52 Resultados.F43:Resultados.F52 Resultados.G43:Resultados.G52 Resultados.H43:Resultados.H52 Resultados.I43:Resultados.I52 Resultados.J43:Resultados.J52 Resultados.K43:Resultados.K52 Resultados.L43:Resultados.L52 Resultados.M43:Resultados.M52 Resultados.N43:Resultados.N52 Resultados.O43:Resultados.O52 Resultados.P43:Resultados.P52 Resultados.Q43:Resultados.Q52 Resultados.R43:Resultados.R52 Resultados.S43:Resultados.S52 Resultados.T43:Resultados.T52 Resultados.U43:Resultados.U52 Resultados.V43:Resultados.V52 Resultados.W43:Resultados.W52 Resultados.X43:Resultados.X52 Resultados.Y43:Resultados.Y52 Resultados.Z43:Resultados.Z52 Resultados.AA43:Resultados.AA52 Resultados.AB43:Resultados.AB52 Resultados.AC43:Resultados.AC52 Resultados.AD43:Resultados.AD52 Resultados.AE43:Resultados.AE52 Resultados.AF43:Resultados.AF52 Resultados.AG43:Resultados.AG52 Resultados.AH43:Resultados.AH52 Resultados.AI43:Resultados.AI52 Resultados.AJ43:Resultados.AJ52 Resultados.AK43:Resultados.AK52 Resultados.AL43:Resultados.AL52 Resultados.AM43:Resultados.AM52 Resultados.AN43:Resultados.AN52 Resultados.AO43:Resultados.AO52 Resultados.AP43:Resultados.AP52 Resultados.AQ43:Resultados.AQ52 Resultados.AR43:Resultados.AR52 Resultados.AS43:Resultados.AS52 Resultados.AT43:Resultados.AT52 Resultados.AU43:Resultados.AU52 Resultados.AV43:Resultados.AV52 Resultados.AW43:Resultados.AW52 Resultados.AX43:Resultados.AX52 Resultados.AY43:Resultados.AY52 Resultados.AZ43:Resultados.AZ52 Resultados.BA43:Resultados.BA52 Resultados.BB43:Resultados.BB52 Resultados.BC43:Resultados.BC52 Resultados.BD43:Resultados.BD52 Resultados.BE43:Resultados.BE52 Resultados.BF43:Resultados.BF52 Resultados.BG43:Resultados.BG52 Resultados.BH43:Resultados.BH52 Resultados.BI43:Resultados.BI52 Resultados.BJ43:Resultados.BJ52 Resultados.BK43:Resultados.BK52 Resultados.BL43:Resultados.BL52 Resultados.BM43:Resultados.BM5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</table:table>
      <table:table table:name="ASTRCA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2">
          <table:table-cell>
            <draw:frame table:end-cell-address="ASTRCAT.F21" table:end-x="0.8134in" table:end-y="0.1772in" draw:z-index="0" draw:style-name="gr1" svg:width="5.2583in" svg:height="3.6776in" svg:x="0in" svg:y="0.0417in">
              <draw:object draw:notify-on-update-of-ranges="Resultados.A56:Resultados.A65 Resultados.B56:Resultados.B65 Resultados.C56:Resultados.C65 Resultados.D56:Resultados.D65 Resultados.E56:Resultados.E65 Resultados.F56:Resultados.F65 Resultados.G56:Resultados.G65 Resultados.H56:Resultados.H65 Resultados.I56:Resultados.I65 Resultados.J56:Resultados.J65 Resultados.K56:Resultados.K65 Resultados.L56:Resultados.L65 Resultados.M56:Resultados.M65 Resultados.N56:Resultados.N65 Resultados.O56:Resultados.O65 Resultados.P56:Resultados.P65 Resultados.Q56:Resultados.Q65 Resultados.R56:Resultados.R65 Resultados.S56:Resultados.S65 Resultados.T56:Resultados.T65 Resultados.U56:Resultados.U65 Resultados.V56:Resultados.V65 Resultados.W56:Resultados.W65 Resultados.X56:Resultados.X65 Resultados.Y56:Resultados.Y65 Resultados.Z56:Resultados.Z65 Resultados.AA56:Resultados.AA65 Resultados.AB56:Resultados.AB65 Resultados.AC56:Resultados.AC65 Resultados.AD56:Resultados.AD65 Resultados.AE56:Resultados.AE65 Resultados.AF56:Resultados.AF65 Resultados.AG56:Resultados.AG65 Resultados.AH56:Resultados.AH65 Resultados.AI56:Resultados.AI65 Resultados.AJ56:Resultados.AJ65 Resultados.AK56:Resultados.AK65 Resultados.AL56:Resultados.AL65 Resultados.AM56:Resultados.AM65 Resultados.AN56:Resultados.AN65 Resultados.AO56:Resultados.AO65 Resultados.AP56:Resultados.AP65 Resultados.AQ56:Resultados.AQ65 Resultados.AR56:Resultados.AR65 Resultados.AS56:Resultados.AS65 Resultados.AT56:Resultados.AT65 Resultados.AU56:Resultados.AU65 Resultados.AV56:Resultados.AV65 Resultados.AW56:Resultados.AW65 Resultados.AX56:Resultados.AX65 Resultados.AY56:Resultados.AY65 Resultados.AZ56:Resultados.AZ65 Resultados.BA56:Resultados.BA65 Resultados.BB56:Resultados.BB65 Resultados.BC56:Resultados.BC65 Resultados.BD56:Resultados.BD65 Resultados.BE56:Resultados.BE65 Resultados.BF56:Resultados.BF65 Resultados.BG56:Resultados.BG65 Resultados.BH56:Resultados.BH65 Resultados.BI56:Resultados.BI65 Resultados.BJ56:Resultados.BJ65 Resultados.BK56:Resultados.BK65 Resultados.BL56:Resultados.BL65 Resultados.BM56:Resultados.BM6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ASTRCAT.L21" table:end-x="0.4535in" table:end-y="0.1378in" draw:z-index="1" draw:style-name="gr1" svg:width="5in" svg:height="3.6799in" svg:x="0.7878in" svg:y="0in">
              <draw:object draw:notify-on-update-of-ranges="Resultados.A56:Resultados.A65 Resultados.B56:Resultados.B65 Resultados.C56:Resultados.C65 Resultados.D56:Resultados.D65 Resultados.E56:Resultados.E65 Resultados.F56:Resultados.F65 Resultados.G56:Resultados.G65 Resultados.H56:Resultados.H65 Resultados.I56:Resultados.I65 Resultados.J56:Resultados.J65 Resultados.K56:Resultados.K65 Resultados.L56:Resultados.L65 Resultados.M56:Resultados.M65 Resultados.N56:Resultados.N65 Resultados.O56:Resultados.O65 Resultados.P56:Resultados.P65 Resultados.Q56:Resultados.Q65 Resultados.R56:Resultados.R65 Resultados.S56:Resultados.S65 Resultados.T56:Resultados.T65 Resultados.U56:Resultados.U65 Resultados.V56:Resultados.V65 Resultados.W56:Resultados.W65 Resultados.X56:Resultados.X65 Resultados.Y56:Resultados.Y65 Resultados.Z56:Resultados.Z65 Resultados.AA56:Resultados.AA65 Resultados.AB56:Resultados.AB65 Resultados.AC56:Resultados.AC65 Resultados.AD56:Resultados.AD65 Resultados.AE56:Resultados.AE65 Resultados.AF56:Resultados.AF65 Resultados.AG56:Resultados.AG65 Resultados.AH56:Resultados.AH65 Resultados.AI56:Resultados.AI65 Resultados.AJ56:Resultados.AJ65 Resultados.AK56:Resultados.AK65 Resultados.AL56:Resultados.AL65 Resultados.AM56:Resultados.AM65 Resultados.AN56:Resultados.AN65 Resultados.AO56:Resultados.AO65 Resultados.AP56:Resultados.AP65 Resultados.AQ56:Resultados.AQ65 Resultados.AR56:Resultados.AR65 Resultados.AS56:Resultados.AS65 Resultados.AT56:Resultados.AT65 Resultados.AU56:Resultados.AU65 Resultados.AV56:Resultados.AV65 Resultados.AW56:Resultados.AW65 Resultados.AX56:Resultados.AX65 Resultados.AY56:Resultados.AY65 Resultados.AZ56:Resultados.AZ65 Resultados.BA56:Resultados.BA65 Resultados.BB56:Resultados.BB65 Resultados.BC56:Resultados.BC65 Resultados.BD56:Resultados.BD65 Resultados.BE56:Resultados.BE65 Resultados.BF56:Resultados.BF65 Resultados.BG56:Resultados.BG65 Resultados.BH56:Resultados.BH65 Resultados.BI56:Resultados.BI6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5/09/2010</text:date>, <text:time>17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09T17:13:44</dc:date>
    <dc:creator>Nuno Cancelo</dc:creator>
    <meta:generator>OpenOffice.org/3.1$Linux OpenOffice.org_project/310m19$Build-9420</meta:generator>
    <meta:editing-duration>PT02H22M42S</meta:editing-duration>
    <meta:editing-cycles>10</meta:editing-cycles>
    <meta:document-statistic meta:table-count="6" meta:cell-count="327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45cm" chart:class="chart:line" chart:style-name="ch1">
        <chart:title svg:x="2.685cm" svg:y="0.19cm" chart:style-name="ch2">
          <text:p>Gráfico de Performance de Execução</text:p>
        </chart:title>
        <chart:subtitle svg:x="5.49cm" svg:y="0.882cm" chart:style-name="ch3">
          <text:p>'STRCAT'</text:p>
        </chart:subtitle>
        <chart:plot-area chart:style-name="ch4" table:cell-range-address="Resultados.A4:Resultados.BK13" chart:data-source-has-labels="column" svg:x="0.307cm" svg:y="1.522cm" svg:width="12.14cm" svg:height="7.751cm">
          <chart:axis chart:dimension="x" chart:name="primary-x" chart:style-name="ch5">
            <chart:title svg:x="4.44cm" svg:y="8.89cm" chart:style-name="ch6">
              <text:p>Tamanho de Strings [em bytes]</text:p>
            </chart:title>
            <chart:categories table:cell-range-address="Resultados.A4:Resultados.A13"/>
          </chart:axis>
          <chart:axis chart:dimension="y" chart:name="primary-y" chart:style-name="ch5">
            <chart:title svg:x="0.255cm" svg:y="8.101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4:Resultados.B13" chart:class="chart:line">
            <chart:data-point chart:repeated="10"/>
          </chart:series>
          <chart:series chart:style-name="ch10" chart:values-cell-range-address="Resultados.C4:Resultados.C13" chart:class="chart:line">
            <chart:data-point chart:repeated="10"/>
          </chart:series>
          <chart:series chart:style-name="ch11" chart:values-cell-range-address="Resultados.D4:Resultados.D13" chart:class="chart:line">
            <chart:data-point chart:repeated="10"/>
          </chart:series>
          <chart:series chart:style-name="ch12" chart:values-cell-range-address="Resultados.E4:Resultados.E13" chart:class="chart:line">
            <chart:data-point chart:repeated="10"/>
          </chart:series>
          <chart:series chart:style-name="ch13" chart:values-cell-range-address="Resultados.F4:Resultados.F13" chart:class="chart:line">
            <chart:data-point chart:repeated="10"/>
          </chart:series>
          <chart:series chart:style-name="ch14" chart:values-cell-range-address="Resultados.G4:Resultados.G13" chart:class="chart:line">
            <chart:data-point chart:repeated="10"/>
          </chart:series>
          <chart:series chart:style-name="ch15" chart:values-cell-range-address="Resultados.H4:Resultados.H13" chart:class="chart:line">
            <chart:data-point chart:repeated="10"/>
          </chart:series>
          <chart:series chart:style-name="ch16" chart:values-cell-range-address="Resultados.I4:Resultados.I13" chart:class="chart:line">
            <chart:data-point chart:repeated="10"/>
          </chart:series>
          <chart:series chart:style-name="ch17" chart:values-cell-range-address="Resultados.J4:Resultados.J13" chart:class="chart:line">
            <chart:data-point chart:repeated="10"/>
          </chart:series>
          <chart:series chart:style-name="ch18" chart:values-cell-range-address="Resultados.K4:Resultados.K13" chart:class="chart:line">
            <chart:data-point chart:repeated="10"/>
          </chart:series>
          <chart:series chart:style-name="ch19" chart:values-cell-range-address="Resultados.L4:Resultados.L13" chart:class="chart:line">
            <chart:data-point chart:repeated="10"/>
          </chart:series>
          <chart:series chart:style-name="ch20" chart:values-cell-range-address="Resultados.M4:Resultados.M13" chart:class="chart:line">
            <chart:data-point chart:repeated="10"/>
          </chart:series>
          <chart:series chart:style-name="ch21" chart:values-cell-range-address="Resultados.N4:Resultados.N13" chart:class="chart:line">
            <chart:data-point chart:repeated="10"/>
          </chart:series>
          <chart:series chart:style-name="ch22" chart:values-cell-range-address="Resultados.O4:Resultados.O13" chart:class="chart:line">
            <chart:data-point chart:repeated="10"/>
          </chart:series>
          <chart:series chart:style-name="ch23" chart:values-cell-range-address="Resultados.P4:Resultados.P13" chart:class="chart:line">
            <chart:data-point chart:repeated="10"/>
          </chart:series>
          <chart:series chart:style-name="ch24" chart:values-cell-range-address="Resultados.Q4:Resultados.Q13" chart:class="chart:line">
            <chart:data-point chart:repeated="10"/>
          </chart:series>
          <chart:series chart:style-name="ch25" chart:values-cell-range-address="Resultados.R4:Resultados.R13" chart:class="chart:line">
            <chart:data-point chart:repeated="10"/>
          </chart:series>
          <chart:series chart:style-name="ch26" chart:values-cell-range-address="Resultados.S4:Resultados.S13" chart:class="chart:line">
            <chart:data-point chart:repeated="10"/>
          </chart:series>
          <chart:series chart:style-name="ch27" chart:values-cell-range-address="Resultados.T4:Resultados.T13" chart:class="chart:line">
            <chart:data-point chart:repeated="10"/>
          </chart:series>
          <chart:series chart:style-name="ch28" chart:values-cell-range-address="Resultados.U4:Resultados.U13" chart:class="chart:line">
            <chart:data-point chart:repeated="10"/>
          </chart:series>
          <chart:series chart:style-name="ch29" chart:values-cell-range-address="Resultados.V4:Resultados.V13" chart:class="chart:line">
            <chart:data-point chart:repeated="10"/>
          </chart:series>
          <chart:series chart:style-name="ch30" chart:values-cell-range-address="Resultados.W4:Resultados.W13" chart:class="chart:line">
            <chart:data-point chart:repeated="10"/>
          </chart:series>
          <chart:series chart:style-name="ch31" chart:values-cell-range-address="Resultados.X4:Resultados.X13" chart:class="chart:line">
            <chart:data-point chart:repeated="10"/>
          </chart:series>
          <chart:series chart:style-name="ch32" chart:values-cell-range-address="Resultados.Y4:Resultados.Y13" chart:class="chart:line">
            <chart:data-point chart:repeated="10"/>
          </chart:series>
          <chart:series chart:style-name="ch9" chart:values-cell-range-address="Resultados.Z4:Resultados.Z13" chart:class="chart:line">
            <chart:data-point chart:repeated="10"/>
          </chart:series>
          <chart:series chart:style-name="ch10" chart:values-cell-range-address="Resultados.AA4:Resultados.AA13" chart:class="chart:line">
            <chart:data-point chart:repeated="10"/>
          </chart:series>
          <chart:series chart:style-name="ch11" chart:values-cell-range-address="Resultados.AB4:Resultados.AB13" chart:class="chart:line">
            <chart:data-point chart:repeated="10"/>
          </chart:series>
          <chart:series chart:style-name="ch12" chart:values-cell-range-address="Resultados.AC4:Resultados.AC13" chart:class="chart:line">
            <chart:data-point chart:repeated="10"/>
          </chart:series>
          <chart:series chart:style-name="ch13" chart:values-cell-range-address="Resultados.AD4:Resultados.AD13" chart:class="chart:line">
            <chart:data-point chart:repeated="10"/>
          </chart:series>
          <chart:series chart:style-name="ch14" chart:values-cell-range-address="Resultados.AE4:Resultados.AE13" chart:class="chart:line">
            <chart:data-point chart:repeated="10"/>
          </chart:series>
          <chart:series chart:style-name="ch15" chart:values-cell-range-address="Resultados.AF4:Resultados.AF13" chart:class="chart:line">
            <chart:data-point chart:repeated="10"/>
          </chart:series>
          <chart:series chart:style-name="ch16" chart:values-cell-range-address="Resultados.AG4:Resultados.AG13" chart:class="chart:line">
            <chart:data-point chart:repeated="10"/>
          </chart:series>
          <chart:series chart:style-name="ch17" chart:values-cell-range-address="Resultados.AH4:Resultados.AH13" chart:class="chart:line">
            <chart:data-point chart:repeated="10"/>
          </chart:series>
          <chart:series chart:style-name="ch18" chart:values-cell-range-address="Resultados.AI4:Resultados.AI13" chart:class="chart:line">
            <chart:data-point chart:repeated="10"/>
          </chart:series>
          <chart:series chart:style-name="ch19" chart:values-cell-range-address="Resultados.AJ4:Resultados.AJ13" chart:class="chart:line">
            <chart:data-point chart:repeated="10"/>
          </chart:series>
          <chart:series chart:style-name="ch20" chart:values-cell-range-address="Resultados.AK4:Resultados.AK13" chart:class="chart:line">
            <chart:data-point chart:repeated="10"/>
          </chart:series>
          <chart:series chart:style-name="ch21" chart:values-cell-range-address="Resultados.AL4:Resultados.AL13" chart:class="chart:line">
            <chart:data-point chart:repeated="10"/>
          </chart:series>
          <chart:series chart:style-name="ch22" chart:values-cell-range-address="Resultados.AM4:Resultados.AM13" chart:class="chart:line">
            <chart:data-point chart:repeated="10"/>
          </chart:series>
          <chart:series chart:style-name="ch23" chart:values-cell-range-address="Resultados.AN4:Resultados.AN13" chart:class="chart:line">
            <chart:data-point chart:repeated="10"/>
          </chart:series>
          <chart:series chart:style-name="ch24" chart:values-cell-range-address="Resultados.AO4:Resultados.AO13" chart:class="chart:line">
            <chart:data-point chart:repeated="10"/>
          </chart:series>
          <chart:series chart:style-name="ch25" chart:values-cell-range-address="Resultados.AP4:Resultados.AP13" chart:class="chart:line">
            <chart:data-point chart:repeated="10"/>
          </chart:series>
          <chart:series chart:style-name="ch26" chart:values-cell-range-address="Resultados.AQ4:Resultados.AQ13" chart:class="chart:line">
            <chart:data-point chart:repeated="10"/>
          </chart:series>
          <chart:series chart:style-name="ch27" chart:values-cell-range-address="Resultados.AR4:Resultados.AR13" chart:class="chart:line">
            <chart:data-point chart:repeated="10"/>
          </chart:series>
          <chart:series chart:style-name="ch28" chart:values-cell-range-address="Resultados.AS4:Resultados.AS13" chart:class="chart:line">
            <chart:data-point chart:repeated="10"/>
          </chart:series>
          <chart:series chart:style-name="ch29" chart:values-cell-range-address="Resultados.AT4:Resultados.AT13" chart:class="chart:line">
            <chart:data-point chart:repeated="10"/>
          </chart:series>
          <chart:series chart:style-name="ch30" chart:values-cell-range-address="Resultados.AU4:Resultados.AU13" chart:class="chart:line">
            <chart:data-point chart:repeated="10"/>
          </chart:series>
          <chart:series chart:style-name="ch31" chart:values-cell-range-address="Resultados.AV4:Resultados.AV13" chart:class="chart:line">
            <chart:data-point chart:repeated="10"/>
          </chart:series>
          <chart:series chart:style-name="ch32" chart:values-cell-range-address="Resultados.AW4:Resultados.AW13" chart:class="chart:line">
            <chart:data-point chart:repeated="10"/>
          </chart:series>
          <chart:series chart:style-name="ch9" chart:values-cell-range-address="Resultados.AX4:Resultados.AX13" chart:class="chart:line">
            <chart:data-point chart:repeated="10"/>
          </chart:series>
          <chart:series chart:style-name="ch10" chart:values-cell-range-address="Resultados.AY4:Resultados.AY13" chart:class="chart:line">
            <chart:data-point chart:repeated="10"/>
          </chart:series>
          <chart:series chart:style-name="ch11" chart:values-cell-range-address="Resultados.AZ4:Resultados.AZ13" chart:class="chart:line">
            <chart:data-point chart:repeated="10"/>
          </chart:series>
          <chart:series chart:style-name="ch12" chart:values-cell-range-address="Resultados.BA4:Resultados.BA13" chart:class="chart:line">
            <chart:data-point chart:repeated="10"/>
          </chart:series>
          <chart:series chart:style-name="ch13" chart:values-cell-range-address="Resultados.BB4:Resultados.BB13" chart:class="chart:line">
            <chart:data-point chart:repeated="10"/>
          </chart:series>
          <chart:series chart:style-name="ch14" chart:values-cell-range-address="Resultados.BC4:Resultados.BC13" chart:class="chart:line">
            <chart:data-point chart:repeated="10"/>
          </chart:series>
          <chart:series chart:style-name="ch15" chart:values-cell-range-address="Resultados.BD4:Resultados.BD13" chart:class="chart:line">
            <chart:data-point chart:repeated="10"/>
          </chart:series>
          <chart:series chart:style-name="ch16" chart:values-cell-range-address="Resultados.BE4:Resultados.BE13" chart:class="chart:line">
            <chart:data-point chart:repeated="10"/>
          </chart:series>
          <chart:series chart:style-name="ch17" chart:values-cell-range-address="Resultados.BF4:Resultados.BF13" chart:class="chart:line">
            <chart:data-point chart:repeated="10"/>
          </chart:series>
          <chart:series chart:style-name="ch18" chart:values-cell-range-address="Resultados.BG4:Resultados.BG13" chart:class="chart:line">
            <chart:data-point chart:repeated="10"/>
          </chart:series>
          <chart:series chart:style-name="ch19" chart:values-cell-range-address="Resultados.BH4:Resultados.BH13" chart:class="chart:line">
            <chart:data-point chart:repeated="10"/>
          </chart:series>
          <chart:series chart:style-name="ch20" chart:values-cell-range-address="Resultados.BI4:Resultados.BI13" chart:class="chart:line">
            <chart:data-point chart:repeated="10"/>
          </chart:series>
          <chart:series chart:style-name="ch21" chart:values-cell-range-address="Resultados.BJ4:Resultados.BJ13" chart:class="chart:line">
            <chart:data-point chart:repeated="10"/>
          </chart:series>
          <chart:series chart:style-name="ch22" chart:values-cell-range-address="Resultados.BK4:Resultados.BK13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</table:table-row>
          </table:table-header-rows>
          <table:table-rows>
            <table:table-row>
              <table:table-cell office:value-type="string">
                <text:p text:id="Resultados.A4:Resultados.A13">16</text:p>
              </table:table-cell>
              <table:table-cell office:value-type="float" office:value="1886">
                <text:p text:id="Resultados.B4:Resultados.B13">1886</text:p>
              </table:table-cell>
              <table:table-cell office:value-type="float" office:value="2165">
                <text:p text:id="Resultados.C4:Resultados.C13">2165</text:p>
              </table:table-cell>
              <table:table-cell office:value-type="float" office:value="2165">
                <text:p text:id="Resultados.D4:Resultados.D13">2165</text:p>
              </table:table-cell>
              <table:table-cell office:value-type="float" office:value="2165">
                <text:p text:id="Resultados.E4:Resultados.E13">2165</text:p>
              </table:table-cell>
              <table:table-cell office:value-type="float" office:value="2165">
                <text:p text:id="Resultados.F4:Resultados.F13">2165</text:p>
              </table:table-cell>
              <table:table-cell office:value-type="float" office:value="2165">
                <text:p text:id="Resultados.G4:Resultados.G13">2165</text:p>
              </table:table-cell>
              <table:table-cell office:value-type="float" office:value="2165">
                <text:p text:id="Resultados.H4:Resultados.H13">2165</text:p>
              </table:table-cell>
              <table:table-cell office:value-type="float" office:value="2165">
                <text:p text:id="Resultados.I4:Resultados.I13">2165</text:p>
              </table:table-cell>
              <table:table-cell office:value-type="float" office:value="2165">
                <text:p text:id="Resultados.J4:Resultados.J13">2165</text:p>
              </table:table-cell>
              <table:table-cell office:value-type="float" office:value="2165">
                <text:p text:id="Resultados.K4:Resultados.K13">2165</text:p>
              </table:table-cell>
              <table:table-cell office:value-type="float" office:value="2165">
                <text:p text:id="Resultados.L4:Resultados.L13">2165</text:p>
              </table:table-cell>
              <table:table-cell office:value-type="float" office:value="2165">
                <text:p text:id="Resultados.M4:Resultados.M13">2165</text:p>
              </table:table-cell>
              <table:table-cell office:value-type="float" office:value="2165">
                <text:p text:id="Resultados.N4:Resultados.N13">2165</text:p>
              </table:table-cell>
              <table:table-cell office:value-type="float" office:value="2165">
                <text:p text:id="Resultados.O4:Resultados.O13">2165</text:p>
              </table:table-cell>
              <table:table-cell office:value-type="float" office:value="2165">
                <text:p text:id="Resultados.P4:Resultados.P13">2165</text:p>
              </table:table-cell>
              <table:table-cell office:value-type="float" office:value="2166">
                <text:p text:id="Resultados.Q4:Resultados.Q13">2166</text:p>
              </table:table-cell>
              <table:table-cell office:value-type="float" office:value="2166">
                <text:p text:id="Resultados.R4:Resultados.R13">2166</text:p>
              </table:table-cell>
              <table:table-cell office:value-type="float" office:value="2166">
                <text:p text:id="Resultados.S4:Resultados.S13">2166</text:p>
              </table:table-cell>
              <table:table-cell office:value-type="float" office:value="2234">
                <text:p text:id="Resultados.T4:Resultados.T13">2234</text:p>
              </table:table-cell>
              <table:table-cell office:value-type="float" office:value="2234">
                <text:p text:id="Resultados.U4:Resultados.U13">2234</text:p>
              </table:table-cell>
              <table:table-cell office:value-type="float" office:value="2234">
                <text:p text:id="Resultados.V4:Resultados.V13">2234</text:p>
              </table:table-cell>
              <table:table-cell office:value-type="float" office:value="2234">
                <text:p text:id="Resultados.W4:Resultados.W13">2234</text:p>
              </table:table-cell>
              <table:table-cell office:value-type="float" office:value="2234">
                <text:p text:id="Resultados.X4:Resultados.X13">2234</text:p>
              </table:table-cell>
              <table:table-cell office:value-type="float" office:value="2234">
                <text:p text:id="Resultados.Y4:Resultados.Y13">2234</text:p>
              </table:table-cell>
              <table:table-cell office:value-type="float" office:value="2235">
                <text:p text:id="Resultados.Z4:Resultados.Z13">2235</text:p>
              </table:table-cell>
              <table:table-cell office:value-type="float" office:value="2235">
                <text:p text:id="Resultados.AA4:Resultados.AA13">2235</text:p>
              </table:table-cell>
              <table:table-cell office:value-type="float" office:value="2235">
                <text:p text:id="Resultados.AB4:Resultados.AB13">2235</text:p>
              </table:table-cell>
              <table:table-cell office:value-type="float" office:value="2235">
                <text:p text:id="Resultados.AC4:Resultados.AC13">2235</text:p>
              </table:table-cell>
              <table:table-cell office:value-type="float" office:value="2235">
                <text:p text:id="Resultados.AD4:Resultados.AD13">2235</text:p>
              </table:table-cell>
              <table:table-cell office:value-type="float" office:value="2235">
                <text:p text:id="Resultados.AE4:Resultados.AE13">2235</text:p>
              </table:table-cell>
              <table:table-cell office:value-type="float" office:value="2235">
                <text:p text:id="Resultados.AF4:Resultados.AF13">2235</text:p>
              </table:table-cell>
              <table:table-cell office:value-type="float" office:value="2235">
                <text:p text:id="Resultados.AG4:Resultados.AG13">2235</text:p>
              </table:table-cell>
              <table:table-cell office:value-type="float" office:value="2235">
                <text:p text:id="Resultados.AH4:Resultados.AH13">2235</text:p>
              </table:table-cell>
              <table:table-cell office:value-type="float" office:value="2235">
                <text:p text:id="Resultados.AI4:Resultados.AI13">2235</text:p>
              </table:table-cell>
              <table:table-cell office:value-type="float" office:value="2235">
                <text:p text:id="Resultados.AJ4:Resultados.AJ13">2235</text:p>
              </table:table-cell>
              <table:table-cell office:value-type="float" office:value="2235">
                <text:p text:id="Resultados.AK4:Resultados.AK13">2235</text:p>
              </table:table-cell>
              <table:table-cell office:value-type="float" office:value="2235">
                <text:p text:id="Resultados.AL4:Resultados.AL13">2235</text:p>
              </table:table-cell>
              <table:table-cell office:value-type="float" office:value="2235">
                <text:p text:id="Resultados.AM4:Resultados.AM13">2235</text:p>
              </table:table-cell>
              <table:table-cell office:value-type="float" office:value="2235">
                <text:p text:id="Resultados.AN4:Resultados.AN13">2235</text:p>
              </table:table-cell>
              <table:table-cell office:value-type="float" office:value="2235">
                <text:p text:id="Resultados.AO4:Resultados.AO13">2235</text:p>
              </table:table-cell>
              <table:table-cell office:value-type="float" office:value="2235">
                <text:p text:id="Resultados.AP4:Resultados.AP13">2235</text:p>
              </table:table-cell>
              <table:table-cell office:value-type="float" office:value="2235">
                <text:p text:id="Resultados.AQ4:Resultados.AQ13">2235</text:p>
              </table:table-cell>
              <table:table-cell office:value-type="float" office:value="2235">
                <text:p text:id="Resultados.AR4:Resultados.AR13">2235</text:p>
              </table:table-cell>
              <table:table-cell office:value-type="float" office:value="2235">
                <text:p text:id="Resultados.AS4:Resultados.AS13">2235</text:p>
              </table:table-cell>
              <table:table-cell office:value-type="float" office:value="2235">
                <text:p text:id="Resultados.AT4:Resultados.AT13">2235</text:p>
              </table:table-cell>
              <table:table-cell office:value-type="float" office:value="2235">
                <text:p text:id="Resultados.AU4:Resultados.AU13">2235</text:p>
              </table:table-cell>
              <table:table-cell office:value-type="float" office:value="2235">
                <text:p text:id="Resultados.AV4:Resultados.AV13">2235</text:p>
              </table:table-cell>
              <table:table-cell office:value-type="float" office:value="2235">
                <text:p text:id="Resultados.AW4:Resultados.AW13">2235</text:p>
              </table:table-cell>
              <table:table-cell office:value-type="float" office:value="2235">
                <text:p text:id="Resultados.AX4:Resultados.AX13">2235</text:p>
              </table:table-cell>
              <table:table-cell office:value-type="float" office:value="2235">
                <text:p text:id="Resultados.AY4:Resultados.AY13">2235</text:p>
              </table:table-cell>
              <table:table-cell office:value-type="float" office:value="2235">
                <text:p text:id="Resultados.AZ4:Resultados.AZ13">2235</text:p>
              </table:table-cell>
              <table:table-cell office:value-type="float" office:value="2235">
                <text:p text:id="Resultados.BA4:Resultados.BA13">2235</text:p>
              </table:table-cell>
              <table:table-cell office:value-type="float" office:value="2235">
                <text:p text:id="Resultados.BB4:Resultados.BB13">2235</text:p>
              </table:table-cell>
              <table:table-cell office:value-type="float" office:value="2235">
                <text:p text:id="Resultados.BC4:Resultados.BC13">2235</text:p>
              </table:table-cell>
              <table:table-cell office:value-type="float" office:value="2235">
                <text:p text:id="Resultados.BD4:Resultados.BD13">2235</text:p>
              </table:table-cell>
              <table:table-cell office:value-type="float" office:value="2235">
                <text:p text:id="Resultados.BE4:Resultados.BE13">2235</text:p>
              </table:table-cell>
              <table:table-cell office:value-type="float" office:value="2235">
                <text:p text:id="Resultados.BF4:Resultados.BF13">2235</text:p>
              </table:table-cell>
              <table:table-cell office:value-type="float" office:value="2235">
                <text:p text:id="Resultados.BG4:Resultados.BG13">2235</text:p>
              </table:table-cell>
              <table:table-cell office:value-type="float" office:value="2235">
                <text:p text:id="Resultados.BH4:Resultados.BH13">2235</text:p>
              </table:table-cell>
              <table:table-cell office:value-type="float" office:value="2305">
                <text:p text:id="Resultados.BI4:Resultados.BI13">2305</text:p>
              </table:table-cell>
              <table:table-cell office:value-type="float" office:value="2305">
                <text:p text:id="Resultados.BJ4:Resultados.BJ13">2305</text:p>
              </table:table-cell>
              <table:table-cell office:value-type="float" office:value="2375">
                <text:p text:id="Resultados.BK4:Resultados.BK13">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25">
                <text:p>2025</text:p>
              </table:table-cell>
              <table:table-cell office:value-type="float" office:value="2165">
                <text:p>216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74">
                <text:p>237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653">
                <text:p>2653</text:p>
              </table:table-cell>
              <table:table-cell office:value-type="float" office:value="2653">
                <text:p>2653</text:p>
              </table:table-cell>
              <table:table-cell office:value-type="float" office:value="2653">
                <text:p>2653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36">
                <text:p>1536</text:p>
              </table:table-cell>
              <table:table-cell office:value-type="float" office:value="1606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815">
                <text:p>1815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375">
                <text:p>2375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631">
                <text:p>3631</text:p>
              </table:table-cell>
              <table:table-cell office:value-type="float" office:value="3701">
                <text:p>3701</text:p>
              </table:table-cell>
              <table:table-cell office:value-type="float" office:value="3702">
                <text:p>3702</text:p>
              </table:table-cell>
              <table:table-cell office:value-type="float" office:value="3702">
                <text:p>3702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2">
                <text:p>3842</text:p>
              </table:table-cell>
              <table:table-cell office:value-type="float" office:value="3842">
                <text:p>3842</text:p>
              </table:table-cell>
              <table:table-cell office:value-type="float" office:value="4050">
                <text:p>4050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6006">
                <text:p>6006</text:p>
              </table:table-cell>
              <table:table-cell office:value-type="float" office:value="6006">
                <text:p>6006</text:p>
              </table:table-cell>
              <table:table-cell office:value-type="float" office:value="6007">
                <text:p>6007</text:p>
              </table:table-cell>
              <table:table-cell office:value-type="float" office:value="6215">
                <text:p>6215</text:p>
              </table:table-cell>
              <table:table-cell office:value-type="float" office:value="6215">
                <text:p>6215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355">
                <text:p>6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265cm" svg:y="0.876cm" chart:style-name="ch3">
          <text:p>'X2STRCAT'</text:p>
        </chart:subtitle>
        <chart:plot-area chart:style-name="ch4" table:cell-range-address="Resultados.A30:Resultados.BM39" chart:data-source-has-labels="column" svg:x="0.307cm" svg:y="1.513cm" svg:width="12.14cm" svg:height="7.664cm">
          <chart:axis chart:dimension="x" chart:name="primary-x" chart:style-name="ch5">
            <chart:title svg:x="4.361cm" svg:y="8.791cm" chart:style-name="ch6">
              <text:p>Tamanho das Strings [em bytes]</text:p>
            </chart:title>
            <chart:categories table:cell-range-address="Resultados.A30:Resultados.A39"/>
          </chart:axis>
          <chart:axis chart:dimension="y" chart:name="primary-y" chart:style-name="ch5">
            <chart:title svg:x="0.255cm" svg:y="7.996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30:Resultados.B39" chart:class="chart:line">
            <chart:data-point chart:repeated="10"/>
          </chart:series>
          <chart:series chart:style-name="ch10" chart:values-cell-range-address="Resultados.C30:Resultados.C39" chart:class="chart:line">
            <chart:data-point chart:repeated="10"/>
          </chart:series>
          <chart:series chart:style-name="ch11" chart:values-cell-range-address="Resultados.D30:Resultados.D39" chart:class="chart:line">
            <chart:data-point chart:repeated="10"/>
          </chart:series>
          <chart:series chart:style-name="ch12" chart:values-cell-range-address="Resultados.E30:Resultados.E39" chart:class="chart:line">
            <chart:data-point chart:repeated="10"/>
          </chart:series>
          <chart:series chart:style-name="ch13" chart:values-cell-range-address="Resultados.F30:Resultados.F39" chart:class="chart:line">
            <chart:data-point chart:repeated="10"/>
          </chart:series>
          <chart:series chart:style-name="ch14" chart:values-cell-range-address="Resultados.G30:Resultados.G39" chart:class="chart:line">
            <chart:data-point chart:repeated="10"/>
          </chart:series>
          <chart:series chart:style-name="ch15" chart:values-cell-range-address="Resultados.H30:Resultados.H39" chart:class="chart:line">
            <chart:data-point chart:repeated="10"/>
          </chart:series>
          <chart:series chart:style-name="ch16" chart:values-cell-range-address="Resultados.I30:Resultados.I39" chart:class="chart:line">
            <chart:data-point chart:repeated="10"/>
          </chart:series>
          <chart:series chart:style-name="ch17" chart:values-cell-range-address="Resultados.J30:Resultados.J39" chart:class="chart:line">
            <chart:data-point chart:repeated="10"/>
          </chart:series>
          <chart:series chart:style-name="ch18" chart:values-cell-range-address="Resultados.K30:Resultados.K39" chart:class="chart:line">
            <chart:data-point chart:repeated="10"/>
          </chart:series>
          <chart:series chart:style-name="ch19" chart:values-cell-range-address="Resultados.L30:Resultados.L39" chart:class="chart:line">
            <chart:data-point chart:repeated="10"/>
          </chart:series>
          <chart:series chart:style-name="ch20" chart:values-cell-range-address="Resultados.M30:Resultados.M39" chart:class="chart:line">
            <chart:data-point chart:repeated="10"/>
          </chart:series>
          <chart:series chart:style-name="ch21" chart:values-cell-range-address="Resultados.N30:Resultados.N39" chart:class="chart:line">
            <chart:data-point chart:repeated="10"/>
          </chart:series>
          <chart:series chart:style-name="ch22" chart:values-cell-range-address="Resultados.O30:Resultados.O39" chart:class="chart:line">
            <chart:data-point chart:repeated="10"/>
          </chart:series>
          <chart:series chart:style-name="ch23" chart:values-cell-range-address="Resultados.P30:Resultados.P39" chart:class="chart:line">
            <chart:data-point chart:repeated="10"/>
          </chart:series>
          <chart:series chart:style-name="ch24" chart:values-cell-range-address="Resultados.Q30:Resultados.Q39" chart:class="chart:line">
            <chart:data-point chart:repeated="10"/>
          </chart:series>
          <chart:series chart:style-name="ch25" chart:values-cell-range-address="Resultados.R30:Resultados.R39" chart:class="chart:line">
            <chart:data-point chart:repeated="10"/>
          </chart:series>
          <chart:series chart:style-name="ch26" chart:values-cell-range-address="Resultados.S30:Resultados.S39" chart:class="chart:line">
            <chart:data-point chart:repeated="10"/>
          </chart:series>
          <chart:series chart:style-name="ch27" chart:values-cell-range-address="Resultados.T30:Resultados.T39" chart:class="chart:line">
            <chart:data-point chart:repeated="10"/>
          </chart:series>
          <chart:series chart:style-name="ch28" chart:values-cell-range-address="Resultados.U30:Resultados.U39" chart:class="chart:line">
            <chart:data-point chart:repeated="10"/>
          </chart:series>
          <chart:series chart:style-name="ch29" chart:values-cell-range-address="Resultados.V30:Resultados.V39" chart:class="chart:line">
            <chart:data-point chart:repeated="10"/>
          </chart:series>
          <chart:series chart:style-name="ch30" chart:values-cell-range-address="Resultados.W30:Resultados.W39" chart:class="chart:line">
            <chart:data-point chart:repeated="10"/>
          </chart:series>
          <chart:series chart:style-name="ch31" chart:values-cell-range-address="Resultados.X30:Resultados.X39" chart:class="chart:line">
            <chart:data-point chart:repeated="10"/>
          </chart:series>
          <chart:series chart:style-name="ch32" chart:values-cell-range-address="Resultados.Y30:Resultados.Y39" chart:class="chart:line">
            <chart:data-point chart:repeated="10"/>
          </chart:series>
          <chart:series chart:style-name="ch9" chart:values-cell-range-address="Resultados.Z30:Resultados.Z39" chart:class="chart:line">
            <chart:data-point chart:repeated="10"/>
          </chart:series>
          <chart:series chart:style-name="ch10" chart:values-cell-range-address="Resultados.AA30:Resultados.AA39" chart:class="chart:line">
            <chart:data-point chart:repeated="10"/>
          </chart:series>
          <chart:series chart:style-name="ch11" chart:values-cell-range-address="Resultados.AB30:Resultados.AB39" chart:class="chart:line">
            <chart:data-point chart:repeated="10"/>
          </chart:series>
          <chart:series chart:style-name="ch12" chart:values-cell-range-address="Resultados.AC30:Resultados.AC39" chart:class="chart:line">
            <chart:data-point chart:repeated="10"/>
          </chart:series>
          <chart:series chart:style-name="ch13" chart:values-cell-range-address="Resultados.AD30:Resultados.AD39" chart:class="chart:line">
            <chart:data-point chart:repeated="10"/>
          </chart:series>
          <chart:series chart:style-name="ch14" chart:values-cell-range-address="Resultados.AE30:Resultados.AE39" chart:class="chart:line">
            <chart:data-point chart:repeated="10"/>
          </chart:series>
          <chart:series chart:style-name="ch15" chart:values-cell-range-address="Resultados.AF30:Resultados.AF39" chart:class="chart:line">
            <chart:data-point chart:repeated="10"/>
          </chart:series>
          <chart:series chart:style-name="ch16" chart:values-cell-range-address="Resultados.AG30:Resultados.AG39" chart:class="chart:line">
            <chart:data-point chart:repeated="10"/>
          </chart:series>
          <chart:series chart:style-name="ch17" chart:values-cell-range-address="Resultados.AH30:Resultados.AH39" chart:class="chart:line">
            <chart:data-point chart:repeated="10"/>
          </chart:series>
          <chart:series chart:style-name="ch18" chart:values-cell-range-address="Resultados.AI30:Resultados.AI39" chart:class="chart:line">
            <chart:data-point chart:repeated="10"/>
          </chart:series>
          <chart:series chart:style-name="ch19" chart:values-cell-range-address="Resultados.AJ30:Resultados.AJ39" chart:class="chart:line">
            <chart:data-point chart:repeated="10"/>
          </chart:series>
          <chart:series chart:style-name="ch20" chart:values-cell-range-address="Resultados.AK30:Resultados.AK39" chart:class="chart:line">
            <chart:data-point chart:repeated="10"/>
          </chart:series>
          <chart:series chart:style-name="ch21" chart:values-cell-range-address="Resultados.AL30:Resultados.AL39" chart:class="chart:line">
            <chart:data-point chart:repeated="10"/>
          </chart:series>
          <chart:series chart:style-name="ch22" chart:values-cell-range-address="Resultados.AM30:Resultados.AM39" chart:class="chart:line">
            <chart:data-point chart:repeated="10"/>
          </chart:series>
          <chart:series chart:style-name="ch23" chart:values-cell-range-address="Resultados.AN30:Resultados.AN39" chart:class="chart:line">
            <chart:data-point chart:repeated="10"/>
          </chart:series>
          <chart:series chart:style-name="ch24" chart:values-cell-range-address="Resultados.AO30:Resultados.AO39" chart:class="chart:line">
            <chart:data-point chart:repeated="10"/>
          </chart:series>
          <chart:series chart:style-name="ch25" chart:values-cell-range-address="Resultados.AP30:Resultados.AP39" chart:class="chart:line">
            <chart:data-point chart:repeated="10"/>
          </chart:series>
          <chart:series chart:style-name="ch26" chart:values-cell-range-address="Resultados.AQ30:Resultados.AQ39" chart:class="chart:line">
            <chart:data-point chart:repeated="10"/>
          </chart:series>
          <chart:series chart:style-name="ch27" chart:values-cell-range-address="Resultados.AR30:Resultados.AR39" chart:class="chart:line">
            <chart:data-point chart:repeated="10"/>
          </chart:series>
          <chart:series chart:style-name="ch28" chart:values-cell-range-address="Resultados.AS30:Resultados.AS39" chart:class="chart:line">
            <chart:data-point chart:repeated="10"/>
          </chart:series>
          <chart:series chart:style-name="ch29" chart:values-cell-range-address="Resultados.AT30:Resultados.AT39" chart:class="chart:line">
            <chart:data-point chart:repeated="10"/>
          </chart:series>
          <chart:series chart:style-name="ch30" chart:values-cell-range-address="Resultados.AU30:Resultados.AU39" chart:class="chart:line">
            <chart:data-point chart:repeated="10"/>
          </chart:series>
          <chart:series chart:style-name="ch31" chart:values-cell-range-address="Resultados.AV30:Resultados.AV39" chart:class="chart:line">
            <chart:data-point chart:repeated="10"/>
          </chart:series>
          <chart:series chart:style-name="ch32" chart:values-cell-range-address="Resultados.AW30:Resultados.AW39" chart:class="chart:line">
            <chart:data-point chart:repeated="10"/>
          </chart:series>
          <chart:series chart:style-name="ch9" chart:values-cell-range-address="Resultados.AX30:Resultados.AX39" chart:class="chart:line">
            <chart:data-point chart:repeated="10"/>
          </chart:series>
          <chart:series chart:style-name="ch10" chart:values-cell-range-address="Resultados.AY30:Resultados.AY39" chart:class="chart:line">
            <chart:data-point chart:repeated="10"/>
          </chart:series>
          <chart:series chart:style-name="ch11" chart:values-cell-range-address="Resultados.AZ30:Resultados.AZ39" chart:class="chart:line">
            <chart:data-point chart:repeated="10"/>
          </chart:series>
          <chart:series chart:style-name="ch12" chart:values-cell-range-address="Resultados.BA30:Resultados.BA39" chart:class="chart:line">
            <chart:data-point chart:repeated="10"/>
          </chart:series>
          <chart:series chart:style-name="ch13" chart:values-cell-range-address="Resultados.BB30:Resultados.BB39" chart:class="chart:line">
            <chart:data-point chart:repeated="10"/>
          </chart:series>
          <chart:series chart:style-name="ch14" chart:values-cell-range-address="Resultados.BC30:Resultados.BC39" chart:class="chart:line">
            <chart:data-point chart:repeated="10"/>
          </chart:series>
          <chart:series chart:style-name="ch15" chart:values-cell-range-address="Resultados.BD30:Resultados.BD39" chart:class="chart:line">
            <chart:data-point chart:repeated="10"/>
          </chart:series>
          <chart:series chart:style-name="ch16" chart:values-cell-range-address="Resultados.BE30:Resultados.BE39" chart:class="chart:line">
            <chart:data-point chart:repeated="10"/>
          </chart:series>
          <chart:series chart:style-name="ch17" chart:values-cell-range-address="Resultados.BF30:Resultados.BF39" chart:class="chart:line">
            <chart:data-point chart:repeated="10"/>
          </chart:series>
          <chart:series chart:style-name="ch18" chart:values-cell-range-address="Resultados.BG30:Resultados.BG39" chart:class="chart:line">
            <chart:data-point chart:repeated="10"/>
          </chart:series>
          <chart:series chart:style-name="ch19" chart:values-cell-range-address="Resultados.BH30:Resultados.BH39" chart:class="chart:line">
            <chart:data-point chart:repeated="10"/>
          </chart:series>
          <chart:series chart:style-name="ch20" chart:values-cell-range-address="Resultados.BI30:Resultados.BI39" chart:class="chart:line">
            <chart:data-point chart:repeated="10"/>
          </chart:series>
          <chart:series chart:style-name="ch21" chart:values-cell-range-address="Resultados.BJ30:Resultados.BJ39" chart:class="chart:line">
            <chart:data-point chart:repeated="10"/>
          </chart:series>
          <chart:series chart:style-name="ch22" chart:values-cell-range-address="Resultados.BK30:Resultados.BK39" chart:class="chart:line">
            <chart:data-point chart:repeated="10"/>
          </chart:series>
          <chart:series chart:style-name="ch23" chart:values-cell-range-address="Resultados.BL30:Resultados.BL39" chart:class="chart:line">
            <chart:data-point chart:repeated="10"/>
          </chart:series>
          <chart:series chart:style-name="ch24" chart:values-cell-range-address="Resultados.BM30:Resultados.BM39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30:Resultados.A39">16</text:p>
              </table:table-cell>
              <table:table-cell office:value-type="float" office:value="2375">
                <text:p text:id="Resultados.B30:Resultados.B39">2375</text:p>
              </table:table-cell>
              <table:table-cell office:value-type="float" office:value="2444">
                <text:p text:id="Resultados.C30:Resultados.C39">2444</text:p>
              </table:table-cell>
              <table:table-cell office:value-type="float" office:value="2444">
                <text:p text:id="Resultados.D30:Resultados.D39">2444</text:p>
              </table:table-cell>
              <table:table-cell office:value-type="float" office:value="2654">
                <text:p text:id="Resultados.E30:Resultados.E39">2654</text:p>
              </table:table-cell>
              <table:table-cell office:value-type="float" office:value="2654">
                <text:p text:id="Resultados.F30:Resultados.F39">2654</text:p>
              </table:table-cell>
              <table:table-cell office:value-type="float" office:value="2654">
                <text:p text:id="Resultados.G30:Resultados.G39">2654</text:p>
              </table:table-cell>
              <table:table-cell office:value-type="float" office:value="2654">
                <text:p text:id="Resultados.H30:Resultados.H39">2654</text:p>
              </table:table-cell>
              <table:table-cell office:value-type="float" office:value="2654">
                <text:p text:id="Resultados.I30:Resultados.I39">2654</text:p>
              </table:table-cell>
              <table:table-cell office:value-type="float" office:value="2654">
                <text:p text:id="Resultados.J30:Resultados.J39">2654</text:p>
              </table:table-cell>
              <table:table-cell office:value-type="float" office:value="2654">
                <text:p text:id="Resultados.K30:Resultados.K39">2654</text:p>
              </table:table-cell>
              <table:table-cell office:value-type="float" office:value="2654">
                <text:p text:id="Resultados.L30:Resultados.L39">2654</text:p>
              </table:table-cell>
              <table:table-cell office:value-type="float" office:value="2654">
                <text:p text:id="Resultados.M30:Resultados.M39">2654</text:p>
              </table:table-cell>
              <table:table-cell office:value-type="float" office:value="2654">
                <text:p text:id="Resultados.N30:Resultados.N39">2654</text:p>
              </table:table-cell>
              <table:table-cell office:value-type="float" office:value="2654">
                <text:p text:id="Resultados.O30:Resultados.O39">2654</text:p>
              </table:table-cell>
              <table:table-cell office:value-type="float" office:value="2654">
                <text:p text:id="Resultados.P30:Resultados.P39">2654</text:p>
              </table:table-cell>
              <table:table-cell office:value-type="float" office:value="2654">
                <text:p text:id="Resultados.Q30:Resultados.Q39">2654</text:p>
              </table:table-cell>
              <table:table-cell office:value-type="float" office:value="2723">
                <text:p text:id="Resultados.R30:Resultados.R39">2723</text:p>
              </table:table-cell>
              <table:table-cell office:value-type="float" office:value="2723">
                <text:p text:id="Resultados.S30:Resultados.S39">2723</text:p>
              </table:table-cell>
              <table:table-cell office:value-type="float" office:value="2723">
                <text:p text:id="Resultados.T30:Resultados.T39">2723</text:p>
              </table:table-cell>
              <table:table-cell office:value-type="float" office:value="2723">
                <text:p text:id="Resultados.U30:Resultados.U39">2723</text:p>
              </table:table-cell>
              <table:table-cell office:value-type="float" office:value="2723">
                <text:p text:id="Resultados.V30:Resultados.V39">2723</text:p>
              </table:table-cell>
              <table:table-cell office:value-type="float" office:value="2723">
                <text:p text:id="Resultados.W30:Resultados.W39">2723</text:p>
              </table:table-cell>
              <table:table-cell office:value-type="float" office:value="2723">
                <text:p text:id="Resultados.X30:Resultados.X39">2723</text:p>
              </table:table-cell>
              <table:table-cell office:value-type="float" office:value="2723">
                <text:p text:id="Resultados.Y30:Resultados.Y39">2723</text:p>
              </table:table-cell>
              <table:table-cell office:value-type="float" office:value="2723">
                <text:p text:id="Resultados.Z30:Resultados.Z39">2723</text:p>
              </table:table-cell>
              <table:table-cell office:value-type="float" office:value="2724">
                <text:p text:id="Resultados.AA30:Resultados.AA39">2724</text:p>
              </table:table-cell>
              <table:table-cell office:value-type="float" office:value="2724">
                <text:p text:id="Resultados.AB30:Resultados.AB39">2724</text:p>
              </table:table-cell>
              <table:table-cell office:value-type="float" office:value="2724">
                <text:p text:id="Resultados.AC30:Resultados.AC39">2724</text:p>
              </table:table-cell>
              <table:table-cell office:value-type="float" office:value="2724">
                <text:p text:id="Resultados.AD30:Resultados.AD39">2724</text:p>
              </table:table-cell>
              <table:table-cell office:value-type="float" office:value="2724">
                <text:p text:id="Resultados.AE30:Resultados.AE39">2724</text:p>
              </table:table-cell>
              <table:table-cell office:value-type="float" office:value="2724">
                <text:p text:id="Resultados.AF30:Resultados.AF39">2724</text:p>
              </table:table-cell>
              <table:table-cell office:value-type="float" office:value="2724">
                <text:p text:id="Resultados.AG30:Resultados.AG39">2724</text:p>
              </table:table-cell>
              <table:table-cell office:value-type="float" office:value="2724">
                <text:p text:id="Resultados.AH30:Resultados.AH39">2724</text:p>
              </table:table-cell>
              <table:table-cell office:value-type="float" office:value="2724">
                <text:p text:id="Resultados.AI30:Resultados.AI39">2724</text:p>
              </table:table-cell>
              <table:table-cell office:value-type="float" office:value="2724">
                <text:p text:id="Resultados.AJ30:Resultados.AJ39">2724</text:p>
              </table:table-cell>
              <table:table-cell office:value-type="float" office:value="2724">
                <text:p text:id="Resultados.AK30:Resultados.AK39">2724</text:p>
              </table:table-cell>
              <table:table-cell office:value-type="float" office:value="2724">
                <text:p text:id="Resultados.AL30:Resultados.AL39">2724</text:p>
              </table:table-cell>
              <table:table-cell office:value-type="float" office:value="2724">
                <text:p text:id="Resultados.AM30:Resultados.AM39">2724</text:p>
              </table:table-cell>
              <table:table-cell office:value-type="float" office:value="2724">
                <text:p text:id="Resultados.AN30:Resultados.AN39">2724</text:p>
              </table:table-cell>
              <table:table-cell office:value-type="float" office:value="2724">
                <text:p text:id="Resultados.AO30:Resultados.AO39">2724</text:p>
              </table:table-cell>
              <table:table-cell office:value-type="float" office:value="2724">
                <text:p text:id="Resultados.AP30:Resultados.AP39">2724</text:p>
              </table:table-cell>
              <table:table-cell office:value-type="float" office:value="2724">
                <text:p text:id="Resultados.AQ30:Resultados.AQ39">2724</text:p>
              </table:table-cell>
              <table:table-cell office:value-type="float" office:value="2724">
                <text:p text:id="Resultados.AR30:Resultados.AR39">2724</text:p>
              </table:table-cell>
              <table:table-cell office:value-type="float" office:value="2724">
                <text:p text:id="Resultados.AS30:Resultados.AS39">2724</text:p>
              </table:table-cell>
              <table:table-cell office:value-type="float" office:value="2724">
                <text:p text:id="Resultados.AT30:Resultados.AT39">2724</text:p>
              </table:table-cell>
              <table:table-cell office:value-type="float" office:value="2724">
                <text:p text:id="Resultados.AU30:Resultados.AU39">2724</text:p>
              </table:table-cell>
              <table:table-cell office:value-type="float" office:value="2724">
                <text:p text:id="Resultados.AV30:Resultados.AV39">2724</text:p>
              </table:table-cell>
              <table:table-cell office:value-type="float" office:value="2724">
                <text:p text:id="Resultados.AW30:Resultados.AW39">2724</text:p>
              </table:table-cell>
              <table:table-cell office:value-type="float" office:value="2724">
                <text:p text:id="Resultados.AX30:Resultados.AX39">2724</text:p>
              </table:table-cell>
              <table:table-cell office:value-type="float" office:value="2724">
                <text:p text:id="Resultados.AY30:Resultados.AY39">2724</text:p>
              </table:table-cell>
              <table:table-cell office:value-type="float" office:value="2724">
                <text:p text:id="Resultados.AZ30:Resultados.AZ39">2724</text:p>
              </table:table-cell>
              <table:table-cell office:value-type="float" office:value="2724">
                <text:p text:id="Resultados.BA30:Resultados.BA39">2724</text:p>
              </table:table-cell>
              <table:table-cell office:value-type="float" office:value="2724">
                <text:p text:id="Resultados.BB30:Resultados.BB39">2724</text:p>
              </table:table-cell>
              <table:table-cell office:value-type="float" office:value="2724">
                <text:p text:id="Resultados.BC30:Resultados.BC39">2724</text:p>
              </table:table-cell>
              <table:table-cell office:value-type="float" office:value="2724">
                <text:p text:id="Resultados.BD30:Resultados.BD39">2724</text:p>
              </table:table-cell>
              <table:table-cell office:value-type="float" office:value="2793">
                <text:p text:id="Resultados.BE30:Resultados.BE39">2793</text:p>
              </table:table-cell>
              <table:table-cell office:value-type="float" office:value="2794">
                <text:p text:id="Resultados.BF30:Resultados.BF39">2794</text:p>
              </table:table-cell>
              <table:table-cell office:value-type="float" office:value="2794">
                <text:p text:id="Resultados.BG30:Resultados.BG39">2794</text:p>
              </table:table-cell>
              <table:table-cell office:value-type="float" office:value="2794">
                <text:p text:id="Resultados.BH30:Resultados.BH39">2794</text:p>
              </table:table-cell>
              <table:table-cell office:value-type="float" office:value="2863">
                <text:p text:id="Resultados.BI30:Resultados.BI39">2863</text:p>
              </table:table-cell>
              <table:table-cell office:value-type="float" office:value="2863">
                <text:p text:id="Resultados.BJ30:Resultados.BJ39">2863</text:p>
              </table:table-cell>
              <table:table-cell office:value-type="float" office:value="2864">
                <text:p text:id="Resultados.BK30:Resultados.BK39">2864</text:p>
              </table:table-cell>
              <table:table-cell office:value-type="float" office:value="2864">
                <text:p text:id="Resultados.BL30:Resultados.BL39">2864</text:p>
              </table:table-cell>
              <table:table-cell office:value-type="float" office:value="2864">
                <text:p text:id="Resultados.BM30:Resultados.BM39">2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3">
                <text:p>3143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1">
                <text:p>4051</text:p>
              </table:table-cell>
              <table:table-cell office:value-type="float" office:value="4120">
                <text:p>4120</text:p>
              </table:table-cell>
              <table:table-cell office:value-type="float" office:value="4260">
                <text:p>426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1">
                <text:p>4331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70">
                <text:p>4470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749">
                <text:p>4749</text:p>
              </table:table-cell>
              <table:table-cell office:value-type="float" office:value="4959">
                <text:p>4959</text:p>
              </table:table-cell>
              <table:table-cell office:value-type="float" office:value="5028">
                <text:p>5028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46">
                <text:p>6146</text:p>
              </table:table-cell>
              <table:table-cell office:value-type="float" office:value="6285">
                <text:p>6285</text:p>
              </table:table-cell>
              <table:table-cell office:value-type="float" office:value="6286">
                <text:p>6286</text:p>
              </table:table-cell>
              <table:table-cell office:value-type="float" office:value="6355">
                <text:p>635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565">
                <text:p>6565</text:p>
              </table:table-cell>
              <table:table-cell office:value-type="float" office:value="6565">
                <text:p>6565</text:p>
              </table:table-cell>
              <table:table-cell office:value-type="float" office:value="11873">
                <text:p>11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60">
                <text:p>4260</text:p>
              </table:table-cell>
              <table:table-cell office:value-type="float" office:value="4330">
                <text:p>4330</text:p>
              </table:table-cell>
              <table:table-cell office:value-type="float" office:value="4469">
                <text:p>4469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10">
                <text:p>4610</text:p>
              </table:table-cell>
              <table:table-cell office:value-type="float" office:value="4750">
                <text:p>4750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04">
                <text:p>6704</text:p>
              </table:table-cell>
              <table:table-cell office:value-type="float" office:value="6704">
                <text:p>6704</text:p>
              </table:table-cell>
              <table:table-cell office:value-type="float" office:value="6914">
                <text:p>6914</text:p>
              </table:table-cell>
              <table:table-cell office:value-type="float" office:value="6914">
                <text:p>6914</text:p>
              </table:table-cell>
              <table:table-cell office:value-type="float" office:value="6914">
                <text:p>6914</text:p>
              </table:table-cell>
              <table:table-cell office:value-type="float" office:value="6915">
                <text:p>6915</text:p>
              </table:table-cell>
              <table:table-cell office:value-type="float" office:value="6915">
                <text:p>6915</text:p>
              </table:table-cell>
              <table:table-cell office:value-type="float" office:value="6915">
                <text:p>6915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124">
                <text:p>7124</text:p>
              </table:table-cell>
              <table:table-cell office:value-type="float" office:value="7124">
                <text:p>7124</text:p>
              </table:table-cell>
              <table:table-cell office:value-type="float" office:value="7193">
                <text:p>7193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130">
                <text:p>13130</text:p>
              </table:table-cell>
              <table:table-cell office:value-type="float" office:value="13270">
                <text:p>13270</text:p>
              </table:table-cell>
              <table:table-cell office:value-type="float" office:value="13340">
                <text:p>13340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10">
                <text:p>13410</text:p>
              </table:table-cell>
              <table:table-cell office:value-type="float" office:value="13410">
                <text:p>13410</text:p>
              </table:table-cell>
              <table:table-cell office:value-type="float" office:value="13410">
                <text:p>13410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50">
                <text:p>13550</text:p>
              </table:table-cell>
              <table:table-cell office:value-type="float" office:value="13550">
                <text:p>13550</text:p>
              </table:table-cell>
              <table:table-cell office:value-type="float" office:value="13619">
                <text:p>13619</text:p>
              </table:table-cell>
              <table:table-cell office:value-type="float" office:value="14247">
                <text:p>14247</text:p>
              </table:table-cell>
              <table:table-cell office:value-type="float" office:value="14596">
                <text:p>14596</text:p>
              </table:table-cell>
              <table:table-cell office:value-type="float" office:value="14597">
                <text:p>14597</text:p>
              </table:table-cell>
              <table:table-cell office:value-type="float" office:value="14597">
                <text:p>14597</text:p>
              </table:table-cell>
              <table:table-cell office:value-type="float" office:value="14737">
                <text:p>14737</text:p>
              </table:table-cell>
              <table:table-cell office:value-type="float" office:value="15295">
                <text:p>15295</text:p>
              </table:table-cell>
              <table:table-cell office:value-type="float" office:value="15295">
                <text:p>15295</text:p>
              </table:table-cell>
              <table:table-cell office:value-type="float" office:value="19835">
                <text:p>19835</text:p>
              </table:table-cell>
              <table:table-cell office:value-type="float" office:value="22559">
                <text:p>22559</text:p>
              </table:table-cell>
              <table:table-cell office:value-type="float" office:value="32685">
                <text:p>3268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6680">
                <text:p>26680</text:p>
              </table:table-cell>
              <table:table-cell office:value-type="float" office:value="26680">
                <text:p>26680</text:p>
              </table:table-cell>
              <table:table-cell office:value-type="float" office:value="26680">
                <text:p>26680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67047">
                <text:p>6704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3359">
                <text:p>53359</text:p>
              </table:table-cell>
              <table:table-cell office:value-type="float" office:value="53359">
                <text:p>53359</text:p>
              </table:table-cell>
              <table:table-cell office:value-type="float" office:value="53428">
                <text:p>53428</text:p>
              </table:table-cell>
              <table:table-cell office:value-type="float" office:value="53428">
                <text:p>5342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638">
                <text:p>53638</text:p>
              </table:table-cell>
              <table:table-cell office:value-type="float" office:value="53638">
                <text:p>53638</text:p>
              </table:table-cell>
              <table:table-cell office:value-type="float" office:value="53638">
                <text:p>53638</text:p>
              </table:table-cell>
              <table:table-cell office:value-type="float" office:value="62507">
                <text:p>62507</text:p>
              </table:table-cell>
              <table:table-cell office:value-type="float" office:value="64603">
                <text:p>64603</text:p>
              </table:table-cell>
              <table:table-cell office:value-type="float" office:value="74312">
                <text:p>74312</text:p>
              </table:table-cell>
              <table:table-cell office:value-type="float" office:value="141289">
                <text:p>141289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6508">
                <text:p>106508</text:p>
              </table:table-cell>
              <table:table-cell office:value-type="float" office:value="106717">
                <text:p>106717</text:p>
              </table:table-cell>
              <table:table-cell office:value-type="float" office:value="106718">
                <text:p>106718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927">
                <text:p>106927</text:p>
              </table:table-cell>
              <table:table-cell office:value-type="float" office:value="106927">
                <text:p>106927</text:p>
              </table:table-cell>
              <table:table-cell office:value-type="float" office:value="106927">
                <text:p>106927</text:p>
              </table:table-cell>
              <table:table-cell office:value-type="float" office:value="114959">
                <text:p>114959</text:p>
              </table:table-cell>
              <table:table-cell office:value-type="float" office:value="115448">
                <text:p>115448</text:p>
              </table:table-cell>
              <table:table-cell office:value-type="float" office:value="115867">
                <text:p>115867</text:p>
              </table:table-cell>
              <table:table-cell office:value-type="float" office:value="116076">
                <text:p>116076</text:p>
              </table:table-cell>
              <table:table-cell office:value-type="float" office:value="118172">
                <text:p>118172</text:p>
              </table:table-cell>
              <table:table-cell office:value-type="float" office:value="124038">
                <text:p>124038</text:p>
              </table:table-cell>
              <table:table-cell office:value-type="float" office:value="161544">
                <text:p>161544</text:p>
              </table:table-cell>
              <table:table-cell office:value-type="float" office:value="256946">
                <text:p>2569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252cm" svg:y="0.876cm" chart:style-name="ch3">
          <text:p>'X1STRCAT'</text:p>
        </chart:subtitle>
        <chart:plot-area chart:style-name="ch4" table:cell-range-address="Resultados.A17:Resultados.BM22" chart:data-source-has-labels="column" svg:x="0.307cm" svg:y="1.513cm" svg:width="12.14cm" svg:height="7.664cm">
          <chart:axis chart:dimension="x" chart:name="primary-x" chart:style-name="ch5">
            <chart:title svg:x="4.321cm" svg:y="8.791cm" chart:style-name="ch6">
              <text:p>Tamanho das Strings [em  bytes]</text:p>
            </chart:title>
            <chart:categories table:cell-range-address="Resultados.A17:Resultados.A22"/>
          </chart:axis>
          <chart:axis chart:dimension="y" chart:name="primary-y" chart:style-name="ch5">
            <chart:title svg:x="0.255cm" svg:y="8.049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17:Resultados.B22" chart:class="chart:line">
            <chart:data-point chart:repeated="6"/>
          </chart:series>
          <chart:series chart:style-name="ch10" chart:values-cell-range-address="Resultados.C17:Resultados.C22" chart:class="chart:line">
            <chart:data-point chart:repeated="6"/>
          </chart:series>
          <chart:series chart:style-name="ch11" chart:values-cell-range-address="Resultados.D17:Resultados.D22" chart:class="chart:line">
            <chart:data-point chart:repeated="6"/>
          </chart:series>
          <chart:series chart:style-name="ch12" chart:values-cell-range-address="Resultados.E17:Resultados.E22" chart:class="chart:line">
            <chart:data-point chart:repeated="6"/>
          </chart:series>
          <chart:series chart:style-name="ch13" chart:values-cell-range-address="Resultados.F17:Resultados.F22" chart:class="chart:line">
            <chart:data-point chart:repeated="6"/>
          </chart:series>
          <chart:series chart:style-name="ch14" chart:values-cell-range-address="Resultados.G17:Resultados.G22" chart:class="chart:line">
            <chart:data-point chart:repeated="6"/>
          </chart:series>
          <chart:series chart:style-name="ch15" chart:values-cell-range-address="Resultados.H17:Resultados.H22" chart:class="chart:line">
            <chart:data-point chart:repeated="6"/>
          </chart:series>
          <chart:series chart:style-name="ch16" chart:values-cell-range-address="Resultados.I17:Resultados.I22" chart:class="chart:line">
            <chart:data-point chart:repeated="6"/>
          </chart:series>
          <chart:series chart:style-name="ch17" chart:values-cell-range-address="Resultados.J17:Resultados.J22" chart:class="chart:line">
            <chart:data-point chart:repeated="6"/>
          </chart:series>
          <chart:series chart:style-name="ch18" chart:values-cell-range-address="Resultados.K17:Resultados.K22" chart:class="chart:line">
            <chart:data-point chart:repeated="6"/>
          </chart:series>
          <chart:series chart:style-name="ch19" chart:values-cell-range-address="Resultados.L17:Resultados.L22" chart:class="chart:line">
            <chart:data-point chart:repeated="6"/>
          </chart:series>
          <chart:series chart:style-name="ch20" chart:values-cell-range-address="Resultados.M17:Resultados.M22" chart:class="chart:line">
            <chart:data-point chart:repeated="6"/>
          </chart:series>
          <chart:series chart:style-name="ch21" chart:values-cell-range-address="Resultados.N17:Resultados.N22" chart:class="chart:line">
            <chart:data-point chart:repeated="6"/>
          </chart:series>
          <chart:series chart:style-name="ch22" chart:values-cell-range-address="Resultados.O17:Resultados.O22" chart:class="chart:line">
            <chart:data-point chart:repeated="6"/>
          </chart:series>
          <chart:series chart:style-name="ch23" chart:values-cell-range-address="Resultados.P17:Resultados.P22" chart:class="chart:line">
            <chart:data-point chart:repeated="6"/>
          </chart:series>
          <chart:series chart:style-name="ch24" chart:values-cell-range-address="Resultados.Q17:Resultados.Q22" chart:class="chart:line">
            <chart:data-point chart:repeated="6"/>
          </chart:series>
          <chart:series chart:style-name="ch25" chart:values-cell-range-address="Resultados.R17:Resultados.R22" chart:class="chart:line">
            <chart:data-point chart:repeated="6"/>
          </chart:series>
          <chart:series chart:style-name="ch26" chart:values-cell-range-address="Resultados.S17:Resultados.S22" chart:class="chart:line">
            <chart:data-point chart:repeated="6"/>
          </chart:series>
          <chart:series chart:style-name="ch27" chart:values-cell-range-address="Resultados.T17:Resultados.T22" chart:class="chart:line">
            <chart:data-point chart:repeated="6"/>
          </chart:series>
          <chart:series chart:style-name="ch28" chart:values-cell-range-address="Resultados.U17:Resultados.U22" chart:class="chart:line">
            <chart:data-point chart:repeated="6"/>
          </chart:series>
          <chart:series chart:style-name="ch29" chart:values-cell-range-address="Resultados.V17:Resultados.V22" chart:class="chart:line">
            <chart:data-point chart:repeated="6"/>
          </chart:series>
          <chart:series chart:style-name="ch30" chart:values-cell-range-address="Resultados.W17:Resultados.W22" chart:class="chart:line">
            <chart:data-point chart:repeated="6"/>
          </chart:series>
          <chart:series chart:style-name="ch31" chart:values-cell-range-address="Resultados.X17:Resultados.X22" chart:class="chart:line">
            <chart:data-point chart:repeated="6"/>
          </chart:series>
          <chart:series chart:style-name="ch32" chart:values-cell-range-address="Resultados.Y17:Resultados.Y22" chart:class="chart:line">
            <chart:data-point chart:repeated="6"/>
          </chart:series>
          <chart:series chart:style-name="ch9" chart:values-cell-range-address="Resultados.Z17:Resultados.Z22" chart:class="chart:line">
            <chart:data-point chart:repeated="6"/>
          </chart:series>
          <chart:series chart:style-name="ch10" chart:values-cell-range-address="Resultados.AA17:Resultados.AA22" chart:class="chart:line">
            <chart:data-point chart:repeated="6"/>
          </chart:series>
          <chart:series chart:style-name="ch11" chart:values-cell-range-address="Resultados.AB17:Resultados.AB22" chart:class="chart:line">
            <chart:data-point chart:repeated="6"/>
          </chart:series>
          <chart:series chart:style-name="ch12" chart:values-cell-range-address="Resultados.AC17:Resultados.AC22" chart:class="chart:line">
            <chart:data-point chart:repeated="6"/>
          </chart:series>
          <chart:series chart:style-name="ch13" chart:values-cell-range-address="Resultados.AD17:Resultados.AD22" chart:class="chart:line">
            <chart:data-point chart:repeated="6"/>
          </chart:series>
          <chart:series chart:style-name="ch14" chart:values-cell-range-address="Resultados.AE17:Resultados.AE22" chart:class="chart:line">
            <chart:data-point chart:repeated="6"/>
          </chart:series>
          <chart:series chart:style-name="ch15" chart:values-cell-range-address="Resultados.AF17:Resultados.AF22" chart:class="chart:line">
            <chart:data-point chart:repeated="6"/>
          </chart:series>
          <chart:series chart:style-name="ch16" chart:values-cell-range-address="Resultados.AG17:Resultados.AG22" chart:class="chart:line">
            <chart:data-point chart:repeated="6"/>
          </chart:series>
          <chart:series chart:style-name="ch17" chart:values-cell-range-address="Resultados.AH17:Resultados.AH22" chart:class="chart:line">
            <chart:data-point chart:repeated="6"/>
          </chart:series>
          <chart:series chart:style-name="ch18" chart:values-cell-range-address="Resultados.AI17:Resultados.AI22" chart:class="chart:line">
            <chart:data-point chart:repeated="6"/>
          </chart:series>
          <chart:series chart:style-name="ch19" chart:values-cell-range-address="Resultados.AJ17:Resultados.AJ22" chart:class="chart:line">
            <chart:data-point chart:repeated="6"/>
          </chart:series>
          <chart:series chart:style-name="ch20" chart:values-cell-range-address="Resultados.AK17:Resultados.AK22" chart:class="chart:line">
            <chart:data-point chart:repeated="6"/>
          </chart:series>
          <chart:series chart:style-name="ch21" chart:values-cell-range-address="Resultados.AL17:Resultados.AL22" chart:class="chart:line">
            <chart:data-point chart:repeated="6"/>
          </chart:series>
          <chart:series chart:style-name="ch22" chart:values-cell-range-address="Resultados.AM17:Resultados.AM22" chart:class="chart:line">
            <chart:data-point chart:repeated="6"/>
          </chart:series>
          <chart:series chart:style-name="ch23" chart:values-cell-range-address="Resultados.AN17:Resultados.AN22" chart:class="chart:line">
            <chart:data-point chart:repeated="6"/>
          </chart:series>
          <chart:series chart:style-name="ch24" chart:values-cell-range-address="Resultados.AO17:Resultados.AO22" chart:class="chart:line">
            <chart:data-point chart:repeated="6"/>
          </chart:series>
          <chart:series chart:style-name="ch25" chart:values-cell-range-address="Resultados.AP17:Resultados.AP22" chart:class="chart:line">
            <chart:data-point chart:repeated="6"/>
          </chart:series>
          <chart:series chart:style-name="ch26" chart:values-cell-range-address="Resultados.AQ17:Resultados.AQ22" chart:class="chart:line">
            <chart:data-point chart:repeated="6"/>
          </chart:series>
          <chart:series chart:style-name="ch27" chart:values-cell-range-address="Resultados.AR17:Resultados.AR22" chart:class="chart:line">
            <chart:data-point chart:repeated="6"/>
          </chart:series>
          <chart:series chart:style-name="ch28" chart:values-cell-range-address="Resultados.AS17:Resultados.AS22" chart:class="chart:line">
            <chart:data-point chart:repeated="6"/>
          </chart:series>
          <chart:series chart:style-name="ch29" chart:values-cell-range-address="Resultados.AT17:Resultados.AT22" chart:class="chart:line">
            <chart:data-point chart:repeated="6"/>
          </chart:series>
          <chart:series chart:style-name="ch30" chart:values-cell-range-address="Resultados.AU17:Resultados.AU22" chart:class="chart:line">
            <chart:data-point chart:repeated="6"/>
          </chart:series>
          <chart:series chart:style-name="ch31" chart:values-cell-range-address="Resultados.AV17:Resultados.AV22" chart:class="chart:line">
            <chart:data-point chart:repeated="6"/>
          </chart:series>
          <chart:series chart:style-name="ch32" chart:values-cell-range-address="Resultados.AW17:Resultados.AW22" chart:class="chart:line">
            <chart:data-point chart:repeated="6"/>
          </chart:series>
          <chart:series chart:style-name="ch9" chart:values-cell-range-address="Resultados.AX17:Resultados.AX22" chart:class="chart:line">
            <chart:data-point chart:repeated="6"/>
          </chart:series>
          <chart:series chart:style-name="ch10" chart:values-cell-range-address="Resultados.AY17:Resultados.AY22" chart:class="chart:line">
            <chart:data-point chart:repeated="6"/>
          </chart:series>
          <chart:series chart:style-name="ch11" chart:values-cell-range-address="Resultados.AZ17:Resultados.AZ22" chart:class="chart:line">
            <chart:data-point chart:repeated="6"/>
          </chart:series>
          <chart:series chart:style-name="ch12" chart:values-cell-range-address="Resultados.BA17:Resultados.BA22" chart:class="chart:line">
            <chart:data-point chart:repeated="6"/>
          </chart:series>
          <chart:series chart:style-name="ch13" chart:values-cell-range-address="Resultados.BB17:Resultados.BB22" chart:class="chart:line">
            <chart:data-point chart:repeated="6"/>
          </chart:series>
          <chart:series chart:style-name="ch14" chart:values-cell-range-address="Resultados.BC17:Resultados.BC22" chart:class="chart:line">
            <chart:data-point chart:repeated="6"/>
          </chart:series>
          <chart:series chart:style-name="ch15" chart:values-cell-range-address="Resultados.BD17:Resultados.BD22" chart:class="chart:line">
            <chart:data-point chart:repeated="6"/>
          </chart:series>
          <chart:series chart:style-name="ch16" chart:values-cell-range-address="Resultados.BE17:Resultados.BE22" chart:class="chart:line">
            <chart:data-point chart:repeated="6"/>
          </chart:series>
          <chart:series chart:style-name="ch17" chart:values-cell-range-address="Resultados.BF17:Resultados.BF22" chart:class="chart:line">
            <chart:data-point chart:repeated="6"/>
          </chart:series>
          <chart:series chart:style-name="ch18" chart:values-cell-range-address="Resultados.BG17:Resultados.BG22" chart:class="chart:line">
            <chart:data-point chart:repeated="6"/>
          </chart:series>
          <chart:series chart:style-name="ch19" chart:values-cell-range-address="Resultados.BH17:Resultados.BH22" chart:class="chart:line">
            <chart:data-point chart:repeated="6"/>
          </chart:series>
          <chart:series chart:style-name="ch20" chart:values-cell-range-address="Resultados.BI17:Resultados.BI22" chart:class="chart:line">
            <chart:data-point chart:repeated="6"/>
          </chart:series>
          <chart:series chart:style-name="ch21" chart:values-cell-range-address="Resultados.BJ17:Resultados.BJ22" chart:class="chart:line">
            <chart:data-point chart:repeated="6"/>
          </chart:series>
          <chart:series chart:style-name="ch22" chart:values-cell-range-address="Resultados.BK17:Resultados.BK22" chart:class="chart:line">
            <chart:data-point chart:repeated="6"/>
          </chart:series>
          <chart:series chart:style-name="ch23" chart:values-cell-range-address="Resultados.BL17:Resultados.BL22" chart:class="chart:line">
            <chart:data-point chart:repeated="6"/>
          </chart:series>
          <chart:series chart:style-name="ch24" chart:values-cell-range-address="Resultados.BM17:Resultados.BM22" chart:class="chart:line">
            <chart:data-point chart:repeated="6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17:Resultados.A22">16</text:p>
              </table:table-cell>
              <table:table-cell office:value-type="float" office:value="4400">
                <text:p text:id="Resultados.B17:Resultados.B22">4400</text:p>
              </table:table-cell>
              <table:table-cell office:value-type="float" office:value="4539">
                <text:p text:id="Resultados.C17:Resultados.C22">4539</text:p>
              </table:table-cell>
              <table:table-cell office:value-type="float" office:value="4539">
                <text:p text:id="Resultados.D17:Resultados.D22">4539</text:p>
              </table:table-cell>
              <table:table-cell office:value-type="float" office:value="4539">
                <text:p text:id="Resultados.E17:Resultados.E22">4539</text:p>
              </table:table-cell>
              <table:table-cell office:value-type="float" office:value="4539">
                <text:p text:id="Resultados.F17:Resultados.F22">4539</text:p>
              </table:table-cell>
              <table:table-cell office:value-type="float" office:value="4539">
                <text:p text:id="Resultados.G17:Resultados.G22">4539</text:p>
              </table:table-cell>
              <table:table-cell office:value-type="float" office:value="4539">
                <text:p text:id="Resultados.H17:Resultados.H22">4539</text:p>
              </table:table-cell>
              <table:table-cell office:value-type="float" office:value="4539">
                <text:p text:id="Resultados.I17:Resultados.I22">4539</text:p>
              </table:table-cell>
              <table:table-cell office:value-type="float" office:value="4539">
                <text:p text:id="Resultados.J17:Resultados.J22">4539</text:p>
              </table:table-cell>
              <table:table-cell office:value-type="float" office:value="4539">
                <text:p text:id="Resultados.K17:Resultados.K22">4539</text:p>
              </table:table-cell>
              <table:table-cell office:value-type="float" office:value="4539">
                <text:p text:id="Resultados.L17:Resultados.L22">4539</text:p>
              </table:table-cell>
              <table:table-cell office:value-type="float" office:value="4540">
                <text:p text:id="Resultados.M17:Resultados.M22">4540</text:p>
              </table:table-cell>
              <table:table-cell office:value-type="float" office:value="4540">
                <text:p text:id="Resultados.N17:Resultados.N22">4540</text:p>
              </table:table-cell>
              <table:table-cell office:value-type="float" office:value="4540">
                <text:p text:id="Resultados.O17:Resultados.O22">4540</text:p>
              </table:table-cell>
              <table:table-cell office:value-type="float" office:value="4540">
                <text:p text:id="Resultados.P17:Resultados.P22">4540</text:p>
              </table:table-cell>
              <table:table-cell office:value-type="float" office:value="4540">
                <text:p text:id="Resultados.Q17:Resultados.Q22">4540</text:p>
              </table:table-cell>
              <table:table-cell office:value-type="float" office:value="4540">
                <text:p text:id="Resultados.R17:Resultados.R22">4540</text:p>
              </table:table-cell>
              <table:table-cell office:value-type="float" office:value="4540">
                <text:p text:id="Resultados.S17:Resultados.S22">4540</text:p>
              </table:table-cell>
              <table:table-cell office:value-type="float" office:value="4540">
                <text:p text:id="Resultados.T17:Resultados.T22">4540</text:p>
              </table:table-cell>
              <table:table-cell office:value-type="float" office:value="4540">
                <text:p text:id="Resultados.U17:Resultados.U22">4540</text:p>
              </table:table-cell>
              <table:table-cell office:value-type="float" office:value="4540">
                <text:p text:id="Resultados.V17:Resultados.V22">4540</text:p>
              </table:table-cell>
              <table:table-cell office:value-type="float" office:value="4540">
                <text:p text:id="Resultados.W17:Resultados.W22">4540</text:p>
              </table:table-cell>
              <table:table-cell office:value-type="float" office:value="4540">
                <text:p text:id="Resultados.X17:Resultados.X22">4540</text:p>
              </table:table-cell>
              <table:table-cell office:value-type="float" office:value="4540">
                <text:p text:id="Resultados.Y17:Resultados.Y22">4540</text:p>
              </table:table-cell>
              <table:table-cell office:value-type="float" office:value="4540">
                <text:p text:id="Resultados.Z17:Resultados.Z22">4540</text:p>
              </table:table-cell>
              <table:table-cell office:value-type="float" office:value="4609">
                <text:p text:id="Resultados.AA17:Resultados.AA22">4609</text:p>
              </table:table-cell>
              <table:table-cell office:value-type="float" office:value="4609">
                <text:p text:id="Resultados.AB17:Resultados.AB22">4609</text:p>
              </table:table-cell>
              <table:table-cell office:value-type="float" office:value="4609">
                <text:p text:id="Resultados.AC17:Resultados.AC22">4609</text:p>
              </table:table-cell>
              <table:table-cell office:value-type="float" office:value="4609">
                <text:p text:id="Resultados.AD17:Resultados.AD22">4609</text:p>
              </table:table-cell>
              <table:table-cell office:value-type="float" office:value="4609">
                <text:p text:id="Resultados.AE17:Resultados.AE22">4609</text:p>
              </table:table-cell>
              <table:table-cell office:value-type="float" office:value="4609">
                <text:p text:id="Resultados.AF17:Resultados.AF22">4609</text:p>
              </table:table-cell>
              <table:table-cell office:value-type="float" office:value="4609">
                <text:p text:id="Resultados.AG17:Resultados.AG22">4609</text:p>
              </table:table-cell>
              <table:table-cell office:value-type="float" office:value="4609">
                <text:p text:id="Resultados.AH17:Resultados.AH22">4609</text:p>
              </table:table-cell>
              <table:table-cell office:value-type="float" office:value="4609">
                <text:p text:id="Resultados.AI17:Resultados.AI22">4609</text:p>
              </table:table-cell>
              <table:table-cell office:value-type="float" office:value="4609">
                <text:p text:id="Resultados.AJ17:Resultados.AJ22">4609</text:p>
              </table:table-cell>
              <table:table-cell office:value-type="float" office:value="4610">
                <text:p text:id="Resultados.AK17:Resultados.AK22">4610</text:p>
              </table:table-cell>
              <table:table-cell office:value-type="float" office:value="4610">
                <text:p text:id="Resultados.AL17:Resultados.AL22">4610</text:p>
              </table:table-cell>
              <table:table-cell office:value-type="float" office:value="4610">
                <text:p text:id="Resultados.AM17:Resultados.AM22">4610</text:p>
              </table:table-cell>
              <table:table-cell office:value-type="float" office:value="4610">
                <text:p text:id="Resultados.AN17:Resultados.AN22">4610</text:p>
              </table:table-cell>
              <table:table-cell office:value-type="float" office:value="4610">
                <text:p text:id="Resultados.AO17:Resultados.AO22">4610</text:p>
              </table:table-cell>
              <table:table-cell office:value-type="float" office:value="4610">
                <text:p text:id="Resultados.AP17:Resultados.AP22">4610</text:p>
              </table:table-cell>
              <table:table-cell office:value-type="float" office:value="4610">
                <text:p text:id="Resultados.AQ17:Resultados.AQ22">4610</text:p>
              </table:table-cell>
              <table:table-cell office:value-type="float" office:value="4610">
                <text:p text:id="Resultados.AR17:Resultados.AR22">4610</text:p>
              </table:table-cell>
              <table:table-cell office:value-type="float" office:value="4610">
                <text:p text:id="Resultados.AS17:Resultados.AS22">4610</text:p>
              </table:table-cell>
              <table:table-cell office:value-type="float" office:value="4610">
                <text:p text:id="Resultados.AT17:Resultados.AT22">4610</text:p>
              </table:table-cell>
              <table:table-cell office:value-type="float" office:value="4610">
                <text:p text:id="Resultados.AU17:Resultados.AU22">4610</text:p>
              </table:table-cell>
              <table:table-cell office:value-type="float" office:value="4610">
                <text:p text:id="Resultados.AV17:Resultados.AV22">4610</text:p>
              </table:table-cell>
              <table:table-cell office:value-type="float" office:value="4610">
                <text:p text:id="Resultados.AW17:Resultados.AW22">4610</text:p>
              </table:table-cell>
              <table:table-cell office:value-type="float" office:value="4610">
                <text:p text:id="Resultados.AX17:Resultados.AX22">4610</text:p>
              </table:table-cell>
              <table:table-cell office:value-type="float" office:value="4610">
                <text:p text:id="Resultados.AY17:Resultados.AY22">4610</text:p>
              </table:table-cell>
              <table:table-cell office:value-type="float" office:value="4610">
                <text:p text:id="Resultados.AZ17:Resultados.AZ22">4610</text:p>
              </table:table-cell>
              <table:table-cell office:value-type="float" office:value="4610">
                <text:p text:id="Resultados.BA17:Resultados.BA22">4610</text:p>
              </table:table-cell>
              <table:table-cell office:value-type="float" office:value="4610">
                <text:p text:id="Resultados.BB17:Resultados.BB22">4610</text:p>
              </table:table-cell>
              <table:table-cell office:value-type="float" office:value="4610">
                <text:p text:id="Resultados.BC17:Resultados.BC22">4610</text:p>
              </table:table-cell>
              <table:table-cell office:value-type="float" office:value="4679">
                <text:p text:id="Resultados.BD17:Resultados.BD22">4679</text:p>
              </table:table-cell>
              <table:table-cell office:value-type="float" office:value="4679">
                <text:p text:id="Resultados.BE17:Resultados.BE22">4679</text:p>
              </table:table-cell>
              <table:table-cell office:value-type="float" office:value="4679">
                <text:p text:id="Resultados.BF17:Resultados.BF22">4679</text:p>
              </table:table-cell>
              <table:table-cell office:value-type="float" office:value="4679">
                <text:p text:id="Resultados.BG17:Resultados.BG22">4679</text:p>
              </table:table-cell>
              <table:table-cell office:value-type="float" office:value="4679">
                <text:p text:id="Resultados.BH17:Resultados.BH22">4679</text:p>
              </table:table-cell>
              <table:table-cell office:value-type="float" office:value="4680">
                <text:p text:id="Resultados.BI17:Resultados.BI22">4680</text:p>
              </table:table-cell>
              <table:table-cell office:value-type="float" office:value="4749">
                <text:p text:id="Resultados.BJ17:Resultados.BJ22">4749</text:p>
              </table:table-cell>
              <table:table-cell office:value-type="float" office:value="4749">
                <text:p text:id="Resultados.BK17:Resultados.BK22">4749</text:p>
              </table:table-cell>
              <table:table-cell office:value-type="float" office:value="4750">
                <text:p text:id="Resultados.BL17:Resultados.BL22">4750</text:p>
              </table:table-cell>
              <table:table-cell office:value-type="float" office:value="4750">
                <text:p text:id="Resultados.BM17:Resultados.BM22">47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30">
                <text:p>8730</text:p>
              </table:table-cell>
              <table:table-cell office:value-type="float" office:value="8870">
                <text:p>8870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359">
                <text:p>9359</text:p>
              </table:table-cell>
              <table:table-cell office:value-type="float" office:value="9429">
                <text:p>9429</text:p>
              </table:table-cell>
              <table:table-cell office:value-type="float" office:value="9708">
                <text:p>9708</text:p>
              </table:table-cell>
              <table:table-cell office:value-type="float" office:value="10197">
                <text:p>10197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793">
                <text:p>24793</text:p>
              </table:table-cell>
              <table:table-cell office:value-type="float" office:value="24794">
                <text:p>24794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4">
                <text:p>24934</text:p>
              </table:table-cell>
              <table:table-cell office:value-type="float" office:value="24934">
                <text:p>24934</text:p>
              </table:table-cell>
              <table:table-cell office:value-type="float" office:value="24934">
                <text:p>24934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142">
                <text:p>25142</text:p>
              </table:table-cell>
              <table:table-cell office:value-type="float" office:value="25142">
                <text:p>25142</text:p>
              </table:table-cell>
              <table:table-cell office:value-type="float" office:value="25143">
                <text:p>25143</text:p>
              </table:table-cell>
              <table:table-cell office:value-type="float" office:value="25143">
                <text:p>25143</text:p>
              </table:table-cell>
              <table:table-cell office:value-type="float" office:value="25143">
                <text:p>25143</text:p>
              </table:table-cell>
              <table:table-cell office:value-type="float" office:value="260648">
                <text:p>260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390">
                <text:p>8339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739">
                <text:p>83739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949">
                <text:p>83949</text:p>
              </table:table-cell>
              <table:table-cell office:value-type="float" office:value="83950">
                <text:p>83950</text:p>
              </table:table-cell>
              <table:table-cell office:value-type="float" office:value="83950">
                <text:p>83950</text:p>
              </table:table-cell>
              <table:table-cell office:value-type="float" office:value="88349">
                <text:p>88349</text:p>
              </table:table-cell>
              <table:table-cell office:value-type="float" office:value="104134">
                <text:p>104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435">
                <text:p>103435</text:p>
              </table:table-cell>
              <table:table-cell office:value-type="float" office:value="103505">
                <text:p>103505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5">
                <text:p>103645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11397">
                <text:p>111397</text:p>
              </table:table-cell>
              <table:table-cell office:value-type="float" office:value="111956">
                <text:p>111956</text:p>
              </table:table-cell>
              <table:table-cell office:value-type="float" office:value="112863">
                <text:p>112863</text:p>
              </table:table-cell>
              <table:table-cell office:value-type="float" office:value="112863">
                <text:p>112863</text:p>
              </table:table-cell>
              <table:table-cell office:value-type="float" office:value="112864">
                <text:p>112864</text:p>
              </table:table-cell>
              <table:table-cell office:value-type="float" office:value="112933">
                <text:p>112933</text:p>
              </table:table-cell>
              <table:table-cell office:value-type="float" office:value="113003">
                <text:p>113003</text:p>
              </table:table-cell>
              <table:table-cell office:value-type="float" office:value="113422">
                <text:p>113422</text:p>
              </table:table-cell>
              <table:table-cell office:value-type="float" office:value="113492">
                <text:p>113492</text:p>
              </table:table-cell>
              <table:table-cell office:value-type="float" office:value="117542">
                <text:p>117542</text:p>
              </table:table-cell>
              <table:table-cell office:value-type="float" office:value="308768">
                <text:p>30876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908">
                <text:p>308908</text:p>
              </table:table-cell>
              <table:table-cell office:value-type="float" office:value="309048">
                <text:p>309048</text:p>
              </table:table-cell>
              <table:table-cell office:value-type="float" office:value="635835">
                <text:p>6358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7257">
                <text:p>397257</text:p>
              </table:table-cell>
              <table:table-cell office:value-type="float" office:value="397327">
                <text:p>397327</text:p>
              </table:table-cell>
              <table:table-cell office:value-type="float" office:value="397396">
                <text:p>397396</text:p>
              </table:table-cell>
              <table:table-cell office:value-type="float" office:value="397396">
                <text:p>397396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537">
                <text:p>397537</text:p>
              </table:table-cell>
              <table:table-cell office:value-type="float" office:value="397607">
                <text:p>397607</text:p>
              </table:table-cell>
              <table:table-cell office:value-type="float" office:value="397676">
                <text:p>397676</text:p>
              </table:table-cell>
              <table:table-cell office:value-type="float" office:value="400959">
                <text:p>400959</text:p>
              </table:table-cell>
              <table:table-cell office:value-type="float" office:value="404522">
                <text:p>404522</text:p>
              </table:table-cell>
              <table:table-cell office:value-type="float" office:value="404592">
                <text:p>404592</text:p>
              </table:table-cell>
              <table:table-cell office:value-type="float" office:value="404732">
                <text:p>404732</text:p>
              </table:table-cell>
              <table:table-cell office:value-type="float" office:value="406197">
                <text:p>406197</text:p>
              </table:table-cell>
              <table:table-cell office:value-type="float" office:value="408782">
                <text:p>408782</text:p>
              </table:table-cell>
              <table:table-cell office:value-type="float" office:value="408851">
                <text:p>408851</text:p>
              </table:table-cell>
              <table:table-cell office:value-type="float" office:value="409061">
                <text:p>409061</text:p>
              </table:table-cell>
              <table:table-cell office:value-type="float" office:value="410247">
                <text:p>410247</text:p>
              </table:table-cell>
              <table:table-cell office:value-type="float" office:value="415346">
                <text:p>415346</text:p>
              </table:table-cell>
              <table:table-cell office:value-type="float" office:value="415346">
                <text:p>415346</text:p>
              </table:table-cell>
              <table:table-cell office:value-type="float" office:value="415556">
                <text:p>415556</text:p>
              </table:table-cell>
              <table:table-cell office:value-type="float" office:value="417232">
                <text:p>417232</text:p>
              </table:table-cell>
              <table:table-cell office:value-type="float" office:value="417301">
                <text:p>417301</text:p>
              </table:table-cell>
              <table:table-cell office:value-type="float" office:value="417302">
                <text:p>417302</text:p>
              </table:table-cell>
              <table:table-cell office:value-type="float" office:value="417651">
                <text:p>417651</text:p>
              </table:table-cell>
              <table:table-cell office:value-type="float" office:value="421981">
                <text:p>421981</text:p>
              </table:table-cell>
              <table:table-cell office:value-type="float" office:value="422959">
                <text:p>422959</text:p>
              </table:table-cell>
              <table:table-cell office:value-type="float" office:value="906890">
                <text:p>906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265cm" svg:y="0.876cm" chart:style-name="ch3">
          <text:p>'X2STRCAT'</text:p>
        </chart:subtitle>
        <chart:plot-area chart:style-name="ch4" table:cell-range-address="Resultados.A30:Resultados.BK39" chart:data-source-has-labels="column" svg:x="0.307cm" svg:y="1.513cm" svg:width="12.14cm" svg:height="7.664cm">
          <chart:axis chart:dimension="x" chart:name="primary-x" chart:style-name="ch5">
            <chart:title svg:x="4.361cm" svg:y="8.791cm" chart:style-name="ch6">
              <text:p>Tamanho das Strings [em bytes]</text:p>
            </chart:title>
            <chart:categories table:cell-range-address="Resultados.A30:Resultados.A39"/>
          </chart:axis>
          <chart:axis chart:dimension="y" chart:name="primary-y" chart:style-name="ch5">
            <chart:title svg:x="0.255cm" svg:y="7.996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30:Resultados.B39" chart:class="chart:line">
            <chart:data-point chart:repeated="10"/>
          </chart:series>
          <chart:series chart:style-name="ch10" chart:values-cell-range-address="Resultados.C30:Resultados.C39" chart:class="chart:line">
            <chart:data-point chart:repeated="10"/>
          </chart:series>
          <chart:series chart:style-name="ch11" chart:values-cell-range-address="Resultados.D30:Resultados.D39" chart:class="chart:line">
            <chart:data-point chart:repeated="10"/>
          </chart:series>
          <chart:series chart:style-name="ch12" chart:values-cell-range-address="Resultados.E30:Resultados.E39" chart:class="chart:line">
            <chart:data-point chart:repeated="10"/>
          </chart:series>
          <chart:series chart:style-name="ch13" chart:values-cell-range-address="Resultados.F30:Resultados.F39" chart:class="chart:line">
            <chart:data-point chart:repeated="10"/>
          </chart:series>
          <chart:series chart:style-name="ch14" chart:values-cell-range-address="Resultados.G30:Resultados.G39" chart:class="chart:line">
            <chart:data-point chart:repeated="10"/>
          </chart:series>
          <chart:series chart:style-name="ch15" chart:values-cell-range-address="Resultados.H30:Resultados.H39" chart:class="chart:line">
            <chart:data-point chart:repeated="10"/>
          </chart:series>
          <chart:series chart:style-name="ch16" chart:values-cell-range-address="Resultados.I30:Resultados.I39" chart:class="chart:line">
            <chart:data-point chart:repeated="10"/>
          </chart:series>
          <chart:series chart:style-name="ch17" chart:values-cell-range-address="Resultados.J30:Resultados.J39" chart:class="chart:line">
            <chart:data-point chart:repeated="10"/>
          </chart:series>
          <chart:series chart:style-name="ch18" chart:values-cell-range-address="Resultados.K30:Resultados.K39" chart:class="chart:line">
            <chart:data-point chart:repeated="10"/>
          </chart:series>
          <chart:series chart:style-name="ch19" chart:values-cell-range-address="Resultados.L30:Resultados.L39" chart:class="chart:line">
            <chart:data-point chart:repeated="10"/>
          </chart:series>
          <chart:series chart:style-name="ch20" chart:values-cell-range-address="Resultados.M30:Resultados.M39" chart:class="chart:line">
            <chart:data-point chart:repeated="10"/>
          </chart:series>
          <chart:series chart:style-name="ch21" chart:values-cell-range-address="Resultados.N30:Resultados.N39" chart:class="chart:line">
            <chart:data-point chart:repeated="10"/>
          </chart:series>
          <chart:series chart:style-name="ch22" chart:values-cell-range-address="Resultados.O30:Resultados.O39" chart:class="chart:line">
            <chart:data-point chart:repeated="10"/>
          </chart:series>
          <chart:series chart:style-name="ch23" chart:values-cell-range-address="Resultados.P30:Resultados.P39" chart:class="chart:line">
            <chart:data-point chart:repeated="10"/>
          </chart:series>
          <chart:series chart:style-name="ch24" chart:values-cell-range-address="Resultados.Q30:Resultados.Q39" chart:class="chart:line">
            <chart:data-point chart:repeated="10"/>
          </chart:series>
          <chart:series chart:style-name="ch25" chart:values-cell-range-address="Resultados.R30:Resultados.R39" chart:class="chart:line">
            <chart:data-point chart:repeated="10"/>
          </chart:series>
          <chart:series chart:style-name="ch26" chart:values-cell-range-address="Resultados.S30:Resultados.S39" chart:class="chart:line">
            <chart:data-point chart:repeated="10"/>
          </chart:series>
          <chart:series chart:style-name="ch27" chart:values-cell-range-address="Resultados.T30:Resultados.T39" chart:class="chart:line">
            <chart:data-point chart:repeated="10"/>
          </chart:series>
          <chart:series chart:style-name="ch28" chart:values-cell-range-address="Resultados.U30:Resultados.U39" chart:class="chart:line">
            <chart:data-point chart:repeated="10"/>
          </chart:series>
          <chart:series chart:style-name="ch29" chart:values-cell-range-address="Resultados.V30:Resultados.V39" chart:class="chart:line">
            <chart:data-point chart:repeated="10"/>
          </chart:series>
          <chart:series chart:style-name="ch30" chart:values-cell-range-address="Resultados.W30:Resultados.W39" chart:class="chart:line">
            <chart:data-point chart:repeated="10"/>
          </chart:series>
          <chart:series chart:style-name="ch31" chart:values-cell-range-address="Resultados.X30:Resultados.X39" chart:class="chart:line">
            <chart:data-point chart:repeated="10"/>
          </chart:series>
          <chart:series chart:style-name="ch32" chart:values-cell-range-address="Resultados.Y30:Resultados.Y39" chart:class="chart:line">
            <chart:data-point chart:repeated="10"/>
          </chart:series>
          <chart:series chart:style-name="ch9" chart:values-cell-range-address="Resultados.Z30:Resultados.Z39" chart:class="chart:line">
            <chart:data-point chart:repeated="10"/>
          </chart:series>
          <chart:series chart:style-name="ch10" chart:values-cell-range-address="Resultados.AA30:Resultados.AA39" chart:class="chart:line">
            <chart:data-point chart:repeated="10"/>
          </chart:series>
          <chart:series chart:style-name="ch11" chart:values-cell-range-address="Resultados.AB30:Resultados.AB39" chart:class="chart:line">
            <chart:data-point chart:repeated="10"/>
          </chart:series>
          <chart:series chart:style-name="ch12" chart:values-cell-range-address="Resultados.AC30:Resultados.AC39" chart:class="chart:line">
            <chart:data-point chart:repeated="10"/>
          </chart:series>
          <chart:series chart:style-name="ch13" chart:values-cell-range-address="Resultados.AD30:Resultados.AD39" chart:class="chart:line">
            <chart:data-point chart:repeated="10"/>
          </chart:series>
          <chart:series chart:style-name="ch14" chart:values-cell-range-address="Resultados.AE30:Resultados.AE39" chart:class="chart:line">
            <chart:data-point chart:repeated="10"/>
          </chart:series>
          <chart:series chart:style-name="ch15" chart:values-cell-range-address="Resultados.AF30:Resultados.AF39" chart:class="chart:line">
            <chart:data-point chart:repeated="10"/>
          </chart:series>
          <chart:series chart:style-name="ch16" chart:values-cell-range-address="Resultados.AG30:Resultados.AG39" chart:class="chart:line">
            <chart:data-point chart:repeated="10"/>
          </chart:series>
          <chart:series chart:style-name="ch17" chart:values-cell-range-address="Resultados.AH30:Resultados.AH39" chart:class="chart:line">
            <chart:data-point chart:repeated="10"/>
          </chart:series>
          <chart:series chart:style-name="ch18" chart:values-cell-range-address="Resultados.AI30:Resultados.AI39" chart:class="chart:line">
            <chart:data-point chart:repeated="10"/>
          </chart:series>
          <chart:series chart:style-name="ch19" chart:values-cell-range-address="Resultados.AJ30:Resultados.AJ39" chart:class="chart:line">
            <chart:data-point chart:repeated="10"/>
          </chart:series>
          <chart:series chart:style-name="ch20" chart:values-cell-range-address="Resultados.AK30:Resultados.AK39" chart:class="chart:line">
            <chart:data-point chart:repeated="10"/>
          </chart:series>
          <chart:series chart:style-name="ch21" chart:values-cell-range-address="Resultados.AL30:Resultados.AL39" chart:class="chart:line">
            <chart:data-point chart:repeated="10"/>
          </chart:series>
          <chart:series chart:style-name="ch22" chart:values-cell-range-address="Resultados.AM30:Resultados.AM39" chart:class="chart:line">
            <chart:data-point chart:repeated="10"/>
          </chart:series>
          <chart:series chart:style-name="ch23" chart:values-cell-range-address="Resultados.AN30:Resultados.AN39" chart:class="chart:line">
            <chart:data-point chart:repeated="10"/>
          </chart:series>
          <chart:series chart:style-name="ch24" chart:values-cell-range-address="Resultados.AO30:Resultados.AO39" chart:class="chart:line">
            <chart:data-point chart:repeated="10"/>
          </chart:series>
          <chart:series chart:style-name="ch25" chart:values-cell-range-address="Resultados.AP30:Resultados.AP39" chart:class="chart:line">
            <chart:data-point chart:repeated="10"/>
          </chart:series>
          <chart:series chart:style-name="ch26" chart:values-cell-range-address="Resultados.AQ30:Resultados.AQ39" chart:class="chart:line">
            <chart:data-point chart:repeated="10"/>
          </chart:series>
          <chart:series chart:style-name="ch27" chart:values-cell-range-address="Resultados.AR30:Resultados.AR39" chart:class="chart:line">
            <chart:data-point chart:repeated="10"/>
          </chart:series>
          <chart:series chart:style-name="ch28" chart:values-cell-range-address="Resultados.AS30:Resultados.AS39" chart:class="chart:line">
            <chart:data-point chart:repeated="10"/>
          </chart:series>
          <chart:series chart:style-name="ch29" chart:values-cell-range-address="Resultados.AT30:Resultados.AT39" chart:class="chart:line">
            <chart:data-point chart:repeated="10"/>
          </chart:series>
          <chart:series chart:style-name="ch30" chart:values-cell-range-address="Resultados.AU30:Resultados.AU39" chart:class="chart:line">
            <chart:data-point chart:repeated="10"/>
          </chart:series>
          <chart:series chart:style-name="ch31" chart:values-cell-range-address="Resultados.AV30:Resultados.AV39" chart:class="chart:line">
            <chart:data-point chart:repeated="10"/>
          </chart:series>
          <chart:series chart:style-name="ch32" chart:values-cell-range-address="Resultados.AW30:Resultados.AW39" chart:class="chart:line">
            <chart:data-point chart:repeated="10"/>
          </chart:series>
          <chart:series chart:style-name="ch9" chart:values-cell-range-address="Resultados.AX30:Resultados.AX39" chart:class="chart:line">
            <chart:data-point chart:repeated="10"/>
          </chart:series>
          <chart:series chart:style-name="ch10" chart:values-cell-range-address="Resultados.AY30:Resultados.AY39" chart:class="chart:line">
            <chart:data-point chart:repeated="10"/>
          </chart:series>
          <chart:series chart:style-name="ch11" chart:values-cell-range-address="Resultados.AZ30:Resultados.AZ39" chart:class="chart:line">
            <chart:data-point chart:repeated="10"/>
          </chart:series>
          <chart:series chart:style-name="ch12" chart:values-cell-range-address="Resultados.BA30:Resultados.BA39" chart:class="chart:line">
            <chart:data-point chart:repeated="10"/>
          </chart:series>
          <chart:series chart:style-name="ch13" chart:values-cell-range-address="Resultados.BB30:Resultados.BB39" chart:class="chart:line">
            <chart:data-point chart:repeated="10"/>
          </chart:series>
          <chart:series chart:style-name="ch14" chart:values-cell-range-address="Resultados.BC30:Resultados.BC39" chart:class="chart:line">
            <chart:data-point chart:repeated="10"/>
          </chart:series>
          <chart:series chart:style-name="ch15" chart:values-cell-range-address="Resultados.BD30:Resultados.BD39" chart:class="chart:line">
            <chart:data-point chart:repeated="10"/>
          </chart:series>
          <chart:series chart:style-name="ch16" chart:values-cell-range-address="Resultados.BE30:Resultados.BE39" chart:class="chart:line">
            <chart:data-point chart:repeated="10"/>
          </chart:series>
          <chart:series chart:style-name="ch17" chart:values-cell-range-address="Resultados.BF30:Resultados.BF39" chart:class="chart:line">
            <chart:data-point chart:repeated="10"/>
          </chart:series>
          <chart:series chart:style-name="ch18" chart:values-cell-range-address="Resultados.BG30:Resultados.BG39" chart:class="chart:line">
            <chart:data-point chart:repeated="10"/>
          </chart:series>
          <chart:series chart:style-name="ch19" chart:values-cell-range-address="Resultados.BH30:Resultados.BH39" chart:class="chart:line">
            <chart:data-point chart:repeated="10"/>
          </chart:series>
          <chart:series chart:style-name="ch20" chart:values-cell-range-address="Resultados.BI30:Resultados.BI39" chart:class="chart:line">
            <chart:data-point chart:repeated="10"/>
          </chart:series>
          <chart:series chart:style-name="ch21" chart:values-cell-range-address="Resultados.BJ30:Resultados.BJ39" chart:class="chart:line">
            <chart:data-point chart:repeated="10"/>
          </chart:series>
          <chart:series chart:style-name="ch22" chart:values-cell-range-address="Resultados.BK30:Resultados.BK39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</table:table-row>
          </table:table-header-rows>
          <table:table-rows>
            <table:table-row>
              <table:table-cell office:value-type="string">
                <text:p text:id="Resultados.A30:Resultados.A39">16</text:p>
              </table:table-cell>
              <table:table-cell office:value-type="float" office:value="2375">
                <text:p text:id="Resultados.B30:Resultados.B39">2375</text:p>
              </table:table-cell>
              <table:table-cell office:value-type="float" office:value="2444">
                <text:p text:id="Resultados.C30:Resultados.C39">2444</text:p>
              </table:table-cell>
              <table:table-cell office:value-type="float" office:value="2444">
                <text:p text:id="Resultados.D30:Resultados.D39">2444</text:p>
              </table:table-cell>
              <table:table-cell office:value-type="float" office:value="2654">
                <text:p text:id="Resultados.E30:Resultados.E39">2654</text:p>
              </table:table-cell>
              <table:table-cell office:value-type="float" office:value="2654">
                <text:p text:id="Resultados.F30:Resultados.F39">2654</text:p>
              </table:table-cell>
              <table:table-cell office:value-type="float" office:value="2654">
                <text:p text:id="Resultados.G30:Resultados.G39">2654</text:p>
              </table:table-cell>
              <table:table-cell office:value-type="float" office:value="2654">
                <text:p text:id="Resultados.H30:Resultados.H39">2654</text:p>
              </table:table-cell>
              <table:table-cell office:value-type="float" office:value="2654">
                <text:p text:id="Resultados.I30:Resultados.I39">2654</text:p>
              </table:table-cell>
              <table:table-cell office:value-type="float" office:value="2654">
                <text:p text:id="Resultados.J30:Resultados.J39">2654</text:p>
              </table:table-cell>
              <table:table-cell office:value-type="float" office:value="2654">
                <text:p text:id="Resultados.K30:Resultados.K39">2654</text:p>
              </table:table-cell>
              <table:table-cell office:value-type="float" office:value="2654">
                <text:p text:id="Resultados.L30:Resultados.L39">2654</text:p>
              </table:table-cell>
              <table:table-cell office:value-type="float" office:value="2654">
                <text:p text:id="Resultados.M30:Resultados.M39">2654</text:p>
              </table:table-cell>
              <table:table-cell office:value-type="float" office:value="2654">
                <text:p text:id="Resultados.N30:Resultados.N39">2654</text:p>
              </table:table-cell>
              <table:table-cell office:value-type="float" office:value="2654">
                <text:p text:id="Resultados.O30:Resultados.O39">2654</text:p>
              </table:table-cell>
              <table:table-cell office:value-type="float" office:value="2654">
                <text:p text:id="Resultados.P30:Resultados.P39">2654</text:p>
              </table:table-cell>
              <table:table-cell office:value-type="float" office:value="2654">
                <text:p text:id="Resultados.Q30:Resultados.Q39">2654</text:p>
              </table:table-cell>
              <table:table-cell office:value-type="float" office:value="2723">
                <text:p text:id="Resultados.R30:Resultados.R39">2723</text:p>
              </table:table-cell>
              <table:table-cell office:value-type="float" office:value="2723">
                <text:p text:id="Resultados.S30:Resultados.S39">2723</text:p>
              </table:table-cell>
              <table:table-cell office:value-type="float" office:value="2723">
                <text:p text:id="Resultados.T30:Resultados.T39">2723</text:p>
              </table:table-cell>
              <table:table-cell office:value-type="float" office:value="2723">
                <text:p text:id="Resultados.U30:Resultados.U39">2723</text:p>
              </table:table-cell>
              <table:table-cell office:value-type="float" office:value="2723">
                <text:p text:id="Resultados.V30:Resultados.V39">2723</text:p>
              </table:table-cell>
              <table:table-cell office:value-type="float" office:value="2723">
                <text:p text:id="Resultados.W30:Resultados.W39">2723</text:p>
              </table:table-cell>
              <table:table-cell office:value-type="float" office:value="2723">
                <text:p text:id="Resultados.X30:Resultados.X39">2723</text:p>
              </table:table-cell>
              <table:table-cell office:value-type="float" office:value="2723">
                <text:p text:id="Resultados.Y30:Resultados.Y39">2723</text:p>
              </table:table-cell>
              <table:table-cell office:value-type="float" office:value="2723">
                <text:p text:id="Resultados.Z30:Resultados.Z39">2723</text:p>
              </table:table-cell>
              <table:table-cell office:value-type="float" office:value="2724">
                <text:p text:id="Resultados.AA30:Resultados.AA39">2724</text:p>
              </table:table-cell>
              <table:table-cell office:value-type="float" office:value="2724">
                <text:p text:id="Resultados.AB30:Resultados.AB39">2724</text:p>
              </table:table-cell>
              <table:table-cell office:value-type="float" office:value="2724">
                <text:p text:id="Resultados.AC30:Resultados.AC39">2724</text:p>
              </table:table-cell>
              <table:table-cell office:value-type="float" office:value="2724">
                <text:p text:id="Resultados.AD30:Resultados.AD39">2724</text:p>
              </table:table-cell>
              <table:table-cell office:value-type="float" office:value="2724">
                <text:p text:id="Resultados.AE30:Resultados.AE39">2724</text:p>
              </table:table-cell>
              <table:table-cell office:value-type="float" office:value="2724">
                <text:p text:id="Resultados.AF30:Resultados.AF39">2724</text:p>
              </table:table-cell>
              <table:table-cell office:value-type="float" office:value="2724">
                <text:p text:id="Resultados.AG30:Resultados.AG39">2724</text:p>
              </table:table-cell>
              <table:table-cell office:value-type="float" office:value="2724">
                <text:p text:id="Resultados.AH30:Resultados.AH39">2724</text:p>
              </table:table-cell>
              <table:table-cell office:value-type="float" office:value="2724">
                <text:p text:id="Resultados.AI30:Resultados.AI39">2724</text:p>
              </table:table-cell>
              <table:table-cell office:value-type="float" office:value="2724">
                <text:p text:id="Resultados.AJ30:Resultados.AJ39">2724</text:p>
              </table:table-cell>
              <table:table-cell office:value-type="float" office:value="2724">
                <text:p text:id="Resultados.AK30:Resultados.AK39">2724</text:p>
              </table:table-cell>
              <table:table-cell office:value-type="float" office:value="2724">
                <text:p text:id="Resultados.AL30:Resultados.AL39">2724</text:p>
              </table:table-cell>
              <table:table-cell office:value-type="float" office:value="2724">
                <text:p text:id="Resultados.AM30:Resultados.AM39">2724</text:p>
              </table:table-cell>
              <table:table-cell office:value-type="float" office:value="2724">
                <text:p text:id="Resultados.AN30:Resultados.AN39">2724</text:p>
              </table:table-cell>
              <table:table-cell office:value-type="float" office:value="2724">
                <text:p text:id="Resultados.AO30:Resultados.AO39">2724</text:p>
              </table:table-cell>
              <table:table-cell office:value-type="float" office:value="2724">
                <text:p text:id="Resultados.AP30:Resultados.AP39">2724</text:p>
              </table:table-cell>
              <table:table-cell office:value-type="float" office:value="2724">
                <text:p text:id="Resultados.AQ30:Resultados.AQ39">2724</text:p>
              </table:table-cell>
              <table:table-cell office:value-type="float" office:value="2724">
                <text:p text:id="Resultados.AR30:Resultados.AR39">2724</text:p>
              </table:table-cell>
              <table:table-cell office:value-type="float" office:value="2724">
                <text:p text:id="Resultados.AS30:Resultados.AS39">2724</text:p>
              </table:table-cell>
              <table:table-cell office:value-type="float" office:value="2724">
                <text:p text:id="Resultados.AT30:Resultados.AT39">2724</text:p>
              </table:table-cell>
              <table:table-cell office:value-type="float" office:value="2724">
                <text:p text:id="Resultados.AU30:Resultados.AU39">2724</text:p>
              </table:table-cell>
              <table:table-cell office:value-type="float" office:value="2724">
                <text:p text:id="Resultados.AV30:Resultados.AV39">2724</text:p>
              </table:table-cell>
              <table:table-cell office:value-type="float" office:value="2724">
                <text:p text:id="Resultados.AW30:Resultados.AW39">2724</text:p>
              </table:table-cell>
              <table:table-cell office:value-type="float" office:value="2724">
                <text:p text:id="Resultados.AX30:Resultados.AX39">2724</text:p>
              </table:table-cell>
              <table:table-cell office:value-type="float" office:value="2724">
                <text:p text:id="Resultados.AY30:Resultados.AY39">2724</text:p>
              </table:table-cell>
              <table:table-cell office:value-type="float" office:value="2724">
                <text:p text:id="Resultados.AZ30:Resultados.AZ39">2724</text:p>
              </table:table-cell>
              <table:table-cell office:value-type="float" office:value="2724">
                <text:p text:id="Resultados.BA30:Resultados.BA39">2724</text:p>
              </table:table-cell>
              <table:table-cell office:value-type="float" office:value="2724">
                <text:p text:id="Resultados.BB30:Resultados.BB39">2724</text:p>
              </table:table-cell>
              <table:table-cell office:value-type="float" office:value="2724">
                <text:p text:id="Resultados.BC30:Resultados.BC39">2724</text:p>
              </table:table-cell>
              <table:table-cell office:value-type="float" office:value="2724">
                <text:p text:id="Resultados.BD30:Resultados.BD39">2724</text:p>
              </table:table-cell>
              <table:table-cell office:value-type="float" office:value="2793">
                <text:p text:id="Resultados.BE30:Resultados.BE39">2793</text:p>
              </table:table-cell>
              <table:table-cell office:value-type="float" office:value="2794">
                <text:p text:id="Resultados.BF30:Resultados.BF39">2794</text:p>
              </table:table-cell>
              <table:table-cell office:value-type="float" office:value="2794">
                <text:p text:id="Resultados.BG30:Resultados.BG39">2794</text:p>
              </table:table-cell>
              <table:table-cell office:value-type="float" office:value="2794">
                <text:p text:id="Resultados.BH30:Resultados.BH39">2794</text:p>
              </table:table-cell>
              <table:table-cell office:value-type="float" office:value="2863">
                <text:p text:id="Resultados.BI30:Resultados.BI39">2863</text:p>
              </table:table-cell>
              <table:table-cell office:value-type="float" office:value="2863">
                <text:p text:id="Resultados.BJ30:Resultados.BJ39">2863</text:p>
              </table:table-cell>
              <table:table-cell office:value-type="float" office:value="2864">
                <text:p text:id="Resultados.BK30:Resultados.BK39">2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3">
                <text:p>3143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2">
                <text:p>3212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1">
                <text:p>4051</text:p>
              </table:table-cell>
              <table:table-cell office:value-type="float" office:value="4120">
                <text:p>4120</text:p>
              </table:table-cell>
              <table:table-cell office:value-type="float" office:value="4260">
                <text:p>426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0">
                <text:p>4330</text:p>
              </table:table-cell>
              <table:table-cell office:value-type="float" office:value="4331">
                <text:p>4331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4470">
                <text:p>4470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749">
                <text:p>4749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46">
                <text:p>6146</text:p>
              </table:table-cell>
              <table:table-cell office:value-type="float" office:value="6285">
                <text:p>6285</text:p>
              </table:table-cell>
              <table:table-cell office:value-type="float" office:value="6286">
                <text:p>6286</text:p>
              </table:table-cell>
              <table:table-cell office:value-type="float" office:value="6355">
                <text:p>635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5">
                <text:p>6425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26">
                <text:p>6426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5">
                <text:p>6495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496">
                <text:p>6496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60">
                <text:p>4260</text:p>
              </table:table-cell>
              <table:table-cell office:value-type="float" office:value="4330">
                <text:p>4330</text:p>
              </table:table-cell>
              <table:table-cell office:value-type="float" office:value="4469">
                <text:p>4469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39">
                <text:p>4539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09">
                <text:p>4609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04">
                <text:p>6704</text:p>
              </table:table-cell>
              <table:table-cell office:value-type="float" office:value="6704">
                <text:p>6704</text:p>
              </table:table-cell>
              <table:table-cell office:value-type="float" office:value="6914">
                <text:p>6914</text:p>
              </table:table-cell>
              <table:table-cell office:value-type="float" office:value="6914">
                <text:p>6914</text:p>
              </table:table-cell>
              <table:table-cell office:value-type="float" office:value="6914">
                <text:p>6914</text:p>
              </table:table-cell>
              <table:table-cell office:value-type="float" office:value="6915">
                <text:p>6915</text:p>
              </table:table-cell>
              <table:table-cell office:value-type="float" office:value="6915">
                <text:p>6915</text:p>
              </table:table-cell>
              <table:table-cell office:value-type="float" office:value="6915">
                <text:p>6915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4">
                <text:p>6984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6985">
                <text:p>6985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054">
                <text:p>7054</text:p>
              </table:table-cell>
              <table:table-cell office:value-type="float" office:value="7124">
                <text:p>7124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130">
                <text:p>13130</text:p>
              </table:table-cell>
              <table:table-cell office:value-type="float" office:value="13270">
                <text:p>13270</text:p>
              </table:table-cell>
              <table:table-cell office:value-type="float" office:value="13340">
                <text:p>13340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09">
                <text:p>13409</text:p>
              </table:table-cell>
              <table:table-cell office:value-type="float" office:value="13410">
                <text:p>13410</text:p>
              </table:table-cell>
              <table:table-cell office:value-type="float" office:value="13410">
                <text:p>13410</text:p>
              </table:table-cell>
              <table:table-cell office:value-type="float" office:value="13410">
                <text:p>13410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79">
                <text:p>13479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480">
                <text:p>13480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49">
                <text:p>13549</text:p>
              </table:table-cell>
              <table:table-cell office:value-type="float" office:value="13550">
                <text:p>13550</text:p>
              </table:table-cell>
              <table:table-cell office:value-type="float" office:value="13550">
                <text:p>13550</text:p>
              </table:table-cell>
              <table:table-cell office:value-type="float" office:value="13619">
                <text:p>13619</text:p>
              </table:table-cell>
              <table:table-cell office:value-type="float" office:value="14247">
                <text:p>14247</text:p>
              </table:table-cell>
              <table:table-cell office:value-type="float" office:value="14596">
                <text:p>14596</text:p>
              </table:table-cell>
              <table:table-cell office:value-type="float" office:value="14597">
                <text:p>14597</text:p>
              </table:table-cell>
              <table:table-cell office:value-type="float" office:value="14597">
                <text:p>14597</text:p>
              </table:table-cell>
              <table:table-cell office:value-type="float" office:value="14737">
                <text:p>14737</text:p>
              </table:table-cell>
              <table:table-cell office:value-type="float" office:value="15295">
                <text:p>15295</text:p>
              </table:table-cell>
              <table:table-cell office:value-type="float" office:value="15295">
                <text:p>15295</text:p>
              </table:table-cell>
              <table:table-cell office:value-type="float" office:value="19835">
                <text:p>1983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6680">
                <text:p>26680</text:p>
              </table:table-cell>
              <table:table-cell office:value-type="float" office:value="26680">
                <text:p>26680</text:p>
              </table:table-cell>
              <table:table-cell office:value-type="float" office:value="26680">
                <text:p>26680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8">
                <text:p>26958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6959">
                <text:p>26959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8">
                <text:p>27028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  <table:table-cell office:value-type="float" office:value="27029">
                <text:p>2702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3359">
                <text:p>53359</text:p>
              </table:table-cell>
              <table:table-cell office:value-type="float" office:value="53359">
                <text:p>53359</text:p>
              </table:table-cell>
              <table:table-cell office:value-type="float" office:value="53428">
                <text:p>53428</text:p>
              </table:table-cell>
              <table:table-cell office:value-type="float" office:value="53428">
                <text:p>5342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8">
                <text:p>53498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499">
                <text:p>53499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8">
                <text:p>53568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569">
                <text:p>53569</text:p>
              </table:table-cell>
              <table:table-cell office:value-type="float" office:value="53638">
                <text:p>53638</text:p>
              </table:table-cell>
              <table:table-cell office:value-type="float" office:value="53638">
                <text:p>53638</text:p>
              </table:table-cell>
              <table:table-cell office:value-type="float" office:value="53638">
                <text:p>53638</text:p>
              </table:table-cell>
              <table:table-cell office:value-type="float" office:value="62507">
                <text:p>62507</text:p>
              </table:table-cell>
              <table:table-cell office:value-type="float" office:value="64603">
                <text:p>6460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6508">
                <text:p>106508</text:p>
              </table:table-cell>
              <table:table-cell office:value-type="float" office:value="106717">
                <text:p>106717</text:p>
              </table:table-cell>
              <table:table-cell office:value-type="float" office:value="106718">
                <text:p>106718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7">
                <text:p>106787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788">
                <text:p>106788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7">
                <text:p>106857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858">
                <text:p>106858</text:p>
              </table:table-cell>
              <table:table-cell office:value-type="float" office:value="106927">
                <text:p>106927</text:p>
              </table:table-cell>
              <table:table-cell office:value-type="float" office:value="106927">
                <text:p>106927</text:p>
              </table:table-cell>
              <table:table-cell office:value-type="float" office:value="106927">
                <text:p>106927</text:p>
              </table:table-cell>
              <table:table-cell office:value-type="float" office:value="114959">
                <text:p>114959</text:p>
              </table:table-cell>
              <table:table-cell office:value-type="float" office:value="115448">
                <text:p>115448</text:p>
              </table:table-cell>
              <table:table-cell office:value-type="float" office:value="115867">
                <text:p>115867</text:p>
              </table:table-cell>
              <table:table-cell office:value-type="float" office:value="116076">
                <text:p>116076</text:p>
              </table:table-cell>
              <table:table-cell office:value-type="float" office:value="118172">
                <text:p>118172</text:p>
              </table:table-cell>
              <table:table-cell office:value-type="float" office:value="124038">
                <text:p>124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371cm" svg:y="0.876cm" chart:style-name="ch3">
          <text:p>'XSTRCAT'</text:p>
        </chart:subtitle>
        <chart:plot-area chart:style-name="ch4" table:cell-range-address="Resultados.A43:Resultados.BJ52" chart:data-source-has-labels="column" svg:x="0.307cm" svg:y="1.513cm" svg:width="12.14cm" svg:height="7.664cm">
          <chart:axis chart:dimension="x" chart:name="primary-x" chart:style-name="ch5">
            <chart:title svg:x="4.361cm" svg:y="8.791cm" chart:style-name="ch6">
              <text:p>Tamanho das Strings [em bytes]</text:p>
            </chart:title>
            <chart:categories table:cell-range-address="Resultados.A43:Resultados.A52"/>
          </chart:axis>
          <chart:axis chart:dimension="y" chart:name="primary-y" chart:style-name="ch5">
            <chart:title svg:x="0.255cm" svg:y="7.996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43:Resultados.B52" chart:class="chart:line">
            <chart:data-point chart:repeated="10"/>
          </chart:series>
          <chart:series chart:style-name="ch10" chart:values-cell-range-address="Resultados.C43:Resultados.C52" chart:class="chart:line">
            <chart:data-point chart:repeated="10"/>
          </chart:series>
          <chart:series chart:style-name="ch11" chart:values-cell-range-address="Resultados.D43:Resultados.D52" chart:class="chart:line">
            <chart:data-point chart:repeated="10"/>
          </chart:series>
          <chart:series chart:style-name="ch12" chart:values-cell-range-address="Resultados.E43:Resultados.E52" chart:class="chart:line">
            <chart:data-point chart:repeated="10"/>
          </chart:series>
          <chart:series chart:style-name="ch13" chart:values-cell-range-address="Resultados.F43:Resultados.F52" chart:class="chart:line">
            <chart:data-point chart:repeated="10"/>
          </chart:series>
          <chart:series chart:style-name="ch14" chart:values-cell-range-address="Resultados.G43:Resultados.G52" chart:class="chart:line">
            <chart:data-point chart:repeated="10"/>
          </chart:series>
          <chart:series chart:style-name="ch15" chart:values-cell-range-address="Resultados.H43:Resultados.H52" chart:class="chart:line">
            <chart:data-point chart:repeated="10"/>
          </chart:series>
          <chart:series chart:style-name="ch16" chart:values-cell-range-address="Resultados.I43:Resultados.I52" chart:class="chart:line">
            <chart:data-point chart:repeated="10"/>
          </chart:series>
          <chart:series chart:style-name="ch17" chart:values-cell-range-address="Resultados.J43:Resultados.J52" chart:class="chart:line">
            <chart:data-point chart:repeated="10"/>
          </chart:series>
          <chart:series chart:style-name="ch18" chart:values-cell-range-address="Resultados.K43:Resultados.K52" chart:class="chart:line">
            <chart:data-point chart:repeated="10"/>
          </chart:series>
          <chart:series chart:style-name="ch19" chart:values-cell-range-address="Resultados.L43:Resultados.L52" chart:class="chart:line">
            <chart:data-point chart:repeated="10"/>
          </chart:series>
          <chart:series chart:style-name="ch20" chart:values-cell-range-address="Resultados.M43:Resultados.M52" chart:class="chart:line">
            <chart:data-point chart:repeated="10"/>
          </chart:series>
          <chart:series chart:style-name="ch21" chart:values-cell-range-address="Resultados.N43:Resultados.N52" chart:class="chart:line">
            <chart:data-point chart:repeated="10"/>
          </chart:series>
          <chart:series chart:style-name="ch22" chart:values-cell-range-address="Resultados.O43:Resultados.O52" chart:class="chart:line">
            <chart:data-point chart:repeated="10"/>
          </chart:series>
          <chart:series chart:style-name="ch23" chart:values-cell-range-address="Resultados.P43:Resultados.P52" chart:class="chart:line">
            <chart:data-point chart:repeated="10"/>
          </chart:series>
          <chart:series chart:style-name="ch24" chart:values-cell-range-address="Resultados.Q43:Resultados.Q52" chart:class="chart:line">
            <chart:data-point chart:repeated="10"/>
          </chart:series>
          <chart:series chart:style-name="ch25" chart:values-cell-range-address="Resultados.R43:Resultados.R52" chart:class="chart:line">
            <chart:data-point chart:repeated="10"/>
          </chart:series>
          <chart:series chart:style-name="ch26" chart:values-cell-range-address="Resultados.S43:Resultados.S52" chart:class="chart:line">
            <chart:data-point chart:repeated="10"/>
          </chart:series>
          <chart:series chart:style-name="ch27" chart:values-cell-range-address="Resultados.T43:Resultados.T52" chart:class="chart:line">
            <chart:data-point chart:repeated="10"/>
          </chart:series>
          <chart:series chart:style-name="ch28" chart:values-cell-range-address="Resultados.U43:Resultados.U52" chart:class="chart:line">
            <chart:data-point chart:repeated="10"/>
          </chart:series>
          <chart:series chart:style-name="ch29" chart:values-cell-range-address="Resultados.V43:Resultados.V52" chart:class="chart:line">
            <chart:data-point chart:repeated="10"/>
          </chart:series>
          <chart:series chart:style-name="ch30" chart:values-cell-range-address="Resultados.W43:Resultados.W52" chart:class="chart:line">
            <chart:data-point chart:repeated="10"/>
          </chart:series>
          <chart:series chart:style-name="ch31" chart:values-cell-range-address="Resultados.X43:Resultados.X52" chart:class="chart:line">
            <chart:data-point chart:repeated="10"/>
          </chart:series>
          <chart:series chart:style-name="ch32" chart:values-cell-range-address="Resultados.Y43:Resultados.Y52" chart:class="chart:line">
            <chart:data-point chart:repeated="10"/>
          </chart:series>
          <chart:series chart:style-name="ch9" chart:values-cell-range-address="Resultados.Z43:Resultados.Z52" chart:class="chart:line">
            <chart:data-point chart:repeated="10"/>
          </chart:series>
          <chart:series chart:style-name="ch10" chart:values-cell-range-address="Resultados.AA43:Resultados.AA52" chart:class="chart:line">
            <chart:data-point chart:repeated="10"/>
          </chart:series>
          <chart:series chart:style-name="ch11" chart:values-cell-range-address="Resultados.AB43:Resultados.AB52" chart:class="chart:line">
            <chart:data-point chart:repeated="10"/>
          </chart:series>
          <chart:series chart:style-name="ch12" chart:values-cell-range-address="Resultados.AC43:Resultados.AC52" chart:class="chart:line">
            <chart:data-point chart:repeated="10"/>
          </chart:series>
          <chart:series chart:style-name="ch13" chart:values-cell-range-address="Resultados.AD43:Resultados.AD52" chart:class="chart:line">
            <chart:data-point chart:repeated="10"/>
          </chart:series>
          <chart:series chart:style-name="ch14" chart:values-cell-range-address="Resultados.AE43:Resultados.AE52" chart:class="chart:line">
            <chart:data-point chart:repeated="10"/>
          </chart:series>
          <chart:series chart:style-name="ch15" chart:values-cell-range-address="Resultados.AF43:Resultados.AF52" chart:class="chart:line">
            <chart:data-point chart:repeated="10"/>
          </chart:series>
          <chart:series chart:style-name="ch16" chart:values-cell-range-address="Resultados.AG43:Resultados.AG52" chart:class="chart:line">
            <chart:data-point chart:repeated="10"/>
          </chart:series>
          <chart:series chart:style-name="ch17" chart:values-cell-range-address="Resultados.AH43:Resultados.AH52" chart:class="chart:line">
            <chart:data-point chart:repeated="10"/>
          </chart:series>
          <chart:series chart:style-name="ch18" chart:values-cell-range-address="Resultados.AI43:Resultados.AI52" chart:class="chart:line">
            <chart:data-point chart:repeated="10"/>
          </chart:series>
          <chart:series chart:style-name="ch19" chart:values-cell-range-address="Resultados.AJ43:Resultados.AJ52" chart:class="chart:line">
            <chart:data-point chart:repeated="10"/>
          </chart:series>
          <chart:series chart:style-name="ch20" chart:values-cell-range-address="Resultados.AK43:Resultados.AK52" chart:class="chart:line">
            <chart:data-point chart:repeated="10"/>
          </chart:series>
          <chart:series chart:style-name="ch21" chart:values-cell-range-address="Resultados.AL43:Resultados.AL52" chart:class="chart:line">
            <chart:data-point chart:repeated="10"/>
          </chart:series>
          <chart:series chart:style-name="ch22" chart:values-cell-range-address="Resultados.AM43:Resultados.AM52" chart:class="chart:line">
            <chart:data-point chart:repeated="10"/>
          </chart:series>
          <chart:series chart:style-name="ch23" chart:values-cell-range-address="Resultados.AN43:Resultados.AN52" chart:class="chart:line">
            <chart:data-point chart:repeated="10"/>
          </chart:series>
          <chart:series chart:style-name="ch24" chart:values-cell-range-address="Resultados.AO43:Resultados.AO52" chart:class="chart:line">
            <chart:data-point chart:repeated="10"/>
          </chart:series>
          <chart:series chart:style-name="ch25" chart:values-cell-range-address="Resultados.AP43:Resultados.AP52" chart:class="chart:line">
            <chart:data-point chart:repeated="10"/>
          </chart:series>
          <chart:series chart:style-name="ch26" chart:values-cell-range-address="Resultados.AQ43:Resultados.AQ52" chart:class="chart:line">
            <chart:data-point chart:repeated="10"/>
          </chart:series>
          <chart:series chart:style-name="ch27" chart:values-cell-range-address="Resultados.AR43:Resultados.AR52" chart:class="chart:line">
            <chart:data-point chart:repeated="10"/>
          </chart:series>
          <chart:series chart:style-name="ch28" chart:values-cell-range-address="Resultados.AS43:Resultados.AS52" chart:class="chart:line">
            <chart:data-point chart:repeated="10"/>
          </chart:series>
          <chart:series chart:style-name="ch29" chart:values-cell-range-address="Resultados.AT43:Resultados.AT52" chart:class="chart:line">
            <chart:data-point chart:repeated="10"/>
          </chart:series>
          <chart:series chart:style-name="ch30" chart:values-cell-range-address="Resultados.AU43:Resultados.AU52" chart:class="chart:line">
            <chart:data-point chart:repeated="10"/>
          </chart:series>
          <chart:series chart:style-name="ch31" chart:values-cell-range-address="Resultados.AV43:Resultados.AV52" chart:class="chart:line">
            <chart:data-point chart:repeated="10"/>
          </chart:series>
          <chart:series chart:style-name="ch32" chart:values-cell-range-address="Resultados.AW43:Resultados.AW52" chart:class="chart:line">
            <chart:data-point chart:repeated="10"/>
          </chart:series>
          <chart:series chart:style-name="ch9" chart:values-cell-range-address="Resultados.AX43:Resultados.AX52" chart:class="chart:line">
            <chart:data-point chart:repeated="10"/>
          </chart:series>
          <chart:series chart:style-name="ch10" chart:values-cell-range-address="Resultados.AY43:Resultados.AY52" chart:class="chart:line">
            <chart:data-point chart:repeated="10"/>
          </chart:series>
          <chart:series chart:style-name="ch11" chart:values-cell-range-address="Resultados.AZ43:Resultados.AZ52" chart:class="chart:line">
            <chart:data-point chart:repeated="10"/>
          </chart:series>
          <chart:series chart:style-name="ch12" chart:values-cell-range-address="Resultados.BA43:Resultados.BA52" chart:class="chart:line">
            <chart:data-point chart:repeated="10"/>
          </chart:series>
          <chart:series chart:style-name="ch13" chart:values-cell-range-address="Resultados.BB43:Resultados.BB52" chart:class="chart:line">
            <chart:data-point chart:repeated="10"/>
          </chart:series>
          <chart:series chart:style-name="ch14" chart:values-cell-range-address="Resultados.BC43:Resultados.BC52" chart:class="chart:line">
            <chart:data-point chart:repeated="10"/>
          </chart:series>
          <chart:series chart:style-name="ch15" chart:values-cell-range-address="Resultados.BD43:Resultados.BD52" chart:class="chart:line">
            <chart:data-point chart:repeated="10"/>
          </chart:series>
          <chart:series chart:style-name="ch16" chart:values-cell-range-address="Resultados.BE43:Resultados.BE52" chart:class="chart:line">
            <chart:data-point chart:repeated="10"/>
          </chart:series>
          <chart:series chart:style-name="ch17" chart:values-cell-range-address="Resultados.BF43:Resultados.BF52" chart:class="chart:line">
            <chart:data-point chart:repeated="10"/>
          </chart:series>
          <chart:series chart:style-name="ch18" chart:values-cell-range-address="Resultados.BG43:Resultados.BG52" chart:class="chart:line">
            <chart:data-point chart:repeated="10"/>
          </chart:series>
          <chart:series chart:style-name="ch19" chart:values-cell-range-address="Resultados.BH43:Resultados.BH52" chart:class="chart:line">
            <chart:data-point chart:repeated="10"/>
          </chart:series>
          <chart:series chart:style-name="ch20" chart:values-cell-range-address="Resultados.BI43:Resultados.BI52" chart:class="chart:line">
            <chart:data-point chart:repeated="10"/>
          </chart:series>
          <chart:series chart:style-name="ch21" chart:values-cell-range-address="Resultados.BJ43:Resultados.BJ52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</table:table-row>
          </table:table-header-rows>
          <table:table-rows>
            <table:table-row>
              <table:table-cell office:value-type="string">
                <text:p text:id="Resultados.A43:Resultados.A52">16</text:p>
              </table:table-cell>
              <table:table-cell office:value-type="float" office:value="2165">
                <text:p text:id="Resultados.B43:Resultados.B52">2165</text:p>
              </table:table-cell>
              <table:table-cell office:value-type="float" office:value="2444">
                <text:p text:id="Resultados.C43:Resultados.C52">2444</text:p>
              </table:table-cell>
              <table:table-cell office:value-type="float" office:value="2444">
                <text:p text:id="Resultados.D43:Resultados.D52">2444</text:p>
              </table:table-cell>
              <table:table-cell office:value-type="float" office:value="2444">
                <text:p text:id="Resultados.E43:Resultados.E52">2444</text:p>
              </table:table-cell>
              <table:table-cell office:value-type="float" office:value="2445">
                <text:p text:id="Resultados.F43:Resultados.F52">2445</text:p>
              </table:table-cell>
              <table:table-cell office:value-type="float" office:value="2445">
                <text:p text:id="Resultados.G43:Resultados.G52">2445</text:p>
              </table:table-cell>
              <table:table-cell office:value-type="float" office:value="2514">
                <text:p text:id="Resultados.H43:Resultados.H52">2514</text:p>
              </table:table-cell>
              <table:table-cell office:value-type="float" office:value="2514">
                <text:p text:id="Resultados.I43:Resultados.I52">2514</text:p>
              </table:table-cell>
              <table:table-cell office:value-type="float" office:value="2514">
                <text:p text:id="Resultados.J43:Resultados.J52">2514</text:p>
              </table:table-cell>
              <table:table-cell office:value-type="float" office:value="2514">
                <text:p text:id="Resultados.K43:Resultados.K52">2514</text:p>
              </table:table-cell>
              <table:table-cell office:value-type="float" office:value="2514">
                <text:p text:id="Resultados.L43:Resultados.L52">2514</text:p>
              </table:table-cell>
              <table:table-cell office:value-type="float" office:value="2514">
                <text:p text:id="Resultados.M43:Resultados.M52">2514</text:p>
              </table:table-cell>
              <table:table-cell office:value-type="float" office:value="2514">
                <text:p text:id="Resultados.N43:Resultados.N52">2514</text:p>
              </table:table-cell>
              <table:table-cell office:value-type="float" office:value="2514">
                <text:p text:id="Resultados.O43:Resultados.O52">2514</text:p>
              </table:table-cell>
              <table:table-cell office:value-type="float" office:value="2514">
                <text:p text:id="Resultados.P43:Resultados.P52">2514</text:p>
              </table:table-cell>
              <table:table-cell office:value-type="float" office:value="2514">
                <text:p text:id="Resultados.Q43:Resultados.Q52">2514</text:p>
              </table:table-cell>
              <table:table-cell office:value-type="float" office:value="2514">
                <text:p text:id="Resultados.R43:Resultados.R52">2514</text:p>
              </table:table-cell>
              <table:table-cell office:value-type="float" office:value="2514">
                <text:p text:id="Resultados.S43:Resultados.S52">2514</text:p>
              </table:table-cell>
              <table:table-cell office:value-type="float" office:value="2514">
                <text:p text:id="Resultados.T43:Resultados.T52">2514</text:p>
              </table:table-cell>
              <table:table-cell office:value-type="float" office:value="2514">
                <text:p text:id="Resultados.U43:Resultados.U52">2514</text:p>
              </table:table-cell>
              <table:table-cell office:value-type="float" office:value="2514">
                <text:p text:id="Resultados.V43:Resultados.V52">2514</text:p>
              </table:table-cell>
              <table:table-cell office:value-type="float" office:value="2514">
                <text:p text:id="Resultados.W43:Resultados.W52">2514</text:p>
              </table:table-cell>
              <table:table-cell office:value-type="float" office:value="2514">
                <text:p text:id="Resultados.X43:Resultados.X52">2514</text:p>
              </table:table-cell>
              <table:table-cell office:value-type="float" office:value="2514">
                <text:p text:id="Resultados.Y43:Resultados.Y52">2514</text:p>
              </table:table-cell>
              <table:table-cell office:value-type="float" office:value="2514">
                <text:p text:id="Resultados.Z43:Resultados.Z52">2514</text:p>
              </table:table-cell>
              <table:table-cell office:value-type="float" office:value="2514">
                <text:p text:id="Resultados.AA43:Resultados.AA52">2514</text:p>
              </table:table-cell>
              <table:table-cell office:value-type="float" office:value="2514">
                <text:p text:id="Resultados.AB43:Resultados.AB52">2514</text:p>
              </table:table-cell>
              <table:table-cell office:value-type="float" office:value="2514">
                <text:p text:id="Resultados.AC43:Resultados.AC52">2514</text:p>
              </table:table-cell>
              <table:table-cell office:value-type="float" office:value="2514">
                <text:p text:id="Resultados.AD43:Resultados.AD52">2514</text:p>
              </table:table-cell>
              <table:table-cell office:value-type="float" office:value="2514">
                <text:p text:id="Resultados.AE43:Resultados.AE52">2514</text:p>
              </table:table-cell>
              <table:table-cell office:value-type="float" office:value="2514">
                <text:p text:id="Resultados.AF43:Resultados.AF52">2514</text:p>
              </table:table-cell>
              <table:table-cell office:value-type="float" office:value="2514">
                <text:p text:id="Resultados.AG43:Resultados.AG52">2514</text:p>
              </table:table-cell>
              <table:table-cell office:value-type="float" office:value="2514">
                <text:p text:id="Resultados.AH43:Resultados.AH52">2514</text:p>
              </table:table-cell>
              <table:table-cell office:value-type="float" office:value="2514">
                <text:p text:id="Resultados.AI43:Resultados.AI52">2514</text:p>
              </table:table-cell>
              <table:table-cell office:value-type="float" office:value="2514">
                <text:p text:id="Resultados.AJ43:Resultados.AJ52">2514</text:p>
              </table:table-cell>
              <table:table-cell office:value-type="float" office:value="2515">
                <text:p text:id="Resultados.AK43:Resultados.AK52">2515</text:p>
              </table:table-cell>
              <table:table-cell office:value-type="float" office:value="2515">
                <text:p text:id="Resultados.AL43:Resultados.AL52">2515</text:p>
              </table:table-cell>
              <table:table-cell office:value-type="float" office:value="2515">
                <text:p text:id="Resultados.AM43:Resultados.AM52">2515</text:p>
              </table:table-cell>
              <table:table-cell office:value-type="float" office:value="2515">
                <text:p text:id="Resultados.AN43:Resultados.AN52">2515</text:p>
              </table:table-cell>
              <table:table-cell office:value-type="float" office:value="2515">
                <text:p text:id="Resultados.AO43:Resultados.AO52">2515</text:p>
              </table:table-cell>
              <table:table-cell office:value-type="float" office:value="2515">
                <text:p text:id="Resultados.AP43:Resultados.AP52">2515</text:p>
              </table:table-cell>
              <table:table-cell office:value-type="float" office:value="2515">
                <text:p text:id="Resultados.AQ43:Resultados.AQ52">2515</text:p>
              </table:table-cell>
              <table:table-cell office:value-type="float" office:value="2515">
                <text:p text:id="Resultados.AR43:Resultados.AR52">2515</text:p>
              </table:table-cell>
              <table:table-cell office:value-type="float" office:value="2515">
                <text:p text:id="Resultados.AS43:Resultados.AS52">2515</text:p>
              </table:table-cell>
              <table:table-cell office:value-type="float" office:value="2515">
                <text:p text:id="Resultados.AT43:Resultados.AT52">2515</text:p>
              </table:table-cell>
              <table:table-cell office:value-type="float" office:value="2515">
                <text:p text:id="Resultados.AU43:Resultados.AU52">2515</text:p>
              </table:table-cell>
              <table:table-cell office:value-type="float" office:value="2515">
                <text:p text:id="Resultados.AV43:Resultados.AV52">2515</text:p>
              </table:table-cell>
              <table:table-cell office:value-type="float" office:value="2584">
                <text:p text:id="Resultados.AW43:Resultados.AW52">2584</text:p>
              </table:table-cell>
              <table:table-cell office:value-type="float" office:value="2584">
                <text:p text:id="Resultados.AX43:Resultados.AX52">2584</text:p>
              </table:table-cell>
              <table:table-cell office:value-type="float" office:value="2584">
                <text:p text:id="Resultados.AY43:Resultados.AY52">2584</text:p>
              </table:table-cell>
              <table:table-cell office:value-type="float" office:value="2584">
                <text:p text:id="Resultados.AZ43:Resultados.AZ52">2584</text:p>
              </table:table-cell>
              <table:table-cell office:value-type="float" office:value="2584">
                <text:p text:id="Resultados.BA43:Resultados.BA52">2584</text:p>
              </table:table-cell>
              <table:table-cell office:value-type="float" office:value="2584">
                <text:p text:id="Resultados.BB43:Resultados.BB52">2584</text:p>
              </table:table-cell>
              <table:table-cell office:value-type="float" office:value="2584">
                <text:p text:id="Resultados.BC43:Resultados.BC52">2584</text:p>
              </table:table-cell>
              <table:table-cell office:value-type="float" office:value="2584">
                <text:p text:id="Resultados.BD43:Resultados.BD52">2584</text:p>
              </table:table-cell>
              <table:table-cell office:value-type="float" office:value="2584">
                <text:p text:id="Resultados.BE43:Resultados.BE52">2584</text:p>
              </table:table-cell>
              <table:table-cell office:value-type="float" office:value="2584">
                <text:p text:id="Resultados.BF43:Resultados.BF52">2584</text:p>
              </table:table-cell>
              <table:table-cell office:value-type="float" office:value="2585">
                <text:p text:id="Resultados.BG43:Resultados.BG52">2585</text:p>
              </table:table-cell>
              <table:table-cell office:value-type="float" office:value="2585">
                <text:p text:id="Resultados.BH43:Resultados.BH52">2585</text:p>
              </table:table-cell>
              <table:table-cell office:value-type="float" office:value="2585">
                <text:p text:id="Resultados.BI43:Resultados.BI52">2585</text:p>
              </table:table-cell>
              <table:table-cell office:value-type="float" office:value="2723">
                <text:p text:id="Resultados.BJ43:Resultados.BJ52">2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5">
                <text:p>2515</text:p>
              </table:table-cell>
              <table:table-cell office:value-type="float" office:value="2654">
                <text:p>265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13">
                <text:p>3213</text:p>
              </table:table-cell>
              <table:table-cell office:value-type="float" office:value="3283">
                <text:p>3283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561">
                <text:p>3561</text:p>
              </table:table-cell>
              <table:table-cell office:value-type="float" office:value="3561">
                <text:p>3561</text:p>
              </table:table-cell>
              <table:table-cell office:value-type="float" office:value="3561">
                <text:p>3561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40">
                <text:p>4540</text:p>
              </table:table-cell>
              <table:table-cell office:value-type="float" office:value="4610">
                <text:p>4610</text:p>
              </table:table-cell>
              <table:table-cell office:value-type="float" office:value="4679">
                <text:p>467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50">
                <text:p>4750</text:p>
              </table:table-cell>
              <table:table-cell office:value-type="float" office:value="4750">
                <text:p>4750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20">
                <text:p>4820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958">
                <text:p>4958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03">
                <text:p>3003</text:p>
              </table:table-cell>
              <table:table-cell office:value-type="float" office:value="3073">
                <text:p>3073</text:p>
              </table:table-cell>
              <table:table-cell office:value-type="float" office:value="3143">
                <text:p>314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80">
                <text:p>4680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20">
                <text:p>4820</text:p>
              </table:table-cell>
              <table:table-cell office:value-type="float" office:value="4820">
                <text:p>48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962">
                <text:p>7962</text:p>
              </table:table-cell>
              <table:table-cell office:value-type="float" office:value="8101">
                <text:p>810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736">
                <text:p>14736</text:p>
              </table:table-cell>
              <table:table-cell office:value-type="float" office:value="14737">
                <text:p>14737</text:p>
              </table:table-cell>
              <table:table-cell office:value-type="float" office:value="15015">
                <text:p>15015</text:p>
              </table:table-cell>
              <table:table-cell office:value-type="float" office:value="15015">
                <text:p>15015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634">
                <text:p>28634</text:p>
              </table:table-cell>
              <table:table-cell office:value-type="float" office:value="28634">
                <text:p>28634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704">
                <text:p>28704</text:p>
              </table:table-cell>
              <table:table-cell office:value-type="float" office:value="28704">
                <text:p>28704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74">
                <text:p>28774</text:p>
              </table:table-cell>
              <table:table-cell office:value-type="float" office:value="28775">
                <text:p>28775</text:p>
              </table:table-cell>
              <table:table-cell office:value-type="float" office:value="28775">
                <text:p>28775</text:p>
              </table:table-cell>
              <table:table-cell office:value-type="float" office:value="29473">
                <text:p>29473</text:p>
              </table:table-cell>
              <table:table-cell office:value-type="float" office:value="31219">
                <text:p>31219</text:p>
              </table:table-cell>
              <table:table-cell office:value-type="float" office:value="31498">
                <text:p>31498</text:p>
              </table:table-cell>
              <table:table-cell office:value-type="float" office:value="31638">
                <text:p>31638</text:p>
              </table:table-cell>
              <table:table-cell office:value-type="float" office:value="32057">
                <text:p>32057</text:p>
              </table:table-cell>
              <table:table-cell office:value-type="float" office:value="32197">
                <text:p>32197</text:p>
              </table:table-cell>
              <table:table-cell office:value-type="float" office:value="32336">
                <text:p>32336</text:p>
              </table:table-cell>
              <table:table-cell office:value-type="float" office:value="32616">
                <text:p>32616</text:p>
              </table:table-cell>
              <table:table-cell office:value-type="float" office:value="32686">
                <text:p>32686</text:p>
              </table:table-cell>
              <table:table-cell office:value-type="float" office:value="32756">
                <text:p>32756</text:p>
              </table:table-cell>
              <table:table-cell office:value-type="float" office:value="32825">
                <text:p>32825</text:p>
              </table:table-cell>
              <table:table-cell office:value-type="float" office:value="32895">
                <text:p>32895</text:p>
              </table:table-cell>
              <table:table-cell office:value-type="float" office:value="34781">
                <text:p>3478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384">
                <text:p>55384</text:p>
              </table:table-cell>
              <table:table-cell office:value-type="float" office:value="55454">
                <text:p>55454</text:p>
              </table:table-cell>
              <table:table-cell office:value-type="float" office:value="55454">
                <text:p>55454</text:p>
              </table:table-cell>
              <table:table-cell office:value-type="float" office:value="55664">
                <text:p>55664</text:p>
              </table:table-cell>
              <table:table-cell office:value-type="float" office:value="55664">
                <text:p>55664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4">
                <text:p>55804</text:p>
              </table:table-cell>
              <table:table-cell office:value-type="float" office:value="55804">
                <text:p>55804</text:p>
              </table:table-cell>
              <table:table-cell office:value-type="float" office:value="55804">
                <text:p>55804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942">
                <text:p>55942</text:p>
              </table:table-cell>
              <table:table-cell office:value-type="float" office:value="55943">
                <text:p>55943</text:p>
              </table:table-cell>
              <table:table-cell office:value-type="float" office:value="55943">
                <text:p>55943</text:p>
              </table:table-cell>
              <table:table-cell office:value-type="float" office:value="55943">
                <text:p>55943</text:p>
              </table:table-cell>
              <table:table-cell office:value-type="float" office:value="57479">
                <text:p>57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3.357cm" svg:height="9.342cm" chart:class="chart:line" chart:style-name="ch1">
        <chart:title svg:x="3.013cm" svg:y="0.187cm" chart:style-name="ch2">
          <text:p>Gráfico de Performance de Execução</text:p>
        </chart:title>
        <chart:subtitle svg:x="5.699cm" svg:y="0.876cm" chart:style-name="ch3">
          <text:p>'ASTRCAT'</text:p>
        </chart:subtitle>
        <chart:plot-area chart:style-name="ch4" table:cell-range-address="Resultados.A56:Resultados.BM65" chart:data-source-has-labels="column" svg:x="0.333cm" svg:y="1.513cm" svg:width="12.757cm" svg:height="7.658cm">
          <chart:axis chart:dimension="x" chart:name="primary-x" chart:style-name="ch5">
            <chart:title svg:x="4.695cm" svg:y="8.785cm" chart:style-name="ch6">
              <text:p>Tamanho das Strings [em bytes]</text:p>
            </chart:title>
            <chart:categories table:cell-range-address="Resultados.A56:Resultados.A65"/>
          </chart:axis>
          <chart:axis chart:dimension="y" chart:name="primary-y" chart:style-name="ch5">
            <chart:title svg:x="0.268cm" svg:y="7.993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56:Resultados.B65" chart:class="chart:line">
            <chart:data-point chart:repeated="10"/>
          </chart:series>
          <chart:series chart:style-name="ch10" chart:values-cell-range-address="Resultados.C56:Resultados.C65" chart:class="chart:line">
            <chart:data-point chart:repeated="10"/>
          </chart:series>
          <chart:series chart:style-name="ch11" chart:values-cell-range-address="Resultados.D56:Resultados.D65" chart:class="chart:line">
            <chart:data-point chart:repeated="10"/>
          </chart:series>
          <chart:series chart:style-name="ch12" chart:values-cell-range-address="Resultados.E56:Resultados.E65" chart:class="chart:line">
            <chart:data-point chart:repeated="10"/>
          </chart:series>
          <chart:series chart:style-name="ch13" chart:values-cell-range-address="Resultados.F56:Resultados.F65" chart:class="chart:line">
            <chart:data-point chart:repeated="10"/>
          </chart:series>
          <chart:series chart:style-name="ch14" chart:values-cell-range-address="Resultados.G56:Resultados.G65" chart:class="chart:line">
            <chart:data-point chart:repeated="10"/>
          </chart:series>
          <chart:series chart:style-name="ch15" chart:values-cell-range-address="Resultados.H56:Resultados.H65" chart:class="chart:line">
            <chart:data-point chart:repeated="10"/>
          </chart:series>
          <chart:series chart:style-name="ch16" chart:values-cell-range-address="Resultados.I56:Resultados.I65" chart:class="chart:line">
            <chart:data-point chart:repeated="10"/>
          </chart:series>
          <chart:series chart:style-name="ch17" chart:values-cell-range-address="Resultados.J56:Resultados.J65" chart:class="chart:line">
            <chart:data-point chart:repeated="10"/>
          </chart:series>
          <chart:series chart:style-name="ch18" chart:values-cell-range-address="Resultados.K56:Resultados.K65" chart:class="chart:line">
            <chart:data-point chart:repeated="10"/>
          </chart:series>
          <chart:series chart:style-name="ch19" chart:values-cell-range-address="Resultados.L56:Resultados.L65" chart:class="chart:line">
            <chart:data-point chart:repeated="10"/>
          </chart:series>
          <chart:series chart:style-name="ch20" chart:values-cell-range-address="Resultados.M56:Resultados.M65" chart:class="chart:line">
            <chart:data-point chart:repeated="10"/>
          </chart:series>
          <chart:series chart:style-name="ch21" chart:values-cell-range-address="Resultados.N56:Resultados.N65" chart:class="chart:line">
            <chart:data-point chart:repeated="10"/>
          </chart:series>
          <chart:series chart:style-name="ch22" chart:values-cell-range-address="Resultados.O56:Resultados.O65" chart:class="chart:line">
            <chart:data-point chart:repeated="10"/>
          </chart:series>
          <chart:series chart:style-name="ch23" chart:values-cell-range-address="Resultados.P56:Resultados.P65" chart:class="chart:line">
            <chart:data-point chart:repeated="10"/>
          </chart:series>
          <chart:series chart:style-name="ch24" chart:values-cell-range-address="Resultados.Q56:Resultados.Q65" chart:class="chart:line">
            <chart:data-point chart:repeated="10"/>
          </chart:series>
          <chart:series chart:style-name="ch25" chart:values-cell-range-address="Resultados.R56:Resultados.R65" chart:class="chart:line">
            <chart:data-point chart:repeated="10"/>
          </chart:series>
          <chart:series chart:style-name="ch26" chart:values-cell-range-address="Resultados.S56:Resultados.S65" chart:class="chart:line">
            <chart:data-point chart:repeated="10"/>
          </chart:series>
          <chart:series chart:style-name="ch27" chart:values-cell-range-address="Resultados.T56:Resultados.T65" chart:class="chart:line">
            <chart:data-point chart:repeated="10"/>
          </chart:series>
          <chart:series chart:style-name="ch28" chart:values-cell-range-address="Resultados.U56:Resultados.U65" chart:class="chart:line">
            <chart:data-point chart:repeated="10"/>
          </chart:series>
          <chart:series chart:style-name="ch29" chart:values-cell-range-address="Resultados.V56:Resultados.V65" chart:class="chart:line">
            <chart:data-point chart:repeated="10"/>
          </chart:series>
          <chart:series chart:style-name="ch30" chart:values-cell-range-address="Resultados.W56:Resultados.W65" chart:class="chart:line">
            <chart:data-point chart:repeated="10"/>
          </chart:series>
          <chart:series chart:style-name="ch31" chart:values-cell-range-address="Resultados.X56:Resultados.X65" chart:class="chart:line">
            <chart:data-point chart:repeated="10"/>
          </chart:series>
          <chart:series chart:style-name="ch32" chart:values-cell-range-address="Resultados.Y56:Resultados.Y65" chart:class="chart:line">
            <chart:data-point chart:repeated="10"/>
          </chart:series>
          <chart:series chart:style-name="ch9" chart:values-cell-range-address="Resultados.Z56:Resultados.Z65" chart:class="chart:line">
            <chart:data-point chart:repeated="10"/>
          </chart:series>
          <chart:series chart:style-name="ch10" chart:values-cell-range-address="Resultados.AA56:Resultados.AA65" chart:class="chart:line">
            <chart:data-point chart:repeated="10"/>
          </chart:series>
          <chart:series chart:style-name="ch11" chart:values-cell-range-address="Resultados.AB56:Resultados.AB65" chart:class="chart:line">
            <chart:data-point chart:repeated="10"/>
          </chart:series>
          <chart:series chart:style-name="ch12" chart:values-cell-range-address="Resultados.AC56:Resultados.AC65" chart:class="chart:line">
            <chart:data-point chart:repeated="10"/>
          </chart:series>
          <chart:series chart:style-name="ch13" chart:values-cell-range-address="Resultados.AD56:Resultados.AD65" chart:class="chart:line">
            <chart:data-point chart:repeated="10"/>
          </chart:series>
          <chart:series chart:style-name="ch14" chart:values-cell-range-address="Resultados.AE56:Resultados.AE65" chart:class="chart:line">
            <chart:data-point chart:repeated="10"/>
          </chart:series>
          <chart:series chart:style-name="ch15" chart:values-cell-range-address="Resultados.AF56:Resultados.AF65" chart:class="chart:line">
            <chart:data-point chart:repeated="10"/>
          </chart:series>
          <chart:series chart:style-name="ch16" chart:values-cell-range-address="Resultados.AG56:Resultados.AG65" chart:class="chart:line">
            <chart:data-point chart:repeated="10"/>
          </chart:series>
          <chart:series chart:style-name="ch17" chart:values-cell-range-address="Resultados.AH56:Resultados.AH65" chart:class="chart:line">
            <chart:data-point chart:repeated="10"/>
          </chart:series>
          <chart:series chart:style-name="ch18" chart:values-cell-range-address="Resultados.AI56:Resultados.AI65" chart:class="chart:line">
            <chart:data-point chart:repeated="10"/>
          </chart:series>
          <chart:series chart:style-name="ch19" chart:values-cell-range-address="Resultados.AJ56:Resultados.AJ65" chart:class="chart:line">
            <chart:data-point chart:repeated="10"/>
          </chart:series>
          <chart:series chart:style-name="ch20" chart:values-cell-range-address="Resultados.AK56:Resultados.AK65" chart:class="chart:line">
            <chart:data-point chart:repeated="10"/>
          </chart:series>
          <chart:series chart:style-name="ch21" chart:values-cell-range-address="Resultados.AL56:Resultados.AL65" chart:class="chart:line">
            <chart:data-point chart:repeated="10"/>
          </chart:series>
          <chart:series chart:style-name="ch22" chart:values-cell-range-address="Resultados.AM56:Resultados.AM65" chart:class="chart:line">
            <chart:data-point chart:repeated="10"/>
          </chart:series>
          <chart:series chart:style-name="ch23" chart:values-cell-range-address="Resultados.AN56:Resultados.AN65" chart:class="chart:line">
            <chart:data-point chart:repeated="10"/>
          </chart:series>
          <chart:series chart:style-name="ch24" chart:values-cell-range-address="Resultados.AO56:Resultados.AO65" chart:class="chart:line">
            <chart:data-point chart:repeated="10"/>
          </chart:series>
          <chart:series chart:style-name="ch25" chart:values-cell-range-address="Resultados.AP56:Resultados.AP65" chart:class="chart:line">
            <chart:data-point chart:repeated="10"/>
          </chart:series>
          <chart:series chart:style-name="ch26" chart:values-cell-range-address="Resultados.AQ56:Resultados.AQ65" chart:class="chart:line">
            <chart:data-point chart:repeated="10"/>
          </chart:series>
          <chart:series chart:style-name="ch27" chart:values-cell-range-address="Resultados.AR56:Resultados.AR65" chart:class="chart:line">
            <chart:data-point chart:repeated="10"/>
          </chart:series>
          <chart:series chart:style-name="ch28" chart:values-cell-range-address="Resultados.AS56:Resultados.AS65" chart:class="chart:line">
            <chart:data-point chart:repeated="10"/>
          </chart:series>
          <chart:series chart:style-name="ch29" chart:values-cell-range-address="Resultados.AT56:Resultados.AT65" chart:class="chart:line">
            <chart:data-point chart:repeated="10"/>
          </chart:series>
          <chart:series chart:style-name="ch30" chart:values-cell-range-address="Resultados.AU56:Resultados.AU65" chart:class="chart:line">
            <chart:data-point chart:repeated="10"/>
          </chart:series>
          <chart:series chart:style-name="ch31" chart:values-cell-range-address="Resultados.AV56:Resultados.AV65" chart:class="chart:line">
            <chart:data-point chart:repeated="10"/>
          </chart:series>
          <chart:series chart:style-name="ch32" chart:values-cell-range-address="Resultados.AW56:Resultados.AW65" chart:class="chart:line">
            <chart:data-point chart:repeated="10"/>
          </chart:series>
          <chart:series chart:style-name="ch9" chart:values-cell-range-address="Resultados.AX56:Resultados.AX65" chart:class="chart:line">
            <chart:data-point chart:repeated="10"/>
          </chart:series>
          <chart:series chart:style-name="ch10" chart:values-cell-range-address="Resultados.AY56:Resultados.AY65" chart:class="chart:line">
            <chart:data-point chart:repeated="10"/>
          </chart:series>
          <chart:series chart:style-name="ch11" chart:values-cell-range-address="Resultados.AZ56:Resultados.AZ65" chart:class="chart:line">
            <chart:data-point chart:repeated="10"/>
          </chart:series>
          <chart:series chart:style-name="ch12" chart:values-cell-range-address="Resultados.BA56:Resultados.BA65" chart:class="chart:line">
            <chart:data-point chart:repeated="10"/>
          </chart:series>
          <chart:series chart:style-name="ch13" chart:values-cell-range-address="Resultados.BB56:Resultados.BB65" chart:class="chart:line">
            <chart:data-point chart:repeated="10"/>
          </chart:series>
          <chart:series chart:style-name="ch14" chart:values-cell-range-address="Resultados.BC56:Resultados.BC65" chart:class="chart:line">
            <chart:data-point chart:repeated="10"/>
          </chart:series>
          <chart:series chart:style-name="ch15" chart:values-cell-range-address="Resultados.BD56:Resultados.BD65" chart:class="chart:line">
            <chart:data-point chart:repeated="10"/>
          </chart:series>
          <chart:series chart:style-name="ch16" chart:values-cell-range-address="Resultados.BE56:Resultados.BE65" chart:class="chart:line">
            <chart:data-point chart:repeated="10"/>
          </chart:series>
          <chart:series chart:style-name="ch17" chart:values-cell-range-address="Resultados.BF56:Resultados.BF65" chart:class="chart:line">
            <chart:data-point chart:repeated="10"/>
          </chart:series>
          <chart:series chart:style-name="ch18" chart:values-cell-range-address="Resultados.BG56:Resultados.BG65" chart:class="chart:line">
            <chart:data-point chart:repeated="10"/>
          </chart:series>
          <chart:series chart:style-name="ch19" chart:values-cell-range-address="Resultados.BH56:Resultados.BH65" chart:class="chart:line">
            <chart:data-point chart:repeated="10"/>
          </chart:series>
          <chart:series chart:style-name="ch20" chart:values-cell-range-address="Resultados.BI56:Resultados.BI65" chart:class="chart:line">
            <chart:data-point chart:repeated="10"/>
          </chart:series>
          <chart:series chart:style-name="ch21" chart:values-cell-range-address="Resultados.BJ56:Resultados.BJ65" chart:class="chart:line">
            <chart:data-point chart:repeated="10"/>
          </chart:series>
          <chart:series chart:style-name="ch22" chart:values-cell-range-address="Resultados.BK56:Resultados.BK65" chart:class="chart:line">
            <chart:data-point chart:repeated="10"/>
          </chart:series>
          <chart:series chart:style-name="ch23" chart:values-cell-range-address="Resultados.BL56:Resultados.BL65" chart:class="chart:line">
            <chart:data-point chart:repeated="10"/>
          </chart:series>
          <chart:series chart:style-name="ch24" chart:values-cell-range-address="Resultados.BM56:Resultados.BM65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56:Resultados.A65">16</text:p>
              </table:table-cell>
              <table:table-cell office:value-type="float" office:value="1886">
                <text:p text:id="Resultados.B56:Resultados.B65">1886</text:p>
              </table:table-cell>
              <table:table-cell office:value-type="float" office:value="1886">
                <text:p text:id="Resultados.C56:Resultados.C65">1886</text:p>
              </table:table-cell>
              <table:table-cell office:value-type="float" office:value="2234">
                <text:p text:id="Resultados.D56:Resultados.D65">2234</text:p>
              </table:table-cell>
              <table:table-cell office:value-type="float" office:value="2234">
                <text:p text:id="Resultados.E56:Resultados.E65">2234</text:p>
              </table:table-cell>
              <table:table-cell office:value-type="float" office:value="2234">
                <text:p text:id="Resultados.F56:Resultados.F65">2234</text:p>
              </table:table-cell>
              <table:table-cell office:value-type="float" office:value="2235">
                <text:p text:id="Resultados.G56:Resultados.G65">2235</text:p>
              </table:table-cell>
              <table:table-cell office:value-type="float" office:value="2235">
                <text:p text:id="Resultados.H56:Resultados.H65">2235</text:p>
              </table:table-cell>
              <table:table-cell office:value-type="float" office:value="2235">
                <text:p text:id="Resultados.I56:Resultados.I65">2235</text:p>
              </table:table-cell>
              <table:table-cell office:value-type="float" office:value="2235">
                <text:p text:id="Resultados.J56:Resultados.J65">2235</text:p>
              </table:table-cell>
              <table:table-cell office:value-type="float" office:value="2235">
                <text:p text:id="Resultados.K56:Resultados.K65">2235</text:p>
              </table:table-cell>
              <table:table-cell office:value-type="float" office:value="2235">
                <text:p text:id="Resultados.L56:Resultados.L65">2235</text:p>
              </table:table-cell>
              <table:table-cell office:value-type="float" office:value="2235">
                <text:p text:id="Resultados.M56:Resultados.M65">2235</text:p>
              </table:table-cell>
              <table:table-cell office:value-type="float" office:value="2235">
                <text:p text:id="Resultados.N56:Resultados.N65">2235</text:p>
              </table:table-cell>
              <table:table-cell office:value-type="float" office:value="2235">
                <text:p text:id="Resultados.O56:Resultados.O65">2235</text:p>
              </table:table-cell>
              <table:table-cell office:value-type="float" office:value="2235">
                <text:p text:id="Resultados.P56:Resultados.P65">2235</text:p>
              </table:table-cell>
              <table:table-cell office:value-type="float" office:value="2235">
                <text:p text:id="Resultados.Q56:Resultados.Q65">2235</text:p>
              </table:table-cell>
              <table:table-cell office:value-type="float" office:value="2235">
                <text:p text:id="Resultados.R56:Resultados.R65">2235</text:p>
              </table:table-cell>
              <table:table-cell office:value-type="float" office:value="2235">
                <text:p text:id="Resultados.S56:Resultados.S65">2235</text:p>
              </table:table-cell>
              <table:table-cell office:value-type="float" office:value="2235">
                <text:p text:id="Resultados.T56:Resultados.T65">2235</text:p>
              </table:table-cell>
              <table:table-cell office:value-type="float" office:value="2235">
                <text:p text:id="Resultados.U56:Resultados.U65">2235</text:p>
              </table:table-cell>
              <table:table-cell office:value-type="float" office:value="2235">
                <text:p text:id="Resultados.V56:Resultados.V65">2235</text:p>
              </table:table-cell>
              <table:table-cell office:value-type="float" office:value="2235">
                <text:p text:id="Resultados.W56:Resultados.W65">2235</text:p>
              </table:table-cell>
              <table:table-cell office:value-type="float" office:value="2235">
                <text:p text:id="Resultados.X56:Resultados.X65">2235</text:p>
              </table:table-cell>
              <table:table-cell office:value-type="float" office:value="2235">
                <text:p text:id="Resultados.Y56:Resultados.Y65">2235</text:p>
              </table:table-cell>
              <table:table-cell office:value-type="float" office:value="2235">
                <text:p text:id="Resultados.Z56:Resultados.Z65">2235</text:p>
              </table:table-cell>
              <table:table-cell office:value-type="float" office:value="2235">
                <text:p text:id="Resultados.AA56:Resultados.AA65">2235</text:p>
              </table:table-cell>
              <table:table-cell office:value-type="float" office:value="2235">
                <text:p text:id="Resultados.AB56:Resultados.AB65">2235</text:p>
              </table:table-cell>
              <table:table-cell office:value-type="float" office:value="2304">
                <text:p text:id="Resultados.AC56:Resultados.AC65">2304</text:p>
              </table:table-cell>
              <table:table-cell office:value-type="float" office:value="2304">
                <text:p text:id="Resultados.AD56:Resultados.AD65">2304</text:p>
              </table:table-cell>
              <table:table-cell office:value-type="float" office:value="2304">
                <text:p text:id="Resultados.AE56:Resultados.AE65">2304</text:p>
              </table:table-cell>
              <table:table-cell office:value-type="float" office:value="2304">
                <text:p text:id="Resultados.AF56:Resultados.AF65">2304</text:p>
              </table:table-cell>
              <table:table-cell office:value-type="float" office:value="2304">
                <text:p text:id="Resultados.AG56:Resultados.AG65">2304</text:p>
              </table:table-cell>
              <table:table-cell office:value-type="float" office:value="2305">
                <text:p text:id="Resultados.AH56:Resultados.AH65">2305</text:p>
              </table:table-cell>
              <table:table-cell office:value-type="float" office:value="2305">
                <text:p text:id="Resultados.AI56:Resultados.AI65">2305</text:p>
              </table:table-cell>
              <table:table-cell office:value-type="float" office:value="2305">
                <text:p text:id="Resultados.AJ56:Resultados.AJ65">2305</text:p>
              </table:table-cell>
              <table:table-cell office:value-type="float" office:value="2305">
                <text:p text:id="Resultados.AK56:Resultados.AK65">2305</text:p>
              </table:table-cell>
              <table:table-cell office:value-type="float" office:value="2305">
                <text:p text:id="Resultados.AL56:Resultados.AL65">2305</text:p>
              </table:table-cell>
              <table:table-cell office:value-type="float" office:value="2305">
                <text:p text:id="Resultados.AM56:Resultados.AM65">2305</text:p>
              </table:table-cell>
              <table:table-cell office:value-type="float" office:value="2305">
                <text:p text:id="Resultados.AN56:Resultados.AN65">2305</text:p>
              </table:table-cell>
              <table:table-cell office:value-type="float" office:value="2305">
                <text:p text:id="Resultados.AO56:Resultados.AO65">2305</text:p>
              </table:table-cell>
              <table:table-cell office:value-type="float" office:value="2305">
                <text:p text:id="Resultados.AP56:Resultados.AP65">2305</text:p>
              </table:table-cell>
              <table:table-cell office:value-type="float" office:value="2305">
                <text:p text:id="Resultados.AQ56:Resultados.AQ65">2305</text:p>
              </table:table-cell>
              <table:table-cell office:value-type="float" office:value="2305">
                <text:p text:id="Resultados.AR56:Resultados.AR65">2305</text:p>
              </table:table-cell>
              <table:table-cell office:value-type="float" office:value="2305">
                <text:p text:id="Resultados.AS56:Resultados.AS65">2305</text:p>
              </table:table-cell>
              <table:table-cell office:value-type="float" office:value="2305">
                <text:p text:id="Resultados.AT56:Resultados.AT65">2305</text:p>
              </table:table-cell>
              <table:table-cell office:value-type="float" office:value="2305">
                <text:p text:id="Resultados.AU56:Resultados.AU65">2305</text:p>
              </table:table-cell>
              <table:table-cell office:value-type="float" office:value="2305">
                <text:p text:id="Resultados.AV56:Resultados.AV65">2305</text:p>
              </table:table-cell>
              <table:table-cell office:value-type="float" office:value="2305">
                <text:p text:id="Resultados.AW56:Resultados.AW65">2305</text:p>
              </table:table-cell>
              <table:table-cell office:value-type="float" office:value="2305">
                <text:p text:id="Resultados.AX56:Resultados.AX65">2305</text:p>
              </table:table-cell>
              <table:table-cell office:value-type="float" office:value="2305">
                <text:p text:id="Resultados.AY56:Resultados.AY65">2305</text:p>
              </table:table-cell>
              <table:table-cell office:value-type="float" office:value="2305">
                <text:p text:id="Resultados.AZ56:Resultados.AZ65">2305</text:p>
              </table:table-cell>
              <table:table-cell office:value-type="float" office:value="2305">
                <text:p text:id="Resultados.BA56:Resultados.BA65">2305</text:p>
              </table:table-cell>
              <table:table-cell office:value-type="float" office:value="2305">
                <text:p text:id="Resultados.BB56:Resultados.BB65">2305</text:p>
              </table:table-cell>
              <table:table-cell office:value-type="float" office:value="2305">
                <text:p text:id="Resultados.BC56:Resultados.BC65">2305</text:p>
              </table:table-cell>
              <table:table-cell office:value-type="float" office:value="2305">
                <text:p text:id="Resultados.BD56:Resultados.BD65">2305</text:p>
              </table:table-cell>
              <table:table-cell office:value-type="float" office:value="2305">
                <text:p text:id="Resultados.BE56:Resultados.BE65">2305</text:p>
              </table:table-cell>
              <table:table-cell office:value-type="float" office:value="2305">
                <text:p text:id="Resultados.BF56:Resultados.BF65">2305</text:p>
              </table:table-cell>
              <table:table-cell office:value-type="float" office:value="2305">
                <text:p text:id="Resultados.BG56:Resultados.BG65">2305</text:p>
              </table:table-cell>
              <table:table-cell office:value-type="float" office:value="2305">
                <text:p text:id="Resultados.BH56:Resultados.BH65">2305</text:p>
              </table:table-cell>
              <table:table-cell office:value-type="float" office:value="2305">
                <text:p text:id="Resultados.BI56:Resultados.BI65">2305</text:p>
              </table:table-cell>
              <table:table-cell office:value-type="float" office:value="2375">
                <text:p text:id="Resultados.BJ56:Resultados.BJ65">2375</text:p>
              </table:table-cell>
              <table:table-cell office:value-type="float" office:value="2375">
                <text:p text:id="Resultados.BK56:Resultados.BK65">2375</text:p>
              </table:table-cell>
              <table:table-cell office:value-type="float" office:value="2444">
                <text:p text:id="Resultados.BL56:Resultados.BL65">2444</text:p>
              </table:table-cell>
              <table:table-cell office:value-type="float" office:value="2445">
                <text:p text:id="Resultados.BM56:Resultados.BM65">2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6">
                <text:p>2026</text:p>
              </table:table-cell>
              <table:table-cell office:value-type="float" office:value="2165">
                <text:p>216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4">
                <text:p>2654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3003">
                <text:p>3003</text:p>
              </table:table-cell>
              <table:table-cell office:value-type="float" office:value="3003">
                <text:p>3003</text:p>
              </table:table-cell>
              <table:table-cell office:value-type="float" office:value="3003">
                <text:p>3003</text:p>
              </table:table-cell>
              <table:table-cell office:value-type="float" office:value="3492">
                <text:p>3492</text:p>
              </table:table-cell>
              <table:table-cell office:value-type="float" office:value="3842">
                <text:p>3842</text:p>
              </table:table-cell>
              <table:table-cell office:value-type="float" office:value="3981">
                <text:p>3981</text:p>
              </table:table-cell>
              <table:table-cell office:value-type="float" office:value="3981">
                <text:p>3981</text:p>
              </table:table-cell>
              <table:table-cell office:value-type="float" office:value="5378">
                <text:p>5378</text:p>
              </table:table-cell>
              <table:table-cell office:value-type="float" office:value="8171">
                <text:p>8171</text:p>
              </table:table-cell>
              <table:table-cell office:value-type="float" office:value="9009">
                <text:p>9009</text:p>
              </table:table-cell>
              <table:table-cell office:value-type="float" office:value="24584">
                <text:p>245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36">
                <text:p>1536</text:p>
              </table:table-cell>
              <table:table-cell office:value-type="float" office:value="1746">
                <text:p>1746</text:p>
              </table:table-cell>
              <table:table-cell office:value-type="float" office:value="1815">
                <text:p>1815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166">
                <text:p>2166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85">
                <text:p>1885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724">
                <text:p>2724</text:p>
              </table:table-cell>
              <table:table-cell office:value-type="float" office:value="2794">
                <text:p>2794</text:p>
              </table:table-cell>
              <table:table-cell office:value-type="float" office:value="3003">
                <text:p>300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4">
                <text:p>3074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469">
                <text:p>4469</text:p>
              </table:table-cell>
              <table:table-cell office:value-type="float" office:value="4469">
                <text:p>4469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539">
                <text:p>4539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5029">
                <text:p>5029</text:p>
              </table:table-cell>
              <table:table-cell office:value-type="float" office:value="5098">
                <text:p>5098</text:p>
              </table:table-cell>
              <table:table-cell office:value-type="float" office:value="5238">
                <text:p>5238</text:p>
              </table:table-cell>
              <table:table-cell office:value-type="float" office:value="5238">
                <text:p>5238</text:p>
              </table:table-cell>
              <table:table-cell office:value-type="float" office:value="5378">
                <text:p>5378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892">
                <text:p>7892</text:p>
              </table:table-cell>
              <table:table-cell office:value-type="float" office:value="7892">
                <text:p>7892</text:p>
              </table:table-cell>
              <table:table-cell office:value-type="float" office:value="8032">
                <text:p>8032</text:p>
              </table:table-cell>
              <table:table-cell office:value-type="float" office:value="8032">
                <text:p>8032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311">
                <text:p>8311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4807">
                <text:p>14807</text:p>
              </table:table-cell>
              <table:table-cell office:value-type="float" office:value="14946">
                <text:p>14946</text:p>
              </table:table-cell>
              <table:table-cell office:value-type="float" office:value="15015">
                <text:p>15015</text:p>
              </table:table-cell>
              <table:table-cell office:value-type="float" office:value="15015">
                <text:p>15015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45cm" chart:class="chart:line" chart:style-name="ch1">
        <chart:title svg:x="2.685cm" svg:y="0.19cm" chart:style-name="ch2">
          <text:p>Gráfico de Performance de Execução</text:p>
        </chart:title>
        <chart:subtitle svg:x="5.49cm" svg:y="0.882cm" chart:style-name="ch3">
          <text:p>'STRCAT'</text:p>
        </chart:subtitle>
        <chart:plot-area chart:style-name="ch4" table:cell-range-address="Resultados.A4:Resultados.BM13" chart:data-source-has-labels="column" svg:x="0.307cm" svg:y="1.522cm" svg:width="12.14cm" svg:height="7.751cm">
          <chart:axis chart:dimension="x" chart:name="primary-x" chart:style-name="ch5">
            <chart:title svg:x="4.44cm" svg:y="8.89cm" chart:style-name="ch6">
              <text:p>Tamanho de Strings [em bytes]</text:p>
            </chart:title>
            <chart:categories table:cell-range-address="Resultados.A4:Resultados.A13"/>
          </chart:axis>
          <chart:axis chart:dimension="y" chart:name="primary-y" chart:style-name="ch5">
            <chart:title svg:x="0.255cm" svg:y="8.101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4:Resultados.B13" chart:class="chart:line">
            <chart:data-point chart:repeated="10"/>
          </chart:series>
          <chart:series chart:style-name="ch10" chart:values-cell-range-address="Resultados.C4:Resultados.C13" chart:class="chart:line">
            <chart:data-point chart:repeated="10"/>
          </chart:series>
          <chart:series chart:style-name="ch11" chart:values-cell-range-address="Resultados.D4:Resultados.D13" chart:class="chart:line">
            <chart:data-point chart:repeated="10"/>
          </chart:series>
          <chart:series chart:style-name="ch12" chart:values-cell-range-address="Resultados.E4:Resultados.E13" chart:class="chart:line">
            <chart:data-point chart:repeated="10"/>
          </chart:series>
          <chart:series chart:style-name="ch13" chart:values-cell-range-address="Resultados.F4:Resultados.F13" chart:class="chart:line">
            <chart:data-point chart:repeated="10"/>
          </chart:series>
          <chart:series chart:style-name="ch14" chart:values-cell-range-address="Resultados.G4:Resultados.G13" chart:class="chart:line">
            <chart:data-point chart:repeated="10"/>
          </chart:series>
          <chart:series chart:style-name="ch15" chart:values-cell-range-address="Resultados.H4:Resultados.H13" chart:class="chart:line">
            <chart:data-point chart:repeated="10"/>
          </chart:series>
          <chart:series chart:style-name="ch16" chart:values-cell-range-address="Resultados.I4:Resultados.I13" chart:class="chart:line">
            <chart:data-point chart:repeated="10"/>
          </chart:series>
          <chart:series chart:style-name="ch17" chart:values-cell-range-address="Resultados.J4:Resultados.J13" chart:class="chart:line">
            <chart:data-point chart:repeated="10"/>
          </chart:series>
          <chart:series chart:style-name="ch18" chart:values-cell-range-address="Resultados.K4:Resultados.K13" chart:class="chart:line">
            <chart:data-point chart:repeated="10"/>
          </chart:series>
          <chart:series chart:style-name="ch19" chart:values-cell-range-address="Resultados.L4:Resultados.L13" chart:class="chart:line">
            <chart:data-point chart:repeated="10"/>
          </chart:series>
          <chart:series chart:style-name="ch20" chart:values-cell-range-address="Resultados.M4:Resultados.M13" chart:class="chart:line">
            <chart:data-point chart:repeated="10"/>
          </chart:series>
          <chart:series chart:style-name="ch21" chart:values-cell-range-address="Resultados.N4:Resultados.N13" chart:class="chart:line">
            <chart:data-point chart:repeated="10"/>
          </chart:series>
          <chart:series chart:style-name="ch22" chart:values-cell-range-address="Resultados.O4:Resultados.O13" chart:class="chart:line">
            <chart:data-point chart:repeated="10"/>
          </chart:series>
          <chart:series chart:style-name="ch23" chart:values-cell-range-address="Resultados.P4:Resultados.P13" chart:class="chart:line">
            <chart:data-point chart:repeated="10"/>
          </chart:series>
          <chart:series chart:style-name="ch24" chart:values-cell-range-address="Resultados.Q4:Resultados.Q13" chart:class="chart:line">
            <chart:data-point chart:repeated="10"/>
          </chart:series>
          <chart:series chart:style-name="ch25" chart:values-cell-range-address="Resultados.R4:Resultados.R13" chart:class="chart:line">
            <chart:data-point chart:repeated="10"/>
          </chart:series>
          <chart:series chart:style-name="ch26" chart:values-cell-range-address="Resultados.S4:Resultados.S13" chart:class="chart:line">
            <chart:data-point chart:repeated="10"/>
          </chart:series>
          <chart:series chart:style-name="ch27" chart:values-cell-range-address="Resultados.T4:Resultados.T13" chart:class="chart:line">
            <chart:data-point chart:repeated="10"/>
          </chart:series>
          <chart:series chart:style-name="ch28" chart:values-cell-range-address="Resultados.U4:Resultados.U13" chart:class="chart:line">
            <chart:data-point chart:repeated="10"/>
          </chart:series>
          <chart:series chart:style-name="ch29" chart:values-cell-range-address="Resultados.V4:Resultados.V13" chart:class="chart:line">
            <chart:data-point chart:repeated="10"/>
          </chart:series>
          <chart:series chart:style-name="ch30" chart:values-cell-range-address="Resultados.W4:Resultados.W13" chart:class="chart:line">
            <chart:data-point chart:repeated="10"/>
          </chart:series>
          <chart:series chart:style-name="ch31" chart:values-cell-range-address="Resultados.X4:Resultados.X13" chart:class="chart:line">
            <chart:data-point chart:repeated="10"/>
          </chart:series>
          <chart:series chart:style-name="ch32" chart:values-cell-range-address="Resultados.Y4:Resultados.Y13" chart:class="chart:line">
            <chart:data-point chart:repeated="10"/>
          </chart:series>
          <chart:series chart:style-name="ch9" chart:values-cell-range-address="Resultados.Z4:Resultados.Z13" chart:class="chart:line">
            <chart:data-point chart:repeated="10"/>
          </chart:series>
          <chart:series chart:style-name="ch10" chart:values-cell-range-address="Resultados.AA4:Resultados.AA13" chart:class="chart:line">
            <chart:data-point chart:repeated="10"/>
          </chart:series>
          <chart:series chart:style-name="ch11" chart:values-cell-range-address="Resultados.AB4:Resultados.AB13" chart:class="chart:line">
            <chart:data-point chart:repeated="10"/>
          </chart:series>
          <chart:series chart:style-name="ch12" chart:values-cell-range-address="Resultados.AC4:Resultados.AC13" chart:class="chart:line">
            <chart:data-point chart:repeated="10"/>
          </chart:series>
          <chart:series chart:style-name="ch13" chart:values-cell-range-address="Resultados.AD4:Resultados.AD13" chart:class="chart:line">
            <chart:data-point chart:repeated="10"/>
          </chart:series>
          <chart:series chart:style-name="ch14" chart:values-cell-range-address="Resultados.AE4:Resultados.AE13" chart:class="chart:line">
            <chart:data-point chart:repeated="10"/>
          </chart:series>
          <chart:series chart:style-name="ch15" chart:values-cell-range-address="Resultados.AF4:Resultados.AF13" chart:class="chart:line">
            <chart:data-point chart:repeated="10"/>
          </chart:series>
          <chart:series chart:style-name="ch16" chart:values-cell-range-address="Resultados.AG4:Resultados.AG13" chart:class="chart:line">
            <chart:data-point chart:repeated="10"/>
          </chart:series>
          <chart:series chart:style-name="ch17" chart:values-cell-range-address="Resultados.AH4:Resultados.AH13" chart:class="chart:line">
            <chart:data-point chart:repeated="10"/>
          </chart:series>
          <chart:series chart:style-name="ch18" chart:values-cell-range-address="Resultados.AI4:Resultados.AI13" chart:class="chart:line">
            <chart:data-point chart:repeated="10"/>
          </chart:series>
          <chart:series chart:style-name="ch19" chart:values-cell-range-address="Resultados.AJ4:Resultados.AJ13" chart:class="chart:line">
            <chart:data-point chart:repeated="10"/>
          </chart:series>
          <chart:series chart:style-name="ch20" chart:values-cell-range-address="Resultados.AK4:Resultados.AK13" chart:class="chart:line">
            <chart:data-point chart:repeated="10"/>
          </chart:series>
          <chart:series chart:style-name="ch21" chart:values-cell-range-address="Resultados.AL4:Resultados.AL13" chart:class="chart:line">
            <chart:data-point chart:repeated="10"/>
          </chart:series>
          <chart:series chart:style-name="ch22" chart:values-cell-range-address="Resultados.AM4:Resultados.AM13" chart:class="chart:line">
            <chart:data-point chart:repeated="10"/>
          </chart:series>
          <chart:series chart:style-name="ch23" chart:values-cell-range-address="Resultados.AN4:Resultados.AN13" chart:class="chart:line">
            <chart:data-point chart:repeated="10"/>
          </chart:series>
          <chart:series chart:style-name="ch24" chart:values-cell-range-address="Resultados.AO4:Resultados.AO13" chart:class="chart:line">
            <chart:data-point chart:repeated="10"/>
          </chart:series>
          <chart:series chart:style-name="ch25" chart:values-cell-range-address="Resultados.AP4:Resultados.AP13" chart:class="chart:line">
            <chart:data-point chart:repeated="10"/>
          </chart:series>
          <chart:series chart:style-name="ch26" chart:values-cell-range-address="Resultados.AQ4:Resultados.AQ13" chart:class="chart:line">
            <chart:data-point chart:repeated="10"/>
          </chart:series>
          <chart:series chart:style-name="ch27" chart:values-cell-range-address="Resultados.AR4:Resultados.AR13" chart:class="chart:line">
            <chart:data-point chart:repeated="10"/>
          </chart:series>
          <chart:series chart:style-name="ch28" chart:values-cell-range-address="Resultados.AS4:Resultados.AS13" chart:class="chart:line">
            <chart:data-point chart:repeated="10"/>
          </chart:series>
          <chart:series chart:style-name="ch29" chart:values-cell-range-address="Resultados.AT4:Resultados.AT13" chart:class="chart:line">
            <chart:data-point chart:repeated="10"/>
          </chart:series>
          <chart:series chart:style-name="ch30" chart:values-cell-range-address="Resultados.AU4:Resultados.AU13" chart:class="chart:line">
            <chart:data-point chart:repeated="10"/>
          </chart:series>
          <chart:series chart:style-name="ch31" chart:values-cell-range-address="Resultados.AV4:Resultados.AV13" chart:class="chart:line">
            <chart:data-point chart:repeated="10"/>
          </chart:series>
          <chart:series chart:style-name="ch32" chart:values-cell-range-address="Resultados.AW4:Resultados.AW13" chart:class="chart:line">
            <chart:data-point chart:repeated="10"/>
          </chart:series>
          <chart:series chart:style-name="ch9" chart:values-cell-range-address="Resultados.AX4:Resultados.AX13" chart:class="chart:line">
            <chart:data-point chart:repeated="10"/>
          </chart:series>
          <chart:series chart:style-name="ch10" chart:values-cell-range-address="Resultados.AY4:Resultados.AY13" chart:class="chart:line">
            <chart:data-point chart:repeated="10"/>
          </chart:series>
          <chart:series chart:style-name="ch11" chart:values-cell-range-address="Resultados.AZ4:Resultados.AZ13" chart:class="chart:line">
            <chart:data-point chart:repeated="10"/>
          </chart:series>
          <chart:series chart:style-name="ch12" chart:values-cell-range-address="Resultados.BA4:Resultados.BA13" chart:class="chart:line">
            <chart:data-point chart:repeated="10"/>
          </chart:series>
          <chart:series chart:style-name="ch13" chart:values-cell-range-address="Resultados.BB4:Resultados.BB13" chart:class="chart:line">
            <chart:data-point chart:repeated="10"/>
          </chart:series>
          <chart:series chart:style-name="ch14" chart:values-cell-range-address="Resultados.BC4:Resultados.BC13" chart:class="chart:line">
            <chart:data-point chart:repeated="10"/>
          </chart:series>
          <chart:series chart:style-name="ch15" chart:values-cell-range-address="Resultados.BD4:Resultados.BD13" chart:class="chart:line">
            <chart:data-point chart:repeated="10"/>
          </chart:series>
          <chart:series chart:style-name="ch16" chart:values-cell-range-address="Resultados.BE4:Resultados.BE13" chart:class="chart:line">
            <chart:data-point chart:repeated="10"/>
          </chart:series>
          <chart:series chart:style-name="ch17" chart:values-cell-range-address="Resultados.BF4:Resultados.BF13" chart:class="chart:line">
            <chart:data-point chart:repeated="10"/>
          </chart:series>
          <chart:series chart:style-name="ch18" chart:values-cell-range-address="Resultados.BG4:Resultados.BG13" chart:class="chart:line">
            <chart:data-point chart:repeated="10"/>
          </chart:series>
          <chart:series chart:style-name="ch19" chart:values-cell-range-address="Resultados.BH4:Resultados.BH13" chart:class="chart:line">
            <chart:data-point chart:repeated="10"/>
          </chart:series>
          <chart:series chart:style-name="ch20" chart:values-cell-range-address="Resultados.BI4:Resultados.BI13" chart:class="chart:line">
            <chart:data-point chart:repeated="10"/>
          </chart:series>
          <chart:series chart:style-name="ch21" chart:values-cell-range-address="Resultados.BJ4:Resultados.BJ13" chart:class="chart:line">
            <chart:data-point chart:repeated="10"/>
          </chart:series>
          <chart:series chart:style-name="ch22" chart:values-cell-range-address="Resultados.BK4:Resultados.BK13" chart:class="chart:line">
            <chart:data-point chart:repeated="10"/>
          </chart:series>
          <chart:series chart:style-name="ch23" chart:values-cell-range-address="Resultados.BL4:Resultados.BL13" chart:class="chart:line">
            <chart:data-point chart:repeated="10"/>
          </chart:series>
          <chart:series chart:style-name="ch24" chart:values-cell-range-address="Resultados.BM4:Resultados.BM13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4:Resultados.A13">16</text:p>
              </table:table-cell>
              <table:table-cell office:value-type="float" office:value="1886">
                <text:p text:id="Resultados.B4:Resultados.B13">1886</text:p>
              </table:table-cell>
              <table:table-cell office:value-type="float" office:value="2165">
                <text:p text:id="Resultados.C4:Resultados.C13">2165</text:p>
              </table:table-cell>
              <table:table-cell office:value-type="float" office:value="2165">
                <text:p text:id="Resultados.D4:Resultados.D13">2165</text:p>
              </table:table-cell>
              <table:table-cell office:value-type="float" office:value="2165">
                <text:p text:id="Resultados.E4:Resultados.E13">2165</text:p>
              </table:table-cell>
              <table:table-cell office:value-type="float" office:value="2165">
                <text:p text:id="Resultados.F4:Resultados.F13">2165</text:p>
              </table:table-cell>
              <table:table-cell office:value-type="float" office:value="2165">
                <text:p text:id="Resultados.G4:Resultados.G13">2165</text:p>
              </table:table-cell>
              <table:table-cell office:value-type="float" office:value="2165">
                <text:p text:id="Resultados.H4:Resultados.H13">2165</text:p>
              </table:table-cell>
              <table:table-cell office:value-type="float" office:value="2165">
                <text:p text:id="Resultados.I4:Resultados.I13">2165</text:p>
              </table:table-cell>
              <table:table-cell office:value-type="float" office:value="2165">
                <text:p text:id="Resultados.J4:Resultados.J13">2165</text:p>
              </table:table-cell>
              <table:table-cell office:value-type="float" office:value="2165">
                <text:p text:id="Resultados.K4:Resultados.K13">2165</text:p>
              </table:table-cell>
              <table:table-cell office:value-type="float" office:value="2165">
                <text:p text:id="Resultados.L4:Resultados.L13">2165</text:p>
              </table:table-cell>
              <table:table-cell office:value-type="float" office:value="2165">
                <text:p text:id="Resultados.M4:Resultados.M13">2165</text:p>
              </table:table-cell>
              <table:table-cell office:value-type="float" office:value="2165">
                <text:p text:id="Resultados.N4:Resultados.N13">2165</text:p>
              </table:table-cell>
              <table:table-cell office:value-type="float" office:value="2165">
                <text:p text:id="Resultados.O4:Resultados.O13">2165</text:p>
              </table:table-cell>
              <table:table-cell office:value-type="float" office:value="2165">
                <text:p text:id="Resultados.P4:Resultados.P13">2165</text:p>
              </table:table-cell>
              <table:table-cell office:value-type="float" office:value="2166">
                <text:p text:id="Resultados.Q4:Resultados.Q13">2166</text:p>
              </table:table-cell>
              <table:table-cell office:value-type="float" office:value="2166">
                <text:p text:id="Resultados.R4:Resultados.R13">2166</text:p>
              </table:table-cell>
              <table:table-cell office:value-type="float" office:value="2166">
                <text:p text:id="Resultados.S4:Resultados.S13">2166</text:p>
              </table:table-cell>
              <table:table-cell office:value-type="float" office:value="2234">
                <text:p text:id="Resultados.T4:Resultados.T13">2234</text:p>
              </table:table-cell>
              <table:table-cell office:value-type="float" office:value="2234">
                <text:p text:id="Resultados.U4:Resultados.U13">2234</text:p>
              </table:table-cell>
              <table:table-cell office:value-type="float" office:value="2234">
                <text:p text:id="Resultados.V4:Resultados.V13">2234</text:p>
              </table:table-cell>
              <table:table-cell office:value-type="float" office:value="2234">
                <text:p text:id="Resultados.W4:Resultados.W13">2234</text:p>
              </table:table-cell>
              <table:table-cell office:value-type="float" office:value="2234">
                <text:p text:id="Resultados.X4:Resultados.X13">2234</text:p>
              </table:table-cell>
              <table:table-cell office:value-type="float" office:value="2234">
                <text:p text:id="Resultados.Y4:Resultados.Y13">2234</text:p>
              </table:table-cell>
              <table:table-cell office:value-type="float" office:value="2235">
                <text:p text:id="Resultados.Z4:Resultados.Z13">2235</text:p>
              </table:table-cell>
              <table:table-cell office:value-type="float" office:value="2235">
                <text:p text:id="Resultados.AA4:Resultados.AA13">2235</text:p>
              </table:table-cell>
              <table:table-cell office:value-type="float" office:value="2235">
                <text:p text:id="Resultados.AB4:Resultados.AB13">2235</text:p>
              </table:table-cell>
              <table:table-cell office:value-type="float" office:value="2235">
                <text:p text:id="Resultados.AC4:Resultados.AC13">2235</text:p>
              </table:table-cell>
              <table:table-cell office:value-type="float" office:value="2235">
                <text:p text:id="Resultados.AD4:Resultados.AD13">2235</text:p>
              </table:table-cell>
              <table:table-cell office:value-type="float" office:value="2235">
                <text:p text:id="Resultados.AE4:Resultados.AE13">2235</text:p>
              </table:table-cell>
              <table:table-cell office:value-type="float" office:value="2235">
                <text:p text:id="Resultados.AF4:Resultados.AF13">2235</text:p>
              </table:table-cell>
              <table:table-cell office:value-type="float" office:value="2235">
                <text:p text:id="Resultados.AG4:Resultados.AG13">2235</text:p>
              </table:table-cell>
              <table:table-cell office:value-type="float" office:value="2235">
                <text:p text:id="Resultados.AH4:Resultados.AH13">2235</text:p>
              </table:table-cell>
              <table:table-cell office:value-type="float" office:value="2235">
                <text:p text:id="Resultados.AI4:Resultados.AI13">2235</text:p>
              </table:table-cell>
              <table:table-cell office:value-type="float" office:value="2235">
                <text:p text:id="Resultados.AJ4:Resultados.AJ13">2235</text:p>
              </table:table-cell>
              <table:table-cell office:value-type="float" office:value="2235">
                <text:p text:id="Resultados.AK4:Resultados.AK13">2235</text:p>
              </table:table-cell>
              <table:table-cell office:value-type="float" office:value="2235">
                <text:p text:id="Resultados.AL4:Resultados.AL13">2235</text:p>
              </table:table-cell>
              <table:table-cell office:value-type="float" office:value="2235">
                <text:p text:id="Resultados.AM4:Resultados.AM13">2235</text:p>
              </table:table-cell>
              <table:table-cell office:value-type="float" office:value="2235">
                <text:p text:id="Resultados.AN4:Resultados.AN13">2235</text:p>
              </table:table-cell>
              <table:table-cell office:value-type="float" office:value="2235">
                <text:p text:id="Resultados.AO4:Resultados.AO13">2235</text:p>
              </table:table-cell>
              <table:table-cell office:value-type="float" office:value="2235">
                <text:p text:id="Resultados.AP4:Resultados.AP13">2235</text:p>
              </table:table-cell>
              <table:table-cell office:value-type="float" office:value="2235">
                <text:p text:id="Resultados.AQ4:Resultados.AQ13">2235</text:p>
              </table:table-cell>
              <table:table-cell office:value-type="float" office:value="2235">
                <text:p text:id="Resultados.AR4:Resultados.AR13">2235</text:p>
              </table:table-cell>
              <table:table-cell office:value-type="float" office:value="2235">
                <text:p text:id="Resultados.AS4:Resultados.AS13">2235</text:p>
              </table:table-cell>
              <table:table-cell office:value-type="float" office:value="2235">
                <text:p text:id="Resultados.AT4:Resultados.AT13">2235</text:p>
              </table:table-cell>
              <table:table-cell office:value-type="float" office:value="2235">
                <text:p text:id="Resultados.AU4:Resultados.AU13">2235</text:p>
              </table:table-cell>
              <table:table-cell office:value-type="float" office:value="2235">
                <text:p text:id="Resultados.AV4:Resultados.AV13">2235</text:p>
              </table:table-cell>
              <table:table-cell office:value-type="float" office:value="2235">
                <text:p text:id="Resultados.AW4:Resultados.AW13">2235</text:p>
              </table:table-cell>
              <table:table-cell office:value-type="float" office:value="2235">
                <text:p text:id="Resultados.AX4:Resultados.AX13">2235</text:p>
              </table:table-cell>
              <table:table-cell office:value-type="float" office:value="2235">
                <text:p text:id="Resultados.AY4:Resultados.AY13">2235</text:p>
              </table:table-cell>
              <table:table-cell office:value-type="float" office:value="2235">
                <text:p text:id="Resultados.AZ4:Resultados.AZ13">2235</text:p>
              </table:table-cell>
              <table:table-cell office:value-type="float" office:value="2235">
                <text:p text:id="Resultados.BA4:Resultados.BA13">2235</text:p>
              </table:table-cell>
              <table:table-cell office:value-type="float" office:value="2235">
                <text:p text:id="Resultados.BB4:Resultados.BB13">2235</text:p>
              </table:table-cell>
              <table:table-cell office:value-type="float" office:value="2235">
                <text:p text:id="Resultados.BC4:Resultados.BC13">2235</text:p>
              </table:table-cell>
              <table:table-cell office:value-type="float" office:value="2235">
                <text:p text:id="Resultados.BD4:Resultados.BD13">2235</text:p>
              </table:table-cell>
              <table:table-cell office:value-type="float" office:value="2235">
                <text:p text:id="Resultados.BE4:Resultados.BE13">2235</text:p>
              </table:table-cell>
              <table:table-cell office:value-type="float" office:value="2235">
                <text:p text:id="Resultados.BF4:Resultados.BF13">2235</text:p>
              </table:table-cell>
              <table:table-cell office:value-type="float" office:value="2235">
                <text:p text:id="Resultados.BG4:Resultados.BG13">2235</text:p>
              </table:table-cell>
              <table:table-cell office:value-type="float" office:value="2235">
                <text:p text:id="Resultados.BH4:Resultados.BH13">2235</text:p>
              </table:table-cell>
              <table:table-cell office:value-type="float" office:value="2305">
                <text:p text:id="Resultados.BI4:Resultados.BI13">2305</text:p>
              </table:table-cell>
              <table:table-cell office:value-type="float" office:value="2305">
                <text:p text:id="Resultados.BJ4:Resultados.BJ13">2305</text:p>
              </table:table-cell>
              <table:table-cell office:value-type="float" office:value="2375">
                <text:p text:id="Resultados.BK4:Resultados.BK13">2375</text:p>
              </table:table-cell>
              <table:table-cell office:value-type="float" office:value="2515">
                <text:p text:id="Resultados.BL4:Resultados.BL13">2515</text:p>
              </table:table-cell>
              <table:table-cell office:value-type="float" office:value="4121">
                <text:p text:id="Resultados.BM4:Resultados.BM13">4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25">
                <text:p>2025</text:p>
              </table:table-cell>
              <table:table-cell office:value-type="float" office:value="2165">
                <text:p>216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74">
                <text:p>237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653">
                <text:p>2653</text:p>
              </table:table-cell>
              <table:table-cell office:value-type="float" office:value="2653">
                <text:p>2653</text:p>
              </table:table-cell>
              <table:table-cell office:value-type="float" office:value="2653">
                <text:p>2653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8590">
                <text:p>8590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36">
                <text:p>1536</text:p>
              </table:table-cell>
              <table:table-cell office:value-type="float" office:value="1606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815">
                <text:p>1815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2026">
                <text:p>2026</text:p>
              </table:table-cell>
              <table:table-cell office:value-type="float" office:value="2095">
                <text:p>2095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2095">
                <text:p>209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375">
                <text:p>2375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631">
                <text:p>3631</text:p>
              </table:table-cell>
              <table:table-cell office:value-type="float" office:value="3701">
                <text:p>3701</text:p>
              </table:table-cell>
              <table:table-cell office:value-type="float" office:value="3702">
                <text:p>3702</text:p>
              </table:table-cell>
              <table:table-cell office:value-type="float" office:value="3702">
                <text:p>3702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842">
                <text:p>3842</text:p>
              </table:table-cell>
              <table:table-cell office:value-type="float" office:value="3842">
                <text:p>3842</text:p>
              </table:table-cell>
              <table:table-cell office:value-type="float" office:value="4050">
                <text:p>4050</text:p>
              </table:table-cell>
              <table:table-cell office:value-type="float" office:value="4051">
                <text:p>4051</text:p>
              </table:table-cell>
              <table:table-cell office:value-type="float" office:value="7473">
                <text:p>7473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6006">
                <text:p>6006</text:p>
              </table:table-cell>
              <table:table-cell office:value-type="float" office:value="6006">
                <text:p>6006</text:p>
              </table:table-cell>
              <table:table-cell office:value-type="float" office:value="6007">
                <text:p>6007</text:p>
              </table:table-cell>
              <table:table-cell office:value-type="float" office:value="6215">
                <text:p>6215</text:p>
              </table:table-cell>
              <table:table-cell office:value-type="float" office:value="6215">
                <text:p>6215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5">
                <text:p>6285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286">
                <text:p>6286</text:p>
              </table:table-cell>
              <table:table-cell office:value-type="float" office:value="6355">
                <text:p>6355</text:p>
              </table:table-cell>
              <table:table-cell office:value-type="float" office:value="6356">
                <text:p>6356</text:p>
              </table:table-cell>
              <table:table-cell office:value-type="float" office:value="9568">
                <text:p>95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252cm" svg:y="0.876cm" chart:style-name="ch3">
          <text:p>'X1STRCAT'</text:p>
        </chart:subtitle>
        <chart:plot-area chart:style-name="ch4" table:cell-range-address="Resultados.A17:Resultados.BM26" chart:data-source-has-labels="column" svg:x="0.307cm" svg:y="1.513cm" svg:width="12.14cm" svg:height="7.664cm">
          <chart:axis chart:dimension="x" chart:name="primary-x" chart:style-name="ch5">
            <chart:title svg:x="4.321cm" svg:y="8.791cm" chart:style-name="ch6">
              <text:p>Tamanho das Strings [em  bytes]</text:p>
            </chart:title>
            <chart:categories table:cell-range-address="Resultados.A17:Resultados.A26"/>
          </chart:axis>
          <chart:axis chart:dimension="y" chart:name="primary-y" chart:style-name="ch5">
            <chart:title svg:x="0.255cm" svg:y="8.049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17:Resultados.B26" chart:class="chart:line">
            <chart:data-point chart:repeated="10"/>
          </chart:series>
          <chart:series chart:style-name="ch10" chart:values-cell-range-address="Resultados.C17:Resultados.C26" chart:class="chart:line">
            <chart:data-point chart:repeated="10"/>
          </chart:series>
          <chart:series chart:style-name="ch11" chart:values-cell-range-address="Resultados.D17:Resultados.D26" chart:class="chart:line">
            <chart:data-point chart:repeated="10"/>
          </chart:series>
          <chart:series chart:style-name="ch12" chart:values-cell-range-address="Resultados.E17:Resultados.E26" chart:class="chart:line">
            <chart:data-point chart:repeated="10"/>
          </chart:series>
          <chart:series chart:style-name="ch13" chart:values-cell-range-address="Resultados.F17:Resultados.F26" chart:class="chart:line">
            <chart:data-point chart:repeated="10"/>
          </chart:series>
          <chart:series chart:style-name="ch14" chart:values-cell-range-address="Resultados.G17:Resultados.G26" chart:class="chart:line">
            <chart:data-point chart:repeated="10"/>
          </chart:series>
          <chart:series chart:style-name="ch15" chart:values-cell-range-address="Resultados.H17:Resultados.H26" chart:class="chart:line">
            <chart:data-point chart:repeated="10"/>
          </chart:series>
          <chart:series chart:style-name="ch16" chart:values-cell-range-address="Resultados.I17:Resultados.I26" chart:class="chart:line">
            <chart:data-point chart:repeated="10"/>
          </chart:series>
          <chart:series chart:style-name="ch17" chart:values-cell-range-address="Resultados.J17:Resultados.J26" chart:class="chart:line">
            <chart:data-point chart:repeated="10"/>
          </chart:series>
          <chart:series chart:style-name="ch18" chart:values-cell-range-address="Resultados.K17:Resultados.K26" chart:class="chart:line">
            <chart:data-point chart:repeated="10"/>
          </chart:series>
          <chart:series chart:style-name="ch19" chart:values-cell-range-address="Resultados.L17:Resultados.L26" chart:class="chart:line">
            <chart:data-point chart:repeated="10"/>
          </chart:series>
          <chart:series chart:style-name="ch20" chart:values-cell-range-address="Resultados.M17:Resultados.M26" chart:class="chart:line">
            <chart:data-point chart:repeated="10"/>
          </chart:series>
          <chart:series chart:style-name="ch21" chart:values-cell-range-address="Resultados.N17:Resultados.N26" chart:class="chart:line">
            <chart:data-point chart:repeated="10"/>
          </chart:series>
          <chart:series chart:style-name="ch22" chart:values-cell-range-address="Resultados.O17:Resultados.O26" chart:class="chart:line">
            <chart:data-point chart:repeated="10"/>
          </chart:series>
          <chart:series chart:style-name="ch23" chart:values-cell-range-address="Resultados.P17:Resultados.P26" chart:class="chart:line">
            <chart:data-point chart:repeated="10"/>
          </chart:series>
          <chart:series chart:style-name="ch24" chart:values-cell-range-address="Resultados.Q17:Resultados.Q26" chart:class="chart:line">
            <chart:data-point chart:repeated="10"/>
          </chart:series>
          <chart:series chart:style-name="ch25" chart:values-cell-range-address="Resultados.R17:Resultados.R26" chart:class="chart:line">
            <chart:data-point chart:repeated="10"/>
          </chart:series>
          <chart:series chart:style-name="ch26" chart:values-cell-range-address="Resultados.S17:Resultados.S26" chart:class="chart:line">
            <chart:data-point chart:repeated="10"/>
          </chart:series>
          <chart:series chart:style-name="ch27" chart:values-cell-range-address="Resultados.T17:Resultados.T26" chart:class="chart:line">
            <chart:data-point chart:repeated="10"/>
          </chart:series>
          <chart:series chart:style-name="ch28" chart:values-cell-range-address="Resultados.U17:Resultados.U26" chart:class="chart:line">
            <chart:data-point chart:repeated="10"/>
          </chart:series>
          <chart:series chart:style-name="ch29" chart:values-cell-range-address="Resultados.V17:Resultados.V26" chart:class="chart:line">
            <chart:data-point chart:repeated="10"/>
          </chart:series>
          <chart:series chart:style-name="ch30" chart:values-cell-range-address="Resultados.W17:Resultados.W26" chart:class="chart:line">
            <chart:data-point chart:repeated="10"/>
          </chart:series>
          <chart:series chart:style-name="ch31" chart:values-cell-range-address="Resultados.X17:Resultados.X26" chart:class="chart:line">
            <chart:data-point chart:repeated="10"/>
          </chart:series>
          <chart:series chart:style-name="ch32" chart:values-cell-range-address="Resultados.Y17:Resultados.Y26" chart:class="chart:line">
            <chart:data-point chart:repeated="10"/>
          </chart:series>
          <chart:series chart:style-name="ch9" chart:values-cell-range-address="Resultados.Z17:Resultados.Z26" chart:class="chart:line">
            <chart:data-point chart:repeated="10"/>
          </chart:series>
          <chart:series chart:style-name="ch10" chart:values-cell-range-address="Resultados.AA17:Resultados.AA26" chart:class="chart:line">
            <chart:data-point chart:repeated="10"/>
          </chart:series>
          <chart:series chart:style-name="ch11" chart:values-cell-range-address="Resultados.AB17:Resultados.AB26" chart:class="chart:line">
            <chart:data-point chart:repeated="10"/>
          </chart:series>
          <chart:series chart:style-name="ch12" chart:values-cell-range-address="Resultados.AC17:Resultados.AC26" chart:class="chart:line">
            <chart:data-point chart:repeated="10"/>
          </chart:series>
          <chart:series chart:style-name="ch13" chart:values-cell-range-address="Resultados.AD17:Resultados.AD26" chart:class="chart:line">
            <chart:data-point chart:repeated="10"/>
          </chart:series>
          <chart:series chart:style-name="ch14" chart:values-cell-range-address="Resultados.AE17:Resultados.AE26" chart:class="chart:line">
            <chart:data-point chart:repeated="10"/>
          </chart:series>
          <chart:series chart:style-name="ch15" chart:values-cell-range-address="Resultados.AF17:Resultados.AF26" chart:class="chart:line">
            <chart:data-point chart:repeated="10"/>
          </chart:series>
          <chart:series chart:style-name="ch16" chart:values-cell-range-address="Resultados.AG17:Resultados.AG26" chart:class="chart:line">
            <chart:data-point chart:repeated="10"/>
          </chart:series>
          <chart:series chart:style-name="ch17" chart:values-cell-range-address="Resultados.AH17:Resultados.AH26" chart:class="chart:line">
            <chart:data-point chart:repeated="10"/>
          </chart:series>
          <chart:series chart:style-name="ch18" chart:values-cell-range-address="Resultados.AI17:Resultados.AI26" chart:class="chart:line">
            <chart:data-point chart:repeated="10"/>
          </chart:series>
          <chart:series chart:style-name="ch19" chart:values-cell-range-address="Resultados.AJ17:Resultados.AJ26" chart:class="chart:line">
            <chart:data-point chart:repeated="10"/>
          </chart:series>
          <chart:series chart:style-name="ch20" chart:values-cell-range-address="Resultados.AK17:Resultados.AK26" chart:class="chart:line">
            <chart:data-point chart:repeated="10"/>
          </chart:series>
          <chart:series chart:style-name="ch21" chart:values-cell-range-address="Resultados.AL17:Resultados.AL26" chart:class="chart:line">
            <chart:data-point chart:repeated="10"/>
          </chart:series>
          <chart:series chart:style-name="ch22" chart:values-cell-range-address="Resultados.AM17:Resultados.AM26" chart:class="chart:line">
            <chart:data-point chart:repeated="10"/>
          </chart:series>
          <chart:series chart:style-name="ch23" chart:values-cell-range-address="Resultados.AN17:Resultados.AN26" chart:class="chart:line">
            <chart:data-point chart:repeated="10"/>
          </chart:series>
          <chart:series chart:style-name="ch24" chart:values-cell-range-address="Resultados.AO17:Resultados.AO26" chart:class="chart:line">
            <chart:data-point chart:repeated="10"/>
          </chart:series>
          <chart:series chart:style-name="ch25" chart:values-cell-range-address="Resultados.AP17:Resultados.AP26" chart:class="chart:line">
            <chart:data-point chart:repeated="10"/>
          </chart:series>
          <chart:series chart:style-name="ch26" chart:values-cell-range-address="Resultados.AQ17:Resultados.AQ26" chart:class="chart:line">
            <chart:data-point chart:repeated="10"/>
          </chart:series>
          <chart:series chart:style-name="ch27" chart:values-cell-range-address="Resultados.AR17:Resultados.AR26" chart:class="chart:line">
            <chart:data-point chart:repeated="10"/>
          </chart:series>
          <chart:series chart:style-name="ch28" chart:values-cell-range-address="Resultados.AS17:Resultados.AS26" chart:class="chart:line">
            <chart:data-point chart:repeated="10"/>
          </chart:series>
          <chart:series chart:style-name="ch29" chart:values-cell-range-address="Resultados.AT17:Resultados.AT26" chart:class="chart:line">
            <chart:data-point chart:repeated="10"/>
          </chart:series>
          <chart:series chart:style-name="ch30" chart:values-cell-range-address="Resultados.AU17:Resultados.AU26" chart:class="chart:line">
            <chart:data-point chart:repeated="10"/>
          </chart:series>
          <chart:series chart:style-name="ch31" chart:values-cell-range-address="Resultados.AV17:Resultados.AV26" chart:class="chart:line">
            <chart:data-point chart:repeated="10"/>
          </chart:series>
          <chart:series chart:style-name="ch32" chart:values-cell-range-address="Resultados.AW17:Resultados.AW26" chart:class="chart:line">
            <chart:data-point chart:repeated="10"/>
          </chart:series>
          <chart:series chart:style-name="ch9" chart:values-cell-range-address="Resultados.AX17:Resultados.AX26" chart:class="chart:line">
            <chart:data-point chart:repeated="10"/>
          </chart:series>
          <chart:series chart:style-name="ch10" chart:values-cell-range-address="Resultados.AY17:Resultados.AY26" chart:class="chart:line">
            <chart:data-point chart:repeated="10"/>
          </chart:series>
          <chart:series chart:style-name="ch11" chart:values-cell-range-address="Resultados.AZ17:Resultados.AZ26" chart:class="chart:line">
            <chart:data-point chart:repeated="10"/>
          </chart:series>
          <chart:series chart:style-name="ch12" chart:values-cell-range-address="Resultados.BA17:Resultados.BA26" chart:class="chart:line">
            <chart:data-point chart:repeated="10"/>
          </chart:series>
          <chart:series chart:style-name="ch13" chart:values-cell-range-address="Resultados.BB17:Resultados.BB26" chart:class="chart:line">
            <chart:data-point chart:repeated="10"/>
          </chart:series>
          <chart:series chart:style-name="ch14" chart:values-cell-range-address="Resultados.BC17:Resultados.BC26" chart:class="chart:line">
            <chart:data-point chart:repeated="10"/>
          </chart:series>
          <chart:series chart:style-name="ch15" chart:values-cell-range-address="Resultados.BD17:Resultados.BD26" chart:class="chart:line">
            <chart:data-point chart:repeated="10"/>
          </chart:series>
          <chart:series chart:style-name="ch16" chart:values-cell-range-address="Resultados.BE17:Resultados.BE26" chart:class="chart:line">
            <chart:data-point chart:repeated="10"/>
          </chart:series>
          <chart:series chart:style-name="ch17" chart:values-cell-range-address="Resultados.BF17:Resultados.BF26" chart:class="chart:line">
            <chart:data-point chart:repeated="10"/>
          </chart:series>
          <chart:series chart:style-name="ch18" chart:values-cell-range-address="Resultados.BG17:Resultados.BG26" chart:class="chart:line">
            <chart:data-point chart:repeated="10"/>
          </chart:series>
          <chart:series chart:style-name="ch19" chart:values-cell-range-address="Resultados.BH17:Resultados.BH26" chart:class="chart:line">
            <chart:data-point chart:repeated="10"/>
          </chart:series>
          <chart:series chart:style-name="ch20" chart:values-cell-range-address="Resultados.BI17:Resultados.BI26" chart:class="chart:line">
            <chart:data-point chart:repeated="10"/>
          </chart:series>
          <chart:series chart:style-name="ch21" chart:values-cell-range-address="Resultados.BJ17:Resultados.BJ26" chart:class="chart:line">
            <chart:data-point chart:repeated="10"/>
          </chart:series>
          <chart:series chart:style-name="ch22" chart:values-cell-range-address="Resultados.BK17:Resultados.BK26" chart:class="chart:line">
            <chart:data-point chart:repeated="10"/>
          </chart:series>
          <chart:series chart:style-name="ch23" chart:values-cell-range-address="Resultados.BL17:Resultados.BL26" chart:class="chart:line">
            <chart:data-point chart:repeated="10"/>
          </chart:series>
          <chart:series chart:style-name="ch24" chart:values-cell-range-address="Resultados.BM17:Resultados.BM26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17:Resultados.A26">16</text:p>
              </table:table-cell>
              <table:table-cell office:value-type="float" office:value="4400">
                <text:p text:id="Resultados.B17:Resultados.B26">4400</text:p>
              </table:table-cell>
              <table:table-cell office:value-type="float" office:value="4539">
                <text:p text:id="Resultados.C17:Resultados.C26">4539</text:p>
              </table:table-cell>
              <table:table-cell office:value-type="float" office:value="4539">
                <text:p text:id="Resultados.D17:Resultados.D26">4539</text:p>
              </table:table-cell>
              <table:table-cell office:value-type="float" office:value="4539">
                <text:p text:id="Resultados.E17:Resultados.E26">4539</text:p>
              </table:table-cell>
              <table:table-cell office:value-type="float" office:value="4539">
                <text:p text:id="Resultados.F17:Resultados.F26">4539</text:p>
              </table:table-cell>
              <table:table-cell office:value-type="float" office:value="4539">
                <text:p text:id="Resultados.G17:Resultados.G26">4539</text:p>
              </table:table-cell>
              <table:table-cell office:value-type="float" office:value="4539">
                <text:p text:id="Resultados.H17:Resultados.H26">4539</text:p>
              </table:table-cell>
              <table:table-cell office:value-type="float" office:value="4539">
                <text:p text:id="Resultados.I17:Resultados.I26">4539</text:p>
              </table:table-cell>
              <table:table-cell office:value-type="float" office:value="4539">
                <text:p text:id="Resultados.J17:Resultados.J26">4539</text:p>
              </table:table-cell>
              <table:table-cell office:value-type="float" office:value="4539">
                <text:p text:id="Resultados.K17:Resultados.K26">4539</text:p>
              </table:table-cell>
              <table:table-cell office:value-type="float" office:value="4539">
                <text:p text:id="Resultados.L17:Resultados.L26">4539</text:p>
              </table:table-cell>
              <table:table-cell office:value-type="float" office:value="4540">
                <text:p text:id="Resultados.M17:Resultados.M26">4540</text:p>
              </table:table-cell>
              <table:table-cell office:value-type="float" office:value="4540">
                <text:p text:id="Resultados.N17:Resultados.N26">4540</text:p>
              </table:table-cell>
              <table:table-cell office:value-type="float" office:value="4540">
                <text:p text:id="Resultados.O17:Resultados.O26">4540</text:p>
              </table:table-cell>
              <table:table-cell office:value-type="float" office:value="4540">
                <text:p text:id="Resultados.P17:Resultados.P26">4540</text:p>
              </table:table-cell>
              <table:table-cell office:value-type="float" office:value="4540">
                <text:p text:id="Resultados.Q17:Resultados.Q26">4540</text:p>
              </table:table-cell>
              <table:table-cell office:value-type="float" office:value="4540">
                <text:p text:id="Resultados.R17:Resultados.R26">4540</text:p>
              </table:table-cell>
              <table:table-cell office:value-type="float" office:value="4540">
                <text:p text:id="Resultados.S17:Resultados.S26">4540</text:p>
              </table:table-cell>
              <table:table-cell office:value-type="float" office:value="4540">
                <text:p text:id="Resultados.T17:Resultados.T26">4540</text:p>
              </table:table-cell>
              <table:table-cell office:value-type="float" office:value="4540">
                <text:p text:id="Resultados.U17:Resultados.U26">4540</text:p>
              </table:table-cell>
              <table:table-cell office:value-type="float" office:value="4540">
                <text:p text:id="Resultados.V17:Resultados.V26">4540</text:p>
              </table:table-cell>
              <table:table-cell office:value-type="float" office:value="4540">
                <text:p text:id="Resultados.W17:Resultados.W26">4540</text:p>
              </table:table-cell>
              <table:table-cell office:value-type="float" office:value="4540">
                <text:p text:id="Resultados.X17:Resultados.X26">4540</text:p>
              </table:table-cell>
              <table:table-cell office:value-type="float" office:value="4540">
                <text:p text:id="Resultados.Y17:Resultados.Y26">4540</text:p>
              </table:table-cell>
              <table:table-cell office:value-type="float" office:value="4540">
                <text:p text:id="Resultados.Z17:Resultados.Z26">4540</text:p>
              </table:table-cell>
              <table:table-cell office:value-type="float" office:value="4609">
                <text:p text:id="Resultados.AA17:Resultados.AA26">4609</text:p>
              </table:table-cell>
              <table:table-cell office:value-type="float" office:value="4609">
                <text:p text:id="Resultados.AB17:Resultados.AB26">4609</text:p>
              </table:table-cell>
              <table:table-cell office:value-type="float" office:value="4609">
                <text:p text:id="Resultados.AC17:Resultados.AC26">4609</text:p>
              </table:table-cell>
              <table:table-cell office:value-type="float" office:value="4609">
                <text:p text:id="Resultados.AD17:Resultados.AD26">4609</text:p>
              </table:table-cell>
              <table:table-cell office:value-type="float" office:value="4609">
                <text:p text:id="Resultados.AE17:Resultados.AE26">4609</text:p>
              </table:table-cell>
              <table:table-cell office:value-type="float" office:value="4609">
                <text:p text:id="Resultados.AF17:Resultados.AF26">4609</text:p>
              </table:table-cell>
              <table:table-cell office:value-type="float" office:value="4609">
                <text:p text:id="Resultados.AG17:Resultados.AG26">4609</text:p>
              </table:table-cell>
              <table:table-cell office:value-type="float" office:value="4609">
                <text:p text:id="Resultados.AH17:Resultados.AH26">4609</text:p>
              </table:table-cell>
              <table:table-cell office:value-type="float" office:value="4609">
                <text:p text:id="Resultados.AI17:Resultados.AI26">4609</text:p>
              </table:table-cell>
              <table:table-cell office:value-type="float" office:value="4609">
                <text:p text:id="Resultados.AJ17:Resultados.AJ26">4609</text:p>
              </table:table-cell>
              <table:table-cell office:value-type="float" office:value="4610">
                <text:p text:id="Resultados.AK17:Resultados.AK26">4610</text:p>
              </table:table-cell>
              <table:table-cell office:value-type="float" office:value="4610">
                <text:p text:id="Resultados.AL17:Resultados.AL26">4610</text:p>
              </table:table-cell>
              <table:table-cell office:value-type="float" office:value="4610">
                <text:p text:id="Resultados.AM17:Resultados.AM26">4610</text:p>
              </table:table-cell>
              <table:table-cell office:value-type="float" office:value="4610">
                <text:p text:id="Resultados.AN17:Resultados.AN26">4610</text:p>
              </table:table-cell>
              <table:table-cell office:value-type="float" office:value="4610">
                <text:p text:id="Resultados.AO17:Resultados.AO26">4610</text:p>
              </table:table-cell>
              <table:table-cell office:value-type="float" office:value="4610">
                <text:p text:id="Resultados.AP17:Resultados.AP26">4610</text:p>
              </table:table-cell>
              <table:table-cell office:value-type="float" office:value="4610">
                <text:p text:id="Resultados.AQ17:Resultados.AQ26">4610</text:p>
              </table:table-cell>
              <table:table-cell office:value-type="float" office:value="4610">
                <text:p text:id="Resultados.AR17:Resultados.AR26">4610</text:p>
              </table:table-cell>
              <table:table-cell office:value-type="float" office:value="4610">
                <text:p text:id="Resultados.AS17:Resultados.AS26">4610</text:p>
              </table:table-cell>
              <table:table-cell office:value-type="float" office:value="4610">
                <text:p text:id="Resultados.AT17:Resultados.AT26">4610</text:p>
              </table:table-cell>
              <table:table-cell office:value-type="float" office:value="4610">
                <text:p text:id="Resultados.AU17:Resultados.AU26">4610</text:p>
              </table:table-cell>
              <table:table-cell office:value-type="float" office:value="4610">
                <text:p text:id="Resultados.AV17:Resultados.AV26">4610</text:p>
              </table:table-cell>
              <table:table-cell office:value-type="float" office:value="4610">
                <text:p text:id="Resultados.AW17:Resultados.AW26">4610</text:p>
              </table:table-cell>
              <table:table-cell office:value-type="float" office:value="4610">
                <text:p text:id="Resultados.AX17:Resultados.AX26">4610</text:p>
              </table:table-cell>
              <table:table-cell office:value-type="float" office:value="4610">
                <text:p text:id="Resultados.AY17:Resultados.AY26">4610</text:p>
              </table:table-cell>
              <table:table-cell office:value-type="float" office:value="4610">
                <text:p text:id="Resultados.AZ17:Resultados.AZ26">4610</text:p>
              </table:table-cell>
              <table:table-cell office:value-type="float" office:value="4610">
                <text:p text:id="Resultados.BA17:Resultados.BA26">4610</text:p>
              </table:table-cell>
              <table:table-cell office:value-type="float" office:value="4610">
                <text:p text:id="Resultados.BB17:Resultados.BB26">4610</text:p>
              </table:table-cell>
              <table:table-cell office:value-type="float" office:value="4610">
                <text:p text:id="Resultados.BC17:Resultados.BC26">4610</text:p>
              </table:table-cell>
              <table:table-cell office:value-type="float" office:value="4679">
                <text:p text:id="Resultados.BD17:Resultados.BD26">4679</text:p>
              </table:table-cell>
              <table:table-cell office:value-type="float" office:value="4679">
                <text:p text:id="Resultados.BE17:Resultados.BE26">4679</text:p>
              </table:table-cell>
              <table:table-cell office:value-type="float" office:value="4679">
                <text:p text:id="Resultados.BF17:Resultados.BF26">4679</text:p>
              </table:table-cell>
              <table:table-cell office:value-type="float" office:value="4679">
                <text:p text:id="Resultados.BG17:Resultados.BG26">4679</text:p>
              </table:table-cell>
              <table:table-cell office:value-type="float" office:value="4679">
                <text:p text:id="Resultados.BH17:Resultados.BH26">4679</text:p>
              </table:table-cell>
              <table:table-cell office:value-type="float" office:value="4680">
                <text:p text:id="Resultados.BI17:Resultados.BI26">4680</text:p>
              </table:table-cell>
              <table:table-cell office:value-type="float" office:value="4749">
                <text:p text:id="Resultados.BJ17:Resultados.BJ26">4749</text:p>
              </table:table-cell>
              <table:table-cell office:value-type="float" office:value="4749">
                <text:p text:id="Resultados.BK17:Resultados.BK26">4749</text:p>
              </table:table-cell>
              <table:table-cell office:value-type="float" office:value="4750">
                <text:p text:id="Resultados.BL17:Resultados.BL26">4750</text:p>
              </table:table-cell>
              <table:table-cell office:value-type="float" office:value="4750">
                <text:p text:id="Resultados.BM17:Resultados.BM26">47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30">
                <text:p>8730</text:p>
              </table:table-cell>
              <table:table-cell office:value-type="float" office:value="8870">
                <text:p>8870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79">
                <text:p>9079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080">
                <text:p>9080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49">
                <text:p>9149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150">
                <text:p>9150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219">
                <text:p>9219</text:p>
              </table:table-cell>
              <table:table-cell office:value-type="float" office:value="9359">
                <text:p>9359</text:p>
              </table:table-cell>
              <table:table-cell office:value-type="float" office:value="9429">
                <text:p>9429</text:p>
              </table:table-cell>
              <table:table-cell office:value-type="float" office:value="9708">
                <text:p>9708</text:p>
              </table:table-cell>
              <table:table-cell office:value-type="float" office:value="10197">
                <text:p>10197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793">
                <text:p>24793</text:p>
              </table:table-cell>
              <table:table-cell office:value-type="float" office:value="24794">
                <text:p>24794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3">
                <text:p>24933</text:p>
              </table:table-cell>
              <table:table-cell office:value-type="float" office:value="24934">
                <text:p>24934</text:p>
              </table:table-cell>
              <table:table-cell office:value-type="float" office:value="24934">
                <text:p>24934</text:p>
              </table:table-cell>
              <table:table-cell office:value-type="float" office:value="24934">
                <text:p>24934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3">
                <text:p>25003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04">
                <text:p>25004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073">
                <text:p>25073</text:p>
              </table:table-cell>
              <table:table-cell office:value-type="float" office:value="25142">
                <text:p>25142</text:p>
              </table:table-cell>
              <table:table-cell office:value-type="float" office:value="25142">
                <text:p>25142</text:p>
              </table:table-cell>
              <table:table-cell office:value-type="float" office:value="25143">
                <text:p>25143</text:p>
              </table:table-cell>
              <table:table-cell office:value-type="float" office:value="25143">
                <text:p>25143</text:p>
              </table:table-cell>
              <table:table-cell office:value-type="float" office:value="25143">
                <text:p>25143</text:p>
              </table:table-cell>
              <table:table-cell office:value-type="float" office:value="260648">
                <text:p>260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390">
                <text:p>8339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69">
                <text:p>83669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670">
                <text:p>83670</text:p>
              </table:table-cell>
              <table:table-cell office:value-type="float" office:value="83739">
                <text:p>83739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740">
                <text:p>83740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09">
                <text:p>83809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810">
                <text:p>83810</text:p>
              </table:table-cell>
              <table:table-cell office:value-type="float" office:value="83949">
                <text:p>83949</text:p>
              </table:table-cell>
              <table:table-cell office:value-type="float" office:value="83950">
                <text:p>83950</text:p>
              </table:table-cell>
              <table:table-cell office:value-type="float" office:value="83950">
                <text:p>83950</text:p>
              </table:table-cell>
              <table:table-cell office:value-type="float" office:value="88349">
                <text:p>88349</text:p>
              </table:table-cell>
              <table:table-cell office:value-type="float" office:value="104134">
                <text:p>104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435">
                <text:p>103435</text:p>
              </table:table-cell>
              <table:table-cell office:value-type="float" office:value="103505">
                <text:p>103505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4">
                <text:p>103574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575">
                <text:p>103575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4">
                <text:p>103644</text:p>
              </table:table-cell>
              <table:table-cell office:value-type="float" office:value="103645">
                <text:p>103645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03714">
                <text:p>103714</text:p>
              </table:table-cell>
              <table:table-cell office:value-type="float" office:value="111397">
                <text:p>111397</text:p>
              </table:table-cell>
              <table:table-cell office:value-type="float" office:value="111956">
                <text:p>111956</text:p>
              </table:table-cell>
              <table:table-cell office:value-type="float" office:value="112863">
                <text:p>112863</text:p>
              </table:table-cell>
              <table:table-cell office:value-type="float" office:value="112863">
                <text:p>112863</text:p>
              </table:table-cell>
              <table:table-cell office:value-type="float" office:value="112864">
                <text:p>112864</text:p>
              </table:table-cell>
              <table:table-cell office:value-type="float" office:value="112933">
                <text:p>112933</text:p>
              </table:table-cell>
              <table:table-cell office:value-type="float" office:value="113003">
                <text:p>113003</text:p>
              </table:table-cell>
              <table:table-cell office:value-type="float" office:value="113422">
                <text:p>113422</text:p>
              </table:table-cell>
              <table:table-cell office:value-type="float" office:value="113492">
                <text:p>113492</text:p>
              </table:table-cell>
              <table:table-cell office:value-type="float" office:value="117542">
                <text:p>117542</text:p>
              </table:table-cell>
              <table:table-cell office:value-type="float" office:value="308768">
                <text:p>30876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838">
                <text:p>308838</text:p>
              </table:table-cell>
              <table:table-cell office:value-type="float" office:value="308908">
                <text:p>308908</text:p>
              </table:table-cell>
              <table:table-cell office:value-type="float" office:value="309048">
                <text:p>309048</text:p>
              </table:table-cell>
              <table:table-cell office:value-type="float" office:value="635835">
                <text:p>6358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7257">
                <text:p>397257</text:p>
              </table:table-cell>
              <table:table-cell office:value-type="float" office:value="397327">
                <text:p>397327</text:p>
              </table:table-cell>
              <table:table-cell office:value-type="float" office:value="397396">
                <text:p>397396</text:p>
              </table:table-cell>
              <table:table-cell office:value-type="float" office:value="397396">
                <text:p>397396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397">
                <text:p>397397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6">
                <text:p>397466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467">
                <text:p>397467</text:p>
              </table:table-cell>
              <table:table-cell office:value-type="float" office:value="397537">
                <text:p>397537</text:p>
              </table:table-cell>
              <table:table-cell office:value-type="float" office:value="397607">
                <text:p>397607</text:p>
              </table:table-cell>
              <table:table-cell office:value-type="float" office:value="397676">
                <text:p>397676</text:p>
              </table:table-cell>
              <table:table-cell office:value-type="float" office:value="400959">
                <text:p>400959</text:p>
              </table:table-cell>
              <table:table-cell office:value-type="float" office:value="404522">
                <text:p>404522</text:p>
              </table:table-cell>
              <table:table-cell office:value-type="float" office:value="404592">
                <text:p>404592</text:p>
              </table:table-cell>
              <table:table-cell office:value-type="float" office:value="404732">
                <text:p>404732</text:p>
              </table:table-cell>
              <table:table-cell office:value-type="float" office:value="406197">
                <text:p>406197</text:p>
              </table:table-cell>
              <table:table-cell office:value-type="float" office:value="408782">
                <text:p>408782</text:p>
              </table:table-cell>
              <table:table-cell office:value-type="float" office:value="408851">
                <text:p>408851</text:p>
              </table:table-cell>
              <table:table-cell office:value-type="float" office:value="409061">
                <text:p>409061</text:p>
              </table:table-cell>
              <table:table-cell office:value-type="float" office:value="410247">
                <text:p>410247</text:p>
              </table:table-cell>
              <table:table-cell office:value-type="float" office:value="415346">
                <text:p>415346</text:p>
              </table:table-cell>
              <table:table-cell office:value-type="float" office:value="415346">
                <text:p>415346</text:p>
              </table:table-cell>
              <table:table-cell office:value-type="float" office:value="415556">
                <text:p>415556</text:p>
              </table:table-cell>
              <table:table-cell office:value-type="float" office:value="417232">
                <text:p>417232</text:p>
              </table:table-cell>
              <table:table-cell office:value-type="float" office:value="417301">
                <text:p>417301</text:p>
              </table:table-cell>
              <table:table-cell office:value-type="float" office:value="417302">
                <text:p>417302</text:p>
              </table:table-cell>
              <table:table-cell office:value-type="float" office:value="417651">
                <text:p>417651</text:p>
              </table:table-cell>
              <table:table-cell office:value-type="float" office:value="421981">
                <text:p>421981</text:p>
              </table:table-cell>
              <table:table-cell office:value-type="float" office:value="422959">
                <text:p>422959</text:p>
              </table:table-cell>
              <table:table-cell office:value-type="float" office:value="906890">
                <text:p>9068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59904">
                <text:p>1559904</text:p>
              </table:table-cell>
              <table:table-cell office:value-type="float" office:value="1559905">
                <text:p>1559905</text:p>
              </table:table-cell>
              <table:table-cell office:value-type="float" office:value="1559975">
                <text:p>1559975</text:p>
              </table:table-cell>
              <table:table-cell office:value-type="float" office:value="1559975">
                <text:p>1559975</text:p>
              </table:table-cell>
              <table:table-cell office:value-type="float" office:value="1560323">
                <text:p>1560323</text:p>
              </table:table-cell>
              <table:table-cell office:value-type="float" office:value="1560323">
                <text:p>1560323</text:p>
              </table:table-cell>
              <table:table-cell office:value-type="float" office:value="1560324">
                <text:p>1560324</text:p>
              </table:table-cell>
              <table:table-cell office:value-type="float" office:value="1560393">
                <text:p>1560393</text:p>
              </table:table-cell>
              <table:table-cell office:value-type="float" office:value="1560393">
                <text:p>1560393</text:p>
              </table:table-cell>
              <table:table-cell office:value-type="float" office:value="1560394">
                <text:p>1560394</text:p>
              </table:table-cell>
              <table:table-cell office:value-type="float" office:value="1560394">
                <text:p>1560394</text:p>
              </table:table-cell>
              <table:table-cell office:value-type="float" office:value="1564096">
                <text:p>1564096</text:p>
              </table:table-cell>
              <table:table-cell office:value-type="float" office:value="1567030">
                <text:p>1567030</text:p>
              </table:table-cell>
              <table:table-cell office:value-type="float" office:value="1567239">
                <text:p>1567239</text:p>
              </table:table-cell>
              <table:table-cell office:value-type="float" office:value="1567588">
                <text:p>1567588</text:p>
              </table:table-cell>
              <table:table-cell office:value-type="float" office:value="1567658">
                <text:p>1567658</text:p>
              </table:table-cell>
              <table:table-cell office:value-type="float" office:value="1568426">
                <text:p>1568426</text:p>
              </table:table-cell>
              <table:table-cell office:value-type="float" office:value="1568636">
                <text:p>1568636</text:p>
              </table:table-cell>
              <table:table-cell office:value-type="float" office:value="1569474">
                <text:p>1569474</text:p>
              </table:table-cell>
              <table:table-cell office:value-type="float" office:value="1571429">
                <text:p>1571429</text:p>
              </table:table-cell>
              <table:table-cell office:value-type="float" office:value="1571708">
                <text:p>1571708</text:p>
              </table:table-cell>
              <table:table-cell office:value-type="float" office:value="1575201">
                <text:p>1575201</text:p>
              </table:table-cell>
              <table:table-cell office:value-type="float" office:value="1575759">
                <text:p>1575759</text:p>
              </table:table-cell>
              <table:table-cell office:value-type="float" office:value="1576388">
                <text:p>1576388</text:p>
              </table:table-cell>
              <table:table-cell office:value-type="float" office:value="1577646">
                <text:p>1577646</text:p>
              </table:table-cell>
              <table:table-cell office:value-type="float" office:value="1577924">
                <text:p>1577924</text:p>
              </table:table-cell>
              <table:table-cell office:value-type="float" office:value="1578203">
                <text:p>1578203</text:p>
              </table:table-cell>
              <table:table-cell office:value-type="float" office:value="1578204">
                <text:p>1578204</text:p>
              </table:table-cell>
              <table:table-cell office:value-type="float" office:value="1578273">
                <text:p>1578273</text:p>
              </table:table-cell>
              <table:table-cell office:value-type="float" office:value="1578273">
                <text:p>1578273</text:p>
              </table:table-cell>
              <table:table-cell office:value-type="float" office:value="1578343">
                <text:p>1578343</text:p>
              </table:table-cell>
              <table:table-cell office:value-type="float" office:value="1578343">
                <text:p>1578343</text:p>
              </table:table-cell>
              <table:table-cell office:value-type="float" office:value="1578623">
                <text:p>1578623</text:p>
              </table:table-cell>
              <table:table-cell office:value-type="float" office:value="1579250">
                <text:p>1579250</text:p>
              </table:table-cell>
              <table:table-cell office:value-type="float" office:value="1579740">
                <text:p>1579740</text:p>
              </table:table-cell>
              <table:table-cell office:value-type="float" office:value="1579879">
                <text:p>1579879</text:p>
              </table:table-cell>
              <table:table-cell office:value-type="float" office:value="1580228">
                <text:p>1580228</text:p>
              </table:table-cell>
              <table:table-cell office:value-type="float" office:value="1580927">
                <text:p>1580927</text:p>
              </table:table-cell>
              <table:table-cell office:value-type="float" office:value="1581905">
                <text:p>1581905</text:p>
              </table:table-cell>
              <table:table-cell office:value-type="float" office:value="1581976">
                <text:p>1581976</text:p>
              </table:table-cell>
              <table:table-cell office:value-type="float" office:value="1582325">
                <text:p>1582325</text:p>
              </table:table-cell>
              <table:table-cell office:value-type="float" office:value="1582675">
                <text:p>1582675</text:p>
              </table:table-cell>
              <table:table-cell office:value-type="float" office:value="1582953">
                <text:p>1582953</text:p>
              </table:table-cell>
              <table:table-cell office:value-type="float" office:value="1583371">
                <text:p>1583371</text:p>
              </table:table-cell>
              <table:table-cell office:value-type="float" office:value="1584419">
                <text:p>1584419</text:p>
              </table:table-cell>
              <table:table-cell office:value-type="float" office:value="1584699">
                <text:p>1584699</text:p>
              </table:table-cell>
              <table:table-cell office:value-type="float" office:value="1585327">
                <text:p>1585327</text:p>
              </table:table-cell>
              <table:table-cell office:value-type="float" office:value="1585327">
                <text:p>1585327</text:p>
              </table:table-cell>
              <table:table-cell office:value-type="float" office:value="1586865">
                <text:p>1586865</text:p>
              </table:table-cell>
              <table:table-cell office:value-type="float" office:value="1589099">
                <text:p>1589099</text:p>
              </table:table-cell>
              <table:table-cell office:value-type="float" office:value="1597689">
                <text:p>1597689</text:p>
              </table:table-cell>
              <table:table-cell office:value-type="float" office:value="1599365">
                <text:p>1599365</text:p>
              </table:table-cell>
              <table:table-cell office:value-type="float" office:value="1603485">
                <text:p>1603485</text:p>
              </table:table-cell>
              <table:table-cell office:value-type="float" office:value="1623950">
                <text:p>1623950</text:p>
              </table:table-cell>
              <table:table-cell office:value-type="float" office:value="1625207">
                <text:p>1625207</text:p>
              </table:table-cell>
              <table:table-cell office:value-type="float" office:value="1631493">
                <text:p>1631493</text:p>
              </table:table-cell>
              <table:table-cell office:value-type="float" office:value="1643016">
                <text:p>1643016</text:p>
              </table:table-cell>
              <table:table-cell office:value-type="float" office:value="1650908">
                <text:p>1650908</text:p>
              </table:table-cell>
              <table:table-cell office:value-type="float" office:value="1682965">
                <text:p>1682965</text:p>
              </table:table-cell>
              <table:table-cell office:value-type="float" office:value="1695468">
                <text:p>1695468</text:p>
              </table:table-cell>
              <table:table-cell office:value-type="float" office:value="1732204">
                <text:p>1732204</text:p>
              </table:table-cell>
              <table:table-cell office:value-type="float" office:value="1746871">
                <text:p>1746871</text:p>
              </table:table-cell>
              <table:table-cell office:value-type="float" office:value="1811824">
                <text:p>1811824</text:p>
              </table:table-cell>
              <table:table-cell office:value-type="float" office:value="1822509">
                <text:p>182250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210985">
                <text:p>6210985</text:p>
              </table:table-cell>
              <table:table-cell office:value-type="float" office:value="6213429">
                <text:p>6213429</text:p>
              </table:table-cell>
              <table:table-cell office:value-type="float" office:value="6215523">
                <text:p>6215523</text:p>
              </table:table-cell>
              <table:table-cell office:value-type="float" office:value="6217271">
                <text:p>6217271</text:p>
              </table:table-cell>
              <table:table-cell office:value-type="float" office:value="6217550">
                <text:p>6217550</text:p>
              </table:table-cell>
              <table:table-cell office:value-type="float" office:value="6221601">
                <text:p>6221601</text:p>
              </table:table-cell>
              <table:table-cell office:value-type="float" office:value="6222649">
                <text:p>6222649</text:p>
              </table:table-cell>
              <table:table-cell office:value-type="float" office:value="6229772">
                <text:p>6229772</text:p>
              </table:table-cell>
              <table:table-cell office:value-type="float" office:value="6229773">
                <text:p>6229773</text:p>
              </table:table-cell>
              <table:table-cell office:value-type="float" office:value="6230540">
                <text:p>6230540</text:p>
              </table:table-cell>
              <table:table-cell office:value-type="float" office:value="6230542">
                <text:p>6230542</text:p>
              </table:table-cell>
              <table:table-cell office:value-type="float" office:value="6230959">
                <text:p>6230959</text:p>
              </table:table-cell>
              <table:table-cell office:value-type="float" office:value="6233404">
                <text:p>6233404</text:p>
              </table:table-cell>
              <table:table-cell office:value-type="float" office:value="6235568">
                <text:p>6235568</text:p>
              </table:table-cell>
              <table:table-cell office:value-type="float" office:value="6236965">
                <text:p>6236965</text:p>
              </table:table-cell>
              <table:table-cell office:value-type="float" office:value="6240248">
                <text:p>6240248</text:p>
              </table:table-cell>
              <table:table-cell office:value-type="float" office:value="6240528">
                <text:p>6240528</text:p>
              </table:table-cell>
              <table:table-cell office:value-type="float" office:value="6241295">
                <text:p>6241295</text:p>
              </table:table-cell>
              <table:table-cell office:value-type="float" office:value="6241645">
                <text:p>6241645</text:p>
              </table:table-cell>
              <table:table-cell office:value-type="float" office:value="6241855">
                <text:p>6241855</text:p>
              </table:table-cell>
              <table:table-cell office:value-type="float" office:value="6242414">
                <text:p>6242414</text:p>
              </table:table-cell>
              <table:table-cell office:value-type="float" office:value="6245276">
                <text:p>6245276</text:p>
              </table:table-cell>
              <table:table-cell office:value-type="float" office:value="6245486">
                <text:p>6245486</text:p>
              </table:table-cell>
              <table:table-cell office:value-type="float" office:value="6247302">
                <text:p>6247302</text:p>
              </table:table-cell>
              <table:table-cell office:value-type="float" office:value="6252330">
                <text:p>6252330</text:p>
              </table:table-cell>
              <table:table-cell office:value-type="float" office:value="6252680">
                <text:p>6252680</text:p>
              </table:table-cell>
              <table:table-cell office:value-type="float" office:value="6254775">
                <text:p>6254775</text:p>
              </table:table-cell>
              <table:table-cell office:value-type="float" office:value="6256102">
                <text:p>6256102</text:p>
              </table:table-cell>
              <table:table-cell office:value-type="float" office:value="6256311">
                <text:p>6256311</text:p>
              </table:table-cell>
              <table:table-cell office:value-type="float" office:value="6259175">
                <text:p>6259175</text:p>
              </table:table-cell>
              <table:table-cell office:value-type="float" office:value="6260362">
                <text:p>6260362</text:p>
              </table:table-cell>
              <table:table-cell office:value-type="float" office:value="6260572">
                <text:p>6260572</text:p>
              </table:table-cell>
              <table:table-cell office:value-type="float" office:value="6261899">
                <text:p>6261899</text:p>
              </table:table-cell>
              <table:table-cell office:value-type="float" office:value="6262389">
                <text:p>6262389</text:p>
              </table:table-cell>
              <table:table-cell office:value-type="float" office:value="6263017">
                <text:p>6263017</text:p>
              </table:table-cell>
              <table:table-cell office:value-type="float" office:value="6263507">
                <text:p>6263507</text:p>
              </table:table-cell>
              <table:table-cell office:value-type="float" office:value="6264833">
                <text:p>6264833</text:p>
              </table:table-cell>
              <table:table-cell office:value-type="float" office:value="6265113">
                <text:p>6265113</text:p>
              </table:table-cell>
              <table:table-cell office:value-type="float" office:value="6265462">
                <text:p>6265462</text:p>
              </table:table-cell>
              <table:table-cell office:value-type="float" office:value="6265600">
                <text:p>6265600</text:p>
              </table:table-cell>
              <table:table-cell office:value-type="float" office:value="6266159">
                <text:p>6266159</text:p>
              </table:table-cell>
              <table:table-cell office:value-type="float" office:value="6271677">
                <text:p>6271677</text:p>
              </table:table-cell>
              <table:table-cell office:value-type="float" office:value="6272725">
                <text:p>6272725</text:p>
              </table:table-cell>
              <table:table-cell office:value-type="float" office:value="6276706">
                <text:p>6276706</text:p>
              </table:table-cell>
              <table:table-cell office:value-type="float" office:value="6283900">
                <text:p>6283900</text:p>
              </table:table-cell>
              <table:table-cell office:value-type="float" office:value="6288997">
                <text:p>6288997</text:p>
              </table:table-cell>
              <table:table-cell office:value-type="float" office:value="6290465">
                <text:p>6290465</text:p>
              </table:table-cell>
              <table:table-cell office:value-type="float" office:value="6299404">
                <text:p>6299404</text:p>
              </table:table-cell>
              <table:table-cell office:value-type="float" office:value="6307087">
                <text:p>6307087</text:p>
              </table:table-cell>
              <table:table-cell office:value-type="float" office:value="6308693">
                <text:p>6308693</text:p>
              </table:table-cell>
              <table:table-cell office:value-type="float" office:value="6328178">
                <text:p>6328178</text:p>
              </table:table-cell>
              <table:table-cell office:value-type="float" office:value="6346127">
                <text:p>6346127</text:p>
              </table:table-cell>
              <table:table-cell office:value-type="float" office:value="6371621">
                <text:p>6371621</text:p>
              </table:table-cell>
              <table:table-cell office:value-type="float" office:value="6373016">
                <text:p>6373016</text:p>
              </table:table-cell>
              <table:table-cell office:value-type="float" office:value="6375462">
                <text:p>6375462</text:p>
              </table:table-cell>
              <table:table-cell office:value-type="float" office:value="6388942">
                <text:p>6388942</text:p>
              </table:table-cell>
              <table:table-cell office:value-type="float" office:value="6391665">
                <text:p>6391665</text:p>
              </table:table-cell>
              <table:table-cell office:value-type="float" office:value="6480921">
                <text:p>6480921</text:p>
              </table:table-cell>
              <table:table-cell office:value-type="float" office:value="6510255">
                <text:p>6510255</text:p>
              </table:table-cell>
              <table:table-cell office:value-type="float" office:value="6528763">
                <text:p>6528763</text:p>
              </table:table-cell>
              <table:table-cell office:value-type="float" office:value="6573671">
                <text:p>6573671</text:p>
              </table:table-cell>
              <table:table-cell office:value-type="float" office:value="6585613">
                <text:p>6585613</text:p>
              </table:table-cell>
              <table:table-cell office:value-type="float" office:value="7767468">
                <text:p>7767468</text:p>
              </table:table-cell>
              <table:table-cell office:value-type="float" office:value="7842757">
                <text:p>784275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4844216">
                <text:p>24844216</text:p>
              </table:table-cell>
              <table:table-cell office:value-type="float" office:value="24851625">
                <text:p>24851625</text:p>
              </table:table-cell>
              <table:table-cell office:value-type="float" office:value="24852252">
                <text:p>24852252</text:p>
              </table:table-cell>
              <table:table-cell office:value-type="float" office:value="24859027">
                <text:p>24859027</text:p>
              </table:table-cell>
              <table:table-cell office:value-type="float" office:value="24869779">
                <text:p>24869779</text:p>
              </table:table-cell>
              <table:table-cell office:value-type="float" office:value="24872014">
                <text:p>24872014</text:p>
              </table:table-cell>
              <table:table-cell office:value-type="float" office:value="24875578">
                <text:p>24875578</text:p>
              </table:table-cell>
              <table:table-cell office:value-type="float" office:value="24885772">
                <text:p>24885772</text:p>
              </table:table-cell>
              <table:table-cell office:value-type="float" office:value="24889409">
                <text:p>24889409</text:p>
              </table:table-cell>
              <table:table-cell office:value-type="float" office:value="24894995">
                <text:p>24894995</text:p>
              </table:table-cell>
              <table:table-cell office:value-type="float" office:value="24896739">
                <text:p>24896739</text:p>
              </table:table-cell>
              <table:table-cell office:value-type="float" office:value="24916086">
                <text:p>24916086</text:p>
              </table:table-cell>
              <table:table-cell office:value-type="float" office:value="24949958">
                <text:p>24949958</text:p>
              </table:table-cell>
              <table:table-cell office:value-type="float" office:value="24951773">
                <text:p>24951773</text:p>
              </table:table-cell>
              <table:table-cell office:value-type="float" office:value="24963087">
                <text:p>24963087</text:p>
              </table:table-cell>
              <table:table-cell office:value-type="float" office:value="25000240">
                <text:p>25000240</text:p>
              </table:table-cell>
              <table:table-cell office:value-type="float" office:value="25019940">
                <text:p>25019940</text:p>
              </table:table-cell>
              <table:table-cell office:value-type="float" office:value="25029020">
                <text:p>25029020</text:p>
              </table:table-cell>
              <table:table-cell office:value-type="float" office:value="25033626">
                <text:p>25033626</text:p>
              </table:table-cell>
              <table:table-cell office:value-type="float" office:value="25037052">
                <text:p>25037052</text:p>
              </table:table-cell>
              <table:table-cell office:value-type="float" office:value="25037472">
                <text:p>25037472</text:p>
              </table:table-cell>
              <table:table-cell office:value-type="float" office:value="25038169">
                <text:p>25038169</text:p>
              </table:table-cell>
              <table:table-cell office:value-type="float" office:value="25044590">
                <text:p>25044590</text:p>
              </table:table-cell>
              <table:table-cell office:value-type="float" office:value="25045920">
                <text:p>25045920</text:p>
              </table:table-cell>
              <table:table-cell office:value-type="float" office:value="25052067">
                <text:p>25052067</text:p>
              </table:table-cell>
              <table:table-cell office:value-type="float" office:value="25053253">
                <text:p>25053253</text:p>
              </table:table-cell>
              <table:table-cell office:value-type="float" office:value="25060168">
                <text:p>25060168</text:p>
              </table:table-cell>
              <table:table-cell office:value-type="float" office:value="25075534">
                <text:p>25075534</text:p>
              </table:table-cell>
              <table:table-cell office:value-type="float" office:value="25079234">
                <text:p>25079234</text:p>
              </table:table-cell>
              <table:table-cell office:value-type="float" office:value="25100189">
                <text:p>25100189</text:p>
              </table:table-cell>
              <table:table-cell office:value-type="float" office:value="25100259">
                <text:p>25100259</text:p>
              </table:table-cell>
              <table:table-cell office:value-type="float" office:value="25100884">
                <text:p>25100884</text:p>
              </table:table-cell>
              <table:table-cell office:value-type="float" office:value="25102283">
                <text:p>25102283</text:p>
              </table:table-cell>
              <table:table-cell office:value-type="float" office:value="25121559">
                <text:p>25121559</text:p>
              </table:table-cell>
              <table:table-cell office:value-type="float" office:value="25121559">
                <text:p>25121559</text:p>
              </table:table-cell>
              <table:table-cell office:value-type="float" office:value="25163744">
                <text:p>25163744</text:p>
              </table:table-cell>
              <table:table-cell office:value-type="float" office:value="25165910">
                <text:p>25165910</text:p>
              </table:table-cell>
              <table:table-cell office:value-type="float" office:value="25176315">
                <text:p>25176315</text:p>
              </table:table-cell>
              <table:table-cell office:value-type="float" office:value="25183996">
                <text:p>25183996</text:p>
              </table:table-cell>
              <table:table-cell office:value-type="float" office:value="25197476">
                <text:p>25197476</text:p>
              </table:table-cell>
              <table:table-cell office:value-type="float" office:value="25201461">
                <text:p>25201461</text:p>
              </table:table-cell>
              <table:table-cell office:value-type="float" office:value="25205441">
                <text:p>25205441</text:p>
              </table:table-cell>
              <table:table-cell office:value-type="float" office:value="25222549">
                <text:p>25222549</text:p>
              </table:table-cell>
              <table:table-cell office:value-type="float" office:value="25228695">
                <text:p>25228695</text:p>
              </table:table-cell>
              <table:table-cell office:value-type="float" office:value="25242105">
                <text:p>25242105</text:p>
              </table:table-cell>
              <table:table-cell office:value-type="float" office:value="25300703">
                <text:p>25300703</text:p>
              </table:table-cell>
              <table:table-cell office:value-type="float" office:value="25308454">
                <text:p>25308454</text:p>
              </table:table-cell>
              <table:table-cell office:value-type="float" office:value="25335691">
                <text:p>25335691</text:p>
              </table:table-cell>
              <table:table-cell office:value-type="float" office:value="25363141">
                <text:p>25363141</text:p>
              </table:table-cell>
              <table:table-cell office:value-type="float" office:value="25440247">
                <text:p>25440247</text:p>
              </table:table-cell>
              <table:table-cell office:value-type="float" office:value="25717304">
                <text:p>25717304</text:p>
              </table:table-cell>
              <table:table-cell office:value-type="float" office:value="25737906">
                <text:p>25737906</text:p>
              </table:table-cell>
              <table:table-cell office:value-type="float" office:value="25767381">
                <text:p>25767381</text:p>
              </table:table-cell>
              <table:table-cell office:value-type="float" office:value="25978718">
                <text:p>25978718</text:p>
              </table:table-cell>
              <table:table-cell office:value-type="float" office:value="26235320">
                <text:p>26235320</text:p>
              </table:table-cell>
              <table:table-cell office:value-type="float" office:value="26321082">
                <text:p>26321082</text:p>
              </table:table-cell>
              <table:table-cell office:value-type="float" office:value="26357749">
                <text:p>26357749</text:p>
              </table:table-cell>
              <table:table-cell office:value-type="float" office:value="26422772">
                <text:p>26422772</text:p>
              </table:table-cell>
              <table:table-cell office:value-type="float" office:value="26464539">
                <text:p>26464539</text:p>
              </table:table-cell>
              <table:table-cell office:value-type="float" office:value="26466215">
                <text:p>26466215</text:p>
              </table:table-cell>
              <table:table-cell office:value-type="float" office:value="26507071">
                <text:p>26507071</text:p>
              </table:table-cell>
              <table:table-cell office:value-type="float" office:value="26712331">
                <text:p>26712331</text:p>
              </table:table-cell>
              <table:table-cell office:value-type="float" office:value="26881072">
                <text:p>26881072</text:p>
              </table:table-cell>
              <table:table-cell office:value-type="float" office:value="30727231">
                <text:p>3072723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9584576">
                <text:p>99584576</text:p>
              </table:table-cell>
              <table:table-cell office:value-type="float" office:value="99610770">
                <text:p>99610770</text:p>
              </table:table-cell>
              <table:table-cell office:value-type="float" office:value="99625228">
                <text:p>99625228</text:p>
              </table:table-cell>
              <table:table-cell office:value-type="float" office:value="99644568">
                <text:p>99644568</text:p>
              </table:table-cell>
              <table:table-cell office:value-type="float" office:value="99648554">
                <text:p>99648554</text:p>
              </table:table-cell>
              <table:table-cell office:value-type="float" office:value="99652822">
                <text:p>99652822</text:p>
              </table:table-cell>
              <table:table-cell office:value-type="float" office:value="99667908">
                <text:p>99667908</text:p>
              </table:table-cell>
              <table:table-cell office:value-type="float" office:value="99673841">
                <text:p>99673841</text:p>
              </table:table-cell>
              <table:table-cell office:value-type="float" office:value="99684953">
                <text:p>99684953</text:p>
              </table:table-cell>
              <table:table-cell office:value-type="float" office:value="99706042">
                <text:p>99706042</text:p>
              </table:table-cell>
              <table:table-cell office:value-type="float" office:value="99713721">
                <text:p>99713721</text:p>
              </table:table-cell>
              <table:table-cell office:value-type="float" office:value="99720835">
                <text:p>99720835</text:p>
              </table:table-cell>
              <table:table-cell office:value-type="float" office:value="99721200">
                <text:p>99721200</text:p>
              </table:table-cell>
              <table:table-cell office:value-type="float" office:value="99752349">
                <text:p>99752349</text:p>
              </table:table-cell>
              <table:table-cell office:value-type="float" office:value="99771123">
                <text:p>99771123</text:p>
              </table:table-cell>
              <table:table-cell office:value-type="float" office:value="99827634">
                <text:p>99827634</text:p>
              </table:table-cell>
              <table:table-cell office:value-type="float" office:value="99857723">
                <text:p>99857723</text:p>
              </table:table-cell>
              <table:table-cell office:value-type="float" office:value="99907394">
                <text:p>99907394</text:p>
              </table:table-cell>
              <table:table-cell office:value-type="float" office:value="99923794">
                <text:p>99923794</text:p>
              </table:table-cell>
              <table:table-cell office:value-type="float" office:value="99943573">
                <text:p>99943573</text:p>
              </table:table-cell>
              <table:table-cell office:value-type="float" office:value="99966693">
                <text:p>99966693</text:p>
              </table:table-cell>
              <table:table-cell office:value-type="float" office:value="99989111">
                <text:p>99989111</text:p>
              </table:table-cell>
              <table:table-cell office:value-type="float" office:value="99998610">
                <text:p>99998610</text:p>
              </table:table-cell>
              <table:table-cell office:value-type="float" office:value="100002863">
                <text:p>100002863</text:p>
              </table:table-cell>
              <table:table-cell office:value-type="float" office:value="100050428">
                <text:p>100050428</text:p>
              </table:table-cell>
              <table:table-cell office:value-type="float" office:value="100100074">
                <text:p>100100074</text:p>
              </table:table-cell>
              <table:table-cell office:value-type="float" office:value="100177888">
                <text:p>100177888</text:p>
              </table:table-cell>
              <table:table-cell office:value-type="float" office:value="100477089">
                <text:p>100477089</text:p>
              </table:table-cell>
              <table:table-cell office:value-type="float" office:value="100546160">
                <text:p>100546160</text:p>
              </table:table-cell>
              <table:table-cell office:value-type="float" office:value="100612508">
                <text:p>100612508</text:p>
              </table:table-cell>
              <table:table-cell office:value-type="float" office:value="100706301">
                <text:p>100706301</text:p>
              </table:table-cell>
              <table:table-cell office:value-type="float" office:value="100737100">
                <text:p>100737100</text:p>
              </table:table-cell>
              <table:table-cell office:value-type="float" office:value="100741785">
                <text:p>100741785</text:p>
              </table:table-cell>
              <table:table-cell office:value-type="float" office:value="100749331">
                <text:p>100749331</text:p>
              </table:table-cell>
              <table:table-cell office:value-type="float" office:value="100915063">
                <text:p>100915063</text:p>
              </table:table-cell>
              <table:table-cell office:value-type="float" office:value="101018360">
                <text:p>101018360</text:p>
              </table:table-cell>
              <table:table-cell office:value-type="float" office:value="101025622">
                <text:p>101025622</text:p>
              </table:table-cell>
              <table:table-cell office:value-type="float" office:value="101098606">
                <text:p>101098606</text:p>
              </table:table-cell>
              <table:table-cell office:value-type="float" office:value="101173044">
                <text:p>101173044</text:p>
              </table:table-cell>
              <table:table-cell office:value-type="float" office:value="101188008">
                <text:p>101188008</text:p>
              </table:table-cell>
              <table:table-cell office:value-type="float" office:value="101266424">
                <text:p>101266424</text:p>
              </table:table-cell>
              <table:table-cell office:value-type="float" office:value="101275448">
                <text:p>101275448</text:p>
              </table:table-cell>
              <table:table-cell office:value-type="float" office:value="101405420">
                <text:p>101405420</text:p>
              </table:table-cell>
              <table:table-cell office:value-type="float" office:value="101573462">
                <text:p>101573462</text:p>
              </table:table-cell>
              <table:table-cell office:value-type="float" office:value="101586161">
                <text:p>101586161</text:p>
              </table:table-cell>
              <table:table-cell office:value-type="float" office:value="101810217">
                <text:p>101810217</text:p>
              </table:table-cell>
              <table:table-cell office:value-type="float" office:value="102053411">
                <text:p>102053411</text:p>
              </table:table-cell>
              <table:table-cell office:value-type="float" office:value="102193854">
                <text:p>102193854</text:p>
              </table:table-cell>
              <table:table-cell office:value-type="float" office:value="102241978">
                <text:p>102241978</text:p>
              </table:table-cell>
              <table:table-cell office:value-type="float" office:value="102348341">
                <text:p>102348341</text:p>
              </table:table-cell>
              <table:table-cell office:value-type="float" office:value="102912454">
                <text:p>102912454</text:p>
              </table:table-cell>
              <table:table-cell office:value-type="float" office:value="102984250">
                <text:p>102984250</text:p>
              </table:table-cell>
              <table:table-cell office:value-type="float" office:value="103318724">
                <text:p>103318724</text:p>
              </table:table-cell>
              <table:table-cell office:value-type="float" office:value="103481727">
                <text:p>103481727</text:p>
              </table:table-cell>
              <table:table-cell office:value-type="float" office:value="104762408">
                <text:p>104762408</text:p>
              </table:table-cell>
              <table:table-cell office:value-type="float" office:value="105238086">
                <text:p>105238086</text:p>
              </table:table-cell>
              <table:table-cell office:value-type="float" office:value="105252207">
                <text:p>105252207</text:p>
              </table:table-cell>
              <table:table-cell office:value-type="float" office:value="106603419">
                <text:p>106603419</text:p>
              </table:table-cell>
              <table:table-cell office:value-type="float" office:value="109070086">
                <text:p>109070086</text:p>
              </table:table-cell>
              <table:table-cell office:value-type="float" office:value="109629287">
                <text:p>109629287</text:p>
              </table:table-cell>
              <table:table-cell office:value-type="float" office:value="110036610">
                <text:p>110036610</text:p>
              </table:table-cell>
              <table:table-cell office:value-type="float" office:value="110960963">
                <text:p>110960963</text:p>
              </table:table-cell>
              <table:table-cell office:value-type="float" office:value="120892239">
                <text:p>120892239</text:p>
              </table:table-cell>
              <table:table-cell office:value-type="float" office:value="139959401">
                <text:p>1399594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371cm" svg:y="0.876cm" chart:style-name="ch3">
          <text:p>'ASTRCAT'</text:p>
        </chart:subtitle>
        <chart:plot-area chart:style-name="ch4" table:cell-range-address="Resultados.A56:Resultados.BI65" chart:data-source-has-labels="column" svg:x="0.307cm" svg:y="1.513cm" svg:width="12.14cm" svg:height="7.664cm">
          <chart:axis chart:dimension="x" chart:name="primary-x" chart:style-name="ch5">
            <chart:title svg:x="4.361cm" svg:y="8.791cm" chart:style-name="ch6">
              <text:p>Tamanho das Strings [em bytes]</text:p>
            </chart:title>
            <chart:categories table:cell-range-address="Resultados.A56:Resultados.A65"/>
          </chart:axis>
          <chart:axis chart:dimension="y" chart:name="primary-y" chart:style-name="ch5">
            <chart:title svg:x="0.255cm" svg:y="7.996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56:Resultados.B65" chart:class="chart:line">
            <chart:data-point chart:repeated="10"/>
          </chart:series>
          <chart:series chart:style-name="ch10" chart:values-cell-range-address="Resultados.C56:Resultados.C65" chart:class="chart:line">
            <chart:data-point chart:repeated="10"/>
          </chart:series>
          <chart:series chart:style-name="ch11" chart:values-cell-range-address="Resultados.D56:Resultados.D65" chart:class="chart:line">
            <chart:data-point chart:repeated="10"/>
          </chart:series>
          <chart:series chart:style-name="ch12" chart:values-cell-range-address="Resultados.E56:Resultados.E65" chart:class="chart:line">
            <chart:data-point chart:repeated="10"/>
          </chart:series>
          <chart:series chart:style-name="ch13" chart:values-cell-range-address="Resultados.F56:Resultados.F65" chart:class="chart:line">
            <chart:data-point chart:repeated="10"/>
          </chart:series>
          <chart:series chart:style-name="ch14" chart:values-cell-range-address="Resultados.G56:Resultados.G65" chart:class="chart:line">
            <chart:data-point chart:repeated="10"/>
          </chart:series>
          <chart:series chart:style-name="ch15" chart:values-cell-range-address="Resultados.H56:Resultados.H65" chart:class="chart:line">
            <chart:data-point chart:repeated="10"/>
          </chart:series>
          <chart:series chart:style-name="ch16" chart:values-cell-range-address="Resultados.I56:Resultados.I65" chart:class="chart:line">
            <chart:data-point chart:repeated="10"/>
          </chart:series>
          <chart:series chart:style-name="ch17" chart:values-cell-range-address="Resultados.J56:Resultados.J65" chart:class="chart:line">
            <chart:data-point chart:repeated="10"/>
          </chart:series>
          <chart:series chart:style-name="ch18" chart:values-cell-range-address="Resultados.K56:Resultados.K65" chart:class="chart:line">
            <chart:data-point chart:repeated="10"/>
          </chart:series>
          <chart:series chart:style-name="ch19" chart:values-cell-range-address="Resultados.L56:Resultados.L65" chart:class="chart:line">
            <chart:data-point chart:repeated="10"/>
          </chart:series>
          <chart:series chart:style-name="ch20" chart:values-cell-range-address="Resultados.M56:Resultados.M65" chart:class="chart:line">
            <chart:data-point chart:repeated="10"/>
          </chart:series>
          <chart:series chart:style-name="ch21" chart:values-cell-range-address="Resultados.N56:Resultados.N65" chart:class="chart:line">
            <chart:data-point chart:repeated="10"/>
          </chart:series>
          <chart:series chart:style-name="ch22" chart:values-cell-range-address="Resultados.O56:Resultados.O65" chart:class="chart:line">
            <chart:data-point chart:repeated="10"/>
          </chart:series>
          <chart:series chart:style-name="ch23" chart:values-cell-range-address="Resultados.P56:Resultados.P65" chart:class="chart:line">
            <chart:data-point chart:repeated="10"/>
          </chart:series>
          <chart:series chart:style-name="ch24" chart:values-cell-range-address="Resultados.Q56:Resultados.Q65" chart:class="chart:line">
            <chart:data-point chart:repeated="10"/>
          </chart:series>
          <chart:series chart:style-name="ch25" chart:values-cell-range-address="Resultados.R56:Resultados.R65" chart:class="chart:line">
            <chart:data-point chart:repeated="10"/>
          </chart:series>
          <chart:series chart:style-name="ch26" chart:values-cell-range-address="Resultados.S56:Resultados.S65" chart:class="chart:line">
            <chart:data-point chart:repeated="10"/>
          </chart:series>
          <chart:series chart:style-name="ch27" chart:values-cell-range-address="Resultados.T56:Resultados.T65" chart:class="chart:line">
            <chart:data-point chart:repeated="10"/>
          </chart:series>
          <chart:series chart:style-name="ch28" chart:values-cell-range-address="Resultados.U56:Resultados.U65" chart:class="chart:line">
            <chart:data-point chart:repeated="10"/>
          </chart:series>
          <chart:series chart:style-name="ch29" chart:values-cell-range-address="Resultados.V56:Resultados.V65" chart:class="chart:line">
            <chart:data-point chart:repeated="10"/>
          </chart:series>
          <chart:series chart:style-name="ch30" chart:values-cell-range-address="Resultados.W56:Resultados.W65" chart:class="chart:line">
            <chart:data-point chart:repeated="10"/>
          </chart:series>
          <chart:series chart:style-name="ch31" chart:values-cell-range-address="Resultados.X56:Resultados.X65" chart:class="chart:line">
            <chart:data-point chart:repeated="10"/>
          </chart:series>
          <chart:series chart:style-name="ch32" chart:values-cell-range-address="Resultados.Y56:Resultados.Y65" chart:class="chart:line">
            <chart:data-point chart:repeated="10"/>
          </chart:series>
          <chart:series chart:style-name="ch9" chart:values-cell-range-address="Resultados.Z56:Resultados.Z65" chart:class="chart:line">
            <chart:data-point chart:repeated="10"/>
          </chart:series>
          <chart:series chart:style-name="ch10" chart:values-cell-range-address="Resultados.AA56:Resultados.AA65" chart:class="chart:line">
            <chart:data-point chart:repeated="10"/>
          </chart:series>
          <chart:series chart:style-name="ch11" chart:values-cell-range-address="Resultados.AB56:Resultados.AB65" chart:class="chart:line">
            <chart:data-point chart:repeated="10"/>
          </chart:series>
          <chart:series chart:style-name="ch12" chart:values-cell-range-address="Resultados.AC56:Resultados.AC65" chart:class="chart:line">
            <chart:data-point chart:repeated="10"/>
          </chart:series>
          <chart:series chart:style-name="ch13" chart:values-cell-range-address="Resultados.AD56:Resultados.AD65" chart:class="chart:line">
            <chart:data-point chart:repeated="10"/>
          </chart:series>
          <chart:series chart:style-name="ch14" chart:values-cell-range-address="Resultados.AE56:Resultados.AE65" chart:class="chart:line">
            <chart:data-point chart:repeated="10"/>
          </chart:series>
          <chart:series chart:style-name="ch15" chart:values-cell-range-address="Resultados.AF56:Resultados.AF65" chart:class="chart:line">
            <chart:data-point chart:repeated="10"/>
          </chart:series>
          <chart:series chart:style-name="ch16" chart:values-cell-range-address="Resultados.AG56:Resultados.AG65" chart:class="chart:line">
            <chart:data-point chart:repeated="10"/>
          </chart:series>
          <chart:series chart:style-name="ch17" chart:values-cell-range-address="Resultados.AH56:Resultados.AH65" chart:class="chart:line">
            <chart:data-point chart:repeated="10"/>
          </chart:series>
          <chart:series chart:style-name="ch18" chart:values-cell-range-address="Resultados.AI56:Resultados.AI65" chart:class="chart:line">
            <chart:data-point chart:repeated="10"/>
          </chart:series>
          <chart:series chart:style-name="ch19" chart:values-cell-range-address="Resultados.AJ56:Resultados.AJ65" chart:class="chart:line">
            <chart:data-point chart:repeated="10"/>
          </chart:series>
          <chart:series chart:style-name="ch20" chart:values-cell-range-address="Resultados.AK56:Resultados.AK65" chart:class="chart:line">
            <chart:data-point chart:repeated="10"/>
          </chart:series>
          <chart:series chart:style-name="ch21" chart:values-cell-range-address="Resultados.AL56:Resultados.AL65" chart:class="chart:line">
            <chart:data-point chart:repeated="10"/>
          </chart:series>
          <chart:series chart:style-name="ch22" chart:values-cell-range-address="Resultados.AM56:Resultados.AM65" chart:class="chart:line">
            <chart:data-point chart:repeated="10"/>
          </chart:series>
          <chart:series chart:style-name="ch23" chart:values-cell-range-address="Resultados.AN56:Resultados.AN65" chart:class="chart:line">
            <chart:data-point chart:repeated="10"/>
          </chart:series>
          <chart:series chart:style-name="ch24" chart:values-cell-range-address="Resultados.AO56:Resultados.AO65" chart:class="chart:line">
            <chart:data-point chart:repeated="10"/>
          </chart:series>
          <chart:series chart:style-name="ch25" chart:values-cell-range-address="Resultados.AP56:Resultados.AP65" chart:class="chart:line">
            <chart:data-point chart:repeated="10"/>
          </chart:series>
          <chart:series chart:style-name="ch26" chart:values-cell-range-address="Resultados.AQ56:Resultados.AQ65" chart:class="chart:line">
            <chart:data-point chart:repeated="10"/>
          </chart:series>
          <chart:series chart:style-name="ch27" chart:values-cell-range-address="Resultados.AR56:Resultados.AR65" chart:class="chart:line">
            <chart:data-point chart:repeated="10"/>
          </chart:series>
          <chart:series chart:style-name="ch28" chart:values-cell-range-address="Resultados.AS56:Resultados.AS65" chart:class="chart:line">
            <chart:data-point chart:repeated="10"/>
          </chart:series>
          <chart:series chart:style-name="ch29" chart:values-cell-range-address="Resultados.AT56:Resultados.AT65" chart:class="chart:line">
            <chart:data-point chart:repeated="10"/>
          </chart:series>
          <chart:series chart:style-name="ch30" chart:values-cell-range-address="Resultados.AU56:Resultados.AU65" chart:class="chart:line">
            <chart:data-point chart:repeated="10"/>
          </chart:series>
          <chart:series chart:style-name="ch31" chart:values-cell-range-address="Resultados.AV56:Resultados.AV65" chart:class="chart:line">
            <chart:data-point chart:repeated="10"/>
          </chart:series>
          <chart:series chart:style-name="ch32" chart:values-cell-range-address="Resultados.AW56:Resultados.AW65" chart:class="chart:line">
            <chart:data-point chart:repeated="10"/>
          </chart:series>
          <chart:series chart:style-name="ch9" chart:values-cell-range-address="Resultados.AX56:Resultados.AX65" chart:class="chart:line">
            <chart:data-point chart:repeated="10"/>
          </chart:series>
          <chart:series chart:style-name="ch10" chart:values-cell-range-address="Resultados.AY56:Resultados.AY65" chart:class="chart:line">
            <chart:data-point chart:repeated="10"/>
          </chart:series>
          <chart:series chart:style-name="ch11" chart:values-cell-range-address="Resultados.AZ56:Resultados.AZ65" chart:class="chart:line">
            <chart:data-point chart:repeated="10"/>
          </chart:series>
          <chart:series chart:style-name="ch12" chart:values-cell-range-address="Resultados.BA56:Resultados.BA65" chart:class="chart:line">
            <chart:data-point chart:repeated="10"/>
          </chart:series>
          <chart:series chart:style-name="ch13" chart:values-cell-range-address="Resultados.BB56:Resultados.BB65" chart:class="chart:line">
            <chart:data-point chart:repeated="10"/>
          </chart:series>
          <chart:series chart:style-name="ch14" chart:values-cell-range-address="Resultados.BC56:Resultados.BC65" chart:class="chart:line">
            <chart:data-point chart:repeated="10"/>
          </chart:series>
          <chart:series chart:style-name="ch15" chart:values-cell-range-address="Resultados.BD56:Resultados.BD65" chart:class="chart:line">
            <chart:data-point chart:repeated="10"/>
          </chart:series>
          <chart:series chart:style-name="ch16" chart:values-cell-range-address="Resultados.BE56:Resultados.BE65" chart:class="chart:line">
            <chart:data-point chart:repeated="10"/>
          </chart:series>
          <chart:series chart:style-name="ch17" chart:values-cell-range-address="Resultados.BF56:Resultados.BF65" chart:class="chart:line">
            <chart:data-point chart:repeated="10"/>
          </chart:series>
          <chart:series chart:style-name="ch18" chart:values-cell-range-address="Resultados.BG56:Resultados.BG65" chart:class="chart:line">
            <chart:data-point chart:repeated="10"/>
          </chart:series>
          <chart:series chart:style-name="ch19" chart:values-cell-range-address="Resultados.BH56:Resultados.BH65" chart:class="chart:line">
            <chart:data-point chart:repeated="10"/>
          </chart:series>
          <chart:series chart:style-name="ch20" chart:values-cell-range-address="Resultados.BI56:Resultados.BI65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</table:table-row>
          </table:table-header-rows>
          <table:table-rows>
            <table:table-row>
              <table:table-cell office:value-type="string">
                <text:p text:id="Resultados.A56:Resultados.A65">16</text:p>
              </table:table-cell>
              <table:table-cell office:value-type="float" office:value="1886">
                <text:p text:id="Resultados.B56:Resultados.B65">1886</text:p>
              </table:table-cell>
              <table:table-cell office:value-type="float" office:value="1886">
                <text:p text:id="Resultados.C56:Resultados.C65">1886</text:p>
              </table:table-cell>
              <table:table-cell office:value-type="float" office:value="2234">
                <text:p text:id="Resultados.D56:Resultados.D65">2234</text:p>
              </table:table-cell>
              <table:table-cell office:value-type="float" office:value="2234">
                <text:p text:id="Resultados.E56:Resultados.E65">2234</text:p>
              </table:table-cell>
              <table:table-cell office:value-type="float" office:value="2234">
                <text:p text:id="Resultados.F56:Resultados.F65">2234</text:p>
              </table:table-cell>
              <table:table-cell office:value-type="float" office:value="2235">
                <text:p text:id="Resultados.G56:Resultados.G65">2235</text:p>
              </table:table-cell>
              <table:table-cell office:value-type="float" office:value="2235">
                <text:p text:id="Resultados.H56:Resultados.H65">2235</text:p>
              </table:table-cell>
              <table:table-cell office:value-type="float" office:value="2235">
                <text:p text:id="Resultados.I56:Resultados.I65">2235</text:p>
              </table:table-cell>
              <table:table-cell office:value-type="float" office:value="2235">
                <text:p text:id="Resultados.J56:Resultados.J65">2235</text:p>
              </table:table-cell>
              <table:table-cell office:value-type="float" office:value="2235">
                <text:p text:id="Resultados.K56:Resultados.K65">2235</text:p>
              </table:table-cell>
              <table:table-cell office:value-type="float" office:value="2235">
                <text:p text:id="Resultados.L56:Resultados.L65">2235</text:p>
              </table:table-cell>
              <table:table-cell office:value-type="float" office:value="2235">
                <text:p text:id="Resultados.M56:Resultados.M65">2235</text:p>
              </table:table-cell>
              <table:table-cell office:value-type="float" office:value="2235">
                <text:p text:id="Resultados.N56:Resultados.N65">2235</text:p>
              </table:table-cell>
              <table:table-cell office:value-type="float" office:value="2235">
                <text:p text:id="Resultados.O56:Resultados.O65">2235</text:p>
              </table:table-cell>
              <table:table-cell office:value-type="float" office:value="2235">
                <text:p text:id="Resultados.P56:Resultados.P65">2235</text:p>
              </table:table-cell>
              <table:table-cell office:value-type="float" office:value="2235">
                <text:p text:id="Resultados.Q56:Resultados.Q65">2235</text:p>
              </table:table-cell>
              <table:table-cell office:value-type="float" office:value="2235">
                <text:p text:id="Resultados.R56:Resultados.R65">2235</text:p>
              </table:table-cell>
              <table:table-cell office:value-type="float" office:value="2235">
                <text:p text:id="Resultados.S56:Resultados.S65">2235</text:p>
              </table:table-cell>
              <table:table-cell office:value-type="float" office:value="2235">
                <text:p text:id="Resultados.T56:Resultados.T65">2235</text:p>
              </table:table-cell>
              <table:table-cell office:value-type="float" office:value="2235">
                <text:p text:id="Resultados.U56:Resultados.U65">2235</text:p>
              </table:table-cell>
              <table:table-cell office:value-type="float" office:value="2235">
                <text:p text:id="Resultados.V56:Resultados.V65">2235</text:p>
              </table:table-cell>
              <table:table-cell office:value-type="float" office:value="2235">
                <text:p text:id="Resultados.W56:Resultados.W65">2235</text:p>
              </table:table-cell>
              <table:table-cell office:value-type="float" office:value="2235">
                <text:p text:id="Resultados.X56:Resultados.X65">2235</text:p>
              </table:table-cell>
              <table:table-cell office:value-type="float" office:value="2235">
                <text:p text:id="Resultados.Y56:Resultados.Y65">2235</text:p>
              </table:table-cell>
              <table:table-cell office:value-type="float" office:value="2235">
                <text:p text:id="Resultados.Z56:Resultados.Z65">2235</text:p>
              </table:table-cell>
              <table:table-cell office:value-type="float" office:value="2235">
                <text:p text:id="Resultados.AA56:Resultados.AA65">2235</text:p>
              </table:table-cell>
              <table:table-cell office:value-type="float" office:value="2235">
                <text:p text:id="Resultados.AB56:Resultados.AB65">2235</text:p>
              </table:table-cell>
              <table:table-cell office:value-type="float" office:value="2304">
                <text:p text:id="Resultados.AC56:Resultados.AC65">2304</text:p>
              </table:table-cell>
              <table:table-cell office:value-type="float" office:value="2304">
                <text:p text:id="Resultados.AD56:Resultados.AD65">2304</text:p>
              </table:table-cell>
              <table:table-cell office:value-type="float" office:value="2304">
                <text:p text:id="Resultados.AE56:Resultados.AE65">2304</text:p>
              </table:table-cell>
              <table:table-cell office:value-type="float" office:value="2304">
                <text:p text:id="Resultados.AF56:Resultados.AF65">2304</text:p>
              </table:table-cell>
              <table:table-cell office:value-type="float" office:value="2304">
                <text:p text:id="Resultados.AG56:Resultados.AG65">2304</text:p>
              </table:table-cell>
              <table:table-cell office:value-type="float" office:value="2305">
                <text:p text:id="Resultados.AH56:Resultados.AH65">2305</text:p>
              </table:table-cell>
              <table:table-cell office:value-type="float" office:value="2305">
                <text:p text:id="Resultados.AI56:Resultados.AI65">2305</text:p>
              </table:table-cell>
              <table:table-cell office:value-type="float" office:value="2305">
                <text:p text:id="Resultados.AJ56:Resultados.AJ65">2305</text:p>
              </table:table-cell>
              <table:table-cell office:value-type="float" office:value="2305">
                <text:p text:id="Resultados.AK56:Resultados.AK65">2305</text:p>
              </table:table-cell>
              <table:table-cell office:value-type="float" office:value="2305">
                <text:p text:id="Resultados.AL56:Resultados.AL65">2305</text:p>
              </table:table-cell>
              <table:table-cell office:value-type="float" office:value="2305">
                <text:p text:id="Resultados.AM56:Resultados.AM65">2305</text:p>
              </table:table-cell>
              <table:table-cell office:value-type="float" office:value="2305">
                <text:p text:id="Resultados.AN56:Resultados.AN65">2305</text:p>
              </table:table-cell>
              <table:table-cell office:value-type="float" office:value="2305">
                <text:p text:id="Resultados.AO56:Resultados.AO65">2305</text:p>
              </table:table-cell>
              <table:table-cell office:value-type="float" office:value="2305">
                <text:p text:id="Resultados.AP56:Resultados.AP65">2305</text:p>
              </table:table-cell>
              <table:table-cell office:value-type="float" office:value="2305">
                <text:p text:id="Resultados.AQ56:Resultados.AQ65">2305</text:p>
              </table:table-cell>
              <table:table-cell office:value-type="float" office:value="2305">
                <text:p text:id="Resultados.AR56:Resultados.AR65">2305</text:p>
              </table:table-cell>
              <table:table-cell office:value-type="float" office:value="2305">
                <text:p text:id="Resultados.AS56:Resultados.AS65">2305</text:p>
              </table:table-cell>
              <table:table-cell office:value-type="float" office:value="2305">
                <text:p text:id="Resultados.AT56:Resultados.AT65">2305</text:p>
              </table:table-cell>
              <table:table-cell office:value-type="float" office:value="2305">
                <text:p text:id="Resultados.AU56:Resultados.AU65">2305</text:p>
              </table:table-cell>
              <table:table-cell office:value-type="float" office:value="2305">
                <text:p text:id="Resultados.AV56:Resultados.AV65">2305</text:p>
              </table:table-cell>
              <table:table-cell office:value-type="float" office:value="2305">
                <text:p text:id="Resultados.AW56:Resultados.AW65">2305</text:p>
              </table:table-cell>
              <table:table-cell office:value-type="float" office:value="2305">
                <text:p text:id="Resultados.AX56:Resultados.AX65">2305</text:p>
              </table:table-cell>
              <table:table-cell office:value-type="float" office:value="2305">
                <text:p text:id="Resultados.AY56:Resultados.AY65">2305</text:p>
              </table:table-cell>
              <table:table-cell office:value-type="float" office:value="2305">
                <text:p text:id="Resultados.AZ56:Resultados.AZ65">2305</text:p>
              </table:table-cell>
              <table:table-cell office:value-type="float" office:value="2305">
                <text:p text:id="Resultados.BA56:Resultados.BA65">2305</text:p>
              </table:table-cell>
              <table:table-cell office:value-type="float" office:value="2305">
                <text:p text:id="Resultados.BB56:Resultados.BB65">2305</text:p>
              </table:table-cell>
              <table:table-cell office:value-type="float" office:value="2305">
                <text:p text:id="Resultados.BC56:Resultados.BC65">2305</text:p>
              </table:table-cell>
              <table:table-cell office:value-type="float" office:value="2305">
                <text:p text:id="Resultados.BD56:Resultados.BD65">2305</text:p>
              </table:table-cell>
              <table:table-cell office:value-type="float" office:value="2305">
                <text:p text:id="Resultados.BE56:Resultados.BE65">2305</text:p>
              </table:table-cell>
              <table:table-cell office:value-type="float" office:value="2305">
                <text:p text:id="Resultados.BF56:Resultados.BF65">2305</text:p>
              </table:table-cell>
              <table:table-cell office:value-type="float" office:value="2305">
                <text:p text:id="Resultados.BG56:Resultados.BG65">2305</text:p>
              </table:table-cell>
              <table:table-cell office:value-type="float" office:value="2305">
                <text:p text:id="Resultados.BH56:Resultados.BH65">2305</text:p>
              </table:table-cell>
              <table:table-cell office:value-type="float" office:value="2305">
                <text:p text:id="Resultados.BI56:Resultados.BI65">2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6">
                <text:p>2026</text:p>
              </table:table-cell>
              <table:table-cell office:value-type="float" office:value="2165">
                <text:p>216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4">
                <text:p>2654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3">
                <text:p>2933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3003">
                <text:p>3003</text:p>
              </table:table-cell>
              <table:table-cell office:value-type="float" office:value="3003">
                <text:p>3003</text:p>
              </table:table-cell>
              <table:table-cell office:value-type="float" office:value="3003">
                <text:p>3003</text:p>
              </table:table-cell>
              <table:table-cell office:value-type="float" office:value="3492">
                <text:p>3492</text:p>
              </table:table-cell>
              <table:table-cell office:value-type="float" office:value="3842">
                <text:p>3842</text:p>
              </table:table-cell>
              <table:table-cell office:value-type="float" office:value="3981">
                <text:p>3981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36">
                <text:p>1536</text:p>
              </table:table-cell>
              <table:table-cell office:value-type="float" office:value="1746">
                <text:p>1746</text:p>
              </table:table-cell>
              <table:table-cell office:value-type="float" office:value="1815">
                <text:p>1815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166">
                <text:p>2166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2445">
                <text:p>244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85">
                <text:p>1885</text:p>
              </table:table-cell>
              <table:table-cell office:value-type="float" office:value="1956">
                <text:p>1956</text:p>
              </table:table-cell>
              <table:table-cell office:value-type="float" office:value="2025">
                <text:p>202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724">
                <text:p>2724</text:p>
              </table:table-cell>
              <table:table-cell office:value-type="float" office:value="2794">
                <text:p>2794</text:p>
              </table:table-cell>
              <table:table-cell office:value-type="float" office:value="3003">
                <text:p>300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3">
                <text:p>3073</text:p>
              </table:table-cell>
              <table:table-cell office:value-type="float" office:value="3074">
                <text:p>3074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469">
                <text:p>4469</text:p>
              </table:table-cell>
              <table:table-cell office:value-type="float" office:value="4469">
                <text:p>4469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470">
                <text:p>4470</text:p>
              </table:table-cell>
              <table:table-cell office:value-type="float" office:value="4539">
                <text:p>4539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540">
                <text:p>4540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5029">
                <text:p>5029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892">
                <text:p>7892</text:p>
              </table:table-cell>
              <table:table-cell office:value-type="float" office:value="7892">
                <text:p>7892</text:p>
              </table:table-cell>
              <table:table-cell office:value-type="float" office:value="8032">
                <text:p>8032</text:p>
              </table:table-cell>
              <table:table-cell office:value-type="float" office:value="8032">
                <text:p>8032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4807">
                <text:p>14807</text:p>
              </table:table-cell>
              <table:table-cell office:value-type="float" office:value="14946">
                <text:p>14946</text:p>
              </table:table-cell>
              <table:table-cell office:value-type="float" office:value="15015">
                <text:p>15015</text:p>
              </table:table-cell>
              <table:table-cell office:value-type="float" office:value="15015">
                <text:p>15015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5">
                <text:p>15155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20" style:family="chart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21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22" style:family="chart">
      <style:chart-properties chart:symbol-type="named-symbol" chart:symbol-name="arrow-left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23" style:family="chart">
      <style:chart-properties chart:symbol-type="named-symbol" chart:symbol-name="bow-tie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24" style:family="chart">
      <style:chart-properties chart:symbol-type="named-symbol" chart:symbol-name="hourglass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5" style:family="chart">
      <style:chart-properties chart:symbol-type="named-symbol" chart:symbol-name="square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26" style:family="chart">
      <style:chart-properties chart:symbol-type="named-symbol" chart:symbol-name="diamond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27" style:family="chart">
      <style:chart-properties chart:symbol-type="named-symbol" chart:symbol-name="arrow-down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28" style:family="chart">
      <style:chart-properties chart:symbol-type="named-symbol" chart:symbol-name="arrow-up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29" style:family="chart">
      <style:chart-properties chart:symbol-type="named-symbol" chart:symbol-name="arrow-right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30" style:family="chart">
      <style:chart-properties chart:symbol-type="named-symbol" chart:symbol-name="arrow-left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31" style:family="chart">
      <style:chart-properties chart:symbol-type="named-symbol" chart:symbol-name="bow-tie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32" style:family="chart">
      <style:chart-properties chart:symbol-type="named-symbol" chart:symbol-name="hourglass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9.348cm" chart:class="chart:line" chart:style-name="ch1">
        <chart:title svg:x="2.685cm" svg:y="0.187cm" chart:style-name="ch2">
          <text:p>Gráfico de Performance de Execução</text:p>
        </chart:title>
        <chart:subtitle svg:x="5.358cm" svg:y="0.876cm" chart:style-name="ch3">
          <text:p>'XSTRCAT'</text:p>
        </chart:subtitle>
        <chart:plot-area chart:style-name="ch4" table:cell-range-address="Resultados.A43:Resultados.BM52" chart:data-source-has-labels="column" svg:x="0.307cm" svg:y="1.513cm" svg:width="12.14cm" svg:height="7.664cm">
          <chart:axis chart:dimension="x" chart:name="primary-x" chart:style-name="ch5">
            <chart:title svg:x="4.361cm" svg:y="8.791cm" chart:style-name="ch6">
              <text:p>Tamanho das Strings [em bytes]</text:p>
            </chart:title>
            <chart:categories table:cell-range-address="Resultados.A43:Resultados.A52"/>
          </chart:axis>
          <chart:axis chart:dimension="y" chart:name="primary-y" chart:style-name="ch5">
            <chart:title svg:x="0.255cm" svg:y="7.996cm" chart:style-name="ch7">
              <text:p>Tempo de Execução [em nanosegundos]</text:p>
            </chart:title>
            <chart:grid chart:style-name="ch8" chart:class="major"/>
          </chart:axis>
          <chart:series chart:style-name="ch9" chart:values-cell-range-address="Resultados.B43:Resultados.B52" chart:class="chart:line">
            <chart:data-point chart:repeated="10"/>
          </chart:series>
          <chart:series chart:style-name="ch10" chart:values-cell-range-address="Resultados.C43:Resultados.C52" chart:class="chart:line">
            <chart:data-point chart:repeated="10"/>
          </chart:series>
          <chart:series chart:style-name="ch11" chart:values-cell-range-address="Resultados.D43:Resultados.D52" chart:class="chart:line">
            <chart:data-point chart:repeated="10"/>
          </chart:series>
          <chart:series chart:style-name="ch12" chart:values-cell-range-address="Resultados.E43:Resultados.E52" chart:class="chart:line">
            <chart:data-point chart:repeated="10"/>
          </chart:series>
          <chart:series chart:style-name="ch13" chart:values-cell-range-address="Resultados.F43:Resultados.F52" chart:class="chart:line">
            <chart:data-point chart:repeated="10"/>
          </chart:series>
          <chart:series chart:style-name="ch14" chart:values-cell-range-address="Resultados.G43:Resultados.G52" chart:class="chart:line">
            <chart:data-point chart:repeated="10"/>
          </chart:series>
          <chart:series chart:style-name="ch15" chart:values-cell-range-address="Resultados.H43:Resultados.H52" chart:class="chart:line">
            <chart:data-point chart:repeated="10"/>
          </chart:series>
          <chart:series chart:style-name="ch16" chart:values-cell-range-address="Resultados.I43:Resultados.I52" chart:class="chart:line">
            <chart:data-point chart:repeated="10"/>
          </chart:series>
          <chart:series chart:style-name="ch17" chart:values-cell-range-address="Resultados.J43:Resultados.J52" chart:class="chart:line">
            <chart:data-point chart:repeated="10"/>
          </chart:series>
          <chart:series chart:style-name="ch18" chart:values-cell-range-address="Resultados.K43:Resultados.K52" chart:class="chart:line">
            <chart:data-point chart:repeated="10"/>
          </chart:series>
          <chart:series chart:style-name="ch19" chart:values-cell-range-address="Resultados.L43:Resultados.L52" chart:class="chart:line">
            <chart:data-point chart:repeated="10"/>
          </chart:series>
          <chart:series chart:style-name="ch20" chart:values-cell-range-address="Resultados.M43:Resultados.M52" chart:class="chart:line">
            <chart:data-point chart:repeated="10"/>
          </chart:series>
          <chart:series chart:style-name="ch21" chart:values-cell-range-address="Resultados.N43:Resultados.N52" chart:class="chart:line">
            <chart:data-point chart:repeated="10"/>
          </chart:series>
          <chart:series chart:style-name="ch22" chart:values-cell-range-address="Resultados.O43:Resultados.O52" chart:class="chart:line">
            <chart:data-point chart:repeated="10"/>
          </chart:series>
          <chart:series chart:style-name="ch23" chart:values-cell-range-address="Resultados.P43:Resultados.P52" chart:class="chart:line">
            <chart:data-point chart:repeated="10"/>
          </chart:series>
          <chart:series chart:style-name="ch24" chart:values-cell-range-address="Resultados.Q43:Resultados.Q52" chart:class="chart:line">
            <chart:data-point chart:repeated="10"/>
          </chart:series>
          <chart:series chart:style-name="ch25" chart:values-cell-range-address="Resultados.R43:Resultados.R52" chart:class="chart:line">
            <chart:data-point chart:repeated="10"/>
          </chart:series>
          <chart:series chart:style-name="ch26" chart:values-cell-range-address="Resultados.S43:Resultados.S52" chart:class="chart:line">
            <chart:data-point chart:repeated="10"/>
          </chart:series>
          <chart:series chart:style-name="ch27" chart:values-cell-range-address="Resultados.T43:Resultados.T52" chart:class="chart:line">
            <chart:data-point chart:repeated="10"/>
          </chart:series>
          <chart:series chart:style-name="ch28" chart:values-cell-range-address="Resultados.U43:Resultados.U52" chart:class="chart:line">
            <chart:data-point chart:repeated="10"/>
          </chart:series>
          <chart:series chart:style-name="ch29" chart:values-cell-range-address="Resultados.V43:Resultados.V52" chart:class="chart:line">
            <chart:data-point chart:repeated="10"/>
          </chart:series>
          <chart:series chart:style-name="ch30" chart:values-cell-range-address="Resultados.W43:Resultados.W52" chart:class="chart:line">
            <chart:data-point chart:repeated="10"/>
          </chart:series>
          <chart:series chart:style-name="ch31" chart:values-cell-range-address="Resultados.X43:Resultados.X52" chart:class="chart:line">
            <chart:data-point chart:repeated="10"/>
          </chart:series>
          <chart:series chart:style-name="ch32" chart:values-cell-range-address="Resultados.Y43:Resultados.Y52" chart:class="chart:line">
            <chart:data-point chart:repeated="10"/>
          </chart:series>
          <chart:series chart:style-name="ch9" chart:values-cell-range-address="Resultados.Z43:Resultados.Z52" chart:class="chart:line">
            <chart:data-point chart:repeated="10"/>
          </chart:series>
          <chart:series chart:style-name="ch10" chart:values-cell-range-address="Resultados.AA43:Resultados.AA52" chart:class="chart:line">
            <chart:data-point chart:repeated="10"/>
          </chart:series>
          <chart:series chart:style-name="ch11" chart:values-cell-range-address="Resultados.AB43:Resultados.AB52" chart:class="chart:line">
            <chart:data-point chart:repeated="10"/>
          </chart:series>
          <chart:series chart:style-name="ch12" chart:values-cell-range-address="Resultados.AC43:Resultados.AC52" chart:class="chart:line">
            <chart:data-point chart:repeated="10"/>
          </chart:series>
          <chart:series chart:style-name="ch13" chart:values-cell-range-address="Resultados.AD43:Resultados.AD52" chart:class="chart:line">
            <chart:data-point chart:repeated="10"/>
          </chart:series>
          <chart:series chart:style-name="ch14" chart:values-cell-range-address="Resultados.AE43:Resultados.AE52" chart:class="chart:line">
            <chart:data-point chart:repeated="10"/>
          </chart:series>
          <chart:series chart:style-name="ch15" chart:values-cell-range-address="Resultados.AF43:Resultados.AF52" chart:class="chart:line">
            <chart:data-point chart:repeated="10"/>
          </chart:series>
          <chart:series chart:style-name="ch16" chart:values-cell-range-address="Resultados.AG43:Resultados.AG52" chart:class="chart:line">
            <chart:data-point chart:repeated="10"/>
          </chart:series>
          <chart:series chart:style-name="ch17" chart:values-cell-range-address="Resultados.AH43:Resultados.AH52" chart:class="chart:line">
            <chart:data-point chart:repeated="10"/>
          </chart:series>
          <chart:series chart:style-name="ch18" chart:values-cell-range-address="Resultados.AI43:Resultados.AI52" chart:class="chart:line">
            <chart:data-point chart:repeated="10"/>
          </chart:series>
          <chart:series chart:style-name="ch19" chart:values-cell-range-address="Resultados.AJ43:Resultados.AJ52" chart:class="chart:line">
            <chart:data-point chart:repeated="10"/>
          </chart:series>
          <chart:series chart:style-name="ch20" chart:values-cell-range-address="Resultados.AK43:Resultados.AK52" chart:class="chart:line">
            <chart:data-point chart:repeated="10"/>
          </chart:series>
          <chart:series chart:style-name="ch21" chart:values-cell-range-address="Resultados.AL43:Resultados.AL52" chart:class="chart:line">
            <chart:data-point chart:repeated="10"/>
          </chart:series>
          <chart:series chart:style-name="ch22" chart:values-cell-range-address="Resultados.AM43:Resultados.AM52" chart:class="chart:line">
            <chart:data-point chart:repeated="10"/>
          </chart:series>
          <chart:series chart:style-name="ch23" chart:values-cell-range-address="Resultados.AN43:Resultados.AN52" chart:class="chart:line">
            <chart:data-point chart:repeated="10"/>
          </chart:series>
          <chart:series chart:style-name="ch24" chart:values-cell-range-address="Resultados.AO43:Resultados.AO52" chart:class="chart:line">
            <chart:data-point chart:repeated="10"/>
          </chart:series>
          <chart:series chart:style-name="ch25" chart:values-cell-range-address="Resultados.AP43:Resultados.AP52" chart:class="chart:line">
            <chart:data-point chart:repeated="10"/>
          </chart:series>
          <chart:series chart:style-name="ch26" chart:values-cell-range-address="Resultados.AQ43:Resultados.AQ52" chart:class="chart:line">
            <chart:data-point chart:repeated="10"/>
          </chart:series>
          <chart:series chart:style-name="ch27" chart:values-cell-range-address="Resultados.AR43:Resultados.AR52" chart:class="chart:line">
            <chart:data-point chart:repeated="10"/>
          </chart:series>
          <chart:series chart:style-name="ch28" chart:values-cell-range-address="Resultados.AS43:Resultados.AS52" chart:class="chart:line">
            <chart:data-point chart:repeated="10"/>
          </chart:series>
          <chart:series chart:style-name="ch29" chart:values-cell-range-address="Resultados.AT43:Resultados.AT52" chart:class="chart:line">
            <chart:data-point chart:repeated="10"/>
          </chart:series>
          <chart:series chart:style-name="ch30" chart:values-cell-range-address="Resultados.AU43:Resultados.AU52" chart:class="chart:line">
            <chart:data-point chart:repeated="10"/>
          </chart:series>
          <chart:series chart:style-name="ch31" chart:values-cell-range-address="Resultados.AV43:Resultados.AV52" chart:class="chart:line">
            <chart:data-point chart:repeated="10"/>
          </chart:series>
          <chart:series chart:style-name="ch32" chart:values-cell-range-address="Resultados.AW43:Resultados.AW52" chart:class="chart:line">
            <chart:data-point chart:repeated="10"/>
          </chart:series>
          <chart:series chart:style-name="ch9" chart:values-cell-range-address="Resultados.AX43:Resultados.AX52" chart:class="chart:line">
            <chart:data-point chart:repeated="10"/>
          </chart:series>
          <chart:series chart:style-name="ch10" chart:values-cell-range-address="Resultados.AY43:Resultados.AY52" chart:class="chart:line">
            <chart:data-point chart:repeated="10"/>
          </chart:series>
          <chart:series chart:style-name="ch11" chart:values-cell-range-address="Resultados.AZ43:Resultados.AZ52" chart:class="chart:line">
            <chart:data-point chart:repeated="10"/>
          </chart:series>
          <chart:series chart:style-name="ch12" chart:values-cell-range-address="Resultados.BA43:Resultados.BA52" chart:class="chart:line">
            <chart:data-point chart:repeated="10"/>
          </chart:series>
          <chart:series chart:style-name="ch13" chart:values-cell-range-address="Resultados.BB43:Resultados.BB52" chart:class="chart:line">
            <chart:data-point chart:repeated="10"/>
          </chart:series>
          <chart:series chart:style-name="ch14" chart:values-cell-range-address="Resultados.BC43:Resultados.BC52" chart:class="chart:line">
            <chart:data-point chart:repeated="10"/>
          </chart:series>
          <chart:series chart:style-name="ch15" chart:values-cell-range-address="Resultados.BD43:Resultados.BD52" chart:class="chart:line">
            <chart:data-point chart:repeated="10"/>
          </chart:series>
          <chart:series chart:style-name="ch16" chart:values-cell-range-address="Resultados.BE43:Resultados.BE52" chart:class="chart:line">
            <chart:data-point chart:repeated="10"/>
          </chart:series>
          <chart:series chart:style-name="ch17" chart:values-cell-range-address="Resultados.BF43:Resultados.BF52" chart:class="chart:line">
            <chart:data-point chart:repeated="10"/>
          </chart:series>
          <chart:series chart:style-name="ch18" chart:values-cell-range-address="Resultados.BG43:Resultados.BG52" chart:class="chart:line">
            <chart:data-point chart:repeated="10"/>
          </chart:series>
          <chart:series chart:style-name="ch19" chart:values-cell-range-address="Resultados.BH43:Resultados.BH52" chart:class="chart:line">
            <chart:data-point chart:repeated="10"/>
          </chart:series>
          <chart:series chart:style-name="ch20" chart:values-cell-range-address="Resultados.BI43:Resultados.BI52" chart:class="chart:line">
            <chart:data-point chart:repeated="10"/>
          </chart:series>
          <chart:series chart:style-name="ch21" chart:values-cell-range-address="Resultados.BJ43:Resultados.BJ52" chart:class="chart:line">
            <chart:data-point chart:repeated="10"/>
          </chart:series>
          <chart:series chart:style-name="ch22" chart:values-cell-range-address="Resultados.BK43:Resultados.BK52" chart:class="chart:line">
            <chart:data-point chart:repeated="10"/>
          </chart:series>
          <chart:series chart:style-name="ch23" chart:values-cell-range-address="Resultados.BL43:Resultados.BL52" chart:class="chart:line">
            <chart:data-point chart:repeated="10"/>
          </chart:series>
          <chart:series chart:style-name="ch24" chart:values-cell-range-address="Resultados.BM43:Resultados.BM52" chart:class="chart:line">
            <chart:data-point chart:repeated="1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 text:id="Resultados.A43:Resultados.A52">16</text:p>
              </table:table-cell>
              <table:table-cell office:value-type="float" office:value="2165">
                <text:p text:id="Resultados.B43:Resultados.B52">2165</text:p>
              </table:table-cell>
              <table:table-cell office:value-type="float" office:value="2444">
                <text:p text:id="Resultados.C43:Resultados.C52">2444</text:p>
              </table:table-cell>
              <table:table-cell office:value-type="float" office:value="2444">
                <text:p text:id="Resultados.D43:Resultados.D52">2444</text:p>
              </table:table-cell>
              <table:table-cell office:value-type="float" office:value="2444">
                <text:p text:id="Resultados.E43:Resultados.E52">2444</text:p>
              </table:table-cell>
              <table:table-cell office:value-type="float" office:value="2445">
                <text:p text:id="Resultados.F43:Resultados.F52">2445</text:p>
              </table:table-cell>
              <table:table-cell office:value-type="float" office:value="2445">
                <text:p text:id="Resultados.G43:Resultados.G52">2445</text:p>
              </table:table-cell>
              <table:table-cell office:value-type="float" office:value="2514">
                <text:p text:id="Resultados.H43:Resultados.H52">2514</text:p>
              </table:table-cell>
              <table:table-cell office:value-type="float" office:value="2514">
                <text:p text:id="Resultados.I43:Resultados.I52">2514</text:p>
              </table:table-cell>
              <table:table-cell office:value-type="float" office:value="2514">
                <text:p text:id="Resultados.J43:Resultados.J52">2514</text:p>
              </table:table-cell>
              <table:table-cell office:value-type="float" office:value="2514">
                <text:p text:id="Resultados.K43:Resultados.K52">2514</text:p>
              </table:table-cell>
              <table:table-cell office:value-type="float" office:value="2514">
                <text:p text:id="Resultados.L43:Resultados.L52">2514</text:p>
              </table:table-cell>
              <table:table-cell office:value-type="float" office:value="2514">
                <text:p text:id="Resultados.M43:Resultados.M52">2514</text:p>
              </table:table-cell>
              <table:table-cell office:value-type="float" office:value="2514">
                <text:p text:id="Resultados.N43:Resultados.N52">2514</text:p>
              </table:table-cell>
              <table:table-cell office:value-type="float" office:value="2514">
                <text:p text:id="Resultados.O43:Resultados.O52">2514</text:p>
              </table:table-cell>
              <table:table-cell office:value-type="float" office:value="2514">
                <text:p text:id="Resultados.P43:Resultados.P52">2514</text:p>
              </table:table-cell>
              <table:table-cell office:value-type="float" office:value="2514">
                <text:p text:id="Resultados.Q43:Resultados.Q52">2514</text:p>
              </table:table-cell>
              <table:table-cell office:value-type="float" office:value="2514">
                <text:p text:id="Resultados.R43:Resultados.R52">2514</text:p>
              </table:table-cell>
              <table:table-cell office:value-type="float" office:value="2514">
                <text:p text:id="Resultados.S43:Resultados.S52">2514</text:p>
              </table:table-cell>
              <table:table-cell office:value-type="float" office:value="2514">
                <text:p text:id="Resultados.T43:Resultados.T52">2514</text:p>
              </table:table-cell>
              <table:table-cell office:value-type="float" office:value="2514">
                <text:p text:id="Resultados.U43:Resultados.U52">2514</text:p>
              </table:table-cell>
              <table:table-cell office:value-type="float" office:value="2514">
                <text:p text:id="Resultados.V43:Resultados.V52">2514</text:p>
              </table:table-cell>
              <table:table-cell office:value-type="float" office:value="2514">
                <text:p text:id="Resultados.W43:Resultados.W52">2514</text:p>
              </table:table-cell>
              <table:table-cell office:value-type="float" office:value="2514">
                <text:p text:id="Resultados.X43:Resultados.X52">2514</text:p>
              </table:table-cell>
              <table:table-cell office:value-type="float" office:value="2514">
                <text:p text:id="Resultados.Y43:Resultados.Y52">2514</text:p>
              </table:table-cell>
              <table:table-cell office:value-type="float" office:value="2514">
                <text:p text:id="Resultados.Z43:Resultados.Z52">2514</text:p>
              </table:table-cell>
              <table:table-cell office:value-type="float" office:value="2514">
                <text:p text:id="Resultados.AA43:Resultados.AA52">2514</text:p>
              </table:table-cell>
              <table:table-cell office:value-type="float" office:value="2514">
                <text:p text:id="Resultados.AB43:Resultados.AB52">2514</text:p>
              </table:table-cell>
              <table:table-cell office:value-type="float" office:value="2514">
                <text:p text:id="Resultados.AC43:Resultados.AC52">2514</text:p>
              </table:table-cell>
              <table:table-cell office:value-type="float" office:value="2514">
                <text:p text:id="Resultados.AD43:Resultados.AD52">2514</text:p>
              </table:table-cell>
              <table:table-cell office:value-type="float" office:value="2514">
                <text:p text:id="Resultados.AE43:Resultados.AE52">2514</text:p>
              </table:table-cell>
              <table:table-cell office:value-type="float" office:value="2514">
                <text:p text:id="Resultados.AF43:Resultados.AF52">2514</text:p>
              </table:table-cell>
              <table:table-cell office:value-type="float" office:value="2514">
                <text:p text:id="Resultados.AG43:Resultados.AG52">2514</text:p>
              </table:table-cell>
              <table:table-cell office:value-type="float" office:value="2514">
                <text:p text:id="Resultados.AH43:Resultados.AH52">2514</text:p>
              </table:table-cell>
              <table:table-cell office:value-type="float" office:value="2514">
                <text:p text:id="Resultados.AI43:Resultados.AI52">2514</text:p>
              </table:table-cell>
              <table:table-cell office:value-type="float" office:value="2514">
                <text:p text:id="Resultados.AJ43:Resultados.AJ52">2514</text:p>
              </table:table-cell>
              <table:table-cell office:value-type="float" office:value="2515">
                <text:p text:id="Resultados.AK43:Resultados.AK52">2515</text:p>
              </table:table-cell>
              <table:table-cell office:value-type="float" office:value="2515">
                <text:p text:id="Resultados.AL43:Resultados.AL52">2515</text:p>
              </table:table-cell>
              <table:table-cell office:value-type="float" office:value="2515">
                <text:p text:id="Resultados.AM43:Resultados.AM52">2515</text:p>
              </table:table-cell>
              <table:table-cell office:value-type="float" office:value="2515">
                <text:p text:id="Resultados.AN43:Resultados.AN52">2515</text:p>
              </table:table-cell>
              <table:table-cell office:value-type="float" office:value="2515">
                <text:p text:id="Resultados.AO43:Resultados.AO52">2515</text:p>
              </table:table-cell>
              <table:table-cell office:value-type="float" office:value="2515">
                <text:p text:id="Resultados.AP43:Resultados.AP52">2515</text:p>
              </table:table-cell>
              <table:table-cell office:value-type="float" office:value="2515">
                <text:p text:id="Resultados.AQ43:Resultados.AQ52">2515</text:p>
              </table:table-cell>
              <table:table-cell office:value-type="float" office:value="2515">
                <text:p text:id="Resultados.AR43:Resultados.AR52">2515</text:p>
              </table:table-cell>
              <table:table-cell office:value-type="float" office:value="2515">
                <text:p text:id="Resultados.AS43:Resultados.AS52">2515</text:p>
              </table:table-cell>
              <table:table-cell office:value-type="float" office:value="2515">
                <text:p text:id="Resultados.AT43:Resultados.AT52">2515</text:p>
              </table:table-cell>
              <table:table-cell office:value-type="float" office:value="2515">
                <text:p text:id="Resultados.AU43:Resultados.AU52">2515</text:p>
              </table:table-cell>
              <table:table-cell office:value-type="float" office:value="2515">
                <text:p text:id="Resultados.AV43:Resultados.AV52">2515</text:p>
              </table:table-cell>
              <table:table-cell office:value-type="float" office:value="2584">
                <text:p text:id="Resultados.AW43:Resultados.AW52">2584</text:p>
              </table:table-cell>
              <table:table-cell office:value-type="float" office:value="2584">
                <text:p text:id="Resultados.AX43:Resultados.AX52">2584</text:p>
              </table:table-cell>
              <table:table-cell office:value-type="float" office:value="2584">
                <text:p text:id="Resultados.AY43:Resultados.AY52">2584</text:p>
              </table:table-cell>
              <table:table-cell office:value-type="float" office:value="2584">
                <text:p text:id="Resultados.AZ43:Resultados.AZ52">2584</text:p>
              </table:table-cell>
              <table:table-cell office:value-type="float" office:value="2584">
                <text:p text:id="Resultados.BA43:Resultados.BA52">2584</text:p>
              </table:table-cell>
              <table:table-cell office:value-type="float" office:value="2584">
                <text:p text:id="Resultados.BB43:Resultados.BB52">2584</text:p>
              </table:table-cell>
              <table:table-cell office:value-type="float" office:value="2584">
                <text:p text:id="Resultados.BC43:Resultados.BC52">2584</text:p>
              </table:table-cell>
              <table:table-cell office:value-type="float" office:value="2584">
                <text:p text:id="Resultados.BD43:Resultados.BD52">2584</text:p>
              </table:table-cell>
              <table:table-cell office:value-type="float" office:value="2584">
                <text:p text:id="Resultados.BE43:Resultados.BE52">2584</text:p>
              </table:table-cell>
              <table:table-cell office:value-type="float" office:value="2584">
                <text:p text:id="Resultados.BF43:Resultados.BF52">2584</text:p>
              </table:table-cell>
              <table:table-cell office:value-type="float" office:value="2585">
                <text:p text:id="Resultados.BG43:Resultados.BG52">2585</text:p>
              </table:table-cell>
              <table:table-cell office:value-type="float" office:value="2585">
                <text:p text:id="Resultados.BH43:Resultados.BH52">2585</text:p>
              </table:table-cell>
              <table:table-cell office:value-type="float" office:value="2585">
                <text:p text:id="Resultados.BI43:Resultados.BI52">2585</text:p>
              </table:table-cell>
              <table:table-cell office:value-type="float" office:value="2723">
                <text:p text:id="Resultados.BJ43:Resultados.BJ52">2723</text:p>
              </table:table-cell>
              <table:table-cell office:value-type="float" office:value="2724">
                <text:p text:id="Resultados.BK43:Resultados.BK52">2724</text:p>
              </table:table-cell>
              <table:table-cell office:value-type="float" office:value="2724">
                <text:p text:id="Resultados.BL43:Resultados.BL52">2724</text:p>
              </table:table-cell>
              <table:table-cell office:value-type="float" office:value="29334">
                <text:p text:id="Resultados.BM43:Resultados.BM52">29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5">
                <text:p>2515</text:p>
              </table:table-cell>
              <table:table-cell office:value-type="float" office:value="2654">
                <text:p>2654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3">
                <text:p>2863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864">
                <text:p>2864</text:p>
              </table:table-cell>
              <table:table-cell office:value-type="float" office:value="2934">
                <text:p>2934</text:p>
              </table:table-cell>
              <table:table-cell office:value-type="float" office:value="3003">
                <text:p>300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13">
                <text:p>3213</text:p>
              </table:table-cell>
              <table:table-cell office:value-type="float" office:value="3283">
                <text:p>3283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493">
                <text:p>3493</text:p>
              </table:table-cell>
              <table:table-cell office:value-type="float" office:value="3561">
                <text:p>3561</text:p>
              </table:table-cell>
              <table:table-cell office:value-type="float" office:value="3561">
                <text:p>3561</text:p>
              </table:table-cell>
              <table:table-cell office:value-type="float" office:value="3561">
                <text:p>3561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562">
                <text:p>3562</text:p>
              </table:table-cell>
              <table:table-cell office:value-type="float" office:value="3632">
                <text:p>3632</text:p>
              </table:table-cell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40">
                <text:p>4540</text:p>
              </table:table-cell>
              <table:table-cell office:value-type="float" office:value="4610">
                <text:p>4610</text:p>
              </table:table-cell>
              <table:table-cell office:value-type="float" office:value="4679">
                <text:p>467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50">
                <text:p>4750</text:p>
              </table:table-cell>
              <table:table-cell office:value-type="float" office:value="4750">
                <text:p>4750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20">
                <text:p>4820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  <table:table-cell office:value-type="float" office:value="4958">
                <text:p>4958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03">
                <text:p>3003</text:p>
              </table:table-cell>
              <table:table-cell office:value-type="float" office:value="3073">
                <text:p>3073</text:p>
              </table:table-cell>
              <table:table-cell office:value-type="float" office:value="3143">
                <text:p>3143</text:p>
              </table:table-cell>
              <table:table-cell office:value-type="float" office:value="3213">
                <text:p>3213</text:p>
              </table:table-cell>
              <table:table-cell office:value-type="float" office:value="3213">
                <text:p>3213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2">
                <text:p>3282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353">
                <text:p>3353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22">
                <text:p>3422</text:p>
              </table:table-cell>
              <table:table-cell office:value-type="float" office:value="3492">
                <text:p>3492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80">
                <text:p>4680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749">
                <text:p>474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19">
                <text:p>4819</text:p>
              </table:table-cell>
              <table:table-cell office:value-type="float" office:value="4820">
                <text:p>4820</text:p>
              </table:table-cell>
              <table:table-cell office:value-type="float" office:value="4820">
                <text:p>4820</text:p>
              </table:table-cell>
              <table:table-cell office:value-type="float" office:value="4820">
                <text:p>4820</text:p>
              </table:table-cell>
              <table:table-cell office:value-type="float" office:value="4888">
                <text:p>4888</text:p>
              </table:table-cell>
              <table:table-cell office:value-type="float" office:value="4889">
                <text:p>4889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962">
                <text:p>7962</text:p>
              </table:table-cell>
              <table:table-cell office:value-type="float" office:value="8101">
                <text:p>810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1">
                <text:p>8171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172">
                <text:p>8172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1">
                <text:p>8241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242">
                <text:p>8242</text:p>
              </table:table-cell>
              <table:table-cell office:value-type="float" office:value="8311">
                <text:p>8311</text:p>
              </table:table-cell>
              <table:table-cell office:value-type="float" office:value="8311">
                <text:p>8311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736">
                <text:p>14736</text:p>
              </table:table-cell>
              <table:table-cell office:value-type="float" office:value="14737">
                <text:p>14737</text:p>
              </table:table-cell>
              <table:table-cell office:value-type="float" office:value="15015">
                <text:p>15015</text:p>
              </table:table-cell>
              <table:table-cell office:value-type="float" office:value="15015">
                <text:p>15015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16">
                <text:p>15016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5">
                <text:p>15085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086">
                <text:p>1508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5156">
                <text:p>15156</text:p>
              </table:table-cell>
              <table:table-cell office:value-type="float" office:value="16692">
                <text:p>16692</text:p>
              </table:table-cell>
              <table:table-cell office:value-type="float" office:value="16971">
                <text:p>16971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565">
                <text:p>28565</text:p>
              </table:table-cell>
              <table:table-cell office:value-type="float" office:value="28634">
                <text:p>28634</text:p>
              </table:table-cell>
              <table:table-cell office:value-type="float" office:value="28634">
                <text:p>28634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635">
                <text:p>28635</text:p>
              </table:table-cell>
              <table:table-cell office:value-type="float" office:value="28704">
                <text:p>28704</text:p>
              </table:table-cell>
              <table:table-cell office:value-type="float" office:value="28704">
                <text:p>28704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05">
                <text:p>28705</text:p>
              </table:table-cell>
              <table:table-cell office:value-type="float" office:value="28774">
                <text:p>28774</text:p>
              </table:table-cell>
              <table:table-cell office:value-type="float" office:value="28775">
                <text:p>28775</text:p>
              </table:table-cell>
              <table:table-cell office:value-type="float" office:value="28775">
                <text:p>28775</text:p>
              </table:table-cell>
              <table:table-cell office:value-type="float" office:value="29473">
                <text:p>29473</text:p>
              </table:table-cell>
              <table:table-cell office:value-type="float" office:value="31219">
                <text:p>31219</text:p>
              </table:table-cell>
              <table:table-cell office:value-type="float" office:value="31498">
                <text:p>31498</text:p>
              </table:table-cell>
              <table:table-cell office:value-type="float" office:value="31638">
                <text:p>31638</text:p>
              </table:table-cell>
              <table:table-cell office:value-type="float" office:value="32057">
                <text:p>32057</text:p>
              </table:table-cell>
              <table:table-cell office:value-type="float" office:value="32197">
                <text:p>32197</text:p>
              </table:table-cell>
              <table:table-cell office:value-type="float" office:value="32336">
                <text:p>32336</text:p>
              </table:table-cell>
              <table:table-cell office:value-type="float" office:value="32616">
                <text:p>32616</text:p>
              </table:table-cell>
              <table:table-cell office:value-type="float" office:value="32686">
                <text:p>32686</text:p>
              </table:table-cell>
              <table:table-cell office:value-type="float" office:value="32756">
                <text:p>32756</text:p>
              </table:table-cell>
              <table:table-cell office:value-type="float" office:value="32825">
                <text:p>32825</text:p>
              </table:table-cell>
              <table:table-cell office:value-type="float" office:value="32895">
                <text:p>32895</text:p>
              </table:table-cell>
              <table:table-cell office:value-type="float" office:value="34781">
                <text:p>34781</text:p>
              </table:table-cell>
              <table:table-cell office:value-type="float" office:value="36317">
                <text:p>36317</text:p>
              </table:table-cell>
              <table:table-cell office:value-type="float" office:value="36667">
                <text:p>36667</text:p>
              </table:table-cell>
              <table:table-cell office:value-type="float" office:value="45258">
                <text:p>45258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384">
                <text:p>55384</text:p>
              </table:table-cell>
              <table:table-cell office:value-type="float" office:value="55454">
                <text:p>55454</text:p>
              </table:table-cell>
              <table:table-cell office:value-type="float" office:value="55454">
                <text:p>55454</text:p>
              </table:table-cell>
              <table:table-cell office:value-type="float" office:value="55664">
                <text:p>55664</text:p>
              </table:table-cell>
              <table:table-cell office:value-type="float" office:value="55664">
                <text:p>55664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3">
                <text:p>55733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734">
                <text:p>55734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3">
                <text:p>55803</text:p>
              </table:table-cell>
              <table:table-cell office:value-type="float" office:value="55804">
                <text:p>55804</text:p>
              </table:table-cell>
              <table:table-cell office:value-type="float" office:value="55804">
                <text:p>55804</text:p>
              </table:table-cell>
              <table:table-cell office:value-type="float" office:value="55804">
                <text:p>55804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873">
                <text:p>55873</text:p>
              </table:table-cell>
              <table:table-cell office:value-type="float" office:value="55942">
                <text:p>55942</text:p>
              </table:table-cell>
              <table:table-cell office:value-type="float" office:value="55943">
                <text:p>55943</text:p>
              </table:table-cell>
              <table:table-cell office:value-type="float" office:value="55943">
                <text:p>55943</text:p>
              </table:table-cell>
              <table:table-cell office:value-type="float" office:value="55943">
                <text:p>55943</text:p>
              </table:table-cell>
              <table:table-cell office:value-type="float" office:value="57479">
                <text:p>57479</text:p>
              </table:table-cell>
              <table:table-cell office:value-type="float" office:value="63626">
                <text:p>63626</text:p>
              </table:table-cell>
              <table:table-cell office:value-type="float" office:value="64464">
                <text:p>64464</text:p>
              </table:table-cell>
              <table:table-cell office:value-type="float" office:value="67606">
                <text:p>676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